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-42.64" calcext:value-type="float">
            <text:p>-42.64</text:p>
          </table:table-cell>
          <table:table-cell office:value-type="float" office:value="-0.0640077180761" calcext:value-type="float">
            <text:p>-0.0640077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2" calcext:value-type="float">
            <text:p>-31.62</text:p>
          </table:table-cell>
          <table:table-cell office:value-type="float" office:value="-0.0837102448238" calcext:value-type="float">
            <text:p>-0.0837102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0.0218272723617" calcext:value-type="float">
            <text:p>-0.0218272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38" calcext:value-type="float">
            <text:p>-48.38</text:p>
          </table:table-cell>
          <table:table-cell office:value-type="float" office:value="-0.0626090866346" calcext:value-type="float">
            <text:p>-0.0626090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6" calcext:value-type="float">
            <text:p>-27.96</text:p>
          </table:table-cell>
          <table:table-cell office:value-type="float" office:value="-0.0729416941383" calcext:value-type="float">
            <text:p>-0.0729416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0.0245235695041" calcext:value-type="float">
            <text:p>-0.0245235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9" calcext:value-type="float">
            <text:p>-42.9</text:p>
          </table:table-cell>
          <table:table-cell office:value-type="float" office:value="-0.0629892867006" calcext:value-type="float">
            <text:p>-0.0629892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" calcext:value-type="float">
            <text:p>-27.3</text:p>
          </table:table-cell>
          <table:table-cell office:value-type="float" office:value="-0.0553954345828" calcext:value-type="float">
            <text:p>-0.0553954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343547587144" calcext:value-type="float">
            <text:p>-0.0343547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7" calcext:value-type="float">
            <text:p>-41.27</text:p>
          </table:table-cell>
          <table:table-cell office:value-type="float" office:value="-0.0635679639716" calcext:value-type="float">
            <text:p>-0.063567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8" calcext:value-type="float">
            <text:p>-29.78</text:p>
          </table:table-cell>
          <table:table-cell office:value-type="float" office:value="-0.073739851841" calcext:value-type="float">
            <text:p>-0.0737398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0.0377929780805" calcext:value-type="float">
            <text:p>-0.0377929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3" calcext:value-type="float">
            <text:p>-41.03</text:p>
          </table:table-cell>
          <table:table-cell office:value-type="float" office:value="-0.0610206600663" calcext:value-type="float">
            <text:p>-0.0610206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76" calcext:value-type="float">
            <text:p>-44.76</text:p>
          </table:table-cell>
          <table:table-cell office:value-type="float" office:value="-0.129546625259" calcext:value-type="float">
            <text:p>-0.1295466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4" calcext:value-type="float">
            <text:p>-11.84</text:p>
          </table:table-cell>
          <table:table-cell office:value-type="float" office:value="-0.0268308930612" calcext:value-type="float">
            <text:p>-0.0268308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14" calcext:value-type="float">
            <text:p>-41.14</text:p>
          </table:table-cell>
          <table:table-cell office:value-type="float" office:value="-0.0627167891855" calcext:value-type="float">
            <text:p>-0.0627167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2" calcext:value-type="float">
            <text:p>-31.72</text:p>
          </table:table-cell>
          <table:table-cell office:value-type="float" office:value="-0.0819005866175" calcext:value-type="float">
            <text:p>-0.0819005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.9" calcext:value-type="float">
            <text:p>-21.9</text:p>
          </table:table-cell>
          <table:table-cell office:value-type="float" office:value="-0.161916638787" calcext:value-type="float">
            <text:p>-0.1619166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68" calcext:value-type="float">
            <text:p>-43.68</text:p>
          </table:table-cell>
          <table:table-cell office:value-type="float" office:value="-0.0642499736339" calcext:value-type="float">
            <text:p>-0.0642499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2" calcext:value-type="float">
            <text:p>-28.62</text:p>
          </table:table-cell>
          <table:table-cell office:value-type="float" office:value="-0.059006478894" calcext:value-type="float">
            <text:p>-0.0590064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6" calcext:value-type="float">
            <text:p>-11.66</text:p>
          </table:table-cell>
          <table:table-cell office:value-type="float" office:value="-0.0384393426639" calcext:value-type="float">
            <text:p>-0.0384393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36" calcext:value-type="float">
            <text:p>-43.36</text:p>
          </table:table-cell>
          <table:table-cell office:value-type="float" office:value="-0.0628317505297" calcext:value-type="float">
            <text:p>-0.0628317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3" calcext:value-type="float">
            <text:p>-27.33</text:p>
          </table:table-cell>
          <table:table-cell office:value-type="float" office:value="-0.0599548765301" calcext:value-type="float">
            <text:p>-0.0599548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3" calcext:value-type="float">
            <text:p>-10.53</text:p>
          </table:table-cell>
          <table:table-cell office:value-type="float" office:value="-0.0233065683323" calcext:value-type="float">
            <text:p>-0.0233065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87" calcext:value-type="float">
            <text:p>-47.87</text:p>
          </table:table-cell>
          <table:table-cell office:value-type="float" office:value="-0.0685692587289" calcext:value-type="float">
            <text:p>-0.0685692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9" calcext:value-type="float">
            <text:p>-30.79</text:p>
          </table:table-cell>
          <table:table-cell office:value-type="float" office:value="-0.077610048665" calcext:value-type="float">
            <text:p>-0.0776100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5" calcext:value-type="float">
            <text:p>-11.65</text:p>
          </table:table-cell>
          <table:table-cell office:value-type="float" office:value="-0.0231714494632" calcext:value-type="float">
            <text:p>-0.0231714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39" calcext:value-type="float">
            <text:p>-47.39</text:p>
          </table:table-cell>
          <table:table-cell office:value-type="float" office:value="-0.0632410208448" calcext:value-type="float">
            <text:p>-0.0632410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6" calcext:value-type="float">
            <text:p>-33.16</text:p>
          </table:table-cell>
          <table:table-cell office:value-type="float" office:value="-0.162215255271" calcext:value-type="float">
            <text:p>-0.16221525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1" calcext:value-type="float">
            <text:p>-10.91</text:p>
          </table:table-cell>
          <table:table-cell office:value-type="float" office:value="-0.0251814423194" calcext:value-type="float">
            <text:p>-0.0251814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25" calcext:value-type="float">
            <text:p>-42.25</text:p>
          </table:table-cell>
          <table:table-cell office:value-type="float" office:value="-0.0602374737956" calcext:value-type="float">
            <text:p>-0.0602374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3" calcext:value-type="float">
            <text:p>-29.43</text:p>
          </table:table-cell>
          <table:table-cell office:value-type="float" office:value="-0.0679620173386" calcext:value-type="float">
            <text:p>-0.0679620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2" calcext:value-type="float">
            <text:p>-11.02</text:p>
          </table:table-cell>
          <table:table-cell office:value-type="float" office:value="-0.0366401163394" calcext:value-type="float">
            <text:p>-0.0366401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6.31" calcext:value-type="float">
            <text:p>-66.31</text:p>
          </table:table-cell>
          <table:table-cell office:value-type="float" office:value="-0.125079632251" calcext:value-type="float">
            <text:p>-0.12507963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41" calcext:value-type="float">
            <text:p>-30.41</text:p>
          </table:table-cell>
          <table:table-cell office:value-type="float" office:value="-0.0811437959326" calcext:value-type="float">
            <text:p>-0.0811437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1424166689" calcext:value-type="float">
            <text:p>-0.021424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28" calcext:value-type="float">
            <text:p>-46.28</text:p>
          </table:table-cell>
          <table:table-cell office:value-type="float" office:value="-0.0663961979692" calcext:value-type="float">
            <text:p>-0.066396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5" calcext:value-type="float">
            <text:p>-28.75</text:p>
          </table:table-cell>
          <table:table-cell office:value-type="float" office:value="-0.0904036380698" calcext:value-type="float">
            <text:p>-0.09040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53" calcext:value-type="float">
            <text:p>-12.53</text:p>
          </table:table-cell>
          <table:table-cell office:value-type="float" office:value="-0.0455127761449" calcext:value-type="float">
            <text:p>-0.0455127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55" calcext:value-type="float">
            <text:p>-36.55</text:p>
          </table:table-cell>
          <table:table-cell office:value-type="float" office:value="-0.0608947313862" calcext:value-type="float">
            <text:p>-0.0608947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3" calcext:value-type="float">
            <text:p>-33.3</text:p>
          </table:table-cell>
          <table:table-cell office:value-type="float" office:value="-0.083351903874" calcext:value-type="float">
            <text:p>-0.0833519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56" calcext:value-type="float">
            <text:p>-16.56</text:p>
          </table:table-cell>
          <table:table-cell office:value-type="float" office:value="-0.116935138548" calcext:value-type="float">
            <text:p>-0.116935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43" calcext:value-type="float">
            <text:p>-36.43</text:p>
          </table:table-cell>
          <table:table-cell office:value-type="float" office:value="-0.0596290877063" calcext:value-type="float">
            <text:p>-0.0596290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58" calcext:value-type="float">
            <text:p>-33.58</text:p>
          </table:table-cell>
          <table:table-cell office:value-type="float" office:value="-0.0831738603174" calcext:value-type="float">
            <text:p>-0.0831738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321516636175" calcext:value-type="float">
            <text:p>-0.0321516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6" calcext:value-type="float">
            <text:p>-51.6</text:p>
          </table:table-cell>
          <table:table-cell office:value-type="float" office:value="-0.0675051534967" calcext:value-type="float">
            <text:p>-0.0675051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61" calcext:value-type="float">
            <text:p>-38.61</text:p>
          </table:table-cell>
          <table:table-cell office:value-type="float" office:value="-0.197549163679" calcext:value-type="float">
            <text:p>-0.1975491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92" calcext:value-type="float">
            <text:p>-15.92</text:p>
          </table:table-cell>
          <table:table-cell office:value-type="float" office:value="-0.102722550551" calcext:value-type="float">
            <text:p>-0.1027225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16" calcext:value-type="float">
            <text:p>-41.16</text:p>
          </table:table-cell>
          <table:table-cell office:value-type="float" office:value="-0.063252388866" calcext:value-type="float">
            <text:p>-0.0632523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" calcext:value-type="float">
            <text:p>-28.2</text:p>
          </table:table-cell>
          <table:table-cell office:value-type="float" office:value="-0.0787479688582" calcext:value-type="float">
            <text:p>-0.0787479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236476703493" calcext:value-type="float">
            <text:p>-0.0236476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33" calcext:value-type="float">
            <text:p>-50.33</text:p>
          </table:table-cell>
          <table:table-cell office:value-type="float" office:value="-0.0633401271516" calcext:value-type="float">
            <text:p>-0.0633401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76" calcext:value-type="float">
            <text:p>-36.76</text:p>
          </table:table-cell>
          <table:table-cell office:value-type="float" office:value="-0.12783444452" calcext:value-type="float">
            <text:p>-0.1278344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94" calcext:value-type="float">
            <text:p>-14.94</text:p>
          </table:table-cell>
          <table:table-cell office:value-type="float" office:value="-0.114908311065" calcext:value-type="float">
            <text:p>-0.114908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0.68" calcext:value-type="float">
            <text:p>-50.68</text:p>
          </table:table-cell>
          <table:table-cell office:value-type="float" office:value="-0.0685642230304" calcext:value-type="float">
            <text:p>-0.068564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6.46" calcext:value-type="float">
            <text:p>-46.46</text:p>
          </table:table-cell>
          <table:table-cell office:value-type="float" office:value="-0.113105278327" calcext:value-type="float">
            <text:p>-0.1131052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4" calcext:value-type="float">
            <text:p>-11.24</text:p>
          </table:table-cell>
          <table:table-cell office:value-type="float" office:value="-0.024964994706" calcext:value-type="float">
            <text:p>-0.0249649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8" calcext:value-type="float">
            <text:p>-37.68</text:p>
          </table:table-cell>
          <table:table-cell office:value-type="float" office:value="-0.0738875715978" calcext:value-type="float">
            <text:p>-0.0738875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94" calcext:value-type="float">
            <text:p>-36.94</text:p>
          </table:table-cell>
          <table:table-cell office:value-type="float" office:value="-0.112769955523" calcext:value-type="float">
            <text:p>-0.1127699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64" calcext:value-type="float">
            <text:p>-13.64</text:p>
          </table:table-cell>
          <table:table-cell office:value-type="float" office:value="-0.0897925150376" calcext:value-type="float">
            <text:p>-0.08979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03" calcext:value-type="float">
            <text:p>-44.03</text:p>
          </table:table-cell>
          <table:table-cell office:value-type="float" office:value="-0.0637609133664" calcext:value-type="float">
            <text:p>-0.0637609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64" calcext:value-type="float">
            <text:p>-36.64</text:p>
          </table:table-cell>
          <table:table-cell office:value-type="float" office:value="-0.0722936690896" calcext:value-type="float">
            <text:p>-0.0722936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4" calcext:value-type="float">
            <text:p>-14.4</text:p>
          </table:table-cell>
          <table:table-cell office:value-type="float" office:value="-0.0919654649128" calcext:value-type="float">
            <text:p>-0.0919654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52" calcext:value-type="float">
            <text:p>-40.52</text:p>
          </table:table-cell>
          <table:table-cell office:value-type="float" office:value="-0.0636114461675" calcext:value-type="float">
            <text:p>-0.0636114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7.26" calcext:value-type="float">
            <text:p>-67.26</text:p>
          </table:table-cell>
          <table:table-cell office:value-type="float" office:value="-0.43245718046" calcext:value-type="float">
            <text:p>-0.4324571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33" calcext:value-type="float">
            <text:p>-12.33</text:p>
          </table:table-cell>
          <table:table-cell office:value-type="float" office:value="-0.0390353127415" calcext:value-type="float">
            <text:p>-0.039035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87" calcext:value-type="float">
            <text:p>-32.87</text:p>
          </table:table-cell>
          <table:table-cell office:value-type="float" office:value="-0.0604656615821" calcext:value-type="float">
            <text:p>-0.060465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4" calcext:value-type="float">
            <text:p>-29.94</text:p>
          </table:table-cell>
          <table:table-cell office:value-type="float" office:value="-0.0609208382336" calcext:value-type="float">
            <text:p>-0.0609208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272198241745" calcext:value-type="float">
            <text:p>-0.0272198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17" calcext:value-type="float">
            <text:p>-44.17</text:p>
          </table:table-cell>
          <table:table-cell office:value-type="float" office:value="-0.0636010445169" calcext:value-type="float">
            <text:p>-0.063601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68" calcext:value-type="float">
            <text:p>-33.68</text:p>
          </table:table-cell>
          <table:table-cell office:value-type="float" office:value="-0.0826718615076" calcext:value-type="float">
            <text:p>-0.0826718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8" calcext:value-type="float">
            <text:p>-11.58</text:p>
          </table:table-cell>
          <table:table-cell office:value-type="float" office:value="-0.0228041726411" calcext:value-type="float">
            <text:p>-0.0228041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5" calcext:value-type="float">
            <text:p>-43.55</text:p>
          </table:table-cell>
          <table:table-cell office:value-type="float" office:value="-0.0634003962384" calcext:value-type="float">
            <text:p>-0.0634003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06" calcext:value-type="float">
            <text:p>-27.06</text:p>
          </table:table-cell>
          <table:table-cell office:value-type="float" office:value="-0.0672186983224" calcext:value-type="float">
            <text:p>-0.0672186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0.0245768236722" calcext:value-type="float">
            <text:p>-0.0245768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57" calcext:value-type="float">
            <text:p>-49.57</text:p>
          </table:table-cell>
          <table:table-cell office:value-type="float" office:value="-0.0683416740966" calcext:value-type="float">
            <text:p>-0.0683416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54" calcext:value-type="float">
            <text:p>-47.54</text:p>
          </table:table-cell>
          <table:table-cell office:value-type="float" office:value="-0.284157243185" calcext:value-type="float">
            <text:p>-0.2841572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1" calcext:value-type="float">
            <text:p>-11.31</text:p>
          </table:table-cell>
          <table:table-cell office:value-type="float" office:value="-0.0222412826378" calcext:value-type="float">
            <text:p>-0.0222412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34" calcext:value-type="float">
            <text:p>-48.34</text:p>
          </table:table-cell>
          <table:table-cell office:value-type="float" office:value="-0.066808526797" calcext:value-type="float">
            <text:p>-0.0668085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1" calcext:value-type="float">
            <text:p>-31.71</text:p>
          </table:table-cell>
          <table:table-cell office:value-type="float" office:value="-0.071151032335" calcext:value-type="float">
            <text:p>-0.071151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9" calcext:value-type="float">
            <text:p>-14.69</text:p>
          </table:table-cell>
          <table:table-cell office:value-type="float" office:value="-0.0946916829107" calcext:value-type="float">
            <text:p>-0.0946916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19" calcext:value-type="float">
            <text:p>-44.19</text:p>
          </table:table-cell>
          <table:table-cell office:value-type="float" office:value="-0.0663535681579" calcext:value-type="float">
            <text:p>-0.0663535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4" calcext:value-type="float">
            <text:p>-28.84</text:p>
          </table:table-cell>
          <table:table-cell office:value-type="float" office:value="-0.076455886683" calcext:value-type="float">
            <text:p>-0.076455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" calcext:value-type="float">
            <text:p>-10.7</text:p>
          </table:table-cell>
          <table:table-cell office:value-type="float" office:value="-0.0218520718697" calcext:value-type="float">
            <text:p>-0.0218520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39" calcext:value-type="float">
            <text:p>-47.39</text:p>
          </table:table-cell>
          <table:table-cell office:value-type="float" office:value="-0.0639046075472" calcext:value-type="float">
            <text:p>-0.06390460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8" calcext:value-type="float">
            <text:p>-28.58</text:p>
          </table:table-cell>
          <table:table-cell office:value-type="float" office:value="-0.0826442847209" calcext:value-type="float">
            <text:p>-0.082644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4" calcext:value-type="float">
            <text:p>-10.54</text:p>
          </table:table-cell>
          <table:table-cell office:value-type="float" office:value="-0.0222794327985" calcext:value-type="float">
            <text:p>-0.0222794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" calcext:value-type="float">
            <text:p>-42.4</text:p>
          </table:table-cell>
          <table:table-cell office:value-type="float" office:value="-0.0627302309258" calcext:value-type="float">
            <text:p>-0.0627302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5" calcext:value-type="float">
            <text:p>-40.5</text:p>
          </table:table-cell>
          <table:table-cell office:value-type="float" office:value="-0.125099729417" calcext:value-type="float">
            <text:p>-0.1250997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05" calcext:value-type="float">
            <text:p>-16.05</text:p>
          </table:table-cell>
          <table:table-cell office:value-type="float" office:value="-0.118068975365" calcext:value-type="float">
            <text:p>-0.1180689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26" calcext:value-type="float">
            <text:p>-47.26</text:p>
          </table:table-cell>
          <table:table-cell office:value-type="float" office:value="-0.0684777468176" calcext:value-type="float">
            <text:p>-0.0684777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47" calcext:value-type="float">
            <text:p>-36.47</text:p>
          </table:table-cell>
          <table:table-cell office:value-type="float" office:value="-0.14656512231" calcext:value-type="float">
            <text:p>-0.1465651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1" calcext:value-type="float">
            <text:p>-10.91</text:p>
          </table:table-cell>
          <table:table-cell office:value-type="float" office:value="-0.0255153376286" calcext:value-type="float">
            <text:p>-0.025515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2" calcext:value-type="float">
            <text:p>-41.72</text:p>
          </table:table-cell>
          <table:table-cell office:value-type="float" office:value="-0.0618486150287" calcext:value-type="float">
            <text:p>-0.061848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6" calcext:value-type="float">
            <text:p>-29.66</text:p>
          </table:table-cell>
          <table:table-cell office:value-type="float" office:value="-0.0749966156964" calcext:value-type="float">
            <text:p>-0.0749966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9" calcext:value-type="float">
            <text:p>-11.09</text:p>
          </table:table-cell>
          <table:table-cell office:value-type="float" office:value="-0.0282935648746" calcext:value-type="float">
            <text:p>-0.0282935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1" calcext:value-type="float">
            <text:p>-41.91</text:p>
          </table:table-cell>
          <table:table-cell office:value-type="float" office:value="-0.0627837727159" calcext:value-type="float">
            <text:p>-0.0627837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8" calcext:value-type="float">
            <text:p>-28.88</text:p>
          </table:table-cell>
          <table:table-cell office:value-type="float" office:value="-0.0645901247318" calcext:value-type="float">
            <text:p>-0.0645901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7" calcext:value-type="float">
            <text:p>-11.97</text:p>
          </table:table-cell>
          <table:table-cell office:value-type="float" office:value="-0.0384494951153" calcext:value-type="float">
            <text:p>-0.0384494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03" calcext:value-type="float">
            <text:p>-46.03</text:p>
          </table:table-cell>
          <table:table-cell office:value-type="float" office:value="-0.0684902336853" calcext:value-type="float">
            <text:p>-0.0684902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56" calcext:value-type="float">
            <text:p>-45.56</text:p>
          </table:table-cell>
          <table:table-cell office:value-type="float" office:value="-0.155978641887" calcext:value-type="float">
            <text:p>-0.1559786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63" calcext:value-type="float">
            <text:p>-15.63</text:p>
          </table:table-cell>
          <table:table-cell office:value-type="float" office:value="-0.105302900187" calcext:value-type="float">
            <text:p>-0.1053029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77" calcext:value-type="float">
            <text:p>-40.77</text:p>
          </table:table-cell>
          <table:table-cell office:value-type="float" office:value="-0.0616341679886" calcext:value-type="float">
            <text:p>-0.061634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7" calcext:value-type="float">
            <text:p>-34.17</text:p>
          </table:table-cell>
          <table:table-cell office:value-type="float" office:value="-0.0762088055307" calcext:value-type="float">
            <text:p>-0.0762088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7" calcext:value-type="float">
            <text:p>-11.07</text:p>
          </table:table-cell>
          <table:table-cell office:value-type="float" office:value="-0.0240558979845" calcext:value-type="float">
            <text:p>-0.024055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5" calcext:value-type="float">
            <text:p>-40.35</text:p>
          </table:table-cell>
          <table:table-cell office:value-type="float" office:value="-0.062761471509" calcext:value-type="float">
            <text:p>-0.0627614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7" calcext:value-type="float">
            <text:p>-31.37</text:p>
          </table:table-cell>
          <table:table-cell office:value-type="float" office:value="-0.122049673588" calcext:value-type="float">
            <text:p>-0.1220496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9" calcext:value-type="float">
            <text:p>-11.89</text:p>
          </table:table-cell>
          <table:table-cell office:value-type="float" office:value="-0.0317082147905" calcext:value-type="float">
            <text:p>-0.0317082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5" calcext:value-type="float">
            <text:p>-48.65</text:p>
          </table:table-cell>
          <table:table-cell office:value-type="float" office:value="-0.0674585570399" calcext:value-type="float">
            <text:p>-0.067458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28" calcext:value-type="float">
            <text:p>-27.28</text:p>
          </table:table-cell>
          <table:table-cell office:value-type="float" office:value="-0.0581085103416" calcext:value-type="float">
            <text:p>-0.0581085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1" calcext:value-type="float">
            <text:p>-10.91</text:p>
          </table:table-cell>
          <table:table-cell office:value-type="float" office:value="-0.0283617166826" calcext:value-type="float">
            <text:p>-0.0283617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2.13" calcext:value-type="float">
            <text:p>-102.13</text:p>
          </table:table-cell>
          <table:table-cell office:value-type="float" office:value="-0.213233349641" calcext:value-type="float">
            <text:p>-0.2132333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37" calcext:value-type="float">
            <text:p>-30.37</text:p>
          </table:table-cell>
          <table:table-cell office:value-type="float" office:value="-0.0813956935713" calcext:value-type="float">
            <text:p>-0.0813956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314266210712" calcext:value-type="float">
            <text:p>-0.0314266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8" calcext:value-type="float">
            <text:p>-44.58</text:p>
          </table:table-cell>
          <table:table-cell office:value-type="float" office:value="-0.0640066585347" calcext:value-type="float">
            <text:p>-0.0640066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1" calcext:value-type="float">
            <text:p>-31.61</text:p>
          </table:table-cell>
          <table:table-cell office:value-type="float" office:value="-0.0813435914823" calcext:value-type="float">
            <text:p>-0.0813435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8" calcext:value-type="float">
            <text:p>-11.88</text:p>
          </table:table-cell>
          <table:table-cell office:value-type="float" office:value="-0.0262624252505" calcext:value-type="float">
            <text:p>-0.0262624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2" calcext:value-type="float">
            <text:p>-37.62</text:p>
          </table:table-cell>
          <table:table-cell office:value-type="float" office:value="-0.0632303942958" calcext:value-type="float">
            <text:p>-0.0632303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" calcext:value-type="float">
            <text:p>-27.9</text:p>
          </table:table-cell>
          <table:table-cell office:value-type="float" office:value="-0.0601930025257" calcext:value-type="float">
            <text:p>-0.0601930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7" calcext:value-type="float">
            <text:p>-10.37</text:p>
          </table:table-cell>
          <table:table-cell office:value-type="float" office:value="-0.0218922874969" calcext:value-type="float">
            <text:p>-0.0218922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2" calcext:value-type="float">
            <text:p>-41.02</text:p>
          </table:table-cell>
          <table:table-cell office:value-type="float" office:value="-0.0617650131173" calcext:value-type="float">
            <text:p>-0.0617650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5" calcext:value-type="float">
            <text:p>-31.85</text:p>
          </table:table-cell>
          <table:table-cell office:value-type="float" office:value="-0.0832552783484" calcext:value-type="float">
            <text:p>-0.0832552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9" calcext:value-type="float">
            <text:p>-10.49</text:p>
          </table:table-cell>
          <table:table-cell office:value-type="float" office:value="-0.0227405487302" calcext:value-type="float">
            <text:p>-0.0227405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96" calcext:value-type="float">
            <text:p>-42.96</text:p>
          </table:table-cell>
          <table:table-cell office:value-type="float" office:value="-0.0639183085488" calcext:value-type="float">
            <text:p>-0.0639183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74" calcext:value-type="float">
            <text:p>-36.74</text:p>
          </table:table-cell>
          <table:table-cell office:value-type="float" office:value="-0.0741320496909" calcext:value-type="float">
            <text:p>-0.0741320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9" calcext:value-type="float">
            <text:p>-14.99</text:p>
          </table:table-cell>
          <table:table-cell office:value-type="float" office:value="-0.0958179572733" calcext:value-type="float">
            <text:p>-0.0958179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.78" calcext:value-type="float">
            <text:p>-102.78</text:p>
          </table:table-cell>
          <table:table-cell office:value-type="float" office:value="-0.213342397082" calcext:value-type="float">
            <text:p>-0.2133423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99" calcext:value-type="float">
            <text:p>-29.99</text:p>
          </table:table-cell>
          <table:table-cell office:value-type="float" office:value="-0.0708093665475" calcext:value-type="float">
            <text:p>-0.0708093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9" calcext:value-type="float">
            <text:p>-11.39</text:p>
          </table:table-cell>
          <table:table-cell office:value-type="float" office:value="-0.0417226518894" calcext:value-type="float">
            <text:p>-0.0417226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" calcext:value-type="float">
            <text:p>-42.7</text:p>
          </table:table-cell>
          <table:table-cell office:value-type="float" office:value="-0.0615936786564" calcext:value-type="float">
            <text:p>-0.0615936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97" calcext:value-type="float">
            <text:p>-34.97</text:p>
          </table:table-cell>
          <table:table-cell office:value-type="float" office:value="-0.0825844047288" calcext:value-type="float">
            <text:p>-0.0825844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68800731366" calcext:value-type="float">
            <text:p>-0.0268800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16" calcext:value-type="float">
            <text:p>-41.16</text:p>
          </table:table-cell>
          <table:table-cell office:value-type="float" office:value="-0.0629920779294" calcext:value-type="float">
            <text:p>-0.0629920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5" calcext:value-type="float">
            <text:p>-27.55</text:p>
          </table:table-cell>
          <table:table-cell office:value-type="float" office:value="-0.0568059100184" calcext:value-type="float">
            <text:p>-0.05680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1" calcext:value-type="float">
            <text:p>-11.31</text:p>
          </table:table-cell>
          <table:table-cell office:value-type="float" office:value="-0.035710149997" calcext:value-type="float">
            <text:p>-0.0357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5" calcext:value-type="float">
            <text:p>-43.45</text:p>
          </table:table-cell>
          <table:table-cell office:value-type="float" office:value="-0.0640519950553" calcext:value-type="float">
            <text:p>-0.0640519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7" calcext:value-type="float">
            <text:p>-30.07</text:p>
          </table:table-cell>
          <table:table-cell office:value-type="float" office:value="-0.0720816662475" calcext:value-type="float">
            <text:p>-0.0720816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2" calcext:value-type="float">
            <text:p>-10.72</text:p>
          </table:table-cell>
          <table:table-cell office:value-type="float" office:value="-0.0235334405954" calcext:value-type="float">
            <text:p>-0.0235334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5" calcext:value-type="float">
            <text:p>-45.85</text:p>
          </table:table-cell>
          <table:table-cell office:value-type="float" office:value="-0.0680090437167" calcext:value-type="float">
            <text:p>-0.0680090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" calcext:value-type="float">
            <text:p>-33.4</text:p>
          </table:table-cell>
          <table:table-cell office:value-type="float" office:value="-0.0771125939644" calcext:value-type="float">
            <text:p>-0.077112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8" calcext:value-type="float">
            <text:p>-15.8</text:p>
          </table:table-cell>
          <table:table-cell office:value-type="float" office:value="-0.11059050456" calcext:value-type="float">
            <text:p>-0.1105905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75" calcext:value-type="float">
            <text:p>-49.75</text:p>
          </table:table-cell>
          <table:table-cell office:value-type="float" office:value="-0.0678248582243" calcext:value-type="float">
            <text:p>-0.0678248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19" calcext:value-type="float">
            <text:p>-28.19</text:p>
          </table:table-cell>
          <table:table-cell office:value-type="float" office:value="-0.0808691573684" calcext:value-type="float">
            <text:p>-0.0808691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1" calcext:value-type="float">
            <text:p>-12.31</text:p>
          </table:table-cell>
          <table:table-cell office:value-type="float" office:value="-0.0419693716241" calcext:value-type="float">
            <text:p>-0.0419693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73" calcext:value-type="float">
            <text:p>-52.73</text:p>
          </table:table-cell>
          <table:table-cell office:value-type="float" office:value="-0.0640040758357" calcext:value-type="float">
            <text:p>-0.0640040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5" calcext:value-type="float">
            <text:p>-29.95</text:p>
          </table:table-cell>
          <table:table-cell office:value-type="float" office:value="-0.0615856589477" calcext:value-type="float">
            <text:p>-0.0615856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8" calcext:value-type="float">
            <text:p>-11.38</text:p>
          </table:table-cell>
          <table:table-cell office:value-type="float" office:value="-0.0369856483481" calcext:value-type="float">
            <text:p>-0.0369856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61" calcext:value-type="float">
            <text:p>-50.61</text:p>
          </table:table-cell>
          <table:table-cell office:value-type="float" office:value="-0.0676584264378" calcext:value-type="float">
            <text:p>-0.0676584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4" calcext:value-type="float">
            <text:p>-34.44</text:p>
          </table:table-cell>
          <table:table-cell office:value-type="float" office:value="-0.082553711961" calcext:value-type="float">
            <text:p>-0.082553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63" calcext:value-type="float">
            <text:p>-17.63</text:p>
          </table:table-cell>
          <table:table-cell office:value-type="float" office:value="-0.101565502275" calcext:value-type="float">
            <text:p>-0.1015655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0.24" calcext:value-type="float">
            <text:p>-50.24</text:p>
          </table:table-cell>
          <table:table-cell office:value-type="float" office:value="-0.065476837942" calcext:value-type="float">
            <text:p>-0.0654768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" calcext:value-type="float">
            <text:p>-35.4</text:p>
          </table:table-cell>
          <table:table-cell office:value-type="float" office:value="-0.0675089173221" calcext:value-type="float">
            <text:p>-0.0675089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81" calcext:value-type="float">
            <text:p>-15.81</text:p>
          </table:table-cell>
          <table:table-cell office:value-type="float" office:value="-0.124373015343" calcext:value-type="float">
            <text:p>-0.124373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0.16" calcext:value-type="float">
            <text:p>-50.16</text:p>
          </table:table-cell>
          <table:table-cell office:value-type="float" office:value="-0.063080242942" calcext:value-type="float">
            <text:p>-0.0630802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99" calcext:value-type="float">
            <text:p>-35.99</text:p>
          </table:table-cell>
          <table:table-cell office:value-type="float" office:value="-0.14630949102" calcext:value-type="float">
            <text:p>-0.146309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32" calcext:value-type="float">
            <text:p>-12.32</text:p>
          </table:table-cell>
          <table:table-cell office:value-type="float" office:value="-0.0371949537251" calcext:value-type="float">
            <text:p>-0.0371949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-0.0639582948477" calcext:value-type="float">
            <text:p>-0.0639582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36" calcext:value-type="float">
            <text:p>-37.36</text:p>
          </table:table-cell>
          <table:table-cell office:value-type="float" office:value="-0.0705367121534" calcext:value-type="float">
            <text:p>-0.0705367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5" calcext:value-type="float">
            <text:p>-15.45</text:p>
          </table:table-cell>
          <table:table-cell office:value-type="float" office:value="-0.108898294318" calcext:value-type="float">
            <text:p>-0.108898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73" calcext:value-type="float">
            <text:p>-42.73</text:p>
          </table:table-cell>
          <table:table-cell office:value-type="float" office:value="-0.0650402304806" calcext:value-type="float">
            <text:p>-0.0650402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9" calcext:value-type="float">
            <text:p>-28.09</text:p>
          </table:table-cell>
          <table:table-cell office:value-type="float" office:value="-0.0803573867527" calcext:value-type="float">
            <text:p>-0.0803573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-0.0345744851701" calcext:value-type="float">
            <text:p>-0.0345744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8" calcext:value-type="float">
            <text:p>-40.98</text:p>
          </table:table-cell>
          <table:table-cell office:value-type="float" office:value="-0.0618936318114" calcext:value-type="float">
            <text:p>-0.0618936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54" calcext:value-type="float">
            <text:p>-33.54</text:p>
          </table:table-cell>
          <table:table-cell office:value-type="float" office:value="-0.133306725331" calcext:value-type="float">
            <text:p>-0.1333067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21" calcext:value-type="float">
            <text:p>-12.21</text:p>
          </table:table-cell>
          <table:table-cell office:value-type="float" office:value="-0.0355540427118" calcext:value-type="float">
            <text:p>-0.0355540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34" calcext:value-type="float">
            <text:p>-51.34</text:p>
          </table:table-cell>
          <table:table-cell office:value-type="float" office:value="-0.0703280161786" calcext:value-type="float">
            <text:p>-0.0703280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2" calcext:value-type="float">
            <text:p>-29.22</text:p>
          </table:table-cell>
          <table:table-cell office:value-type="float" office:value="-0.0613243872114" calcext:value-type="float">
            <text:p>-0.06132438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9" calcext:value-type="float">
            <text:p>-10.49</text:p>
          </table:table-cell>
          <table:table-cell office:value-type="float" office:value="-0.0247083835024" calcext:value-type="float">
            <text:p>-0.0247083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99" calcext:value-type="float">
            <text:p>-45.99</text:p>
          </table:table-cell>
          <table:table-cell office:value-type="float" office:value="-0.068310891177" calcext:value-type="float">
            <text:p>-0.0683108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68" calcext:value-type="float">
            <text:p>-38.68</text:p>
          </table:table-cell>
          <table:table-cell office:value-type="float" office:value="-0.206701519529" calcext:value-type="float">
            <text:p>-0.2067015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0.0227466241252" calcext:value-type="float">
            <text:p>-0.0227466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1" calcext:value-type="float">
            <text:p>-41.71</text:p>
          </table:table-cell>
          <table:table-cell office:value-type="float" office:value="-0.062912568893" calcext:value-type="float">
            <text:p>-0.0629125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2" calcext:value-type="float">
            <text:p>-34.12</text:p>
          </table:table-cell>
          <table:table-cell office:value-type="float" office:value="-0.0784823424487" calcext:value-type="float">
            <text:p>-0.0784823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23178209818" calcext:value-type="float">
            <text:p>-0.0231782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7" calcext:value-type="float">
            <text:p>-39.77</text:p>
          </table:table-cell>
          <table:table-cell office:value-type="float" office:value="-0.06110122958" calcext:value-type="float">
            <text:p>-0.0611012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" calcext:value-type="float">
            <text:p>-34.6</text:p>
          </table:table-cell>
          <table:table-cell office:value-type="float" office:value="-0.0803928039472" calcext:value-type="float">
            <text:p>-0.0803928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89" calcext:value-type="float">
            <text:p>-12.89</text:p>
          </table:table-cell>
          <table:table-cell office:value-type="float" office:value="-0.0310606604833" calcext:value-type="float">
            <text:p>-0.0310606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29" calcext:value-type="float">
            <text:p>-32.29</text:p>
          </table:table-cell>
          <table:table-cell office:value-type="float" office:value="-0.0603950928921" calcext:value-type="float">
            <text:p>-0.0603950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6" calcext:value-type="float">
            <text:p>-29.26</text:p>
          </table:table-cell>
          <table:table-cell office:value-type="float" office:value="-0.0673718944985" calcext:value-type="float">
            <text:p>-0.0673718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400627967979" calcext:value-type="float">
            <text:p>-0.0400627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9" calcext:value-type="float">
            <text:p>-42.79</text:p>
          </table:table-cell>
          <table:table-cell office:value-type="float" office:value="-0.0621628244769" calcext:value-type="float">
            <text:p>-0.0621628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5" calcext:value-type="float">
            <text:p>-32.15</text:p>
          </table:table-cell>
          <table:table-cell office:value-type="float" office:value="-0.0751655373532" calcext:value-type="float">
            <text:p>-0.0751655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6" calcext:value-type="float">
            <text:p>-11.76</text:p>
          </table:table-cell>
          <table:table-cell office:value-type="float" office:value="-0.0320474410881" calcext:value-type="float">
            <text:p>-0.0320474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33" calcext:value-type="float">
            <text:p>-43.33</text:p>
          </table:table-cell>
          <table:table-cell office:value-type="float" office:value="-0.0623875390445" calcext:value-type="float">
            <text:p>-0.062387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8" calcext:value-type="float">
            <text:p>-34.08</text:p>
          </table:table-cell>
          <table:table-cell office:value-type="float" office:value="-0.0729249528839" calcext:value-type="float">
            <text:p>-0.0729249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0.7" calcext:value-type="float">
            <text:p>-20.7</text:p>
          </table:table-cell>
          <table:table-cell office:value-type="float" office:value="-0.156066264115" calcext:value-type="float">
            <text:p>-0.156066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1" calcext:value-type="float">
            <text:p>-46.1</text:p>
          </table:table-cell>
          <table:table-cell office:value-type="float" office:value="-0.0690154624062" calcext:value-type="float">
            <text:p>-0.0690154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2" calcext:value-type="float">
            <text:p>-28.32</text:p>
          </table:table-cell>
          <table:table-cell office:value-type="float" office:value="-0.0685090053219" calcext:value-type="float">
            <text:p>-0.0685090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313046062956" calcext:value-type="float">
            <text:p>-0.0313046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46" calcext:value-type="float">
            <text:p>-44.46</text:p>
          </table:table-cell>
          <table:table-cell office:value-type="float" office:value="-0.0612997414945" calcext:value-type="float">
            <text:p>-0.0612997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2" calcext:value-type="float">
            <text:p>-34.12</text:p>
          </table:table-cell>
          <table:table-cell office:value-type="float" office:value="-0.0748585792606" calcext:value-type="float">
            <text:p>-0.0748585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2" calcext:value-type="float">
            <text:p>-10.72</text:p>
          </table:table-cell>
          <table:table-cell office:value-type="float" office:value="-0.0269617424774" calcext:value-type="float">
            <text:p>-0.0269617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21" calcext:value-type="float">
            <text:p>-47.21</text:p>
          </table:table-cell>
          <table:table-cell office:value-type="float" office:value="-0.0687202413193" calcext:value-type="float">
            <text:p>-0.0687202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5" calcext:value-type="float">
            <text:p>-27.75</text:p>
          </table:table-cell>
          <table:table-cell office:value-type="float" office:value="-0.0551362933363" calcext:value-type="float">
            <text:p>-0.0551362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2" calcext:value-type="float">
            <text:p>-11.02</text:p>
          </table:table-cell>
          <table:table-cell office:value-type="float" office:value="-0.0324093501924" calcext:value-type="float">
            <text:p>-0.0324093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91" calcext:value-type="float">
            <text:p>-46.91</text:p>
          </table:table-cell>
          <table:table-cell office:value-type="float" office:value="-0.0674340090359" calcext:value-type="float">
            <text:p>-0.067434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1" calcext:value-type="float">
            <text:p>-31.51</text:p>
          </table:table-cell>
          <table:table-cell office:value-type="float" office:value="-0.0788597706731" calcext:value-type="float">
            <text:p>-0.0788597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63" calcext:value-type="float">
            <text:p>-13.63</text:p>
          </table:table-cell>
          <table:table-cell office:value-type="float" office:value="-0.0844654832647" calcext:value-type="float">
            <text:p>-0.0844654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38" calcext:value-type="float">
            <text:p>-35.38</text:p>
          </table:table-cell>
          <table:table-cell office:value-type="float" office:value="-0.0603321965544" calcext:value-type="float">
            <text:p>-0.060332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6" calcext:value-type="float">
            <text:p>-31.46</text:p>
          </table:table-cell>
          <table:table-cell office:value-type="float" office:value="-0.128387314974" calcext:value-type="float">
            <text:p>-0.128387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5" calcext:value-type="float">
            <text:p>-11.35</text:p>
          </table:table-cell>
          <table:table-cell office:value-type="float" office:value="-0.0252656434984" calcext:value-type="float">
            <text:p>-0.0252656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3" calcext:value-type="float">
            <text:p>-40.53</text:p>
          </table:table-cell>
          <table:table-cell office:value-type="float" office:value="-0.0611027447904" calcext:value-type="float">
            <text:p>-0.0611027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01" calcext:value-type="float">
            <text:p>-31.01</text:p>
          </table:table-cell>
          <table:table-cell office:value-type="float" office:value="-0.0839497677139" calcext:value-type="float">
            <text:p>-0.0839497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2" calcext:value-type="float">
            <text:p>-11.02</text:p>
          </table:table-cell>
          <table:table-cell office:value-type="float" office:value="-0.0217926828932" calcext:value-type="float">
            <text:p>-0.0217926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73" calcext:value-type="float">
            <text:p>-38.73</text:p>
          </table:table-cell>
          <table:table-cell office:value-type="float" office:value="-0.0611357225103" calcext:value-type="float">
            <text:p>-0.0611357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11" calcext:value-type="float">
            <text:p>-36.11</text:p>
          </table:table-cell>
          <table:table-cell office:value-type="float" office:value="-0.192963460965" calcext:value-type="float">
            <text:p>-0.192963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233341465283" calcext:value-type="float">
            <text:p>-0.0233341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2" calcext:value-type="float">
            <text:p>-40.62</text:p>
          </table:table-cell>
          <table:table-cell office:value-type="float" office:value="-0.0609764458272" calcext:value-type="float">
            <text:p>-0.0609764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91" calcext:value-type="float">
            <text:p>-31.91</text:p>
          </table:table-cell>
          <table:table-cell office:value-type="float" office:value="-0.0646916722755" calcext:value-type="float">
            <text:p>-0.064691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47" calcext:value-type="float">
            <text:p>-13.47</text:p>
          </table:table-cell>
          <table:table-cell office:value-type="float" office:value="-0.0842260674411" calcext:value-type="float">
            <text:p>-0.084226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85" calcext:value-type="float">
            <text:p>-42.85</text:p>
          </table:table-cell>
          <table:table-cell office:value-type="float" office:value="-0.062498633269" calcext:value-type="float">
            <text:p>-0.0624986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6" calcext:value-type="float">
            <text:p>-33.46</text:p>
          </table:table-cell>
          <table:table-cell office:value-type="float" office:value="-0.0593164332229" calcext:value-type="float">
            <text:p>-0.0593164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5" calcext:value-type="float">
            <text:p>-15.65</text:p>
          </table:table-cell>
          <table:table-cell office:value-type="float" office:value="-0.112411803392" calcext:value-type="float">
            <text:p>-0.112411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85" calcext:value-type="float">
            <text:p>-43.85</text:p>
          </table:table-cell>
          <table:table-cell office:value-type="float" office:value="-0.0628595901024" calcext:value-type="float">
            <text:p>-0.0628595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7" calcext:value-type="float">
            <text:p>-31.77</text:p>
          </table:table-cell>
          <table:table-cell office:value-type="float" office:value="-0.149423735376" calcext:value-type="float">
            <text:p>-0.1494237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8" calcext:value-type="float">
            <text:p>-10.48</text:p>
          </table:table-cell>
          <table:table-cell office:value-type="float" office:value="-0.0232054701371" calcext:value-type="float">
            <text:p>-0.02320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13" calcext:value-type="float">
            <text:p>-38.13</text:p>
          </table:table-cell>
          <table:table-cell office:value-type="float" office:value="-0.0618832862131" calcext:value-type="float">
            <text:p>-0.061883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09" calcext:value-type="float">
            <text:p>-37.09</text:p>
          </table:table-cell>
          <table:table-cell office:value-type="float" office:value="-0.145919729108" calcext:value-type="float">
            <text:p>-0.1459197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02" calcext:value-type="float">
            <text:p>-16.02</text:p>
          </table:table-cell>
          <table:table-cell office:value-type="float" office:value="-0.138473312478" calcext:value-type="float">
            <text:p>-0.138473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4" calcext:value-type="float">
            <text:p>-39.4</text:p>
          </table:table-cell>
          <table:table-cell office:value-type="float" office:value="-0.0621107498142" calcext:value-type="float">
            <text:p>-0.0621107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3" calcext:value-type="float">
            <text:p>-28.03</text:p>
          </table:table-cell>
          <table:table-cell office:value-type="float" office:value="-0.0777799300365" calcext:value-type="float">
            <text:p>-0.077779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0.0305665511611" calcext:value-type="float">
            <text:p>-0.0305665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3" calcext:value-type="float">
            <text:p>-40.93</text:p>
          </table:table-cell>
          <table:table-cell office:value-type="float" office:value="-0.06108456661" calcext:value-type="float">
            <text:p>-0.0610845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76" calcext:value-type="float">
            <text:p>-35.76</text:p>
          </table:table-cell>
          <table:table-cell office:value-type="float" office:value="-0.0812037567313" calcext:value-type="float">
            <text:p>-0.08120375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7" calcext:value-type="float">
            <text:p>-11.07</text:p>
          </table:table-cell>
          <table:table-cell office:value-type="float" office:value="-0.0240334157007" calcext:value-type="float">
            <text:p>-0.0240334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7" calcext:value-type="float">
            <text:p>-44.97</text:p>
          </table:table-cell>
          <table:table-cell office:value-type="float" office:value="-0.06302028111" calcext:value-type="float">
            <text:p>-0.0630202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1.18" calcext:value-type="float">
            <text:p>-61.18</text:p>
          </table:table-cell>
          <table:table-cell office:value-type="float" office:value="-0.346055191349" calcext:value-type="float">
            <text:p>-0.3460551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4" calcext:value-type="float">
            <text:p>-12.04</text:p>
          </table:table-cell>
          <table:table-cell office:value-type="float" office:value="-0.0280299567653" calcext:value-type="float">
            <text:p>-0.0280299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1" calcext:value-type="float">
            <text:p>-39.01</text:p>
          </table:table-cell>
          <table:table-cell office:value-type="float" office:value="-0.0603228426638" calcext:value-type="float">
            <text:p>-0.0603228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7" calcext:value-type="float">
            <text:p>-30.27</text:p>
          </table:table-cell>
          <table:table-cell office:value-type="float" office:value="-0.113846643076" calcext:value-type="float">
            <text:p>-0.1138466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6" calcext:value-type="float">
            <text:p>-11.26</text:p>
          </table:table-cell>
          <table:table-cell office:value-type="float" office:value="-0.0224845445653" calcext:value-type="float">
            <text:p>-0.0224845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5" calcext:value-type="float">
            <text:p>-41.65</text:p>
          </table:table-cell>
          <table:table-cell office:value-type="float" office:value="-0.0638135867746" calcext:value-type="float">
            <text:p>-0.0638135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6" calcext:value-type="float">
            <text:p>-31.66</text:p>
          </table:table-cell>
          <table:table-cell office:value-type="float" office:value="-0.063868592759" calcext:value-type="float">
            <text:p>-0.0638685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2" calcext:value-type="float">
            <text:p>-10.72</text:p>
          </table:table-cell>
          <table:table-cell office:value-type="float" office:value="-0.0321990037673" calcext:value-type="float">
            <text:p>-0.0321990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069698933354" calcext:value-type="float">
            <text:p>-0.0696989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62" calcext:value-type="float">
            <text:p>-39.62</text:p>
          </table:table-cell>
          <table:table-cell office:value-type="float" office:value="-0.088208958822" calcext:value-type="float">
            <text:p>-0.0882089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9" calcext:value-type="float">
            <text:p>-11.79</text:p>
          </table:table-cell>
          <table:table-cell office:value-type="float" office:value="-0.0276725250163" calcext:value-type="float">
            <text:p>-0.027672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53" calcext:value-type="float">
            <text:p>-36.53</text:p>
          </table:table-cell>
          <table:table-cell office:value-type="float" office:value="-0.0623356297385" calcext:value-type="float">
            <text:p>-0.0623356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0.76" calcext:value-type="float">
            <text:p>-60.76</text:p>
          </table:table-cell>
          <table:table-cell office:value-type="float" office:value="-0.36278921485" calcext:value-type="float">
            <text:p>-0.3627892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27" calcext:value-type="float">
            <text:p>-12.27</text:p>
          </table:table-cell>
          <table:table-cell office:value-type="float" office:value="-0.0377408500235" calcext:value-type="float">
            <text:p>-0.03774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39" calcext:value-type="float">
            <text:p>-45.39</text:p>
          </table:table-cell>
          <table:table-cell office:value-type="float" office:value="-0.0676632078728" calcext:value-type="float">
            <text:p>-0.0676632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25" calcext:value-type="float">
            <text:p>-33.25</text:p>
          </table:table-cell>
          <table:table-cell office:value-type="float" office:value="-0.0925181769954" calcext:value-type="float">
            <text:p>-0.09251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2" calcext:value-type="float">
            <text:p>-11.42</text:p>
          </table:table-cell>
          <table:table-cell office:value-type="float" office:value="-0.0441984165469" calcext:value-type="float">
            <text:p>-0.0441984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31" calcext:value-type="float">
            <text:p>-32.31</text:p>
          </table:table-cell>
          <table:table-cell office:value-type="float" office:value="-0.0595511224313" calcext:value-type="float">
            <text:p>-0.0595511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0.0717099251238" calcext:value-type="float">
            <text:p>-0.0717099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0.0302058308099" calcext:value-type="float">
            <text:p>-0.0302058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68" calcext:value-type="float">
            <text:p>-33.68</text:p>
          </table:table-cell>
          <table:table-cell office:value-type="float" office:value="-0.0604330484319" calcext:value-type="float">
            <text:p>-0.06043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1" calcext:value-type="float">
            <text:p>-34.01</text:p>
          </table:table-cell>
          <table:table-cell office:value-type="float" office:value="-0.0849948743161" calcext:value-type="float">
            <text:p>-0.0849948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2" calcext:value-type="float">
            <text:p>-11.22</text:p>
          </table:table-cell>
          <table:table-cell office:value-type="float" office:value="-0.0219855624784" calcext:value-type="float">
            <text:p>-0.0219855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" calcext:value-type="float">
            <text:p>-40.1</text:p>
          </table:table-cell>
          <table:table-cell office:value-type="float" office:value="-0.0621211676783" calcext:value-type="float">
            <text:p>-0.0621211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29" calcext:value-type="float">
            <text:p>-35.29</text:p>
          </table:table-cell>
          <table:table-cell office:value-type="float" office:value="-0.0810096494467" calcext:value-type="float">
            <text:p>-0.0810096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313537695694" calcext:value-type="float">
            <text:p>-0.0313537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7" calcext:value-type="float">
            <text:p>-43.57</text:p>
          </table:table-cell>
          <table:table-cell office:value-type="float" office:value="-0.0617579888816" calcext:value-type="float">
            <text:p>-0.0617579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2" calcext:value-type="float">
            <text:p>-29.22</text:p>
          </table:table-cell>
          <table:table-cell office:value-type="float" office:value="-0.0901685020361" calcext:value-type="float">
            <text:p>-0.090168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257704156546" calcext:value-type="float">
            <text:p>-0.0257704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9" calcext:value-type="float">
            <text:p>-41.69</text:p>
          </table:table-cell>
          <table:table-cell office:value-type="float" office:value="-0.0617623307514" calcext:value-type="float">
            <text:p>-0.0617623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96" calcext:value-type="float">
            <text:p>-31.96</text:p>
          </table:table-cell>
          <table:table-cell office:value-type="float" office:value="-0.0788762513574" calcext:value-type="float">
            <text:p>-0.07887625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5" calcext:value-type="float">
            <text:p>-11.55</text:p>
          </table:table-cell>
          <table:table-cell office:value-type="float" office:value="-0.043694085668" calcext:value-type="float">
            <text:p>-0.0436940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8.1" calcext:value-type="float">
            <text:p>-108.1</text:p>
          </table:table-cell>
          <table:table-cell office:value-type="float" office:value="-0.22316976987" calcext:value-type="float">
            <text:p>-0.22316976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38" calcext:value-type="float">
            <text:p>-31.38</text:p>
          </table:table-cell>
          <table:table-cell office:value-type="float" office:value="-0.080106086905" calcext:value-type="float">
            <text:p>-0.0801060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1" calcext:value-type="float">
            <text:p>-11.41</text:p>
          </table:table-cell>
          <table:table-cell office:value-type="float" office:value="-0.0287729539347" calcext:value-type="float">
            <text:p>-0.0287729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77" calcext:value-type="float">
            <text:p>-32.77</text:p>
          </table:table-cell>
          <table:table-cell office:value-type="float" office:value="-0.0608281419472" calcext:value-type="float">
            <text:p>-0.0608281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57" calcext:value-type="float">
            <text:p>-33.57</text:p>
          </table:table-cell>
          <table:table-cell office:value-type="float" office:value="-0.0875229087577" calcext:value-type="float">
            <text:p>-0.0875229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9" calcext:value-type="float">
            <text:p>-11.09</text:p>
          </table:table-cell>
          <table:table-cell office:value-type="float" office:value="-0.0289974539987" calcext:value-type="float">
            <text:p>-0.028997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32" calcext:value-type="float">
            <text:p>-42.32</text:p>
          </table:table-cell>
          <table:table-cell office:value-type="float" office:value="-0.0626229469605" calcext:value-type="float">
            <text:p>-0.062622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1" calcext:value-type="float">
            <text:p>-29.21</text:p>
          </table:table-cell>
          <table:table-cell office:value-type="float" office:value="-0.0719656383684" calcext:value-type="float">
            <text:p>-0.0719656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267549714287" calcext:value-type="float">
            <text:p>-0.0267549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2.78" calcext:value-type="float">
            <text:p>-102.78</text:p>
          </table:table-cell>
          <table:table-cell office:value-type="float" office:value="-0.218017561745" calcext:value-type="float">
            <text:p>-0.2180175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.61" calcext:value-type="float">
            <text:p>-27.61</text:p>
          </table:table-cell>
          <table:table-cell office:value-type="float" office:value="-0.053041595579" calcext:value-type="float">
            <text:p>-0.0530415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302040481686" calcext:value-type="float">
            <text:p>-0.0302040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" calcext:value-type="float">
            <text:p>-41.7</text:p>
          </table:table-cell>
          <table:table-cell office:value-type="float" office:value="-0.0607288756887" calcext:value-type="float">
            <text:p>-0.0607288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56" calcext:value-type="float">
            <text:p>-41.56</text:p>
          </table:table-cell>
          <table:table-cell office:value-type="float" office:value="-0.0793239256271" calcext:value-type="float">
            <text:p>-0.0793239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242234728285" calcext:value-type="float">
            <text:p>-0.024223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9" calcext:value-type="float">
            <text:p>-40.99</text:p>
          </table:table-cell>
          <table:table-cell office:value-type="float" office:value="-0.0633057940282" calcext:value-type="float">
            <text:p>-0.063305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2" calcext:value-type="float">
            <text:p>-27.62</text:p>
          </table:table-cell>
          <table:table-cell office:value-type="float" office:value="-0.0607036613614" calcext:value-type="float">
            <text:p>-0.0607036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05" calcext:value-type="float">
            <text:p>-12.05</text:p>
          </table:table-cell>
          <table:table-cell office:value-type="float" office:value="-0.0460821034103" calcext:value-type="float">
            <text:p>-0.046082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91" calcext:value-type="float">
            <text:p>-76.91</text:p>
          </table:table-cell>
          <table:table-cell office:value-type="float" office:value="-0.154228286798" calcext:value-type="float">
            <text:p>-0.1542282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59" calcext:value-type="float">
            <text:p>-29.59</text:p>
          </table:table-cell>
          <table:table-cell office:value-type="float" office:value="-0.107393959906" calcext:value-type="float">
            <text:p>-0.1073939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" calcext:value-type="float">
            <text:p>-10.4</text:p>
          </table:table-cell>
          <table:table-cell office:value-type="float" office:value="-0.0217865155811" calcext:value-type="float">
            <text:p>-0.0217865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82" calcext:value-type="float">
            <text:p>-39.82</text:p>
          </table:table-cell>
          <table:table-cell office:value-type="float" office:value="-0.0629301167581" calcext:value-type="float">
            <text:p>-0.0629301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13" calcext:value-type="float">
            <text:p>-42.13</text:p>
          </table:table-cell>
          <table:table-cell office:value-type="float" office:value="-0.0722637497035" calcext:value-type="float">
            <text:p>-0.0722637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7" calcext:value-type="float">
            <text:p>-14.7</text:p>
          </table:table-cell>
          <table:table-cell office:value-type="float" office:value="-0.10124641206" calcext:value-type="float">
            <text:p>-0.1012464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1.36" calcext:value-type="float">
            <text:p>-51.36</text:p>
          </table:table-cell>
          <table:table-cell office:value-type="float" office:value="-0.0685352480259" calcext:value-type="float">
            <text:p>-0.068535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9" calcext:value-type="float">
            <text:p>-31.49</text:p>
          </table:table-cell>
          <table:table-cell office:value-type="float" office:value="-0.0661951596344" calcext:value-type="float">
            <text:p>-0.0661951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287016614234" calcext:value-type="float">
            <text:p>-0.0287016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2" calcext:value-type="float">
            <text:p>-49.2</text:p>
          </table:table-cell>
          <table:table-cell office:value-type="float" office:value="-0.069287166783" calcext:value-type="float">
            <text:p>-0.0692871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3" calcext:value-type="float">
            <text:p>-28.43</text:p>
          </table:table-cell>
          <table:table-cell office:value-type="float" office:value="-0.0787217593167" calcext:value-type="float">
            <text:p>-0.07872175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53368078704" calcext:value-type="float">
            <text:p>-0.0253368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2" calcext:value-type="float">
            <text:p>-40.22</text:p>
          </table:table-cell>
          <table:table-cell office:value-type="float" office:value="-0.0622162490478" calcext:value-type="float">
            <text:p>-0.062216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2" calcext:value-type="float">
            <text:p>-29.42</text:p>
          </table:table-cell>
          <table:table-cell office:value-type="float" office:value="-0.0770753487545" calcext:value-type="float">
            <text:p>-0.0770753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2" calcext:value-type="float">
            <text:p>-10.62</text:p>
          </table:table-cell>
          <table:table-cell office:value-type="float" office:value="-0.0286910735899" calcext:value-type="float">
            <text:p>-0.0286910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06" calcext:value-type="float">
            <text:p>-33.06</text:p>
          </table:table-cell>
          <table:table-cell office:value-type="float" office:value="-0.0604634625786" calcext:value-type="float">
            <text:p>-0.060463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1" calcext:value-type="float">
            <text:p>-29.71</text:p>
          </table:table-cell>
          <table:table-cell office:value-type="float" office:value="-0.0815650490395" calcext:value-type="float">
            <text:p>-0.081565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373378511441" calcext:value-type="float">
            <text:p>-0.0373378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48" calcext:value-type="float">
            <text:p>-44.48</text:p>
          </table:table-cell>
          <table:table-cell office:value-type="float" office:value="-0.0667156116562" calcext:value-type="float">
            <text:p>-0.0667156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65" calcext:value-type="float">
            <text:p>-33.65</text:p>
          </table:table-cell>
          <table:table-cell office:value-type="float" office:value="-0.0688469306955" calcext:value-type="float">
            <text:p>-0.06884693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81" calcext:value-type="float">
            <text:p>-13.81</text:p>
          </table:table-cell>
          <table:table-cell office:value-type="float" office:value="-0.0841567286015" calcext:value-type="float">
            <text:p>-0.084156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69" calcext:value-type="float">
            <text:p>-40.69</text:p>
          </table:table-cell>
          <table:table-cell office:value-type="float" office:value="-0.0596423678614" calcext:value-type="float">
            <text:p>-0.05964236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7.73" calcext:value-type="float">
            <text:p>-67.73</text:p>
          </table:table-cell>
          <table:table-cell office:value-type="float" office:value="-0.392505781005" calcext:value-type="float">
            <text:p>-0.392505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65" calcext:value-type="float">
            <text:p>-12.65</text:p>
          </table:table-cell>
          <table:table-cell office:value-type="float" office:value="-0.0358308721498" calcext:value-type="float">
            <text:p>-0.0358308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54" calcext:value-type="float">
            <text:p>-42.54</text:p>
          </table:table-cell>
          <table:table-cell office:value-type="float" office:value="-0.0633797646714" calcext:value-type="float">
            <text:p>-0.0633797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4" calcext:value-type="float">
            <text:p>-29.74</text:p>
          </table:table-cell>
          <table:table-cell office:value-type="float" office:value="-0.0851673611324" calcext:value-type="float">
            <text:p>-0.0851673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-0.0400296160824" calcext:value-type="float">
            <text:p>-0.0400296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65" calcext:value-type="float">
            <text:p>-51.65</text:p>
          </table:table-cell>
          <table:table-cell office:value-type="float" office:value="-0.0691133507221" calcext:value-type="float">
            <text:p>-0.0691133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1" calcext:value-type="float">
            <text:p>-31.71</text:p>
          </table:table-cell>
          <table:table-cell office:value-type="float" office:value="-0.0787941821562" calcext:value-type="float">
            <text:p>-0.0787941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3" calcext:value-type="float">
            <text:p>-12.33</text:p>
          </table:table-cell>
          <table:table-cell office:value-type="float" office:value="-0.0459619020172" calcext:value-type="float">
            <text:p>-0.045961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35" calcext:value-type="float">
            <text:p>-44.35</text:p>
          </table:table-cell>
          <table:table-cell office:value-type="float" office:value="-0.0644212279854" calcext:value-type="float">
            <text:p>-0.064421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2" calcext:value-type="float">
            <text:p>-33.12</text:p>
          </table:table-cell>
          <table:table-cell office:value-type="float" office:value="-0.0906334656298" calcext:value-type="float">
            <text:p>-0.0906334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8" calcext:value-type="float">
            <text:p>-11.08</text:p>
          </table:table-cell>
          <table:table-cell office:value-type="float" office:value="-0.0218422323184" calcext:value-type="float">
            <text:p>-0.021842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06" calcext:value-type="float">
            <text:p>-49.06</text:p>
          </table:table-cell>
          <table:table-cell office:value-type="float" office:value="-0.0630178221605" calcext:value-type="float">
            <text:p>-0.0630178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07" calcext:value-type="float">
            <text:p>-39.07</text:p>
          </table:table-cell>
          <table:table-cell office:value-type="float" office:value="-0.0819486407443" calcext:value-type="float">
            <text:p>-0.0819486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7" calcext:value-type="float">
            <text:p>-14.7</text:p>
          </table:table-cell>
          <table:table-cell office:value-type="float" office:value="-0.100766774762" calcext:value-type="float">
            <text:p>-0.100766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02" calcext:value-type="float">
            <text:p>-35.02</text:p>
          </table:table-cell>
          <table:table-cell office:value-type="float" office:value="-0.0605734092325" calcext:value-type="float">
            <text:p>-0.0605734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55" calcext:value-type="float">
            <text:p>-41.55</text:p>
          </table:table-cell>
          <table:table-cell office:value-type="float" office:value="-0.250690672573" calcext:value-type="float">
            <text:p>-0.2506906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1" calcext:value-type="float">
            <text:p>-11.51</text:p>
          </table:table-cell>
          <table:table-cell office:value-type="float" office:value="-0.0255815979339" calcext:value-type="float">
            <text:p>-0.0255815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9" calcext:value-type="float">
            <text:p>-43.59</text:p>
          </table:table-cell>
          <table:table-cell office:value-type="float" office:value="-0.0644745293729" calcext:value-type="float">
            <text:p>-0.0644745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6" calcext:value-type="float">
            <text:p>-29.06</text:p>
          </table:table-cell>
          <table:table-cell office:value-type="float" office:value="-0.0597893950414" calcext:value-type="float">
            <text:p>-0.059789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5" calcext:value-type="float">
            <text:p>-11.65</text:p>
          </table:table-cell>
          <table:table-cell office:value-type="float" office:value="-0.0463358344049" calcext:value-type="float">
            <text:p>-0.0463358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8" calcext:value-type="float">
            <text:p>-41.28</text:p>
          </table:table-cell>
          <table:table-cell office:value-type="float" office:value="-0.0621322016554" calcext:value-type="float">
            <text:p>-0.0621322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4" calcext:value-type="float">
            <text:p>-28.54</text:p>
          </table:table-cell>
          <table:table-cell office:value-type="float" office:value="-0.0625273729818" calcext:value-type="float">
            <text:p>-0.0625273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49430725653" calcext:value-type="float">
            <text:p>-0.0249430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5" calcext:value-type="float">
            <text:p>-40.65</text:p>
          </table:table-cell>
          <table:table-cell office:value-type="float" office:value="-0.0627298012961" calcext:value-type="float">
            <text:p>-0.0627298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35" calcext:value-type="float">
            <text:p>-35.35</text:p>
          </table:table-cell>
          <table:table-cell office:value-type="float" office:value="-0.0534508545994" calcext:value-type="float">
            <text:p>-0.0534508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27" calcext:value-type="float">
            <text:p>-14.27</text:p>
          </table:table-cell>
          <table:table-cell office:value-type="float" office:value="-0.0952186616344" calcext:value-type="float">
            <text:p>-0.0952186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13" calcext:value-type="float">
            <text:p>-43.13</text:p>
          </table:table-cell>
          <table:table-cell office:value-type="float" office:value="-0.0622723216875" calcext:value-type="float">
            <text:p>-0.0622723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77" calcext:value-type="float">
            <text:p>-36.77</text:p>
          </table:table-cell>
          <table:table-cell office:value-type="float" office:value="-0.186816649117" calcext:value-type="float">
            <text:p>-0.1868166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2" calcext:value-type="float">
            <text:p>-12.42</text:p>
          </table:table-cell>
          <table:table-cell office:value-type="float" office:value="-0.0365040576995" calcext:value-type="float">
            <text:p>-0.0365040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45" calcext:value-type="float">
            <text:p>-52.45</text:p>
          </table:table-cell>
          <table:table-cell office:value-type="float" office:value="-0.0703529579605" calcext:value-type="float">
            <text:p>-0.070352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45" calcext:value-type="float">
            <text:p>-37.45</text:p>
          </table:table-cell>
          <table:table-cell office:value-type="float" office:value="-0.202819712703" calcext:value-type="float">
            <text:p>-0.2028197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222786640832" calcext:value-type="float">
            <text:p>-0.0222786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38" calcext:value-type="float">
            <text:p>-42.38</text:p>
          </table:table-cell>
          <table:table-cell office:value-type="float" office:value="-0.0629962208227" calcext:value-type="float">
            <text:p>-0.0629962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0.71" calcext:value-type="float">
            <text:p>-60.71</text:p>
          </table:table-cell>
          <table:table-cell office:value-type="float" office:value="-0.340885923506" calcext:value-type="float">
            <text:p>-0.3408859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4" calcext:value-type="float">
            <text:p>-11.74</text:p>
          </table:table-cell>
          <table:table-cell office:value-type="float" office:value="-0.0305466120044" calcext:value-type="float">
            <text:p>-0.030546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62" calcext:value-type="float">
            <text:p>-43.62</text:p>
          </table:table-cell>
          <table:table-cell office:value-type="float" office:value="-0.0649710630436" calcext:value-type="float">
            <text:p>-0.064971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3.87" calcext:value-type="float">
            <text:p>-53.87</text:p>
          </table:table-cell>
          <table:table-cell office:value-type="float" office:value="-0.18895419338" calcext:value-type="float">
            <text:p>-0.1889541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2" calcext:value-type="float">
            <text:p>-12.02</text:p>
          </table:table-cell>
          <table:table-cell office:value-type="float" office:value="-0.0338269758712" calcext:value-type="float">
            <text:p>-0.0338269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2" calcext:value-type="float">
            <text:p>-40.92</text:p>
          </table:table-cell>
          <table:table-cell office:value-type="float" office:value="-0.0614626803067" calcext:value-type="float">
            <text:p>-0.0614626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5" calcext:value-type="float">
            <text:p>-27.95</text:p>
          </table:table-cell>
          <table:table-cell office:value-type="float" office:value="-0.0742967221649" calcext:value-type="float">
            <text:p>-0.0742967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2" calcext:value-type="float">
            <text:p>-11.32</text:p>
          </table:table-cell>
          <table:table-cell office:value-type="float" office:value="-0.0396114012124" calcext:value-type="float">
            <text:p>-0.0396114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63" calcext:value-type="float">
            <text:p>-47.63</text:p>
          </table:table-cell>
          <table:table-cell office:value-type="float" office:value="-0.0687500159271" calcext:value-type="float">
            <text:p>-0.0687500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6" calcext:value-type="float">
            <text:p>-27.66</text:p>
          </table:table-cell>
          <table:table-cell office:value-type="float" office:value="-0.055527348451" calcext:value-type="float">
            <text:p>-0.0555273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263154620416" calcext:value-type="float">
            <text:p>-0.026315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5" calcext:value-type="float">
            <text:p>-40.95</text:p>
          </table:table-cell>
          <table:table-cell office:value-type="float" office:value="-0.0619798819852" calcext:value-type="float">
            <text:p>-0.061979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74" calcext:value-type="float">
            <text:p>-41.74</text:p>
          </table:table-cell>
          <table:table-cell office:value-type="float" office:value="-0.260632982895" calcext:value-type="float">
            <text:p>-0.2606329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0.0249730739499" calcext:value-type="float">
            <text:p>-0.0249730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5" calcext:value-type="float">
            <text:p>-40.15</text:p>
          </table:table-cell>
          <table:table-cell office:value-type="float" office:value="-0.0637562606489" calcext:value-type="float">
            <text:p>-0.0637562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93" calcext:value-type="float">
            <text:p>-43.93</text:p>
          </table:table-cell>
          <table:table-cell office:value-type="float" office:value="-0.230605293704" calcext:value-type="float">
            <text:p>-0.2306052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5" calcext:value-type="float">
            <text:p>-11.15</text:p>
          </table:table-cell>
          <table:table-cell office:value-type="float" office:value="-0.0219192459552" calcext:value-type="float">
            <text:p>-0.02191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8" calcext:value-type="float">
            <text:p>-42.18</text:p>
          </table:table-cell>
          <table:table-cell office:value-type="float" office:value="-0.0931604797862" calcext:value-type="float">
            <text:p>-0.0931604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9.01" calcext:value-type="float">
            <text:p>-39.01</text:p>
          </table:table-cell>
          <table:table-cell office:value-type="float" office:value="-0.0799879008616" calcext:value-type="float">
            <text:p>-0.0799879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1" calcext:value-type="float">
            <text:p>-11.01</text:p>
          </table:table-cell>
          <table:table-cell office:value-type="float" office:value="-0.0220669492932" calcext:value-type="float">
            <text:p>-0.0220669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03" calcext:value-type="float">
            <text:p>-48.03</text:p>
          </table:table-cell>
          <table:table-cell office:value-type="float" office:value="-0.0682438596712" calcext:value-type="float">
            <text:p>-0.0682438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5" calcext:value-type="float">
            <text:p>-29.35</text:p>
          </table:table-cell>
          <table:table-cell office:value-type="float" office:value="-0.0665064966063" calcext:value-type="float">
            <text:p>-0.0665064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1" calcext:value-type="float">
            <text:p>-11.01</text:p>
          </table:table-cell>
          <table:table-cell office:value-type="float" office:value="-0.0246403954012" calcext:value-type="float">
            <text:p>-0.0246403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81" calcext:value-type="float">
            <text:p>-37.81</text:p>
          </table:table-cell>
          <table:table-cell office:value-type="float" office:value="-0.0625039136264" calcext:value-type="float">
            <text:p>-0.0625039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42" calcext:value-type="float">
            <text:p>-38.42</text:p>
          </table:table-cell>
          <table:table-cell office:value-type="float" office:value="-0.152373060518" calcext:value-type="float">
            <text:p>-0.1523730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9" calcext:value-type="float">
            <text:p>-11.79</text:p>
          </table:table-cell>
          <table:table-cell office:value-type="float" office:value="-0.0302976462054" calcext:value-type="float">
            <text:p>-0.0302976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51" calcext:value-type="float">
            <text:p>-38.51</text:p>
          </table:table-cell>
          <table:table-cell office:value-type="float" office:value="-0.0608660291115" calcext:value-type="float">
            <text:p>-0.0608660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78" calcext:value-type="float">
            <text:p>-26.78</text:p>
          </table:table-cell>
          <table:table-cell office:value-type="float" office:value="-0.0593274180605" calcext:value-type="float">
            <text:p>-0.0593274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9" calcext:value-type="float">
            <text:p>-10.49</text:p>
          </table:table-cell>
          <table:table-cell office:value-type="float" office:value="-0.0236914604931" calcext:value-type="float">
            <text:p>-0.0236914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4" calcext:value-type="float">
            <text:p>-35.4</text:p>
          </table:table-cell>
          <table:table-cell office:value-type="float" office:value="-0.0609333580689" calcext:value-type="float">
            <text:p>-0.0609333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7" calcext:value-type="float">
            <text:p>-30.77</text:p>
          </table:table-cell>
          <table:table-cell office:value-type="float" office:value="-0.0663150149159" calcext:value-type="float">
            <text:p>-0.0663150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8" calcext:value-type="float">
            <text:p>-10.58</text:p>
          </table:table-cell>
          <table:table-cell office:value-type="float" office:value="-0.0219911997945" calcext:value-type="float">
            <text:p>-0.0219911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3" calcext:value-type="float">
            <text:p>-41.63</text:p>
          </table:table-cell>
          <table:table-cell office:value-type="float" office:value="-0.0619747084509" calcext:value-type="float">
            <text:p>-0.0619747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9" calcext:value-type="float">
            <text:p>-31.29</text:p>
          </table:table-cell>
          <table:table-cell office:value-type="float" office:value="-0.0877688532612" calcext:value-type="float">
            <text:p>-0.0877688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6" calcext:value-type="float">
            <text:p>-12.16</text:p>
          </table:table-cell>
          <table:table-cell office:value-type="float" office:value="-0.0289230431533" calcext:value-type="float">
            <text:p>-0.0289230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42" calcext:value-type="float">
            <text:p>-47.42</text:p>
          </table:table-cell>
          <table:table-cell office:value-type="float" office:value="-0.0679154582587" calcext:value-type="float">
            <text:p>-0.067915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5" calcext:value-type="float">
            <text:p>-33.45</text:p>
          </table:table-cell>
          <table:table-cell office:value-type="float" office:value="-0.0797977278263" calcext:value-type="float">
            <text:p>-0.0797977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9" calcext:value-type="float">
            <text:p>-11.89</text:p>
          </table:table-cell>
          <table:table-cell office:value-type="float" office:value="-0.0327839548888" calcext:value-type="float">
            <text:p>-0.0327839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67" calcext:value-type="float">
            <text:p>-38.67</text:p>
          </table:table-cell>
          <table:table-cell office:value-type="float" office:value="-0.061772959744" calcext:value-type="float">
            <text:p>-0.0617729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2" calcext:value-type="float">
            <text:p>-31.32</text:p>
          </table:table-cell>
          <table:table-cell office:value-type="float" office:value="-0.0775988100839" calcext:value-type="float">
            <text:p>-0.0775988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358823954129" calcext:value-type="float">
            <text:p>-0.0358823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4" calcext:value-type="float">
            <text:p>-40.04</text:p>
          </table:table-cell>
          <table:table-cell office:value-type="float" office:value="-0.060980824546" calcext:value-type="float">
            <text:p>-0.0609808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82" calcext:value-type="float">
            <text:p>-36.82</text:p>
          </table:table-cell>
          <table:table-cell office:value-type="float" office:value="-0.122012500311" calcext:value-type="float">
            <text:p>-0.1220125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82" calcext:value-type="float">
            <text:p>-15.82</text:p>
          </table:table-cell>
          <table:table-cell office:value-type="float" office:value="-0.11630918228" calcext:value-type="float">
            <text:p>-0.116309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11" calcext:value-type="float">
            <text:p>-35.11</text:p>
          </table:table-cell>
          <table:table-cell office:value-type="float" office:value="-0.0602719966518" calcext:value-type="float">
            <text:p>-0.0602719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6" calcext:value-type="float">
            <text:p>-35.46</text:p>
          </table:table-cell>
          <table:table-cell office:value-type="float" office:value="-0.0959781070413" calcext:value-type="float">
            <text:p>-0.095978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240098843367" calcext:value-type="float">
            <text:p>-0.0240098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97" calcext:value-type="float">
            <text:p>-35.97</text:p>
          </table:table-cell>
          <table:table-cell office:value-type="float" office:value="-0.0604027900084" calcext:value-type="float">
            <text:p>-0.06040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7" calcext:value-type="float">
            <text:p>-30.87</text:p>
          </table:table-cell>
          <table:table-cell office:value-type="float" office:value="-0.0796614573382" calcext:value-type="float">
            <text:p>-0.0796614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86" calcext:value-type="float">
            <text:p>-12.86</text:p>
          </table:table-cell>
          <table:table-cell office:value-type="float" office:value="-0.031372727559" calcext:value-type="float">
            <text:p>-0.0313727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96" calcext:value-type="float">
            <text:p>-51.96</text:p>
          </table:table-cell>
          <table:table-cell office:value-type="float" office:value="-0.0705367530378" calcext:value-type="float">
            <text:p>-0.070536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4" calcext:value-type="float">
            <text:p>-36.4</text:p>
          </table:table-cell>
          <table:table-cell office:value-type="float" office:value="-0.176840874611" calcext:value-type="float">
            <text:p>-0.1768408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9" calcext:value-type="float">
            <text:p>-11.09</text:p>
          </table:table-cell>
          <table:table-cell office:value-type="float" office:value="-0.0237361136302" calcext:value-type="float">
            <text:p>-0.0237361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1" calcext:value-type="float">
            <text:p>-40.51</text:p>
          </table:table-cell>
          <table:table-cell office:value-type="float" office:value="-0.061975600196" calcext:value-type="float">
            <text:p>-0.0619756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4" calcext:value-type="float">
            <text:p>-29.34</text:p>
          </table:table-cell>
          <table:table-cell office:value-type="float" office:value="-0.0813862229335" calcext:value-type="float">
            <text:p>-0.0813862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7" calcext:value-type="float">
            <text:p>-10.97</text:p>
          </table:table-cell>
          <table:table-cell office:value-type="float" office:value="-0.0366003638084" calcext:value-type="float">
            <text:p>-0.0366003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5.8" calcext:value-type="float">
            <text:p>-105.8</text:p>
          </table:table-cell>
          <table:table-cell office:value-type="float" office:value="-0.218577763615" calcext:value-type="float">
            <text:p>-0.2185777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82" calcext:value-type="float">
            <text:p>-28.82</text:p>
          </table:table-cell>
          <table:table-cell office:value-type="float" office:value="-0.0835188843982" calcext:value-type="float">
            <text:p>-0.08351888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6" calcext:value-type="float">
            <text:p>-10.36</text:p>
          </table:table-cell>
          <table:table-cell office:value-type="float" office:value="-0.0218059684999" calcext:value-type="float">
            <text:p>-0.0218059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48" calcext:value-type="float">
            <text:p>-39.48</text:p>
          </table:table-cell>
          <table:table-cell office:value-type="float" office:value="-0.0602453534766" calcext:value-type="float">
            <text:p>-0.0602453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09" calcext:value-type="float">
            <text:p>-39.09</text:p>
          </table:table-cell>
          <table:table-cell office:value-type="float" office:value="-0.0824875783403" calcext:value-type="float">
            <text:p>-0.0824875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56" calcext:value-type="float">
            <text:p>-14.56</text:p>
          </table:table-cell>
          <table:table-cell office:value-type="float" office:value="-0.0941518873673" calcext:value-type="float">
            <text:p>-0.0941518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11" calcext:value-type="float">
            <text:p>-41.11</text:p>
          </table:table-cell>
          <table:table-cell office:value-type="float" office:value="-0.0618465594496" calcext:value-type="float">
            <text:p>-0.0618465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64" calcext:value-type="float">
            <text:p>-37.64</text:p>
          </table:table-cell>
          <table:table-cell office:value-type="float" office:value="-0.0817973253662" calcext:value-type="float">
            <text:p>-0.0817973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4" calcext:value-type="float">
            <text:p>-15.24</text:p>
          </table:table-cell>
          <table:table-cell office:value-type="float" office:value="-0.112550098764" calcext:value-type="float">
            <text:p>-0.112550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54" calcext:value-type="float">
            <text:p>-35.54</text:p>
          </table:table-cell>
          <table:table-cell office:value-type="float" office:value="-0.0604939770607" calcext:value-type="float">
            <text:p>-0.0604939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9" calcext:value-type="float">
            <text:p>-31.89</text:p>
          </table:table-cell>
          <table:table-cell office:value-type="float" office:value="-0.0818931812325" calcext:value-type="float">
            <text:p>-0.0818931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08" calcext:value-type="float">
            <text:p>-12.08</text:p>
          </table:table-cell>
          <table:table-cell office:value-type="float" office:value="-0.0338734209025" calcext:value-type="float">
            <text:p>-0.0338734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5" calcext:value-type="float">
            <text:p>-42.5</text:p>
          </table:table-cell>
          <table:table-cell office:value-type="float" office:value="-0.0637860814286" calcext:value-type="float">
            <text:p>-0.063786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8" calcext:value-type="float">
            <text:p>-29.18</text:p>
          </table:table-cell>
          <table:table-cell office:value-type="float" office:value="-0.067923437791" calcext:value-type="float">
            <text:p>-0.0679234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5" calcext:value-type="float">
            <text:p>-10.75</text:p>
          </table:table-cell>
          <table:table-cell office:value-type="float" office:value="-0.0237888901522" calcext:value-type="float">
            <text:p>-0.0237888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37" calcext:value-type="float">
            <text:p>-85.37</text:p>
          </table:table-cell>
          <table:table-cell office:value-type="float" office:value="-0.188516795717" calcext:value-type="float">
            <text:p>-0.1885167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2" calcext:value-type="float">
            <text:p>-36.2</text:p>
          </table:table-cell>
          <table:table-cell office:value-type="float" office:value="-0.127040282664" calcext:value-type="float">
            <text:p>-0.1270402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11" calcext:value-type="float">
            <text:p>-10.11</text:p>
          </table:table-cell>
          <table:table-cell office:value-type="float" office:value="-0.0218163158952" calcext:value-type="float">
            <text:p>-0.021816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2" calcext:value-type="float">
            <text:p>-38.22</text:p>
          </table:table-cell>
          <table:table-cell office:value-type="float" office:value="-0.0614174789478" calcext:value-type="float">
            <text:p>-0.0614174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5" calcext:value-type="float">
            <text:p>-29.45</text:p>
          </table:table-cell>
          <table:table-cell office:value-type="float" office:value="-0.0733217110254" calcext:value-type="float">
            <text:p>-0.073321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89679346993" calcext:value-type="float">
            <text:p>-0.0289679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18" calcext:value-type="float">
            <text:p>-43.18</text:p>
          </table:table-cell>
          <table:table-cell office:value-type="float" office:value="-0.0635266853279" calcext:value-type="float">
            <text:p>-0.0635266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59" calcext:value-type="float">
            <text:p>-29.59</text:p>
          </table:table-cell>
          <table:table-cell office:value-type="float" office:value="-0.075773412622" calcext:value-type="float">
            <text:p>-0.0757734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3" calcext:value-type="float">
            <text:p>-10.73</text:p>
          </table:table-cell>
          <table:table-cell office:value-type="float" office:value="-0.0234910803312" calcext:value-type="float">
            <text:p>-0.0234910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4" calcext:value-type="float">
            <text:p>-40.14</text:p>
          </table:table-cell>
          <table:table-cell office:value-type="float" office:value="-0.0609711164765" calcext:value-type="float">
            <text:p>-0.0609711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7" calcext:value-type="float">
            <text:p>-30.87</text:p>
          </table:table-cell>
          <table:table-cell office:value-type="float" office:value="-0.0804810079844" calcext:value-type="float">
            <text:p>-0.080481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258677197497" calcext:value-type="float">
            <text:p>-0.0258677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48" calcext:value-type="float">
            <text:p>-33.48</text:p>
          </table:table-cell>
          <table:table-cell office:value-type="float" office:value="-0.0602571866406" calcext:value-type="float">
            <text:p>-0.0602571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09" calcext:value-type="float">
            <text:p>-43.09</text:p>
          </table:table-cell>
          <table:table-cell office:value-type="float" office:value="-0.102935235615" calcext:value-type="float">
            <text:p>-0.1029352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1" calcext:value-type="float">
            <text:p>-15.21</text:p>
          </table:table-cell>
          <table:table-cell office:value-type="float" office:value="-0.110014208837" calcext:value-type="float">
            <text:p>-0.110014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75" calcext:value-type="float">
            <text:p>-42.75</text:p>
          </table:table-cell>
          <table:table-cell office:value-type="float" office:value="-0.0646539620506" calcext:value-type="float">
            <text:p>-0.0646539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18" calcext:value-type="float">
            <text:p>-28.18</text:p>
          </table:table-cell>
          <table:table-cell office:value-type="float" office:value="-0.0609120453433" calcext:value-type="float">
            <text:p>-0.0609120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4" calcext:value-type="float">
            <text:p>-10.54</text:p>
          </table:table-cell>
          <table:table-cell office:value-type="float" office:value="-0.0221927287742" calcext:value-type="float">
            <text:p>-0.022192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9" calcext:value-type="float">
            <text:p>-42.9</text:p>
          </table:table-cell>
          <table:table-cell office:value-type="float" office:value="-0.0626355729086" calcext:value-type="float">
            <text:p>-0.0626355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9" calcext:value-type="float">
            <text:p>-29.39</text:p>
          </table:table-cell>
          <table:table-cell office:value-type="float" office:value="-0.0549458009403" calcext:value-type="float">
            <text:p>-0.0549458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1" calcext:value-type="float">
            <text:p>-10.71</text:p>
          </table:table-cell>
          <table:table-cell office:value-type="float" office:value="-0.0220917853439" calcext:value-type="float">
            <text:p>-0.0220917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2.07" calcext:value-type="float">
            <text:p>-102.07</text:p>
          </table:table-cell>
          <table:table-cell office:value-type="float" office:value="-0.197289903912" calcext:value-type="float">
            <text:p>-0.197289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65" calcext:value-type="float">
            <text:p>-29.65</text:p>
          </table:table-cell>
          <table:table-cell office:value-type="float" office:value="-0.0587767974984" calcext:value-type="float">
            <text:p>-0.0587767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-0.0276819643566" calcext:value-type="float">
            <text:p>-0.0276819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18" calcext:value-type="float">
            <text:p>-34.18</text:p>
          </table:table-cell>
          <table:table-cell office:value-type="float" office:value="-0.0611427122859" calcext:value-type="float">
            <text:p>-0.0611427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27" calcext:value-type="float">
            <text:p>-40.27</text:p>
          </table:table-cell>
          <table:table-cell office:value-type="float" office:value="-0.142489390567" calcext:value-type="float">
            <text:p>-0.14248939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77" calcext:value-type="float">
            <text:p>-21.77</text:p>
          </table:table-cell>
          <table:table-cell office:value-type="float" office:value="-0.161141818151" calcext:value-type="float">
            <text:p>-0.16114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47" calcext:value-type="float">
            <text:p>-38.47</text:p>
          </table:table-cell>
          <table:table-cell office:value-type="float" office:value="-0.0605497607511" calcext:value-type="float">
            <text:p>-0.0605497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35" calcext:value-type="float">
            <text:p>-39.35</text:p>
          </table:table-cell>
          <table:table-cell office:value-type="float" office:value="-0.154209111092" calcext:value-type="float">
            <text:p>-0.154209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1" calcext:value-type="float">
            <text:p>-10.81</text:p>
          </table:table-cell>
          <table:table-cell office:value-type="float" office:value="-0.0341419789294" calcext:value-type="float">
            <text:p>-0.0341419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32" calcext:value-type="float">
            <text:p>-35.32</text:p>
          </table:table-cell>
          <table:table-cell office:value-type="float" office:value="-0.0599536026079" calcext:value-type="float">
            <text:p>-0.0599536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4" calcext:value-type="float">
            <text:p>-30.84</text:p>
          </table:table-cell>
          <table:table-cell office:value-type="float" office:value="-0.0746894330174" calcext:value-type="float">
            <text:p>-0.074689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38472987437" calcext:value-type="float">
            <text:p>-0.0238472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7" calcext:value-type="float">
            <text:p>-41.77</text:p>
          </table:table-cell>
          <table:table-cell office:value-type="float" office:value="-0.0625692820069" calcext:value-type="float">
            <text:p>-0.062569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14" calcext:value-type="float">
            <text:p>-27.14</text:p>
          </table:table-cell>
          <table:table-cell office:value-type="float" office:value="-0.0538602985681" calcext:value-type="float">
            <text:p>-0.0538602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6" calcext:value-type="float">
            <text:p>-10.36</text:p>
          </table:table-cell>
          <table:table-cell office:value-type="float" office:value="-0.0220329980857" calcext:value-type="float">
            <text:p>-0.0220329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3" calcext:value-type="float">
            <text:p>-41.83</text:p>
          </table:table-cell>
          <table:table-cell office:value-type="float" office:value="-0.06268048295" calcext:value-type="float">
            <text:p>-0.062680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1" calcext:value-type="float">
            <text:p>-30.11</text:p>
          </table:table-cell>
          <table:table-cell office:value-type="float" office:value="-0.110848221531" calcext:value-type="float">
            <text:p>-0.1108482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72614330913" calcext:value-type="float">
            <text:p>-0.0272614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24" calcext:value-type="float">
            <text:p>-45.24</text:p>
          </table:table-cell>
          <table:table-cell office:value-type="float" office:value="-0.0662191653951" calcext:value-type="float">
            <text:p>-0.06621916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" calcext:value-type="float">
            <text:p>-30.8</text:p>
          </table:table-cell>
          <table:table-cell office:value-type="float" office:value="-0.0812666480342" calcext:value-type="float">
            <text:p>-0.081266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4" calcext:value-type="float">
            <text:p>-12.24</text:p>
          </table:table-cell>
          <table:table-cell office:value-type="float" office:value="-0.045970771863" calcext:value-type="float">
            <text:p>-0.0459707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93" calcext:value-type="float">
            <text:p>-34.93</text:p>
          </table:table-cell>
          <table:table-cell office:value-type="float" office:value="-0.0645635880283" calcext:value-type="float">
            <text:p>-0.06456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93" calcext:value-type="float">
            <text:p>-31.93</text:p>
          </table:table-cell>
          <table:table-cell office:value-type="float" office:value="-0.0595962192972" calcext:value-type="float">
            <text:p>-0.0595962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7" calcext:value-type="float">
            <text:p>-13.7</text:p>
          </table:table-cell>
          <table:table-cell office:value-type="float" office:value="-0.090973484167" calcext:value-type="float">
            <text:p>-0.0909734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68" calcext:value-type="float">
            <text:p>-45.68</text:p>
          </table:table-cell>
          <table:table-cell office:value-type="float" office:value="-0.0657754742076" calcext:value-type="float">
            <text:p>-0.0657754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8" calcext:value-type="float">
            <text:p>-30.18</text:p>
          </table:table-cell>
          <table:table-cell office:value-type="float" office:value="-0.0972496112131" calcext:value-type="float">
            <text:p>-0.0972496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2" calcext:value-type="float">
            <text:p>-11.62</text:p>
          </table:table-cell>
          <table:table-cell office:value-type="float" office:value="-0.0217962136814" calcext:value-type="float">
            <text:p>-0.0217962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7" calcext:value-type="float">
            <text:p>-41.67</text:p>
          </table:table-cell>
          <table:table-cell office:value-type="float" office:value="-0.0627624354369" calcext:value-type="float">
            <text:p>-0.0627624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" calcext:value-type="float">
            <text:p>-28.3</text:p>
          </table:table-cell>
          <table:table-cell office:value-type="float" office:value="-0.0590780785257" calcext:value-type="float">
            <text:p>-0.0590780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96346027324" calcext:value-type="float">
            <text:p>-0.0296346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39" calcext:value-type="float">
            <text:p>-47.39</text:p>
          </table:table-cell>
          <table:table-cell office:value-type="float" office:value="-0.0690249597393" calcext:value-type="float">
            <text:p>-0.0690249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" calcext:value-type="float">
            <text:p>-29.9</text:p>
          </table:table-cell>
          <table:table-cell office:value-type="float" office:value="-0.0764118713949" calcext:value-type="float">
            <text:p>-0.0764118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6" calcext:value-type="float">
            <text:p>-10.36</text:p>
          </table:table-cell>
          <table:table-cell office:value-type="float" office:value="-0.017762392206" calcext:value-type="float">
            <text:p>-0.0177623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" calcext:value-type="float">
            <text:p>-41.3</text:p>
          </table:table-cell>
          <table:table-cell office:value-type="float" office:value="-0.062771776535" calcext:value-type="float">
            <text:p>-0.0627717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47" calcext:value-type="float">
            <text:p>-36.47</text:p>
          </table:table-cell>
          <table:table-cell office:value-type="float" office:value="-0.162166727193" calcext:value-type="float">
            <text:p>-0.1621667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352846202643" calcext:value-type="float">
            <text:p>-0.0352846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1" calcext:value-type="float">
            <text:p>-37.61</text:p>
          </table:table-cell>
          <table:table-cell office:value-type="float" office:value="-0.0757640924872" calcext:value-type="float">
            <text:p>-0.0757640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5.29" calcext:value-type="float">
            <text:p>-65.29</text:p>
          </table:table-cell>
          <table:table-cell office:value-type="float" office:value="-0.29801576498" calcext:value-type="float">
            <text:p>-0.298015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9" calcext:value-type="float">
            <text:p>-11.79</text:p>
          </table:table-cell>
          <table:table-cell office:value-type="float" office:value="-0.0281147582765" calcext:value-type="float">
            <text:p>-0.0281147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1.04" calcext:value-type="float">
            <text:p>-101.04</text:p>
          </table:table-cell>
          <table:table-cell office:value-type="float" office:value="-0.20684822637" calcext:value-type="float">
            <text:p>-0.2068482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7.47" calcext:value-type="float">
            <text:p>-37.47</text:p>
          </table:table-cell>
          <table:table-cell office:value-type="float" office:value="-0.0670850049781" calcext:value-type="float">
            <text:p>-0.06708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26" calcext:value-type="float">
            <text:p>-14.26</text:p>
          </table:table-cell>
          <table:table-cell office:value-type="float" office:value="-0.0948004241992" calcext:value-type="float">
            <text:p>-0.0948004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52" calcext:value-type="float">
            <text:p>-45.52</text:p>
          </table:table-cell>
          <table:table-cell office:value-type="float" office:value="-0.0672666866197" calcext:value-type="float">
            <text:p>-0.0672666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9" calcext:value-type="float">
            <text:p>-31.39</text:p>
          </table:table-cell>
          <table:table-cell office:value-type="float" office:value="-0.115569067666" calcext:value-type="float">
            <text:p>-0.1155690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7" calcext:value-type="float">
            <text:p>-11.27</text:p>
          </table:table-cell>
          <table:table-cell office:value-type="float" office:value="-0.032433522994" calcext:value-type="float">
            <text:p>-0.032433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4" calcext:value-type="float">
            <text:p>-45.4</text:p>
          </table:table-cell>
          <table:table-cell office:value-type="float" office:value="-0.0681894563144" calcext:value-type="float">
            <text:p>-0.06818945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19" calcext:value-type="float">
            <text:p>-31.19</text:p>
          </table:table-cell>
          <table:table-cell office:value-type="float" office:value="-0.0697944876798" calcext:value-type="float">
            <text:p>-0.0697944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458887768649" calcext:value-type="float">
            <text:p>-0.0458887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96" calcext:value-type="float">
            <text:p>-35.96</text:p>
          </table:table-cell>
          <table:table-cell office:value-type="float" office:value="-0.0613893201071" calcext:value-type="float">
            <text:p>-0.0613893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8" calcext:value-type="float">
            <text:p>-34.68</text:p>
          </table:table-cell>
          <table:table-cell office:value-type="float" office:value="-0.109915075419" calcext:value-type="float">
            <text:p>-0.1099150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2" calcext:value-type="float">
            <text:p>-10.62</text:p>
          </table:table-cell>
          <table:table-cell office:value-type="float" office:value="-0.0295835217359" calcext:value-type="float">
            <text:p>-0.0295835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2" calcext:value-type="float">
            <text:p>-40.32</text:p>
          </table:table-cell>
          <table:table-cell office:value-type="float" office:value="-0.0611570687857" calcext:value-type="float">
            <text:p>-0.0611570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39" calcext:value-type="float">
            <text:p>-41.39</text:p>
          </table:table-cell>
          <table:table-cell office:value-type="float" office:value="-0.194907242195" calcext:value-type="float">
            <text:p>-0.1949072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" calcext:value-type="float">
            <text:p>-12.1</text:p>
          </table:table-cell>
          <table:table-cell office:value-type="float" office:value="-0.0356775562178" calcext:value-type="float">
            <text:p>-0.0356775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3" calcext:value-type="float">
            <text:p>-43.83</text:p>
          </table:table-cell>
          <table:table-cell office:value-type="float" office:value="-0.0638485616187" calcext:value-type="float">
            <text:p>-0.0638485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" calcext:value-type="float">
            <text:p>-29.9</text:p>
          </table:table-cell>
          <table:table-cell office:value-type="float" office:value="-0.0808656118384" calcext:value-type="float">
            <text:p>-0.080865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0.0233003906075" calcext:value-type="float">
            <text:p>-0.0233003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6" calcext:value-type="float">
            <text:p>-39.76</text:p>
          </table:table-cell>
          <table:table-cell office:value-type="float" office:value="-0.0624651407612" calcext:value-type="float">
            <text:p>-0.0624651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" calcext:value-type="float">
            <text:p>-36.3</text:p>
          </table:table-cell>
          <table:table-cell office:value-type="float" office:value="-0.0812528828523" calcext:value-type="float">
            <text:p>-0.0812528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8" calcext:value-type="float">
            <text:p>-15.28</text:p>
          </table:table-cell>
          <table:table-cell office:value-type="float" office:value="-0.110150933704" calcext:value-type="float">
            <text:p>-0.1101509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73" calcext:value-type="float">
            <text:p>-39.73</text:p>
          </table:table-cell>
          <table:table-cell office:value-type="float" office:value="-0.0605736491886" calcext:value-type="float">
            <text:p>-0.0605736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1" calcext:value-type="float">
            <text:p>-28.21</text:p>
          </table:table-cell>
          <table:table-cell office:value-type="float" office:value="-0.0798114269742" calcext:value-type="float">
            <text:p>-0.079811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2" calcext:value-type="float">
            <text:p>-11.32</text:p>
          </table:table-cell>
          <table:table-cell office:value-type="float" office:value="-0.0277545544712" calcext:value-type="float">
            <text:p>-0.0277545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43" calcext:value-type="float">
            <text:p>-51.43</text:p>
          </table:table-cell>
          <table:table-cell office:value-type="float" office:value="-0.0699323581763" calcext:value-type="float">
            <text:p>-0.0699323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" calcext:value-type="float">
            <text:p>-35.4</text:p>
          </table:table-cell>
          <table:table-cell office:value-type="float" office:value="-0.10332497484" calcext:value-type="float">
            <text:p>-0.1033249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51" calcext:value-type="float">
            <text:p>-13.51</text:p>
          </table:table-cell>
          <table:table-cell office:value-type="float" office:value="-0.0837247746037" calcext:value-type="float">
            <text:p>-0.083724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.74" calcext:value-type="float">
            <text:p>-34.74</text:p>
          </table:table-cell>
          <table:table-cell office:value-type="float" office:value="-0.0603005469443" calcext:value-type="float">
            <text:p>-0.0603005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79" calcext:value-type="float">
            <text:p>-39.79</text:p>
          </table:table-cell>
          <table:table-cell office:value-type="float" office:value="-0.219753770496" calcext:value-type="float">
            <text:p>-0.21975377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3" calcext:value-type="float">
            <text:p>-11.03</text:p>
          </table:table-cell>
          <table:table-cell office:value-type="float" office:value="-0.0246347845369" calcext:value-type="float">
            <text:p>-0.0246347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6" calcext:value-type="float">
            <text:p>-46.6</text:p>
          </table:table-cell>
          <table:table-cell office:value-type="float" office:value="-0.0691212432358" calcext:value-type="float">
            <text:p>-0.0691212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7" calcext:value-type="float">
            <text:p>-32.77</text:p>
          </table:table-cell>
          <table:table-cell office:value-type="float" office:value="-0.0655054313769" calcext:value-type="float">
            <text:p>-0.0655054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" calcext:value-type="float">
            <text:p>-15.6</text:p>
          </table:table-cell>
          <table:table-cell office:value-type="float" office:value="-0.105478460722" calcext:value-type="float">
            <text:p>-0.105478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.8" calcext:value-type="float">
            <text:p>-34.8</text:p>
          </table:table-cell>
          <table:table-cell office:value-type="float" office:value="-0.0601144932025" calcext:value-type="float">
            <text:p>-0.0601144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1" calcext:value-type="float">
            <text:p>-27.51</text:p>
          </table:table-cell>
          <table:table-cell office:value-type="float" office:value="-0.0570410427827" calcext:value-type="float">
            <text:p>-0.057041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8" calcext:value-type="float">
            <text:p>-11.08</text:p>
          </table:table-cell>
          <table:table-cell office:value-type="float" office:value="-0.0281015910929" calcext:value-type="float">
            <text:p>-0.0281015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9" calcext:value-type="float">
            <text:p>-40.79</text:p>
          </table:table-cell>
          <table:table-cell office:value-type="float" office:value="-0.0600455769454" calcext:value-type="float">
            <text:p>-0.0600455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8" calcext:value-type="float">
            <text:p>-31.78</text:p>
          </table:table-cell>
          <table:table-cell office:value-type="float" office:value="-0.0800211918692" calcext:value-type="float">
            <text:p>-0.08002119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253538671493" calcext:value-type="float">
            <text:p>-0.025353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95" calcext:value-type="float">
            <text:p>-37.95</text:p>
          </table:table-cell>
          <table:table-cell office:value-type="float" office:value="-0.0607877977078" calcext:value-type="float">
            <text:p>-0.0607877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85" calcext:value-type="float">
            <text:p>-35.85</text:p>
          </table:table-cell>
          <table:table-cell office:value-type="float" office:value="-0.0877208406801" calcext:value-type="float">
            <text:p>-0.0877208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8" calcext:value-type="float">
            <text:p>-10.38</text:p>
          </table:table-cell>
          <table:table-cell office:value-type="float" office:value="-0.0166118734024" calcext:value-type="float">
            <text:p>-0.0166118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54" calcext:value-type="float">
            <text:p>-37.54</text:p>
          </table:table-cell>
          <table:table-cell office:value-type="float" office:value="-0.0738292579712" calcext:value-type="float">
            <text:p>-0.073829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9" calcext:value-type="float">
            <text:p>-27.79</text:p>
          </table:table-cell>
          <table:table-cell office:value-type="float" office:value="-0.0627021495975" calcext:value-type="float">
            <text:p>-0.0627021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52163484903" calcext:value-type="float">
            <text:p>-0.0252163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6" calcext:value-type="float">
            <text:p>-41.86</text:p>
          </table:table-cell>
          <table:table-cell office:value-type="float" office:value="-0.0626237090306" calcext:value-type="float">
            <text:p>-0.062623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4" calcext:value-type="float">
            <text:p>-27.74</text:p>
          </table:table-cell>
          <table:table-cell office:value-type="float" office:value="-0.0680765550326" calcext:value-type="float">
            <text:p>-0.068076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9" calcext:value-type="float">
            <text:p>-10.39</text:p>
          </table:table-cell>
          <table:table-cell office:value-type="float" office:value="-0.0219497859616" calcext:value-type="float">
            <text:p>-0.021949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4" calcext:value-type="float">
            <text:p>-40.74</text:p>
          </table:table-cell>
          <table:table-cell office:value-type="float" office:value="-0.0618361272788" calcext:value-type="float">
            <text:p>-0.0618361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6" calcext:value-type="float">
            <text:p>-30.6</text:p>
          </table:table-cell>
          <table:table-cell office:value-type="float" office:value="-0.122399355761" calcext:value-type="float">
            <text:p>-0.1223993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22" calcext:value-type="float">
            <text:p>-10.22</text:p>
          </table:table-cell>
          <table:table-cell office:value-type="float" office:value="-0.0153987988556" calcext:value-type="float">
            <text:p>-0.0153987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11" calcext:value-type="float">
            <text:p>-48.11</text:p>
          </table:table-cell>
          <table:table-cell office:value-type="float" office:value="-0.0746163119263" calcext:value-type="float">
            <text:p>-0.0746163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4" calcext:value-type="float">
            <text:p>-32.74</text:p>
          </table:table-cell>
          <table:table-cell office:value-type="float" office:value="-0.146605145009" calcext:value-type="float">
            <text:p>-0.146605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284155281592" calcext:value-type="float">
            <text:p>-0.0284155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9" calcext:value-type="float">
            <text:p>-40.49</text:p>
          </table:table-cell>
          <table:table-cell office:value-type="float" office:value="-0.0615578844594" calcext:value-type="float">
            <text:p>-0.0615578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6" calcext:value-type="float">
            <text:p>-28.36</text:p>
          </table:table-cell>
          <table:table-cell office:value-type="float" office:value="-0.0820159729635" calcext:value-type="float">
            <text:p>-0.082015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01" calcext:value-type="float">
            <text:p>-12.01</text:p>
          </table:table-cell>
          <table:table-cell office:value-type="float" office:value="-0.0384611329947" calcext:value-type="float">
            <text:p>-0.03846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7" calcext:value-type="float">
            <text:p>-39.07</text:p>
          </table:table-cell>
          <table:table-cell office:value-type="float" office:value="-0.075920104401" calcext:value-type="float">
            <text:p>-0.0759201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6" calcext:value-type="float">
            <text:p>-36.36</text:p>
          </table:table-cell>
          <table:table-cell office:value-type="float" office:value="-0.119358718638" calcext:value-type="float">
            <text:p>-0.1193587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310650030207" calcext:value-type="float">
            <text:p>-0.031065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27" calcext:value-type="float">
            <text:p>-47.27</text:p>
          </table:table-cell>
          <table:table-cell office:value-type="float" office:value="-0.0687129199611" calcext:value-type="float">
            <text:p>-0.06871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7" calcext:value-type="float">
            <text:p>-31.57</text:p>
          </table:table-cell>
          <table:table-cell office:value-type="float" office:value="-0.0964035882048" calcext:value-type="float">
            <text:p>-0.0964035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6" calcext:value-type="float">
            <text:p>-11.86</text:p>
          </table:table-cell>
          <table:table-cell office:value-type="float" office:value="-0.023500050737" calcext:value-type="float">
            <text:p>-0.0235000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3.62" calcext:value-type="float">
            <text:p>-103.62</text:p>
          </table:table-cell>
          <table:table-cell office:value-type="float" office:value="-0.215728596892" calcext:value-type="float">
            <text:p>-0.2157285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6.06" calcext:value-type="float">
            <text:p>-46.06</text:p>
          </table:table-cell>
          <table:table-cell office:value-type="float" office:value="-0.282270923321" calcext:value-type="float">
            <text:p>-0.2822709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22" calcext:value-type="float">
            <text:p>-16.22</text:p>
          </table:table-cell>
          <table:table-cell office:value-type="float" office:value="-0.143390811912" calcext:value-type="float">
            <text:p>-0.143390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59" calcext:value-type="float">
            <text:p>-41.59</text:p>
          </table:table-cell>
          <table:table-cell office:value-type="float" office:value="-0.0615056437507" calcext:value-type="float">
            <text:p>-0.0615056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37" calcext:value-type="float">
            <text:p>-42.37</text:p>
          </table:table-cell>
          <table:table-cell office:value-type="float" office:value="-0.237616654377" calcext:value-type="float">
            <text:p>-0.2376166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0.030364196778" calcext:value-type="float">
            <text:p>-0.030364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2" calcext:value-type="float">
            <text:p>-43.42</text:p>
          </table:table-cell>
          <table:table-cell office:value-type="float" office:value="-0.0614487105931" calcext:value-type="float">
            <text:p>-0.0614487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1" calcext:value-type="float">
            <text:p>-31.31</text:p>
          </table:table-cell>
          <table:table-cell office:value-type="float" office:value="-0.0811974025594" calcext:value-type="float">
            <text:p>-0.0811974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3" calcext:value-type="float">
            <text:p>-11.53</text:p>
          </table:table-cell>
          <table:table-cell office:value-type="float" office:value="-0.0437874443606" calcext:value-type="float">
            <text:p>-0.0437874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54" calcext:value-type="float">
            <text:p>-38.54</text:p>
          </table:table-cell>
          <table:table-cell office:value-type="float" office:value="-0.0755560044053" calcext:value-type="float">
            <text:p>-0.0755560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51" calcext:value-type="float">
            <text:p>-29.51</text:p>
          </table:table-cell>
          <table:table-cell office:value-type="float" office:value="-0.0787374243152" calcext:value-type="float">
            <text:p>-0.0787374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7" calcext:value-type="float">
            <text:p>-10.57</text:p>
          </table:table-cell>
          <table:table-cell office:value-type="float" office:value="-0.0250753303621" calcext:value-type="float">
            <text:p>-0.0250753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7" calcext:value-type="float">
            <text:p>-37.7</text:p>
          </table:table-cell>
          <table:table-cell office:value-type="float" office:value="-0.0623392333352" calcext:value-type="float">
            <text:p>-0.0623392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2" calcext:value-type="float">
            <text:p>-29.82</text:p>
          </table:table-cell>
          <table:table-cell office:value-type="float" office:value="-0.102747346356" calcext:value-type="float">
            <text:p>-0.1027473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float" office:value="-0.0312479905011" calcext:value-type="float">
            <text:p>-0.0312479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611451040929" calcext:value-type="float">
            <text:p>-0.0611451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77" calcext:value-type="float">
            <text:p>-44.77</text:p>
          </table:table-cell>
          <table:table-cell office:value-type="float" office:value="-0.210163609752" calcext:value-type="float">
            <text:p>-0.2101636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1" calcext:value-type="float">
            <text:p>-11.31</text:p>
          </table:table-cell>
          <table:table-cell office:value-type="float" office:value="-0.0229687962265" calcext:value-type="float">
            <text:p>-0.0229687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3" calcext:value-type="float">
            <text:p>-43.53</text:p>
          </table:table-cell>
          <table:table-cell office:value-type="float" office:value="-0.0644774362084" calcext:value-type="float">
            <text:p>-0.0644774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8" calcext:value-type="float">
            <text:p>-28.58</text:p>
          </table:table-cell>
          <table:table-cell office:value-type="float" office:value="-0.0537933397574" calcext:value-type="float">
            <text:p>-0.0537933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76" calcext:value-type="float">
            <text:p>-15.76</text:p>
          </table:table-cell>
          <table:table-cell office:value-type="float" office:value="-0.1191413649" calcext:value-type="float">
            <text:p>-0.1191413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3" calcext:value-type="float">
            <text:p>-35.3</text:p>
          </table:table-cell>
          <table:table-cell office:value-type="float" office:value="-0.0600619487483" calcext:value-type="float">
            <text:p>-0.0600619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06" calcext:value-type="float">
            <text:p>-27.06</text:p>
          </table:table-cell>
          <table:table-cell office:value-type="float" office:value="-0.0531334822583" calcext:value-type="float">
            <text:p>-0.05313348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2" calcext:value-type="float">
            <text:p>-10.72</text:p>
          </table:table-cell>
          <table:table-cell office:value-type="float" office:value="-0.0270547567659" calcext:value-type="float">
            <text:p>-0.0270547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26" calcext:value-type="float">
            <text:p>-47.26</text:p>
          </table:table-cell>
          <table:table-cell office:value-type="float" office:value="-0.0684905998263" calcext:value-type="float">
            <text:p>-0.0684905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8" calcext:value-type="float">
            <text:p>-28.58</text:p>
          </table:table-cell>
          <table:table-cell office:value-type="float" office:value="-0.0844533506269" calcext:value-type="float">
            <text:p>-0.0844533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9" calcext:value-type="float">
            <text:p>-11.09</text:p>
          </table:table-cell>
          <table:table-cell office:value-type="float" office:value="-0.0334526767504" calcext:value-type="float">
            <text:p>-0.0334526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6" calcext:value-type="float">
            <text:p>-41.76</text:p>
          </table:table-cell>
          <table:table-cell office:value-type="float" office:value="-0.0632915641922" calcext:value-type="float">
            <text:p>-0.0632915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7" calcext:value-type="float">
            <text:p>-28.67</text:p>
          </table:table-cell>
          <table:table-cell office:value-type="float" office:value="-0.0811342051566" calcext:value-type="float">
            <text:p>-0.0811342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0.0249225295136" calcext:value-type="float">
            <text:p>-0.0249225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21" calcext:value-type="float">
            <text:p>-37.21</text:p>
          </table:table-cell>
          <table:table-cell office:value-type="float" office:value="-0.0616617733403" calcext:value-type="float">
            <text:p>-0.0616617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19" calcext:value-type="float">
            <text:p>-28.19</text:p>
          </table:table-cell>
          <table:table-cell office:value-type="float" office:value="-0.072537626983" calcext:value-type="float">
            <text:p>-0.072537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2" calcext:value-type="float">
            <text:p>-11.12</text:p>
          </table:table-cell>
          <table:table-cell office:value-type="float" office:value="-0.029763966897" calcext:value-type="float">
            <text:p>-0.0297639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02" calcext:value-type="float">
            <text:p>-52.02</text:p>
          </table:table-cell>
          <table:table-cell office:value-type="float" office:value="-0.0703501163757" calcext:value-type="float">
            <text:p>-0.0703501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99" calcext:value-type="float">
            <text:p>-37.99</text:p>
          </table:table-cell>
          <table:table-cell office:value-type="float" office:value="-0.185262506629" calcext:value-type="float">
            <text:p>-0.1852625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247393547845" calcext:value-type="float">
            <text:p>-0.0247393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68" calcext:value-type="float">
            <text:p>-36.68</text:p>
          </table:table-cell>
          <table:table-cell office:value-type="float" office:value="-0.0734724626621" calcext:value-type="float">
            <text:p>-0.0734724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" calcext:value-type="float">
            <text:p>-30.1</text:p>
          </table:table-cell>
          <table:table-cell office:value-type="float" office:value="-0.0640647822312" calcext:value-type="float">
            <text:p>-0.0640647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0.0232408576583" calcext:value-type="float">
            <text:p>-0.0232408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9" calcext:value-type="float">
            <text:p>-41.69</text:p>
          </table:table-cell>
          <table:table-cell office:value-type="float" office:value="-0.0656443973073" calcext:value-type="float">
            <text:p>-0.0656443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5" calcext:value-type="float">
            <text:p>-29.05</text:p>
          </table:table-cell>
          <table:table-cell office:value-type="float" office:value="-0.055601608408" calcext:value-type="float">
            <text:p>-0.055601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1" calcext:value-type="float">
            <text:p>-15.41</text:p>
          </table:table-cell>
          <table:table-cell office:value-type="float" office:value="-0.110505674598" calcext:value-type="float">
            <text:p>-0.1105056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.44" calcext:value-type="float">
            <text:p>-34.44</text:p>
          </table:table-cell>
          <table:table-cell office:value-type="float" office:value="-0.0597772699595" calcext:value-type="float">
            <text:p>-0.05977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8" calcext:value-type="float">
            <text:p>-31.68</text:p>
          </table:table-cell>
          <table:table-cell office:value-type="float" office:value="-0.0605685401625" calcext:value-type="float">
            <text:p>-0.0605685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1" calcext:value-type="float">
            <text:p>-10.81</text:p>
          </table:table-cell>
          <table:table-cell office:value-type="float" office:value="-0.025582294264" calcext:value-type="float">
            <text:p>-0.0255822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8" calcext:value-type="float">
            <text:p>-41.78</text:p>
          </table:table-cell>
          <table:table-cell office:value-type="float" office:value="-0.0632103238415" calcext:value-type="float">
            <text:p>-0.0632103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8" calcext:value-type="float">
            <text:p>-34.68</text:p>
          </table:table-cell>
          <table:table-cell office:value-type="float" office:value="-0.0812059670098" calcext:value-type="float">
            <text:p>-0.081205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.12" calcext:value-type="float">
            <text:p>-22.12</text:p>
          </table:table-cell>
          <table:table-cell office:value-type="float" office:value="-0.167845407778" calcext:value-type="float">
            <text:p>-0.1678454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56" calcext:value-type="float">
            <text:p>-41.56</text:p>
          </table:table-cell>
          <table:table-cell office:value-type="float" office:value="-0.0610962456834" calcext:value-type="float">
            <text:p>-0.0610962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0.74" calcext:value-type="float">
            <text:p>-50.74</text:p>
          </table:table-cell>
          <table:table-cell office:value-type="float" office:value="-0.199127509837" calcext:value-type="float">
            <text:p>-0.199127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82" calcext:value-type="float">
            <text:p>-12.82</text:p>
          </table:table-cell>
          <table:table-cell office:value-type="float" office:value="-0.0407055371091" calcext:value-type="float">
            <text:p>-0.0407055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51" calcext:value-type="float">
            <text:p>-33.51</text:p>
          </table:table-cell>
          <table:table-cell office:value-type="float" office:value="-0.0602700623491" calcext:value-type="float">
            <text:p>-0.0602700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87" calcext:value-type="float">
            <text:p>-38.87</text:p>
          </table:table-cell>
          <table:table-cell office:value-type="float" office:value="-0.169038661986" calcext:value-type="float">
            <text:p>-0.169038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37" calcext:value-type="float">
            <text:p>-10.37</text:p>
          </table:table-cell>
          <table:table-cell office:value-type="float" office:value="-0.0271889263272" calcext:value-type="float">
            <text:p>-0.0271889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" calcext:value-type="float">
            <text:p>-44.5</text:p>
          </table:table-cell>
          <table:table-cell office:value-type="float" office:value="-0.0664297143488" calcext:value-type="float">
            <text:p>-0.0664297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" calcext:value-type="float">
            <text:p>-27.9</text:p>
          </table:table-cell>
          <table:table-cell office:value-type="float" office:value="-0.0592762696282" calcext:value-type="float">
            <text:p>-0.0592762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9" calcext:value-type="float">
            <text:p>-10.49</text:p>
          </table:table-cell>
          <table:table-cell office:value-type="float" office:value="-0.0264470170106" calcext:value-type="float">
            <text:p>-0.026447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9" calcext:value-type="float">
            <text:p>-40.39</text:p>
          </table:table-cell>
          <table:table-cell office:value-type="float" office:value="-0.061059209115" calcext:value-type="float">
            <text:p>-0.0610592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8" calcext:value-type="float">
            <text:p>-29.88</text:p>
          </table:table-cell>
          <table:table-cell office:value-type="float" office:value="-0.0805648358865" calcext:value-type="float">
            <text:p>-0.0805648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-0.024212541585" calcext:value-type="float">
            <text:p>-0.0242125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2" calcext:value-type="float">
            <text:p>-43.82</text:p>
          </table:table-cell>
          <table:table-cell office:value-type="float" office:value="-0.0634211131572" calcext:value-type="float">
            <text:p>-0.0634211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4" calcext:value-type="float">
            <text:p>-29.34</text:p>
          </table:table-cell>
          <table:table-cell office:value-type="float" office:value="-0.0539906782518" calcext:value-type="float">
            <text:p>-0.0539906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8" calcext:value-type="float">
            <text:p>-11.38</text:p>
          </table:table-cell>
          <table:table-cell office:value-type="float" office:value="-0.0385995617031" calcext:value-type="float">
            <text:p>-0.0385995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25" calcext:value-type="float">
            <text:p>-45.25</text:p>
          </table:table-cell>
          <table:table-cell office:value-type="float" office:value="-0.0660766593572" calcext:value-type="float">
            <text:p>-0.0660766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96" calcext:value-type="float">
            <text:p>-31.96</text:p>
          </table:table-cell>
          <table:table-cell office:value-type="float" office:value="-0.0760886757772" calcext:value-type="float">
            <text:p>-0.0760886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7" calcext:value-type="float">
            <text:p>-11.67</text:p>
          </table:table-cell>
          <table:table-cell office:value-type="float" office:value="-0.0333268777738" calcext:value-type="float">
            <text:p>-0.0333268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31" calcext:value-type="float">
            <text:p>-32.31</text:p>
          </table:table-cell>
          <table:table-cell office:value-type="float" office:value="-0.058719030434" calcext:value-type="float">
            <text:p>-0.0587190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6.07" calcext:value-type="float">
            <text:p>-56.07</text:p>
          </table:table-cell>
          <table:table-cell office:value-type="float" office:value="-0.200938158128" calcext:value-type="float">
            <text:p>-0.2009381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8" calcext:value-type="float">
            <text:p>-11.78</text:p>
          </table:table-cell>
          <table:table-cell office:value-type="float" office:value="-0.0297276914812" calcext:value-type="float">
            <text:p>-0.0297276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45" calcext:value-type="float">
            <text:p>-38.45</text:p>
          </table:table-cell>
          <table:table-cell office:value-type="float" office:value="-0.0611919131082" calcext:value-type="float">
            <text:p>-0.0611919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69" calcext:value-type="float">
            <text:p>-33.69</text:p>
          </table:table-cell>
          <table:table-cell office:value-type="float" office:value="-0.0807480449899" calcext:value-type="float">
            <text:p>-0.080748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7" calcext:value-type="float">
            <text:p>-11.27</text:p>
          </table:table-cell>
          <table:table-cell office:value-type="float" office:value="-0.0368376301292" calcext:value-type="float">
            <text:p>-0.036837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15" calcext:value-type="float">
            <text:p>-37.15</text:p>
          </table:table-cell>
          <table:table-cell office:value-type="float" office:value="-0.0643451631027" calcext:value-type="float">
            <text:p>-0.0643451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24" calcext:value-type="float">
            <text:p>-38.24</text:p>
          </table:table-cell>
          <table:table-cell office:value-type="float" office:value="-0.0622695130074" calcext:value-type="float">
            <text:p>-0.062269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0.0154300973222" calcext:value-type="float">
            <text:p>-0.0154300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5" calcext:value-type="float">
            <text:p>-43.45</text:p>
          </table:table-cell>
          <table:table-cell office:value-type="float" office:value="-0.0641914184345" calcext:value-type="float">
            <text:p>-0.0641914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4" calcext:value-type="float">
            <text:p>-35.44</text:p>
          </table:table-cell>
          <table:table-cell office:value-type="float" office:value="-0.090763386397" calcext:value-type="float">
            <text:p>-0.0907633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7" calcext:value-type="float">
            <text:p>-15.67</text:p>
          </table:table-cell>
          <table:table-cell office:value-type="float" office:value="-0.116644282889" calcext:value-type="float">
            <text:p>-0.116644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53" calcext:value-type="float">
            <text:p>-46.53</text:p>
          </table:table-cell>
          <table:table-cell office:value-type="float" office:value="-0.0697054403834" calcext:value-type="float">
            <text:p>-0.0697054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55" calcext:value-type="float">
            <text:p>-39.55</text:p>
          </table:table-cell>
          <table:table-cell office:value-type="float" office:value="-0.0845661145775" calcext:value-type="float">
            <text:p>-0.0845661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16" calcext:value-type="float">
            <text:p>-15.16</text:p>
          </table:table-cell>
          <table:table-cell office:value-type="float" office:value="-0.108178661199" calcext:value-type="float">
            <text:p>-0.1081786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07" calcext:value-type="float">
            <text:p>-41.07</text:p>
          </table:table-cell>
          <table:table-cell office:value-type="float" office:value="-0.0633441350165" calcext:value-type="float">
            <text:p>-0.063344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75" calcext:value-type="float">
            <text:p>-36.75</text:p>
          </table:table-cell>
          <table:table-cell office:value-type="float" office:value="-0.17189627041" calcext:value-type="float">
            <text:p>-0.1718962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4" calcext:value-type="float">
            <text:p>-11.54</text:p>
          </table:table-cell>
          <table:table-cell office:value-type="float" office:value="-0.0240407814567" calcext:value-type="float">
            <text:p>-0.0240407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" calcext:value-type="float">
            <text:p>-45.8</text:p>
          </table:table-cell>
          <table:table-cell office:value-type="float" office:value="-0.0682783970549" calcext:value-type="float">
            <text:p>-0.0682783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7" calcext:value-type="float">
            <text:p>-29.17</text:p>
          </table:table-cell>
          <table:table-cell office:value-type="float" office:value="-0.0970004647862" calcext:value-type="float">
            <text:p>-0.0970004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3" calcext:value-type="float">
            <text:p>-10.43</text:p>
          </table:table-cell>
          <table:table-cell office:value-type="float" office:value="-0.0218324592857" calcext:value-type="float">
            <text:p>-0.0218324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8" calcext:value-type="float">
            <text:p>-38.8</text:p>
          </table:table-cell>
          <table:table-cell office:value-type="float" office:value="-0.0599466405511" calcext:value-type="float">
            <text:p>-0.0599466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751023336471" calcext:value-type="float">
            <text:p>-0.0751023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7" calcext:value-type="float">
            <text:p>-11.27</text:p>
          </table:table-cell>
          <table:table-cell office:value-type="float" office:value="-0.0306712117465" calcext:value-type="float">
            <text:p>-0.0306712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32" calcext:value-type="float">
            <text:p>-44.32</text:p>
          </table:table-cell>
          <table:table-cell office:value-type="float" office:value="-0.0624044976015" calcext:value-type="float">
            <text:p>-0.0624044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32" calcext:value-type="float">
            <text:p>-30.32</text:p>
          </table:table-cell>
          <table:table-cell office:value-type="float" office:value="-0.0782058063099" calcext:value-type="float">
            <text:p>-0.078205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1" calcext:value-type="float">
            <text:p>-10.41</text:p>
          </table:table-cell>
          <table:table-cell office:value-type="float" office:value="-0.0252253072497" calcext:value-type="float">
            <text:p>-0.025225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62" calcext:value-type="float">
            <text:p>-33.62</text:p>
          </table:table-cell>
          <table:table-cell office:value-type="float" office:value="-0.0606271199695" calcext:value-type="float">
            <text:p>-0.06062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5" calcext:value-type="float">
            <text:p>-28.05</text:p>
          </table:table-cell>
          <table:table-cell office:value-type="float" office:value="-0.0678418871448" calcext:value-type="float">
            <text:p>-0.0678418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374805583697" calcext:value-type="float">
            <text:p>-0.0374805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2" calcext:value-type="float">
            <text:p>-39.02</text:p>
          </table:table-cell>
          <table:table-cell office:value-type="float" office:value="-0.0611477901366" calcext:value-type="float">
            <text:p>-0.0611477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-0.0701096642742" calcext:value-type="float">
            <text:p>-0.0701096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6" calcext:value-type="float">
            <text:p>-11.76</text:p>
          </table:table-cell>
          <table:table-cell office:value-type="float" office:value="-0.0358409259037" calcext:value-type="float">
            <text:p>-0.035840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7" calcext:value-type="float">
            <text:p>-42.07</text:p>
          </table:table-cell>
          <table:table-cell office:value-type="float" office:value="-0.061157676436" calcext:value-type="float">
            <text:p>-0.0611576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3" calcext:value-type="float">
            <text:p>-27.53</text:p>
          </table:table-cell>
          <table:table-cell office:value-type="float" office:value="-0.0680393742077" calcext:value-type="float">
            <text:p>-0.0680393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44369396854" calcext:value-type="float">
            <text:p>-0.0244369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5" calcext:value-type="float">
            <text:p>-41.65</text:p>
          </table:table-cell>
          <table:table-cell office:value-type="float" office:value="-0.065649069768" calcext:value-type="float">
            <text:p>-0.0656490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82" calcext:value-type="float">
            <text:p>-41.82</text:p>
          </table:table-cell>
          <table:table-cell office:value-type="float" office:value="-0.12562157279" calcext:value-type="float">
            <text:p>-0.1256215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0.37" calcext:value-type="float">
            <text:p>-20.37</text:p>
          </table:table-cell>
          <table:table-cell office:value-type="float" office:value="-0.153334335524" calcext:value-type="float">
            <text:p>-0.153334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5" calcext:value-type="float">
            <text:p>-44.5</text:p>
          </table:table-cell>
          <table:table-cell office:value-type="float" office:value="-0.0613608675443" calcext:value-type="float">
            <text:p>-0.0613608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07" calcext:value-type="float">
            <text:p>-41.07</text:p>
          </table:table-cell>
          <table:table-cell office:value-type="float" office:value="-0.0804379271055" calcext:value-type="float">
            <text:p>-0.0804379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5" calcext:value-type="float">
            <text:p>-16.5</text:p>
          </table:table-cell>
          <table:table-cell office:value-type="float" office:value="-0.137467306473" calcext:value-type="float">
            <text:p>-0.137467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26" calcext:value-type="float">
            <text:p>-47.26</text:p>
          </table:table-cell>
          <table:table-cell office:value-type="float" office:value="-0.0623759145478" calcext:value-type="float">
            <text:p>-0.0623759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2" calcext:value-type="float">
            <text:p>-28.62</text:p>
          </table:table-cell>
          <table:table-cell office:value-type="float" office:value="-0.0562319565265" calcext:value-type="float">
            <text:p>-0.05623195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8" calcext:value-type="float">
            <text:p>-11.08</text:p>
          </table:table-cell>
          <table:table-cell office:value-type="float" office:value="-0.0373865572283" calcext:value-type="float">
            <text:p>-0.0373865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02" calcext:value-type="float">
            <text:p>-44.02</text:p>
          </table:table-cell>
          <table:table-cell office:value-type="float" office:value="-0.0644410852785" calcext:value-type="float">
            <text:p>-0.0644410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7" calcext:value-type="float">
            <text:p>-30.87</text:p>
          </table:table-cell>
          <table:table-cell office:value-type="float" office:value="-0.0816525851933" calcext:value-type="float">
            <text:p>-0.0816525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87" calcext:value-type="float">
            <text:p>-12.87</text:p>
          </table:table-cell>
          <table:table-cell office:value-type="float" office:value="-0.0341192138159" calcext:value-type="float">
            <text:p>-0.0341192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34" calcext:value-type="float">
            <text:p>-51.34</text:p>
          </table:table-cell>
          <table:table-cell office:value-type="float" office:value="-0.0642065170074" calcext:value-type="float">
            <text:p>-0.064206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11" calcext:value-type="float">
            <text:p>-38.11</text:p>
          </table:table-cell>
          <table:table-cell office:value-type="float" office:value="-0.140234931232" calcext:value-type="float">
            <text:p>-0.1402349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28" calcext:value-type="float">
            <text:p>-10.28</text:p>
          </table:table-cell>
          <table:table-cell office:value-type="float" office:value="-0.0229084242084" calcext:value-type="float">
            <text:p>-0.0229084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3" calcext:value-type="float">
            <text:p>-47.13</text:p>
          </table:table-cell>
          <table:table-cell office:value-type="float" office:value="-0.0690340470182" calcext:value-type="float">
            <text:p>-0.069034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34" calcext:value-type="float">
            <text:p>-33.34</text:p>
          </table:table-cell>
          <table:table-cell office:value-type="float" office:value="-0.0598913638331" calcext:value-type="float">
            <text:p>-0.0598913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3" calcext:value-type="float">
            <text:p>-11.03</text:p>
          </table:table-cell>
          <table:table-cell office:value-type="float" office:value="-0.0221997428852" calcext:value-type="float">
            <text:p>-0.0221997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6" calcext:value-type="float">
            <text:p>-45.86</text:p>
          </table:table-cell>
          <table:table-cell office:value-type="float" office:value="-0.0635452583418" calcext:value-type="float">
            <text:p>-0.0635452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2" calcext:value-type="float">
            <text:p>-34.02</text:p>
          </table:table-cell>
          <table:table-cell office:value-type="float" office:value="-0.159699928011" calcext:value-type="float">
            <text:p>-0.159699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4" calcext:value-type="float">
            <text:p>-11.94</text:p>
          </table:table-cell>
          <table:table-cell office:value-type="float" office:value="-0.0397428631368" calcext:value-type="float">
            <text:p>-0.0397428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9" calcext:value-type="float">
            <text:p>-41.39</text:p>
          </table:table-cell>
          <table:table-cell office:value-type="float" office:value="-0.0609890307992" calcext:value-type="float">
            <text:p>-0.0609890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6" calcext:value-type="float">
            <text:p>-32.66</text:p>
          </table:table-cell>
          <table:table-cell office:value-type="float" office:value="-0.0795525463407" calcext:value-type="float">
            <text:p>-0.0795525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73217139875" calcext:value-type="float">
            <text:p>-0.02732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9" calcext:value-type="float">
            <text:p>-41.99</text:p>
          </table:table-cell>
          <table:table-cell office:value-type="float" office:value="-0.0626165528917" calcext:value-type="float">
            <text:p>-0.0626165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" calcext:value-type="float">
            <text:p>-29.9</text:p>
          </table:table-cell>
          <table:table-cell office:value-type="float" office:value="-0.0624111562232" calcext:value-type="float">
            <text:p>-0.0624111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13" calcext:value-type="float">
            <text:p>-17.13</text:p>
          </table:table-cell>
          <table:table-cell office:value-type="float" office:value="-0.129187905103" calcext:value-type="float">
            <text:p>-0.1291879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74" calcext:value-type="float">
            <text:p>-45.74</text:p>
          </table:table-cell>
          <table:table-cell office:value-type="float" office:value="-0.0632136939759" calcext:value-type="float">
            <text:p>-0.063213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6" calcext:value-type="float">
            <text:p>-29.06</text:p>
          </table:table-cell>
          <table:table-cell office:value-type="float" office:value="-0.101634373248" calcext:value-type="float">
            <text:p>-0.1016343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26417833454" calcext:value-type="float">
            <text:p>-0.0226417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24" calcext:value-type="float">
            <text:p>-43.24</text:p>
          </table:table-cell>
          <table:table-cell office:value-type="float" office:value="-0.0641394584495" calcext:value-type="float">
            <text:p>-0.0641394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5" calcext:value-type="float">
            <text:p>-33.05</text:p>
          </table:table-cell>
          <table:table-cell office:value-type="float" office:value="-0.081088744098" calcext:value-type="float">
            <text:p>-0.0810887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3" calcext:value-type="float">
            <text:p>-12.23</text:p>
          </table:table-cell>
          <table:table-cell office:value-type="float" office:value="-0.037928927655" calcext:value-type="float">
            <text:p>-0.0379289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9" calcext:value-type="float">
            <text:p>-41.29</text:p>
          </table:table-cell>
          <table:table-cell office:value-type="float" office:value="-0.0619010113334" calcext:value-type="float">
            <text:p>-0.0619010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4" calcext:value-type="float">
            <text:p>-27.74</text:p>
          </table:table-cell>
          <table:table-cell office:value-type="float" office:value="-0.073782858821" calcext:value-type="float">
            <text:p>-0.0737828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338266613877" calcext:value-type="float">
            <text:p>-0.0338266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63" calcext:value-type="float">
            <text:p>-45.63</text:p>
          </table:table-cell>
          <table:table-cell office:value-type="float" office:value="-0.0628061692746" calcext:value-type="float">
            <text:p>-0.0628061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8" calcext:value-type="float">
            <text:p>-31.78</text:p>
          </table:table-cell>
          <table:table-cell office:value-type="float" office:value="-0.0832237017523" calcext:value-type="float">
            <text:p>-0.0832237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0.23" calcext:value-type="float">
            <text:p>-20.23</text:p>
          </table:table-cell>
          <table:table-cell office:value-type="float" office:value="-0.137346178357" calcext:value-type="float">
            <text:p>-0.137346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.49" calcext:value-type="float">
            <text:p>-48.49</text:p>
          </table:table-cell>
          <table:table-cell office:value-type="float" office:value="-0.0692180109195" calcext:value-type="float">
            <text:p>-0.0692180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11" calcext:value-type="float">
            <text:p>-27.11</text:p>
          </table:table-cell>
          <table:table-cell office:value-type="float" office:value="-0.0558445637122" calcext:value-type="float">
            <text:p>-0.0558445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362930900955" calcext:value-type="float">
            <text:p>-0.0362930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72" calcext:value-type="float">
            <text:p>-43.72</text:p>
          </table:table-cell>
          <table:table-cell office:value-type="float" office:value="-0.0635956489988" calcext:value-type="float">
            <text:p>-0.0635956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31" calcext:value-type="float">
            <text:p>-38.31</text:p>
          </table:table-cell>
          <table:table-cell office:value-type="float" office:value="-0.18259793318" calcext:value-type="float">
            <text:p>-0.18259793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4" calcext:value-type="float">
            <text:p>-12.54</text:p>
          </table:table-cell>
          <table:table-cell office:value-type="float" office:value="-0.0356192519078" calcext:value-type="float">
            <text:p>-0.0356192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6" calcext:value-type="float">
            <text:p>-41.26</text:p>
          </table:table-cell>
          <table:table-cell office:value-type="float" office:value="-0.060689606713" calcext:value-type="float">
            <text:p>-0.0606896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" calcext:value-type="float">
            <text:p>-28.5</text:p>
          </table:table-cell>
          <table:table-cell office:value-type="float" office:value="-0.0802862518657" calcext:value-type="float">
            <text:p>-0.0802862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9" calcext:value-type="float">
            <text:p>-11.09</text:p>
          </table:table-cell>
          <table:table-cell office:value-type="float" office:value="-0.0261427375958" calcext:value-type="float">
            <text:p>-0.0261427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16" calcext:value-type="float">
            <text:p>-46.16</text:p>
          </table:table-cell>
          <table:table-cell office:value-type="float" office:value="-0.0694130405966" calcext:value-type="float">
            <text:p>-0.06941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56" calcext:value-type="float">
            <text:p>-33.56</text:p>
          </table:table-cell>
          <table:table-cell office:value-type="float" office:value="-0.0797662530283" calcext:value-type="float">
            <text:p>-0.079766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.81" calcext:value-type="float">
            <text:p>-23.81</text:p>
          </table:table-cell>
          <table:table-cell office:value-type="float" office:value="-0.182339634297" calcext:value-type="float">
            <text:p>-0.1823396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46" calcext:value-type="float">
            <text:p>-47.46</text:p>
          </table:table-cell>
          <table:table-cell office:value-type="float" office:value="-0.0696094814271" calcext:value-type="float">
            <text:p>-0.0696094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5" calcext:value-type="float">
            <text:p>-31.35</text:p>
          </table:table-cell>
          <table:table-cell office:value-type="float" office:value="-0.0809029315155" calcext:value-type="float">
            <text:p>-0.0809029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7" calcext:value-type="float">
            <text:p>-10.37</text:p>
          </table:table-cell>
          <table:table-cell office:value-type="float" office:value="-0.0220751121804" calcext:value-type="float">
            <text:p>-0.022075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67" calcext:value-type="float">
            <text:p>-55.67</text:p>
          </table:table-cell>
          <table:table-cell office:value-type="float" office:value="-0.0830949961132" calcext:value-type="float">
            <text:p>-0.0830949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81" calcext:value-type="float">
            <text:p>-34.81</text:p>
          </table:table-cell>
          <table:table-cell office:value-type="float" office:value="-0.18147312434" calcext:value-type="float">
            <text:p>-0.18147312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6" calcext:value-type="float">
            <text:p>-11.56</text:p>
          </table:table-cell>
          <table:table-cell office:value-type="float" office:value="-0.0354139643306" calcext:value-type="float">
            <text:p>-0.0354139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63" calcext:value-type="float">
            <text:p>-36.63</text:p>
          </table:table-cell>
          <table:table-cell office:value-type="float" office:value="-0.0603014925997" calcext:value-type="float">
            <text:p>-0.0603014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71" calcext:value-type="float">
            <text:p>-33.71</text:p>
          </table:table-cell>
          <table:table-cell office:value-type="float" office:value="-0.0802145181334" calcext:value-type="float">
            <text:p>-0.0802145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66294978487" calcext:value-type="float">
            <text:p>-0.0266294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5" calcext:value-type="float">
            <text:p>-43.45</text:p>
          </table:table-cell>
          <table:table-cell office:value-type="float" office:value="-0.0629905847141" calcext:value-type="float">
            <text:p>-0.0629905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7" calcext:value-type="float">
            <text:p>-28.27</text:p>
          </table:table-cell>
          <table:table-cell office:value-type="float" office:value="-0.0683248148686" calcext:value-type="float">
            <text:p>-0.0683248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9" calcext:value-type="float">
            <text:p>-10.39</text:p>
          </table:table-cell>
          <table:table-cell office:value-type="float" office:value="-0.0255603293184" calcext:value-type="float">
            <text:p>-0.0255603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3" calcext:value-type="float">
            <text:p>-41.33</text:p>
          </table:table-cell>
          <table:table-cell office:value-type="float" office:value="-0.0621562050127" calcext:value-type="float">
            <text:p>-0.062156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89" calcext:value-type="float">
            <text:p>-32.89</text:p>
          </table:table-cell>
          <table:table-cell office:value-type="float" office:value="-0.107274422752" calcext:value-type="float">
            <text:p>-0.1072744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53" calcext:value-type="float">
            <text:p>-12.53</text:p>
          </table:table-cell>
          <table:table-cell office:value-type="float" office:value="-0.03489887696" calcext:value-type="float">
            <text:p>-0.034898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61" calcext:value-type="float">
            <text:p>-39.61</text:p>
          </table:table-cell>
          <table:table-cell office:value-type="float" office:value="-0.0597638293227" calcext:value-type="float">
            <text:p>-0.0597638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56" calcext:value-type="float">
            <text:p>-30.56</text:p>
          </table:table-cell>
          <table:table-cell office:value-type="float" office:value="-0.0822121832282" calcext:value-type="float">
            <text:p>-0.0822121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6" calcext:value-type="float">
            <text:p>-11.76</text:p>
          </table:table-cell>
          <table:table-cell office:value-type="float" office:value="-0.0468197365372" calcext:value-type="float">
            <text:p>-0.0468197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49" calcext:value-type="float">
            <text:p>-39.49</text:p>
          </table:table-cell>
          <table:table-cell office:value-type="float" office:value="-0.0621187885494" calcext:value-type="float">
            <text:p>-0.0621187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08" calcext:value-type="float">
            <text:p>-36.08</text:p>
          </table:table-cell>
          <table:table-cell office:value-type="float" office:value="-0.0825792569619" calcext:value-type="float">
            <text:p>-0.082579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5" calcext:value-type="float">
            <text:p>-15.45</text:p>
          </table:table-cell>
          <table:table-cell office:value-type="float" office:value="-0.117799430608" calcext:value-type="float">
            <text:p>-0.1177994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1" calcext:value-type="float">
            <text:p>-39.1</text:p>
          </table:table-cell>
          <table:table-cell office:value-type="float" office:value="-0.0609586240494" calcext:value-type="float">
            <text:p>-0.060958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3" calcext:value-type="float">
            <text:p>-29.33</text:p>
          </table:table-cell>
          <table:table-cell office:value-type="float" office:value="-0.08422731272" calcext:value-type="float">
            <text:p>-0.0842273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6" calcext:value-type="float">
            <text:p>-10.46</text:p>
          </table:table-cell>
          <table:table-cell office:value-type="float" office:value="-0.0246887209475" calcext:value-type="float">
            <text:p>-0.0246887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36" calcext:value-type="float">
            <text:p>-42.36</text:p>
          </table:table-cell>
          <table:table-cell office:value-type="float" office:value="-0.0623805573501" calcext:value-type="float">
            <text:p>-0.0623805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84" calcext:value-type="float">
            <text:p>-36.84</text:p>
          </table:table-cell>
          <table:table-cell office:value-type="float" office:value="-0.105385570198" calcext:value-type="float">
            <text:p>-0.1053855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8" calcext:value-type="float">
            <text:p>-11.98</text:p>
          </table:table-cell>
          <table:table-cell office:value-type="float" office:value="-0.0389410277877" calcext:value-type="float">
            <text:p>-0.0389410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16" calcext:value-type="float">
            <text:p>-96.16</text:p>
          </table:table-cell>
          <table:table-cell office:value-type="float" office:value="-0.221194109502" calcext:value-type="float">
            <text:p>-0.22119410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6.89" calcext:value-type="float">
            <text:p>-46.89</text:p>
          </table:table-cell>
          <table:table-cell office:value-type="float" office:value="-0.27600422108" calcext:value-type="float">
            <text:p>-0.2760042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9" calcext:value-type="float">
            <text:p>-11.99</text:p>
          </table:table-cell>
          <table:table-cell office:value-type="float" office:value="-0.0267475164641" calcext:value-type="float">
            <text:p>-0.0267475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4" calcext:value-type="float">
            <text:p>-39.04</text:p>
          </table:table-cell>
          <table:table-cell office:value-type="float" office:value="-0.0613630152919" calcext:value-type="float">
            <text:p>-0.0613630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8" calcext:value-type="float">
            <text:p>-31.28</text:p>
          </table:table-cell>
          <table:table-cell office:value-type="float" office:value="-0.0823268934427" calcext:value-type="float">
            <text:p>-0.0823268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6" calcext:value-type="float">
            <text:p>-12.36</text:p>
          </table:table-cell>
          <table:table-cell office:value-type="float" office:value="-0.0324357155939" calcext:value-type="float">
            <text:p>-0.0324357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98" calcext:value-type="float">
            <text:p>-39.98</text:p>
          </table:table-cell>
          <table:table-cell office:value-type="float" office:value="-0.0598597603716" calcext:value-type="float">
            <text:p>-0.059859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8" calcext:value-type="float">
            <text:p>-29.98</text:p>
          </table:table-cell>
          <table:table-cell office:value-type="float" office:value="-0.0946933343882" calcext:value-type="float">
            <text:p>-0.0946933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9" calcext:value-type="float">
            <text:p>-11.59</text:p>
          </table:table-cell>
          <table:table-cell office:value-type="float" office:value="-0.0334201537327" calcext:value-type="float">
            <text:p>-0.0334201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" calcext:value-type="float">
            <text:p>-37.6</text:p>
          </table:table-cell>
          <table:table-cell office:value-type="float" office:value="-0.0747149253437" calcext:value-type="float">
            <text:p>-0.0747149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1" calcext:value-type="float">
            <text:p>-27.91</text:p>
          </table:table-cell>
          <table:table-cell office:value-type="float" office:value="-0.0732712349384" calcext:value-type="float">
            <text:p>-0.0732712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344350114811" calcext:value-type="float">
            <text:p>-0.0344350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18" calcext:value-type="float">
            <text:p>-96.18</text:p>
          </table:table-cell>
          <table:table-cell office:value-type="float" office:value="-0.222516346641" calcext:value-type="float">
            <text:p>-0.2225163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.32" calcext:value-type="float">
            <text:p>-41.32</text:p>
          </table:table-cell>
          <table:table-cell office:value-type="float" office:value="-0.144875598768" calcext:value-type="float">
            <text:p>-0.1448755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95" calcext:value-type="float">
            <text:p>-15.95</text:p>
          </table:table-cell>
          <table:table-cell office:value-type="float" office:value="-0.115926711127" calcext:value-type="float">
            <text:p>-0.115926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14" calcext:value-type="float">
            <text:p>-40.14</text:p>
          </table:table-cell>
          <table:table-cell office:value-type="float" office:value="-0.0612399932974" calcext:value-type="float">
            <text:p>-0.0612399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18" calcext:value-type="float">
            <text:p>-47.18</text:p>
          </table:table-cell>
          <table:table-cell office:value-type="float" office:value="-0.201284511598" calcext:value-type="float">
            <text:p>-0.2012845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4" calcext:value-type="float">
            <text:p>-12.54</text:p>
          </table:table-cell>
          <table:table-cell office:value-type="float" office:value="-0.0368223417879" calcext:value-type="float">
            <text:p>-0.0368223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4.92" calcext:value-type="float">
            <text:p>-104.92</text:p>
          </table:table-cell>
          <table:table-cell office:value-type="float" office:value="-0.212622732036" calcext:value-type="float">
            <text:p>-0.2126227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99" calcext:value-type="float">
            <text:p>-28.99</text:p>
          </table:table-cell>
          <table:table-cell office:value-type="float" office:value="-0.0537897913198" calcext:value-type="float">
            <text:p>-0.0537897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1" calcext:value-type="float">
            <text:p>-11.51</text:p>
          </table:table-cell>
          <table:table-cell office:value-type="float" office:value="-0.0379892741598" calcext:value-type="float">
            <text:p>-0.0379892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28" calcext:value-type="float">
            <text:p>-47.28</text:p>
          </table:table-cell>
          <table:table-cell office:value-type="float" office:value="-0.0689716517668" calcext:value-type="float">
            <text:p>-0.0689716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" calcext:value-type="float">
            <text:p>-34.1</text:p>
          </table:table-cell>
          <table:table-cell office:value-type="float" office:value="-0.160146056976" calcext:value-type="float">
            <text:p>-0.160146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1" calcext:value-type="float">
            <text:p>-10.71</text:p>
          </table:table-cell>
          <table:table-cell office:value-type="float" office:value="-0.0223606070666" calcext:value-type="float">
            <text:p>-0.0223606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09" calcext:value-type="float">
            <text:p>-44.09</text:p>
          </table:table-cell>
          <table:table-cell office:value-type="float" office:value="-0.0641673955274" calcext:value-type="float">
            <text:p>-0.0641673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5" calcext:value-type="float">
            <text:p>-30.45</text:p>
          </table:table-cell>
          <table:table-cell office:value-type="float" office:value="-0.106472700158" calcext:value-type="float">
            <text:p>-0.1064727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7" calcext:value-type="float">
            <text:p>-11.77</text:p>
          </table:table-cell>
          <table:table-cell office:value-type="float" office:value="-0.0444786813616" calcext:value-type="float">
            <text:p>-0.0444786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9" calcext:value-type="float">
            <text:p>-40.59</text:p>
          </table:table-cell>
          <table:table-cell office:value-type="float" office:value="-0.0610557879936" calcext:value-type="float">
            <text:p>-0.061055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54827352113" calcext:value-type="float">
            <text:p>-0.0548273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float" office:value="-0.028626892286" calcext:value-type="float">
            <text:p>-0.0286268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69" calcext:value-type="float">
            <text:p>-43.69</text:p>
          </table:table-cell>
          <table:table-cell office:value-type="float" office:value="-0.0647295166503" calcext:value-type="float">
            <text:p>-0.0647295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52" calcext:value-type="float">
            <text:p>-30.52</text:p>
          </table:table-cell>
          <table:table-cell office:value-type="float" office:value="-0.0739028670402" calcext:value-type="float">
            <text:p>-0.073902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0.0278493244246" calcext:value-type="float">
            <text:p>-0.0278493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9" calcext:value-type="float">
            <text:p>-40.99</text:p>
          </table:table-cell>
          <table:table-cell office:value-type="float" office:value="-0.0606763176539" calcext:value-type="float">
            <text:p>-0.0606763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73" calcext:value-type="float">
            <text:p>-41.73</text:p>
          </table:table-cell>
          <table:table-cell office:value-type="float" office:value="-0.214572661064" calcext:value-type="float">
            <text:p>-0.2145726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8" calcext:value-type="float">
            <text:p>-12.58</text:p>
          </table:table-cell>
          <table:table-cell office:value-type="float" office:value="-0.0364427190845" calcext:value-type="float">
            <text:p>-0.0364427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5" calcext:value-type="float">
            <text:p>-42.75</text:p>
          </table:table-cell>
          <table:table-cell office:value-type="float" office:value="-0.0626302871756" calcext:value-type="float">
            <text:p>-0.06263028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74" calcext:value-type="float">
            <text:p>-39.74</text:p>
          </table:table-cell>
          <table:table-cell office:value-type="float" office:value="-0.244058666069" calcext:value-type="float">
            <text:p>-0.2440586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5" calcext:value-type="float">
            <text:p>-11.15</text:p>
          </table:table-cell>
          <table:table-cell office:value-type="float" office:value="-0.0218745423297" calcext:value-type="float">
            <text:p>-0.0218745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9" calcext:value-type="float">
            <text:p>-42.79</text:p>
          </table:table-cell>
          <table:table-cell office:value-type="float" office:value="-0.0643333426532" calcext:value-type="float">
            <text:p>-0.0643333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6" calcext:value-type="float">
            <text:p>-28.56</text:p>
          </table:table-cell>
          <table:table-cell office:value-type="float" office:value="-0.0655112444923" calcext:value-type="float">
            <text:p>-0.0655112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17784605929" calcext:value-type="float">
            <text:p>-0.0217784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3" calcext:value-type="float">
            <text:p>-39.73</text:p>
          </table:table-cell>
          <table:table-cell office:value-type="float" office:value="-0.0614097879379" calcext:value-type="float">
            <text:p>-0.06140978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99" calcext:value-type="float">
            <text:p>-35.99</text:p>
          </table:table-cell>
          <table:table-cell office:value-type="float" office:value="-0.0574999363364" calcext:value-type="float">
            <text:p>-0.0574999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" calcext:value-type="float">
            <text:p>-10.6</text:p>
          </table:table-cell>
          <table:table-cell office:value-type="float" office:value="-0.0179128546031" calcext:value-type="float">
            <text:p>-0.0179128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75" calcext:value-type="float">
            <text:p>-52.75</text:p>
          </table:table-cell>
          <table:table-cell office:value-type="float" office:value="-0.0868091689045" calcext:value-type="float">
            <text:p>-0.08680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.21" calcext:value-type="float">
            <text:p>-40.21</text:p>
          </table:table-cell>
          <table:table-cell office:value-type="float" office:value="-0.243864775255" calcext:value-type="float">
            <text:p>-0.2438647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2" calcext:value-type="float">
            <text:p>-12.12</text:p>
          </table:table-cell>
          <table:table-cell office:value-type="float" office:value="-0.0408780827742" calcext:value-type="float">
            <text:p>-0.0408780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99" calcext:value-type="float">
            <text:p>-64.99</text:p>
          </table:table-cell>
          <table:table-cell office:value-type="float" office:value="-0.116626937848" calcext:value-type="float">
            <text:p>-0.1166269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22" calcext:value-type="float">
            <text:p>-31.22</text:p>
          </table:table-cell>
          <table:table-cell office:value-type="float" office:value="-0.0880944787194" calcext:value-type="float">
            <text:p>-0.088094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5" calcext:value-type="float">
            <text:p>-12.15</text:p>
          </table:table-cell>
          <table:table-cell office:value-type="float" office:value="-0.0305189672751" calcext:value-type="float">
            <text:p>-0.0305189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6" calcext:value-type="float">
            <text:p>-46.6</text:p>
          </table:table-cell>
          <table:table-cell office:value-type="float" office:value="-0.0620340534856" calcext:value-type="float">
            <text:p>-0.0620340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16" calcext:value-type="float">
            <text:p>-36.16</text:p>
          </table:table-cell>
          <table:table-cell office:value-type="float" office:value="-0.162303443624" calcext:value-type="float">
            <text:p>-0.1623034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5" calcext:value-type="float">
            <text:p>-12.45</text:p>
          </table:table-cell>
          <table:table-cell office:value-type="float" office:value="-0.0358254076467" calcext:value-type="float">
            <text:p>-0.0358254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93" calcext:value-type="float">
            <text:p>-42.93</text:p>
          </table:table-cell>
          <table:table-cell office:value-type="float" office:value="-0.0639322885865" calcext:value-type="float">
            <text:p>-0.0639322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3.14" calcext:value-type="float">
            <text:p>-53.14</text:p>
          </table:table-cell>
          <table:table-cell office:value-type="float" office:value="-0.182606173974" calcext:value-type="float">
            <text:p>-0.182606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8" calcext:value-type="float">
            <text:p>-11.68</text:p>
          </table:table-cell>
          <table:table-cell office:value-type="float" office:value="-0.0280535469498" calcext:value-type="float">
            <text:p>-0.0280535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7.63" calcext:value-type="float">
            <text:p>-57.63</text:p>
          </table:table-cell>
          <table:table-cell office:value-type="float" office:value="-0.0965438073585" calcext:value-type="float">
            <text:p>-0.0965438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6" calcext:value-type="float">
            <text:p>-31.6</text:p>
          </table:table-cell>
          <table:table-cell office:value-type="float" office:value="-0.0816373984635" calcext:value-type="float">
            <text:p>-0.0816373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49" calcext:value-type="float">
            <text:p>-13.49</text:p>
          </table:table-cell>
          <table:table-cell office:value-type="float" office:value="-0.0843594711434" calcext:value-type="float">
            <text:p>-0.0843594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95" calcext:value-type="float">
            <text:p>-36.95</text:p>
          </table:table-cell>
          <table:table-cell office:value-type="float" office:value="-0.0615951571871" calcext:value-type="float">
            <text:p>-0.0615951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5" calcext:value-type="float">
            <text:p>-29.75</text:p>
          </table:table-cell>
          <table:table-cell office:value-type="float" office:value="-0.0650696502801" calcext:value-type="float">
            <text:p>-0.0650696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8" calcext:value-type="float">
            <text:p>-11.38</text:p>
          </table:table-cell>
          <table:table-cell office:value-type="float" office:value="-0.0349054473659" calcext:value-type="float">
            <text:p>-0.0349054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8" calcext:value-type="float">
            <text:p>-41.98</text:p>
          </table:table-cell>
          <table:table-cell office:value-type="float" office:value="-0.0635183986349" calcext:value-type="float">
            <text:p>-0.0635183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17" calcext:value-type="float">
            <text:p>-43.17</text:p>
          </table:table-cell>
          <table:table-cell office:value-type="float" office:value="-0.14680754265" calcext:value-type="float">
            <text:p>-0.1468075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57" calcext:value-type="float">
            <text:p>-15.57</text:p>
          </table:table-cell>
          <table:table-cell office:value-type="float" office:value="-0.105118120534" calcext:value-type="float">
            <text:p>-0.105118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.73" calcext:value-type="float">
            <text:p>-37.73</text:p>
          </table:table-cell>
          <table:table-cell office:value-type="float" office:value="-0.0603716833489" calcext:value-type="float">
            <text:p>-0.0603716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4" calcext:value-type="float">
            <text:p>-32.14</text:p>
          </table:table-cell>
          <table:table-cell office:value-type="float" office:value="-0.116122449034" calcext:value-type="float">
            <text:p>-0.116122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23040838938" calcext:value-type="float">
            <text:p>-0.0230408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1" calcext:value-type="float">
            <text:p>-40.31</text:p>
          </table:table-cell>
          <table:table-cell office:value-type="float" office:value="-0.0620887460262" calcext:value-type="float">
            <text:p>-0.062088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2" calcext:value-type="float">
            <text:p>-28.42</text:p>
          </table:table-cell>
          <table:table-cell office:value-type="float" office:value="-0.0768692232749" calcext:value-type="float">
            <text:p>-0.0768692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8" calcext:value-type="float">
            <text:p>-10.48</text:p>
          </table:table-cell>
          <table:table-cell office:value-type="float" office:value="-0.0264441428757" calcext:value-type="float">
            <text:p>-0.026444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5" calcext:value-type="float">
            <text:p>-41.05</text:p>
          </table:table-cell>
          <table:table-cell office:value-type="float" office:value="-0.0630756699429" calcext:value-type="float">
            <text:p>-0.0630756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5" calcext:value-type="float">
            <text:p>-29.05</text:p>
          </table:table-cell>
          <table:table-cell office:value-type="float" office:value="-0.0802396002746" calcext:value-type="float">
            <text:p>-0.0802396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6" calcext:value-type="float">
            <text:p>-10.56</text:p>
          </table:table-cell>
          <table:table-cell office:value-type="float" office:value="-0.0228595555753" calcext:value-type="float">
            <text:p>-0.022859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5" calcext:value-type="float">
            <text:p>-31.25</text:p>
          </table:table-cell>
          <table:table-cell office:value-type="float" office:value="-0.0597082452522" calcext:value-type="float">
            <text:p>-0.0597082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6" calcext:value-type="float">
            <text:p>-34.46</text:p>
          </table:table-cell>
          <table:table-cell office:value-type="float" office:value="-0.123714584593" calcext:value-type="float">
            <text:p>-0.1237145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1" calcext:value-type="float">
            <text:p>-12.01</text:p>
          </table:table-cell>
          <table:table-cell office:value-type="float" office:value="-0.0326634277714" calcext:value-type="float">
            <text:p>-0.0326634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77" calcext:value-type="float">
            <text:p>-38.77</text:p>
          </table:table-cell>
          <table:table-cell office:value-type="float" office:value="-0.0594993708974" calcext:value-type="float">
            <text:p>-0.0594993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8.27" calcext:value-type="float">
            <text:p>-48.27</text:p>
          </table:table-cell>
          <table:table-cell office:value-type="float" office:value="-0.220675383387" calcext:value-type="float">
            <text:p>-0.22067538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8" calcext:value-type="float">
            <text:p>-12.08</text:p>
          </table:table-cell>
          <table:table-cell office:value-type="float" office:value="-0.0285517397387" calcext:value-type="float">
            <text:p>-0.028551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02" calcext:value-type="float">
            <text:p>-35.02</text:p>
          </table:table-cell>
          <table:table-cell office:value-type="float" office:value="-0.0604731784702" calcext:value-type="float">
            <text:p>-0.0604731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2" calcext:value-type="float">
            <text:p>-28.82</text:p>
          </table:table-cell>
          <table:table-cell office:value-type="float" office:value="-0.0617053274694" calcext:value-type="float">
            <text:p>-0.0617053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2" calcext:value-type="float">
            <text:p>-10.32</text:p>
          </table:table-cell>
          <table:table-cell office:value-type="float" office:value="-0.0218371732721" calcext:value-type="float">
            <text:p>-0.021837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64" calcext:value-type="float">
            <text:p>-50.64</text:p>
          </table:table-cell>
          <table:table-cell office:value-type="float" office:value="-0.0685915857849" calcext:value-type="float">
            <text:p>-0.0685915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53" calcext:value-type="float">
            <text:p>-33.53</text:p>
          </table:table-cell>
          <table:table-cell office:value-type="float" office:value="-0.13241825167" calcext:value-type="float">
            <text:p>-0.1324182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8" calcext:value-type="float">
            <text:p>-11.58</text:p>
          </table:table-cell>
          <table:table-cell office:value-type="float" office:value="-0.0246565579178" calcext:value-type="float">
            <text:p>-0.0246565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35" calcext:value-type="float">
            <text:p>-42.35</text:p>
          </table:table-cell>
          <table:table-cell office:value-type="float" office:value="-0.0634652915749" calcext:value-type="float">
            <text:p>-0.0634652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9" calcext:value-type="float">
            <text:p>-28.79</text:p>
          </table:table-cell>
          <table:table-cell office:value-type="float" office:value="-0.074614738992" calcext:value-type="float">
            <text:p>-0.074614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7" calcext:value-type="float">
            <text:p>-11.37</text:p>
          </table:table-cell>
          <table:table-cell office:value-type="float" office:value="-0.0314548188477" calcext:value-type="float">
            <text:p>-0.0314548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7" calcext:value-type="float">
            <text:p>-43.7</text:p>
          </table:table-cell>
          <table:table-cell office:value-type="float" office:value="-0.063064162401" calcext:value-type="float">
            <text:p>-0.0630641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18" calcext:value-type="float">
            <text:p>-27.18</text:p>
          </table:table-cell>
          <table:table-cell office:value-type="float" office:value="-0.0663065971171" calcext:value-type="float">
            <text:p>-0.0663065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9" calcext:value-type="float">
            <text:p>-11.29</text:p>
          </table:table-cell>
          <table:table-cell office:value-type="float" office:value="-0.0300954130916" calcext:value-type="float">
            <text:p>-0.0300954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0.0635062166357" calcext:value-type="float">
            <text:p>-0.0635062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87" calcext:value-type="float">
            <text:p>-26.87</text:p>
          </table:table-cell>
          <table:table-cell office:value-type="float" office:value="-0.0536820304323" calcext:value-type="float">
            <text:p>-0.0536820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2" calcext:value-type="float">
            <text:p>-10.92</text:p>
          </table:table-cell>
          <table:table-cell office:value-type="float" office:value="-0.0302601029332" calcext:value-type="float">
            <text:p>-0.030260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6" calcext:value-type="float">
            <text:p>-40.26</text:p>
          </table:table-cell>
          <table:table-cell office:value-type="float" office:value="-0.0631759350936" calcext:value-type="float">
            <text:p>-0.0631759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7" calcext:value-type="float">
            <text:p>-28.37</text:p>
          </table:table-cell>
          <table:table-cell office:value-type="float" office:value="-0.0685590378586" calcext:value-type="float">
            <text:p>-0.0685590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8" calcext:value-type="float">
            <text:p>-11.68</text:p>
          </table:table-cell>
          <table:table-cell office:value-type="float" office:value="-0.0444510337657" calcext:value-type="float">
            <text:p>-0.0444510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7" calcext:value-type="float">
            <text:p>-40.77</text:p>
          </table:table-cell>
          <table:table-cell office:value-type="float" office:value="-0.0619155179556" calcext:value-type="float">
            <text:p>-0.061915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2" calcext:value-type="float">
            <text:p>-32.32</text:p>
          </table:table-cell>
          <table:table-cell office:value-type="float" office:value="-0.0805671820564" calcext:value-type="float">
            <text:p>-0.08056718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.35" calcext:value-type="float">
            <text:p>-22.35</text:p>
          </table:table-cell>
          <table:table-cell office:value-type="float" office:value="-0.168835867782" calcext:value-type="float">
            <text:p>-0.1688358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63" calcext:value-type="float">
            <text:p>-39.63</text:p>
          </table:table-cell>
          <table:table-cell office:value-type="float" office:value="-0.0634111134629" calcext:value-type="float">
            <text:p>-0.0634111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" calcext:value-type="float">
            <text:p>-27.8</text:p>
          </table:table-cell>
          <table:table-cell office:value-type="float" office:value="-0.0753709149985" calcext:value-type="float">
            <text:p>-0.075370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7" calcext:value-type="float">
            <text:p>-10.57</text:p>
          </table:table-cell>
          <table:table-cell office:value-type="float" office:value="-0.0241242580965" calcext:value-type="float">
            <text:p>-0.0241242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9" calcext:value-type="float">
            <text:p>-40.69</text:p>
          </table:table-cell>
          <table:table-cell office:value-type="float" office:value="-0.061337784926" calcext:value-type="float">
            <text:p>-0.0613377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53" calcext:value-type="float">
            <text:p>-26.53</text:p>
          </table:table-cell>
          <table:table-cell office:value-type="float" office:value="-0.0545968301" calcext:value-type="float">
            <text:p>-0.0545968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-0.0358798768774" calcext:value-type="float">
            <text:p>-0.0358798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4" calcext:value-type="float">
            <text:p>-42.14</text:p>
          </table:table-cell>
          <table:table-cell office:value-type="float" office:value="-0.0621576279764" calcext:value-type="float">
            <text:p>-0.062157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5" calcext:value-type="float">
            <text:p>-27.65</text:p>
          </table:table-cell>
          <table:table-cell office:value-type="float" office:value="-0.0633101780693" calcext:value-type="float">
            <text:p>-0.0633101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1" calcext:value-type="float">
            <text:p>-10.31</text:p>
          </table:table-cell>
          <table:table-cell office:value-type="float" office:value="-0.0222911848365" calcext:value-type="float">
            <text:p>-0.0222911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2" calcext:value-type="float">
            <text:p>-40.22</text:p>
          </table:table-cell>
          <table:table-cell office:value-type="float" office:value="-0.0597929188457" calcext:value-type="float">
            <text:p>-0.05979291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7" calcext:value-type="float">
            <text:p>-32.37</text:p>
          </table:table-cell>
          <table:table-cell office:value-type="float" office:value="-0.0573308706826" calcext:value-type="float">
            <text:p>-0.0573308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6" calcext:value-type="float">
            <text:p>-15.66</text:p>
          </table:table-cell>
          <table:table-cell office:value-type="float" office:value="-0.105757689666" calcext:value-type="float">
            <text:p>-0.1057576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02" calcext:value-type="float">
            <text:p>-43.02</text:p>
          </table:table-cell>
          <table:table-cell office:value-type="float" office:value="-0.0627103595421" calcext:value-type="float">
            <text:p>-0.0627103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9" calcext:value-type="float">
            <text:p>-27.99</text:p>
          </table:table-cell>
          <table:table-cell office:value-type="float" office:value="-0.0816897412149" calcext:value-type="float">
            <text:p>-0.0816897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283808132127" calcext:value-type="float">
            <text:p>-0.0283808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6" calcext:value-type="float">
            <text:p>-47.16</text:p>
          </table:table-cell>
          <table:table-cell office:value-type="float" office:value="-0.0693074452249" calcext:value-type="float">
            <text:p>-0.0693074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04" calcext:value-type="float">
            <text:p>-36.04</text:p>
          </table:table-cell>
          <table:table-cell office:value-type="float" office:value="-0.168436834488" calcext:value-type="float">
            <text:p>-0.1684368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2" calcext:value-type="float">
            <text:p>-12.42</text:p>
          </table:table-cell>
          <table:table-cell office:value-type="float" office:value="-0.0439263426848" calcext:value-type="float">
            <text:p>-0.0439263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5" calcext:value-type="float">
            <text:p>-83.5</text:p>
          </table:table-cell>
          <table:table-cell office:value-type="float" office:value="-0.251388080228" calcext:value-type="float">
            <text:p>-0.2513880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3.04" calcext:value-type="float">
            <text:p>-33.04</text:p>
          </table:table-cell>
          <table:table-cell office:value-type="float" office:value="-0.144764203671" calcext:value-type="float">
            <text:p>-0.144764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262757821921" calcext:value-type="float">
            <text:p>-0.0262757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5" calcext:value-type="float">
            <text:p>-47.15</text:p>
          </table:table-cell>
          <table:table-cell office:value-type="float" office:value="-0.0691087839977" calcext:value-type="float">
            <text:p>-0.069108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8" calcext:value-type="float">
            <text:p>-31.68</text:p>
          </table:table-cell>
          <table:table-cell office:value-type="float" office:value="-0.13431455431" calcext:value-type="float">
            <text:p>-0.1343145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53" calcext:value-type="float">
            <text:p>-10.53</text:p>
          </table:table-cell>
          <table:table-cell office:value-type="float" office:value="-0.0237905069551" calcext:value-type="float">
            <text:p>-0.023790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3" calcext:value-type="float">
            <text:p>-42.43</text:p>
          </table:table-cell>
          <table:table-cell office:value-type="float" office:value="-0.0627586256945" calcext:value-type="float">
            <text:p>-0.0627586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6.76" calcext:value-type="float">
            <text:p>-56.76</text:p>
          </table:table-cell>
          <table:table-cell office:value-type="float" office:value="-0.245679489588" calcext:value-type="float">
            <text:p>-0.2456794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29" calcext:value-type="float">
            <text:p>-12.29</text:p>
          </table:table-cell>
          <table:table-cell office:value-type="float" office:value="-0.0342528845343" calcext:value-type="float">
            <text:p>-0.0342528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7" calcext:value-type="float">
            <text:p>-42.17</text:p>
          </table:table-cell>
          <table:table-cell office:value-type="float" office:value="-0.0622104806137" calcext:value-type="float">
            <text:p>-0.06221048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8" calcext:value-type="float">
            <text:p>-28.98</text:p>
          </table:table-cell>
          <table:table-cell office:value-type="float" office:value="-0.0818309630715" calcext:value-type="float">
            <text:p>-0.081830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78774109412" calcext:value-type="float">
            <text:p>-0.0278774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5" calcext:value-type="float">
            <text:p>-40.55</text:p>
          </table:table-cell>
          <table:table-cell office:value-type="float" office:value="-0.0629366416324" calcext:value-type="float">
            <text:p>-0.0629366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37" calcext:value-type="float">
            <text:p>-33.37</text:p>
          </table:table-cell>
          <table:table-cell office:value-type="float" office:value="-0.0793500099858" calcext:value-type="float">
            <text:p>-0.07935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9" calcext:value-type="float">
            <text:p>-10.79</text:p>
          </table:table-cell>
          <table:table-cell office:value-type="float" office:value="-0.0219887408346" calcext:value-type="float">
            <text:p>-0.0219887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7" calcext:value-type="float">
            <text:p>-44.77</text:p>
          </table:table-cell>
          <table:table-cell office:value-type="float" office:value="-0.0626847787832" calcext:value-type="float">
            <text:p>-0.0626847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07" calcext:value-type="float">
            <text:p>-27.07</text:p>
          </table:table-cell>
          <table:table-cell office:value-type="float" office:value="-0.0668134188581" calcext:value-type="float">
            <text:p>-0.0668134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57546586188" calcext:value-type="float">
            <text:p>-0.0257546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55" calcext:value-type="float">
            <text:p>-35.55</text:p>
          </table:table-cell>
          <table:table-cell office:value-type="float" office:value="-0.0656209033206" calcext:value-type="float">
            <text:p>-0.0656209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7" calcext:value-type="float">
            <text:p>-27.77</text:p>
          </table:table-cell>
          <table:table-cell office:value-type="float" office:value="-0.0695756524585" calcext:value-type="float">
            <text:p>-0.0695756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4" calcext:value-type="float">
            <text:p>-10.44</text:p>
          </table:table-cell>
          <table:table-cell office:value-type="float" office:value="-0.022380517456" calcext:value-type="float">
            <text:p>-0.0223805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61" calcext:value-type="float">
            <text:p>-47.61</text:p>
          </table:table-cell>
          <table:table-cell office:value-type="float" office:value="-0.0670566242061" calcext:value-type="float">
            <text:p>-0.0670566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4" calcext:value-type="float">
            <text:p>-27.74</text:p>
          </table:table-cell>
          <table:table-cell office:value-type="float" office:value="-0.059877177608" calcext:value-type="float">
            <text:p>-0.0598771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1" calcext:value-type="float">
            <text:p>-11.01</text:p>
          </table:table-cell>
          <table:table-cell office:value-type="float" office:value="-0.0339257116796" calcext:value-type="float">
            <text:p>-0.0339257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5" calcext:value-type="float">
            <text:p>-42.45</text:p>
          </table:table-cell>
          <table:table-cell office:value-type="float" office:value="-0.061889603252" calcext:value-type="float">
            <text:p>-0.0618896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5" calcext:value-type="float">
            <text:p>-28.35</text:p>
          </table:table-cell>
          <table:table-cell office:value-type="float" office:value="-0.0710020401011" calcext:value-type="float">
            <text:p>-0.0710020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365479355053" calcext:value-type="float">
            <text:p>-0.0365479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9" calcext:value-type="float">
            <text:p>-40.39</text:p>
          </table:table-cell>
          <table:table-cell office:value-type="float" office:value="-0.060881011005" calcext:value-type="float">
            <text:p>-0.06088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36" calcext:value-type="float">
            <text:p>-40.36</text:p>
          </table:table-cell>
          <table:table-cell office:value-type="float" office:value="-0.202996637745" calcext:value-type="float">
            <text:p>-0.2029966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41" calcext:value-type="float">
            <text:p>-15.41</text:p>
          </table:table-cell>
          <table:table-cell office:value-type="float" office:value="-0.0935338451591" calcext:value-type="float">
            <text:p>-0.0935338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59" calcext:value-type="float">
            <text:p>-41.59</text:p>
          </table:table-cell>
          <table:table-cell office:value-type="float" office:value="-0.0651525034146" calcext:value-type="float">
            <text:p>-0.06515250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9" calcext:value-type="float">
            <text:p>-28.39</text:p>
          </table:table-cell>
          <table:table-cell office:value-type="float" office:value="-0.0679998584094" calcext:value-type="float">
            <text:p>-0.067999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0.0221981035815" calcext:value-type="float">
            <text:p>-0.022198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9" calcext:value-type="float">
            <text:p>-41.89</text:p>
          </table:table-cell>
          <table:table-cell office:value-type="float" office:value="-0.0636854907519" calcext:value-type="float">
            <text:p>-0.06368549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7" calcext:value-type="float">
            <text:p>-36.37</text:p>
          </table:table-cell>
          <table:table-cell office:value-type="float" office:value="-0.19468405339" calcext:value-type="float">
            <text:p>-0.1946840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1" calcext:value-type="float">
            <text:p>-10.81</text:p>
          </table:table-cell>
          <table:table-cell office:value-type="float" office:value="-0.0224101187075" calcext:value-type="float">
            <text:p>-0.022410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2" calcext:value-type="float">
            <text:p>-41.62</text:p>
          </table:table-cell>
          <table:table-cell office:value-type="float" office:value="-0.0624974961747" calcext:value-type="float">
            <text:p>-0.0624974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24" calcext:value-type="float">
            <text:p>-40.24</text:p>
          </table:table-cell>
          <table:table-cell office:value-type="float" office:value="-0.217483575153" calcext:value-type="float">
            <text:p>-0.2174835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0.0223880561192" calcext:value-type="float">
            <text:p>-0.0223880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7" calcext:value-type="float">
            <text:p>-40.07</text:p>
          </table:table-cell>
          <table:table-cell office:value-type="float" office:value="-0.0596884781366" calcext:value-type="float">
            <text:p>-0.0596884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2" calcext:value-type="float">
            <text:p>-29.82</text:p>
          </table:table-cell>
          <table:table-cell office:value-type="float" office:value="-0.0923682091622" calcext:value-type="float">
            <text:p>-0.0923682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381092489317" calcext:value-type="float">
            <text:p>-0.0381092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9" calcext:value-type="float">
            <text:p>-47.19</text:p>
          </table:table-cell>
          <table:table-cell office:value-type="float" office:value="-0.0694786542573" calcext:value-type="float">
            <text:p>-0.06947865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6" calcext:value-type="float">
            <text:p>-27.36</text:p>
          </table:table-cell>
          <table:table-cell office:value-type="float" office:value="-0.0681170242531" calcext:value-type="float">
            <text:p>-0.0681170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349068578568" calcext:value-type="float">
            <text:p>-0.0349068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25" calcext:value-type="float">
            <text:p>-48.25</text:p>
          </table:table-cell>
          <table:table-cell office:value-type="float" office:value="-0.062825243759" calcext:value-type="float">
            <text:p>-0.0628252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43" calcext:value-type="float">
            <text:p>-40.43</text:p>
          </table:table-cell>
          <table:table-cell office:value-type="float" office:value="-0.230461292466" calcext:value-type="float">
            <text:p>-0.2304612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7" calcext:value-type="float">
            <text:p>-11.57</text:p>
          </table:table-cell>
          <table:table-cell office:value-type="float" office:value="-0.0284330574087" calcext:value-type="float">
            <text:p>-0.0284330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2" calcext:value-type="float">
            <text:p>-40.42</text:p>
          </table:table-cell>
          <table:table-cell office:value-type="float" office:value="-0.0628935793205" calcext:value-type="float">
            <text:p>-0.0628935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1" calcext:value-type="float">
            <text:p>-31.81</text:p>
          </table:table-cell>
          <table:table-cell office:value-type="float" office:value="-0.0595005305866" calcext:value-type="float">
            <text:p>-0.0595005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6" calcext:value-type="float">
            <text:p>-11.46</text:p>
          </table:table-cell>
          <table:table-cell office:value-type="float" office:value="-0.029591483576" calcext:value-type="float">
            <text:p>-0.0295914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33" calcext:value-type="float">
            <text:p>-48.33</text:p>
          </table:table-cell>
          <table:table-cell office:value-type="float" office:value="-0.0698605078002" calcext:value-type="float">
            <text:p>-0.0698605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9" calcext:value-type="float">
            <text:p>-30.09</text:p>
          </table:table-cell>
          <table:table-cell office:value-type="float" office:value="-0.0563023808509" calcext:value-type="float">
            <text:p>-0.0563023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9" calcext:value-type="float">
            <text:p>-15.9</text:p>
          </table:table-cell>
          <table:table-cell office:value-type="float" office:value="-0.114658861706" calcext:value-type="float">
            <text:p>-0.1146588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.84" calcext:value-type="float">
            <text:p>-48.84</text:p>
          </table:table-cell>
          <table:table-cell office:value-type="float" office:value="-0.0644020995692" calcext:value-type="float">
            <text:p>-0.0644020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43" calcext:value-type="float">
            <text:p>-37.43</text:p>
          </table:table-cell>
          <table:table-cell office:value-type="float" office:value="-0.0664497154575" calcext:value-type="float">
            <text:p>-0.066449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47" calcext:value-type="float">
            <text:p>-14.47</text:p>
          </table:table-cell>
          <table:table-cell office:value-type="float" office:value="-0.0919528325678" calcext:value-type="float">
            <text:p>-0.0919528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4.62" calcext:value-type="float">
            <text:p>-74.62</text:p>
          </table:table-cell>
          <table:table-cell office:value-type="float" office:value="-0.140433204996" calcext:value-type="float">
            <text:p>-0.140433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2" calcext:value-type="float">
            <text:p>-30.2</text:p>
          </table:table-cell>
          <table:table-cell office:value-type="float" office:value="-0.110101366949" calcext:value-type="float">
            <text:p>-0.11010136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276051511795" calcext:value-type="float">
            <text:p>-0.0276051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9" calcext:value-type="float">
            <text:p>-47.19</text:p>
          </table:table-cell>
          <table:table-cell office:value-type="float" office:value="-0.0688576449115" calcext:value-type="float">
            <text:p>-0.0688576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8" calcext:value-type="float">
            <text:p>-31.78</text:p>
          </table:table-cell>
          <table:table-cell office:value-type="float" office:value="-0.0827852846659" calcext:value-type="float">
            <text:p>-0.082785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7" calcext:value-type="float">
            <text:p>-10.37</text:p>
          </table:table-cell>
          <table:table-cell office:value-type="float" office:value="-0.0226181594697" calcext:value-type="float">
            <text:p>-0.0226181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7" calcext:value-type="float">
            <text:p>-37.67</text:p>
          </table:table-cell>
          <table:table-cell office:value-type="float" office:value="-0.0603554754983" calcext:value-type="float">
            <text:p>-0.0603554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74" calcext:value-type="float">
            <text:p>-42.74</text:p>
          </table:table-cell>
          <table:table-cell office:value-type="float" office:value="-0.228362891084" calcext:value-type="float">
            <text:p>-0.2283628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5" calcext:value-type="float">
            <text:p>-11.05</text:p>
          </table:table-cell>
          <table:table-cell office:value-type="float" office:value="-0.0217737453784" calcext:value-type="float">
            <text:p>-0.0217737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37" calcext:value-type="float">
            <text:p>-45.37</text:p>
          </table:table-cell>
          <table:table-cell office:value-type="float" office:value="-0.0693654069945" calcext:value-type="float">
            <text:p>-0.069365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76" calcext:value-type="float">
            <text:p>-34.76</text:p>
          </table:table-cell>
          <table:table-cell office:value-type="float" office:value="-0.06470288677" calcext:value-type="float">
            <text:p>-0.0647028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6" calcext:value-type="float">
            <text:p>-15.66</text:p>
          </table:table-cell>
          <table:table-cell office:value-type="float" office:value="-0.117491104275" calcext:value-type="float">
            <text:p>-0.117491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18" calcext:value-type="float">
            <text:p>-43.18</text:p>
          </table:table-cell>
          <table:table-cell office:value-type="float" office:value="-0.0660258337272" calcext:value-type="float">
            <text:p>-0.06602583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1" calcext:value-type="float">
            <text:p>-28.91</text:p>
          </table:table-cell>
          <table:table-cell office:value-type="float" office:value="-0.087112458285" calcext:value-type="float">
            <text:p>-0.087112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2" calcext:value-type="float">
            <text:p>-10.52</text:p>
          </table:table-cell>
          <table:table-cell office:value-type="float" office:value="-0.0254424506393" calcext:value-type="float">
            <text:p>-0.0254424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7.39" calcext:value-type="float">
            <text:p>-57.39</text:p>
          </table:table-cell>
          <table:table-cell office:value-type="float" office:value="-0.0931687366129" calcext:value-type="float">
            <text:p>-0.0931687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86" calcext:value-type="float">
            <text:p>-31.86</text:p>
          </table:table-cell>
          <table:table-cell office:value-type="float" office:value="-0.07341338464" calcext:value-type="float">
            <text:p>-0.0734133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6" calcext:value-type="float">
            <text:p>-10.56</text:p>
          </table:table-cell>
          <table:table-cell office:value-type="float" office:value="-0.0233978102994" calcext:value-type="float">
            <text:p>-0.0233978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04" calcext:value-type="float">
            <text:p>-48.04</text:p>
          </table:table-cell>
          <table:table-cell office:value-type="float" office:value="-0.0682203979711" calcext:value-type="float">
            <text:p>-0.06822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4" calcext:value-type="float">
            <text:p>-27.84</text:p>
          </table:table-cell>
          <table:table-cell office:value-type="float" office:value="-0.0630920681347" calcext:value-type="float">
            <text:p>-0.0630920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8" calcext:value-type="float">
            <text:p>-10.68</text:p>
          </table:table-cell>
          <table:table-cell office:value-type="float" office:value="-0.0285423549489" calcext:value-type="float">
            <text:p>-0.0285423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18" calcext:value-type="float">
            <text:p>-37.18</text:p>
          </table:table-cell>
          <table:table-cell office:value-type="float" office:value="-0.0610556154167" calcext:value-type="float">
            <text:p>-0.0610556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83" calcext:value-type="float">
            <text:p>-35.83</text:p>
          </table:table-cell>
          <table:table-cell office:value-type="float" office:value="-0.0564469368751" calcext:value-type="float">
            <text:p>-0.05644693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6" calcext:value-type="float">
            <text:p>-11.46</text:p>
          </table:table-cell>
          <table:table-cell office:value-type="float" office:value="-0.0286465583982" calcext:value-type="float">
            <text:p>-0.0286465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1" calcext:value-type="float">
            <text:p>-47.11</text:p>
          </table:table-cell>
          <table:table-cell office:value-type="float" office:value="-0.0694178206488" calcext:value-type="float">
            <text:p>-0.0694178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1.38" calcext:value-type="float">
            <text:p>-51.38</text:p>
          </table:table-cell>
          <table:table-cell office:value-type="float" office:value="-0.176702633743" calcext:value-type="float">
            <text:p>-0.17670263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3" calcext:value-type="float">
            <text:p>-11.73</text:p>
          </table:table-cell>
          <table:table-cell office:value-type="float" office:value="-0.036414935405" calcext:value-type="float">
            <text:p>-0.0364149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18" calcext:value-type="float">
            <text:p>-44.18</text:p>
          </table:table-cell>
          <table:table-cell office:value-type="float" office:value="-0.0654890146858" calcext:value-type="float">
            <text:p>-0.0654890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8" calcext:value-type="float">
            <text:p>-29.68</text:p>
          </table:table-cell>
          <table:table-cell office:value-type="float" office:value="-0.0778062693878" calcext:value-type="float">
            <text:p>-0.0778062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45401727046" calcext:value-type="float">
            <text:p>-0.0245401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08" calcext:value-type="float">
            <text:p>-52.08</text:p>
          </table:table-cell>
          <table:table-cell office:value-type="float" office:value="-0.0707474866521" calcext:value-type="float">
            <text:p>-0.070747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6.07" calcext:value-type="float">
            <text:p>-46.07</text:p>
          </table:table-cell>
          <table:table-cell office:value-type="float" office:value="-0.129872170109" calcext:value-type="float">
            <text:p>-0.1298721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77" calcext:value-type="float">
            <text:p>-16.77</text:p>
          </table:table-cell>
          <table:table-cell office:value-type="float" office:value="-0.124425842775" calcext:value-type="float">
            <text:p>-0.124425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07" calcext:value-type="float">
            <text:p>-35.07</text:p>
          </table:table-cell>
          <table:table-cell office:value-type="float" office:value="-0.0617964000285" calcext:value-type="float">
            <text:p>-0.0617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9.85" calcext:value-type="float">
            <text:p>-49.85</text:p>
          </table:table-cell>
          <table:table-cell office:value-type="float" office:value="-0.159718733136" calcext:value-type="float">
            <text:p>-0.1597187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193614772289" calcext:value-type="float">
            <text:p>-0.0193614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09" calcext:value-type="float">
            <text:p>-36.09</text:p>
          </table:table-cell>
          <table:table-cell office:value-type="float" office:value="-0.0601726963007" calcext:value-type="float">
            <text:p>-0.0601726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3" calcext:value-type="float">
            <text:p>-28.73</text:p>
          </table:table-cell>
          <table:table-cell office:value-type="float" office:value="-0.0854356735758" calcext:value-type="float">
            <text:p>-0.0854356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4" calcext:value-type="float">
            <text:p>-11.94</text:p>
          </table:table-cell>
          <table:table-cell office:value-type="float" office:value="-0.0383591119143" calcext:value-type="float">
            <text:p>-0.038359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" calcext:value-type="float">
            <text:p>-40.4</text:p>
          </table:table-cell>
          <table:table-cell office:value-type="float" office:value="-0.061274532827" calcext:value-type="float">
            <text:p>-0.0612745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1" calcext:value-type="float">
            <text:p>-30.41</text:p>
          </table:table-cell>
          <table:table-cell office:value-type="float" office:value="-0.0984967520112" calcext:value-type="float">
            <text:p>-0.098496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-0.0389096001249" calcext:value-type="float">
            <text:p>-0.038909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63" calcext:value-type="float">
            <text:p>-43.63</text:p>
          </table:table-cell>
          <table:table-cell office:value-type="float" office:value="-0.0647066876842" calcext:value-type="float">
            <text:p>-0.0647066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8" calcext:value-type="float">
            <text:p>-29.48</text:p>
          </table:table-cell>
          <table:table-cell office:value-type="float" office:value="-0.0591043264623" calcext:value-type="float">
            <text:p>-0.0591043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0.0266867047898" calcext:value-type="float">
            <text:p>-0.0266867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37" calcext:value-type="float">
            <text:p>-42.37</text:p>
          </table:table-cell>
          <table:table-cell office:value-type="float" office:value="-0.0619477996495" calcext:value-type="float">
            <text:p>-0.0619477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36" calcext:value-type="float">
            <text:p>-30.36</text:p>
          </table:table-cell>
          <table:table-cell office:value-type="float" office:value="-0.0838751153933" calcext:value-type="float">
            <text:p>-0.0838751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0.0228883405016" calcext:value-type="float">
            <text:p>-0.0228883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49" calcext:value-type="float">
            <text:p>-45.49</text:p>
          </table:table-cell>
          <table:table-cell office:value-type="float" office:value="-0.0638954314033" calcext:value-type="float">
            <text:p>-0.0638954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2" calcext:value-type="float">
            <text:p>-31.82</text:p>
          </table:table-cell>
          <table:table-cell office:value-type="float" office:value="-0.0811242136042" calcext:value-type="float">
            <text:p>-0.0811242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2" calcext:value-type="float">
            <text:p>-10.72</text:p>
          </table:table-cell>
          <table:table-cell office:value-type="float" office:value="-0.0252587714557" calcext:value-type="float">
            <text:p>-0.0252587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96" calcext:value-type="float">
            <text:p>-46.96</text:p>
          </table:table-cell>
          <table:table-cell office:value-type="float" office:value="-0.070160658472" calcext:value-type="float">
            <text:p>-0.0701606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9" calcext:value-type="float">
            <text:p>-28.39</text:p>
          </table:table-cell>
          <table:table-cell office:value-type="float" office:value="-0.0807905012258" calcext:value-type="float">
            <text:p>-0.0807905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29137495598" calcext:value-type="float">
            <text:p>-0.0291374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99" calcext:value-type="float">
            <text:p>-43.99</text:p>
          </table:table-cell>
          <table:table-cell office:value-type="float" office:value="-0.0628806247225" calcext:value-type="float">
            <text:p>-0.0628806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29" calcext:value-type="float">
            <text:p>-35.29</text:p>
          </table:table-cell>
          <table:table-cell office:value-type="float" office:value="-0.096564387823" calcext:value-type="float">
            <text:p>-0.0965643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221927534481" calcext:value-type="float">
            <text:p>-0.0221927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15" calcext:value-type="float">
            <text:p>-32.15</text:p>
          </table:table-cell>
          <table:table-cell office:value-type="float" office:value="-0.0592664773822" calcext:value-type="float">
            <text:p>-0.0592664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9" calcext:value-type="float">
            <text:p>-28.89</text:p>
          </table:table-cell>
          <table:table-cell office:value-type="float" office:value="-0.0603460140435" calcext:value-type="float">
            <text:p>-0.060346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37428636589" calcext:value-type="float">
            <text:p>-0.0237428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4" calcext:value-type="float">
            <text:p>-44.54</text:p>
          </table:table-cell>
          <table:table-cell office:value-type="float" office:value="-0.0627140474146" calcext:value-type="float">
            <text:p>-0.0627140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88" calcext:value-type="float">
            <text:p>-39.88</text:p>
          </table:table-cell>
          <table:table-cell office:value-type="float" office:value="-0.231586656636" calcext:value-type="float">
            <text:p>-0.23158665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5" calcext:value-type="float">
            <text:p>-12.05</text:p>
          </table:table-cell>
          <table:table-cell office:value-type="float" office:value="-0.0353383749551" calcext:value-type="float">
            <text:p>-0.035338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5" calcext:value-type="float">
            <text:p>-47.5</text:p>
          </table:table-cell>
          <table:table-cell office:value-type="float" office:value="-0.0696120989931" calcext:value-type="float">
            <text:p>-0.069612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66" calcext:value-type="float">
            <text:p>-33.66</text:p>
          </table:table-cell>
          <table:table-cell office:value-type="float" office:value="-0.0754537650015" calcext:value-type="float">
            <text:p>-0.075453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300122017246" calcext:value-type="float">
            <text:p>-0.030012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9" calcext:value-type="float">
            <text:p>-42.09</text:p>
          </table:table-cell>
          <table:table-cell office:value-type="float" office:value="-0.062958639118" calcext:value-type="float">
            <text:p>-0.0629586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8.5" calcext:value-type="float">
            <text:p>-48.5</text:p>
          </table:table-cell>
          <table:table-cell office:value-type="float" office:value="-0.282398506987" calcext:value-type="float">
            <text:p>-0.282398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4" calcext:value-type="float">
            <text:p>-11.34</text:p>
          </table:table-cell>
          <table:table-cell office:value-type="float" office:value="-0.0275923225588" calcext:value-type="float">
            <text:p>-0.0275923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7" calcext:value-type="float">
            <text:p>-45.87</text:p>
          </table:table-cell>
          <table:table-cell office:value-type="float" office:value="-0.0691304273524" calcext:value-type="float">
            <text:p>-0.0691304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29" calcext:value-type="float">
            <text:p>-32.29</text:p>
          </table:table-cell>
          <table:table-cell office:value-type="float" office:value="-0.0680551056788" calcext:value-type="float">
            <text:p>-0.0680551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" calcext:value-type="float">
            <text:p>-15.6</text:p>
          </table:table-cell>
          <table:table-cell office:value-type="float" office:value="-0.104389538536" calcext:value-type="float">
            <text:p>-0.104389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0.0747342273519" calcext:value-type="float">
            <text:p>-0.074734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6" calcext:value-type="float">
            <text:p>-30.26</text:p>
          </table:table-cell>
          <table:table-cell office:value-type="float" office:value="-0.076938968788" calcext:value-type="float">
            <text:p>-0.0769389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3" calcext:value-type="float">
            <text:p>-11.73</text:p>
          </table:table-cell>
          <table:table-cell office:value-type="float" office:value="-0.036718708582" calcext:value-type="float">
            <text:p>-0.0367187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9" calcext:value-type="float">
            <text:p>-43.89</text:p>
          </table:table-cell>
          <table:table-cell office:value-type="float" office:value="-0.0654286656275" calcext:value-type="float">
            <text:p>-0.0654286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-0.183047567578" calcext:value-type="float">
            <text:p>-0.18304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8" calcext:value-type="float">
            <text:p>-11.68</text:p>
          </table:table-cell>
          <table:table-cell office:value-type="float" office:value="-0.0346529550742" calcext:value-type="float">
            <text:p>-0.0346529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9" calcext:value-type="float">
            <text:p>-40.59</text:p>
          </table:table-cell>
          <table:table-cell office:value-type="float" office:value="-0.0621587317213" calcext:value-type="float">
            <text:p>-0.0621587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24" calcext:value-type="float">
            <text:p>-41.24</text:p>
          </table:table-cell>
          <table:table-cell office:value-type="float" office:value="-0.0822980892355" calcext:value-type="float">
            <text:p>-0.0822980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7" calcext:value-type="float">
            <text:p>-14.97</text:p>
          </table:table-cell>
          <table:table-cell office:value-type="float" office:value="-0.102330117515" calcext:value-type="float">
            <text:p>-0.102330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81" calcext:value-type="float">
            <text:p>-47.81</text:p>
          </table:table-cell>
          <table:table-cell office:value-type="float" office:value="-0.0692167833948" calcext:value-type="float">
            <text:p>-0.0692167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51" calcext:value-type="float">
            <text:p>-35.51</text:p>
          </table:table-cell>
          <table:table-cell office:value-type="float" office:value="-0.100461148772" calcext:value-type="float">
            <text:p>-0.1004611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44" calcext:value-type="float">
            <text:p>-17.44</text:p>
          </table:table-cell>
          <table:table-cell office:value-type="float" office:value="-0.147303898317" calcext:value-type="float">
            <text:p>-0.1473038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.98" calcext:value-type="float">
            <text:p>-31.98</text:p>
          </table:table-cell>
          <table:table-cell office:value-type="float" office:value="-0.0588718009008" calcext:value-type="float">
            <text:p>-0.0588718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3" calcext:value-type="float">
            <text:p>-33.03</text:p>
          </table:table-cell>
          <table:table-cell office:value-type="float" office:value="-0.084813328292" calcext:value-type="float">
            <text:p>-0.0848133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" calcext:value-type="float">
            <text:p>-12.2</text:p>
          </table:table-cell>
          <table:table-cell office:value-type="float" office:value="-0.0335240385505" calcext:value-type="float">
            <text:p>-0.0335240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0636450738144" calcext:value-type="float">
            <text:p>-0.0636450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3" calcext:value-type="float">
            <text:p>-31.33</text:p>
          </table:table-cell>
          <table:table-cell office:value-type="float" office:value="-0.10002509502" calcext:value-type="float">
            <text:p>-0.100025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55144247387" calcext:value-type="float">
            <text:p>-0.025514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78" calcext:value-type="float">
            <text:p>-50.78</text:p>
          </table:table-cell>
          <table:table-cell office:value-type="float" office:value="-0.0713368727569" calcext:value-type="float">
            <text:p>-0.0713368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4" calcext:value-type="float">
            <text:p>-33.04</text:p>
          </table:table-cell>
          <table:table-cell office:value-type="float" office:value="-0.100429467507" calcext:value-type="float">
            <text:p>-0.1004294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3" calcext:value-type="float">
            <text:p>-12.33</text:p>
          </table:table-cell>
          <table:table-cell office:value-type="float" office:value="-0.0358299913097" calcext:value-type="float">
            <text:p>-0.0358299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22" calcext:value-type="float">
            <text:p>-34.22</text:p>
          </table:table-cell>
          <table:table-cell office:value-type="float" office:value="-0.0608592489556" calcext:value-type="float">
            <text:p>-0.060859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7" calcext:value-type="float">
            <text:p>-30.77</text:p>
          </table:table-cell>
          <table:table-cell office:value-type="float" office:value="-0.0748574377538" calcext:value-type="float">
            <text:p>-0.0748574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" calcext:value-type="float">
            <text:p>-11.2</text:p>
          </table:table-cell>
          <table:table-cell office:value-type="float" office:value="-0.0305953972962" calcext:value-type="float">
            <text:p>-0.0305953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06" calcext:value-type="float">
            <text:p>-53.06</text:p>
          </table:table-cell>
          <table:table-cell office:value-type="float" office:value="-0.0720584487556" calcext:value-type="float">
            <text:p>-0.0720584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3" calcext:value-type="float">
            <text:p>-30.43</text:p>
          </table:table-cell>
          <table:table-cell office:value-type="float" office:value="-0.0739517067252" calcext:value-type="float">
            <text:p>-0.0739517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4" calcext:value-type="float">
            <text:p>-11.44</text:p>
          </table:table-cell>
          <table:table-cell office:value-type="float" office:value="-0.0359460573691" calcext:value-type="float">
            <text:p>-0.0359460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15" calcext:value-type="float">
            <text:p>-41.15</text:p>
          </table:table-cell>
          <table:table-cell office:value-type="float" office:value="-0.0597497338007" calcext:value-type="float">
            <text:p>-0.0597497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19" calcext:value-type="float">
            <text:p>-27.19</text:p>
          </table:table-cell>
          <table:table-cell office:value-type="float" office:value="-0.0598427001956" calcext:value-type="float">
            <text:p>-0.0598427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0.0240445071748" calcext:value-type="float">
            <text:p>-0.0240445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9" calcext:value-type="float">
            <text:p>-41.39</text:p>
          </table:table-cell>
          <table:table-cell office:value-type="float" office:value="-0.0623245271692" calcext:value-type="float">
            <text:p>-0.0623245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5" calcext:value-type="float">
            <text:p>-29.15</text:p>
          </table:table-cell>
          <table:table-cell office:value-type="float" office:value="-0.0815101175792" calcext:value-type="float">
            <text:p>-0.0815101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float" office:value="-0.0224374659664" calcext:value-type="float">
            <text:p>-0.022437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5" calcext:value-type="float">
            <text:p>-42.65</text:p>
          </table:table-cell>
          <table:table-cell office:value-type="float" office:value="-0.0641871547708" calcext:value-type="float">
            <text:p>-0.064187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9" calcext:value-type="float">
            <text:p>-28.39</text:p>
          </table:table-cell>
          <table:table-cell office:value-type="float" office:value="-0.0641750382684" calcext:value-type="float">
            <text:p>-0.064175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3" calcext:value-type="float">
            <text:p>-11.33</text:p>
          </table:table-cell>
          <table:table-cell office:value-type="float" office:value="-0.0225590854622" calcext:value-type="float">
            <text:p>-0.0225590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8" calcext:value-type="float">
            <text:p>-44.78</text:p>
          </table:table-cell>
          <table:table-cell office:value-type="float" office:value="-0.0628364039965" calcext:value-type="float">
            <text:p>-0.062836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3" calcext:value-type="float">
            <text:p>-28.43</text:p>
          </table:table-cell>
          <table:table-cell office:value-type="float" office:value="-0.0756239257704" calcext:value-type="float">
            <text:p>-0.0756239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66470289256" calcext:value-type="float">
            <text:p>-0.0266470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4.54" calcext:value-type="float">
            <text:p>-54.54</text:p>
          </table:table-cell>
          <table:table-cell office:value-type="float" office:value="-0.0685077461571" calcext:value-type="float">
            <text:p>-0.0685077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69" calcext:value-type="float">
            <text:p>-42.69</text:p>
          </table:table-cell>
          <table:table-cell office:value-type="float" office:value="-0.0840209951163" calcext:value-type="float">
            <text:p>-0.0840209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-0.0968006926631" calcext:value-type="float">
            <text:p>-0.0968006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04" calcext:value-type="float">
            <text:p>-45.04</text:p>
          </table:table-cell>
          <table:table-cell office:value-type="float" office:value="-0.0666200430271" calcext:value-type="float">
            <text:p>-0.06662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6" calcext:value-type="float">
            <text:p>-35.6</text:p>
          </table:table-cell>
          <table:table-cell office:value-type="float" office:value="-0.0834565086515" calcext:value-type="float">
            <text:p>-0.0834565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5" calcext:value-type="float">
            <text:p>-15.65</text:p>
          </table:table-cell>
          <table:table-cell office:value-type="float" office:value="-0.118569816318" calcext:value-type="float">
            <text:p>-0.1185698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01" calcext:value-type="float">
            <text:p>-45.01</text:p>
          </table:table-cell>
          <table:table-cell office:value-type="float" office:value="-0.0638185517791" calcext:value-type="float">
            <text:p>-0.0638185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8" calcext:value-type="float">
            <text:p>-29.28</text:p>
          </table:table-cell>
          <table:table-cell office:value-type="float" office:value="-0.065322256048" calcext:value-type="float">
            <text:p>-0.065322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7" calcext:value-type="float">
            <text:p>-10.87</text:p>
          </table:table-cell>
          <table:table-cell office:value-type="float" office:value="-0.0349143614337" calcext:value-type="float">
            <text:p>-0.0349143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2.86" calcext:value-type="float">
            <text:p>-102.86</text:p>
          </table:table-cell>
          <table:table-cell office:value-type="float" office:value="-0.20418063408" calcext:value-type="float">
            <text:p>-0.2041806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3.23" calcext:value-type="float">
            <text:p>-33.23</text:p>
          </table:table-cell>
          <table:table-cell office:value-type="float" office:value="-0.0809049651245" calcext:value-type="float">
            <text:p>-0.0809049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321987508149" calcext:value-type="float">
            <text:p>-0.0321987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3" calcext:value-type="float">
            <text:p>-43.43</text:p>
          </table:table-cell>
          <table:table-cell office:value-type="float" office:value="-0.0660788595387" calcext:value-type="float">
            <text:p>-0.0660788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22" calcext:value-type="float">
            <text:p>-27.22</text:p>
          </table:table-cell>
          <table:table-cell office:value-type="float" office:value="-0.0576397830382" calcext:value-type="float">
            <text:p>-0.0576397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1" calcext:value-type="float">
            <text:p>-11.71</text:p>
          </table:table-cell>
          <table:table-cell office:value-type="float" office:value="-0.0412447658166" calcext:value-type="float">
            <text:p>-0.0412447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4.08" calcext:value-type="float">
            <text:p>-104.08</text:p>
          </table:table-cell>
          <table:table-cell office:value-type="float" office:value="-0.210384289661" calcext:value-type="float">
            <text:p>-0.2103842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17" calcext:value-type="float">
            <text:p>-34.17</text:p>
          </table:table-cell>
          <table:table-cell office:value-type="float" office:value="-0.0832159833737" calcext:value-type="float">
            <text:p>-0.0832159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6" calcext:value-type="float">
            <text:p>-10.46</text:p>
          </table:table-cell>
          <table:table-cell office:value-type="float" office:value="-0.0239084507701" calcext:value-type="float">
            <text:p>-0.0239084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" calcext:value-type="float">
            <text:p>-43.5</text:p>
          </table:table-cell>
          <table:table-cell office:value-type="float" office:value="-0.0631048213328" calcext:value-type="float">
            <text:p>-0.0631048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7" calcext:value-type="float">
            <text:p>-26.7</text:p>
          </table:table-cell>
          <table:table-cell office:value-type="float" office:value="-0.0601281016848" calcext:value-type="float">
            <text:p>-0.0601281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7" calcext:value-type="float">
            <text:p>-12.17</text:p>
          </table:table-cell>
          <table:table-cell office:value-type="float" office:value="-0.0415876258875" calcext:value-type="float">
            <text:p>-0.0415876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7" calcext:value-type="float">
            <text:p>-40.17</text:p>
          </table:table-cell>
          <table:table-cell office:value-type="float" office:value="-0.0609786277974" calcext:value-type="float">
            <text:p>-0.0609786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5" calcext:value-type="float">
            <text:p>-29.45</text:p>
          </table:table-cell>
          <table:table-cell office:value-type="float" office:value="-0.0798844700676" calcext:value-type="float">
            <text:p>-0.07988447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78839074521" calcext:value-type="float">
            <text:p>-0.0278839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" calcext:value-type="float">
            <text:p>-42.6</text:p>
          </table:table-cell>
          <table:table-cell office:value-type="float" office:value="-0.0625022309725" calcext:value-type="float">
            <text:p>-0.062502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77" calcext:value-type="float">
            <text:p>-33.77</text:p>
          </table:table-cell>
          <table:table-cell office:value-type="float" office:value="-0.0716597401329" calcext:value-type="float">
            <text:p>-0.0716597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7" calcext:value-type="float">
            <text:p>-15.47</text:p>
          </table:table-cell>
          <table:table-cell office:value-type="float" office:value="-0.113486157864" calcext:value-type="float">
            <text:p>-0.113486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29" calcext:value-type="float">
            <text:p>-43.29</text:p>
          </table:table-cell>
          <table:table-cell office:value-type="float" office:value="-0.0632657842318" calcext:value-type="float">
            <text:p>-0.06326578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8" calcext:value-type="float">
            <text:p>-29.98</text:p>
          </table:table-cell>
          <table:table-cell office:value-type="float" office:value="-0.0577033817523" calcext:value-type="float">
            <text:p>-0.05770338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9" calcext:value-type="float">
            <text:p>-15.29</text:p>
          </table:table-cell>
          <table:table-cell office:value-type="float" office:value="-0.106092046148" calcext:value-type="float">
            <text:p>-0.106092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5.73" calcext:value-type="float">
            <text:p>-105.73</text:p>
          </table:table-cell>
          <table:table-cell office:value-type="float" office:value="-0.213887456809" calcext:value-type="float">
            <text:p>-0.21388745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66" calcext:value-type="float">
            <text:p>-28.66</text:p>
          </table:table-cell>
          <table:table-cell office:value-type="float" office:value="-0.0836155112915" calcext:value-type="float">
            <text:p>-0.083615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259932386009" calcext:value-type="float">
            <text:p>-0.0259932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41" calcext:value-type="float">
            <text:p>-37.41</text:p>
          </table:table-cell>
          <table:table-cell office:value-type="float" office:value="-0.0601943036051" calcext:value-type="float">
            <text:p>-0.0601943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7" calcext:value-type="float">
            <text:p>-31.47</text:p>
          </table:table-cell>
          <table:table-cell office:value-type="float" office:value="-0.0816007530536" calcext:value-type="float">
            <text:p>-0.0816007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352214425153" calcext:value-type="float">
            <text:p>-0.0352214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" calcext:value-type="float">
            <text:p>-39.7</text:p>
          </table:table-cell>
          <table:table-cell office:value-type="float" office:value="-0.0611661053346" calcext:value-type="float">
            <text:p>-0.0611661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31" calcext:value-type="float">
            <text:p>-30.31</text:p>
          </table:table-cell>
          <table:table-cell office:value-type="float" office:value="-0.116671973731" calcext:value-type="float">
            <text:p>-0.1166719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7" calcext:value-type="float">
            <text:p>-11.37</text:p>
          </table:table-cell>
          <table:table-cell office:value-type="float" office:value="-0.037985954997" calcext:value-type="float">
            <text:p>-0.037985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5" calcext:value-type="float">
            <text:p>-40.45</text:p>
          </table:table-cell>
          <table:table-cell office:value-type="float" office:value="-0.0612535294324" calcext:value-type="float">
            <text:p>-0.0612535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5" calcext:value-type="float">
            <text:p>-29.75</text:p>
          </table:table-cell>
          <table:table-cell office:value-type="float" office:value="-0.0669145815597" calcext:value-type="float">
            <text:p>-0.06691458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9" calcext:value-type="float">
            <text:p>-11.49</text:p>
          </table:table-cell>
          <table:table-cell office:value-type="float" office:value="-0.0383301530061" calcext:value-type="float">
            <text:p>-0.038330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" calcext:value-type="float">
            <text:p>-40.3</text:p>
          </table:table-cell>
          <table:table-cell office:value-type="float" office:value="-0.0610987417439" calcext:value-type="float">
            <text:p>-0.0610987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7" calcext:value-type="float">
            <text:p>-30.87</text:p>
          </table:table-cell>
          <table:table-cell office:value-type="float" office:value="-0.0787819987215" calcext:value-type="float">
            <text:p>-0.078781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1" calcext:value-type="float">
            <text:p>-15.21</text:p>
          </table:table-cell>
          <table:table-cell office:value-type="float" office:value="-0.117843040793" calcext:value-type="float">
            <text:p>-0.117843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2.68" calcext:value-type="float">
            <text:p>-32.68</text:p>
          </table:table-cell>
          <table:table-cell office:value-type="float" office:value="-0.0606459674296" calcext:value-type="float">
            <text:p>-0.0606459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61" calcext:value-type="float">
            <text:p>-35.61</text:p>
          </table:table-cell>
          <table:table-cell office:value-type="float" office:value="-0.08453158474" calcext:value-type="float">
            <text:p>-0.0845315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0.4" calcext:value-type="float">
            <text:p>-20.4</text:p>
          </table:table-cell>
          <table:table-cell office:value-type="float" office:value="-0.151782413806" calcext:value-type="float">
            <text:p>-0.1517824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.75" calcext:value-type="float">
            <text:p>-37.75</text:p>
          </table:table-cell>
          <table:table-cell office:value-type="float" office:value="-0.0620594077845" calcext:value-type="float">
            <text:p>-0.0620594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04" calcext:value-type="float">
            <text:p>-47.04</text:p>
          </table:table-cell>
          <table:table-cell office:value-type="float" office:value="-0.172069689808" calcext:value-type="float">
            <text:p>-0.1720696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2" calcext:value-type="float">
            <text:p>-11.62</text:p>
          </table:table-cell>
          <table:table-cell office:value-type="float" office:value="-0.0250903759465" calcext:value-type="float">
            <text:p>-0.0250903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44" calcext:value-type="float">
            <text:p>-34.44</text:p>
          </table:table-cell>
          <table:table-cell office:value-type="float" office:value="-0.0599170474272" calcext:value-type="float">
            <text:p>-0.0599170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1" calcext:value-type="float">
            <text:p>-27.91</text:p>
          </table:table-cell>
          <table:table-cell office:value-type="float" office:value="-0.0661447673046" calcext:value-type="float">
            <text:p>-0.0661447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-0.0229891250674" calcext:value-type="float">
            <text:p>-0.022989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05" calcext:value-type="float">
            <text:p>-34.05</text:p>
          </table:table-cell>
          <table:table-cell office:value-type="float" office:value="-0.0599236001436" calcext:value-type="float">
            <text:p>-0.0599236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6" calcext:value-type="float">
            <text:p>-28.96</text:p>
          </table:table-cell>
          <table:table-cell office:value-type="float" office:value="-0.0869157623104" calcext:value-type="float">
            <text:p>-0.0869157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48808618194" calcext:value-type="float">
            <text:p>-0.0248808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56" calcext:value-type="float">
            <text:p>-38.56</text:p>
          </table:table-cell>
          <table:table-cell office:value-type="float" office:value="-0.0615025782496" calcext:value-type="float">
            <text:p>-0.06150257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5" calcext:value-type="float">
            <text:p>-29.75</text:p>
          </table:table-cell>
          <table:table-cell office:value-type="float" office:value="-0.0659203395177" calcext:value-type="float">
            <text:p>-0.0659203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59" calcext:value-type="float">
            <text:p>-15.59</text:p>
          </table:table-cell>
          <table:table-cell office:value-type="float" office:value="-0.118377756473" calcext:value-type="float">
            <text:p>-0.1183777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3.46" calcext:value-type="float">
            <text:p>-103.46</text:p>
          </table:table-cell>
          <table:table-cell office:value-type="float" office:value="-0.283809630619" calcext:value-type="float">
            <text:p>-0.2838096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62" calcext:value-type="float">
            <text:p>-31.62</text:p>
          </table:table-cell>
          <table:table-cell office:value-type="float" office:value="-0.0792109893949" calcext:value-type="float">
            <text:p>-0.0792109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272885070054" calcext:value-type="float">
            <text:p>-0.027288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41" calcext:value-type="float">
            <text:p>-45.41</text:p>
          </table:table-cell>
          <table:table-cell office:value-type="float" office:value="-0.0692911846932" calcext:value-type="float">
            <text:p>-0.0692911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5" calcext:value-type="float">
            <text:p>-28.35</text:p>
          </table:table-cell>
          <table:table-cell office:value-type="float" office:value="-0.0747672938302" calcext:value-type="float">
            <text:p>-0.0747672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" calcext:value-type="float">
            <text:p>-11.4</text:p>
          </table:table-cell>
          <table:table-cell office:value-type="float" office:value="-0.04007783412" calcext:value-type="float">
            <text:p>-0.0400778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61" calcext:value-type="float">
            <text:p>-36.61</text:p>
          </table:table-cell>
          <table:table-cell office:value-type="float" office:value="-0.0606748619693" calcext:value-type="float">
            <text:p>-0.060674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2" calcext:value-type="float">
            <text:p>-32.42</text:p>
          </table:table-cell>
          <table:table-cell office:value-type="float" office:value="-0.0532271294852" calcext:value-type="float">
            <text:p>-0.0532271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8" calcext:value-type="float">
            <text:p>-15.48</text:p>
          </table:table-cell>
          <table:table-cell office:value-type="float" office:value="-0.113035319671" calcext:value-type="float">
            <text:p>-0.113035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05" calcext:value-type="float">
            <text:p>-41.05</text:p>
          </table:table-cell>
          <table:table-cell office:value-type="float" office:value="-0.061117760962" calcext:value-type="float">
            <text:p>-0.061117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4" calcext:value-type="float">
            <text:p>-27.44</text:p>
          </table:table-cell>
          <table:table-cell office:value-type="float" office:value="-0.057337212411" calcext:value-type="float">
            <text:p>-0.057337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3" calcext:value-type="float">
            <text:p>-10.73</text:p>
          </table:table-cell>
          <table:table-cell office:value-type="float" office:value="-0.0296643100256" calcext:value-type="float">
            <text:p>-0.02966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49" calcext:value-type="float">
            <text:p>-46.49</text:p>
          </table:table-cell>
          <table:table-cell office:value-type="float" office:value="-0.0988534592737" calcext:value-type="float">
            <text:p>-0.0988534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08" calcext:value-type="float">
            <text:p>-29.08</text:p>
          </table:table-cell>
          <table:table-cell office:value-type="float" office:value="-0.0822277388183" calcext:value-type="float">
            <text:p>-0.0822277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295419585568" calcext:value-type="float">
            <text:p>-0.0295419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5" calcext:value-type="float">
            <text:p>-40.25</text:p>
          </table:table-cell>
          <table:table-cell office:value-type="float" office:value="-0.0613525873303" calcext:value-type="float">
            <text:p>-0.0613525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98" calcext:value-type="float">
            <text:p>-34.98</text:p>
          </table:table-cell>
          <table:table-cell office:value-type="float" office:value="-0.18588385936" calcext:value-type="float">
            <text:p>-0.18588385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" calcext:value-type="float">
            <text:p>-11.6</text:p>
          </table:table-cell>
          <table:table-cell office:value-type="float" office:value="-0.0352892205703" calcext:value-type="float">
            <text:p>-0.0352892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8" calcext:value-type="float">
            <text:p>-48.68</text:p>
          </table:table-cell>
          <table:table-cell office:value-type="float" office:value="-0.0712549502845" calcext:value-type="float">
            <text:p>-0.0712549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6" calcext:value-type="float">
            <text:p>-30.06</text:p>
          </table:table-cell>
          <table:table-cell office:value-type="float" office:value="-0.0797683483002" calcext:value-type="float">
            <text:p>-0.0797683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0.0348976628731" calcext:value-type="float">
            <text:p>-0.0348976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04" calcext:value-type="float">
            <text:p>-48.04</text:p>
          </table:table-cell>
          <table:table-cell office:value-type="float" office:value="-0.0655366139586" calcext:value-type="float">
            <text:p>-0.065536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9" calcext:value-type="float">
            <text:p>-28.09</text:p>
          </table:table-cell>
          <table:table-cell office:value-type="float" office:value="-0.066340817298" calcext:value-type="float">
            <text:p>-0.0663408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2" calcext:value-type="float">
            <text:p>-15.22</text:p>
          </table:table-cell>
          <table:table-cell office:value-type="float" office:value="-0.0959658572582" calcext:value-type="float">
            <text:p>-0.0959658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9.6" calcext:value-type="float">
            <text:p>-59.6</text:p>
          </table:table-cell>
          <table:table-cell office:value-type="float" office:value="-0.115426216418" calcext:value-type="float">
            <text:p>-0.1154262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41" calcext:value-type="float">
            <text:p>-30.41</text:p>
          </table:table-cell>
          <table:table-cell office:value-type="float" office:value="-0.0572312402471" calcext:value-type="float">
            <text:p>-0.0572312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09" calcext:value-type="float">
            <text:p>-16.09</text:p>
          </table:table-cell>
          <table:table-cell office:value-type="float" office:value="-0.117377306877" calcext:value-type="float">
            <text:p>-0.117377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.36" calcext:value-type="float">
            <text:p>-37.36</text:p>
          </table:table-cell>
          <table:table-cell office:value-type="float" office:value="-0.0714201215134" calcext:value-type="float">
            <text:p>-0.0714201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9" calcext:value-type="float">
            <text:p>-28.49</text:p>
          </table:table-cell>
          <table:table-cell office:value-type="float" office:value="-0.0573498756771" calcext:value-type="float">
            <text:p>-0.0573498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3658975182" calcext:value-type="float">
            <text:p>-0.0236589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4" calcext:value-type="float">
            <text:p>-41.34</text:p>
          </table:table-cell>
          <table:table-cell office:value-type="float" office:value="-0.0623438413579" calcext:value-type="float">
            <text:p>-0.0623438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0.65" calcext:value-type="float">
            <text:p>-50.65</text:p>
          </table:table-cell>
          <table:table-cell office:value-type="float" office:value="-0.289430614772" calcext:value-type="float">
            <text:p>-0.2894306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2" calcext:value-type="float">
            <text:p>-12.12</text:p>
          </table:table-cell>
          <table:table-cell office:value-type="float" office:value="-0.0338068188392" calcext:value-type="float">
            <text:p>-0.0338068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9" calcext:value-type="float">
            <text:p>-39.09</text:p>
          </table:table-cell>
          <table:table-cell office:value-type="float" office:value="-0.0594699478307" calcext:value-type="float">
            <text:p>-0.0594699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6" calcext:value-type="float">
            <text:p>-31.36</text:p>
          </table:table-cell>
          <table:table-cell office:value-type="float" office:value="-0.0743005580123" calcext:value-type="float">
            <text:p>-0.0743005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36" calcext:value-type="float">
            <text:p>-14.36</text:p>
          </table:table-cell>
          <table:table-cell office:value-type="float" office:value="-0.0899350436947" calcext:value-type="float">
            <text:p>-0.089935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24" calcext:value-type="float">
            <text:p>-41.24</text:p>
          </table:table-cell>
          <table:table-cell office:value-type="float" office:value="-0.0601653827745" calcext:value-type="float">
            <text:p>-0.0601653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5" calcext:value-type="float">
            <text:p>-29.75</text:p>
          </table:table-cell>
          <table:table-cell office:value-type="float" office:value="-0.111292064206" calcext:value-type="float">
            <text:p>-0.1112920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4" calcext:value-type="float">
            <text:p>-11.74</text:p>
          </table:table-cell>
          <table:table-cell office:value-type="float" office:value="-0.0217730293594" calcext:value-type="float">
            <text:p>-0.0217730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26" calcext:value-type="float">
            <text:p>-44.26</text:p>
          </table:table-cell>
          <table:table-cell office:value-type="float" office:value="-0.0653226052165" calcext:value-type="float">
            <text:p>-0.0653226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75" calcext:value-type="float">
            <text:p>-42.75</text:p>
          </table:table-cell>
          <table:table-cell office:value-type="float" office:value="-0.245247913208" calcext:value-type="float">
            <text:p>-0.2452479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1" calcext:value-type="float">
            <text:p>-12.11</text:p>
          </table:table-cell>
          <table:table-cell office:value-type="float" office:value="-0.0406990337759" calcext:value-type="float">
            <text:p>-0.0406990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92" calcext:value-type="float">
            <text:p>-46.92</text:p>
          </table:table-cell>
          <table:table-cell office:value-type="float" office:value="-0.0643701180919" calcext:value-type="float">
            <text:p>-0.0643701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4" calcext:value-type="float">
            <text:p>-33.44</text:p>
          </table:table-cell>
          <table:table-cell office:value-type="float" office:value="-0.106686950638" calcext:value-type="float">
            <text:p>-0.1066869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8" calcext:value-type="float">
            <text:p>-11.58</text:p>
          </table:table-cell>
          <table:table-cell office:value-type="float" office:value="-0.032145943864" calcext:value-type="float">
            <text:p>-0.0321459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35" calcext:value-type="float">
            <text:p>-48.35</text:p>
          </table:table-cell>
          <table:table-cell office:value-type="float" office:value="-0.0706990430005" calcext:value-type="float">
            <text:p>-0.070699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2" calcext:value-type="float">
            <text:p>-45.2</text:p>
          </table:table-cell>
          <table:table-cell office:value-type="float" office:value="-0.158021026738" calcext:value-type="float">
            <text:p>-0.15802102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9" calcext:value-type="float">
            <text:p>-11.79</text:p>
          </table:table-cell>
          <table:table-cell office:value-type="float" office:value="-0.0262076792926" calcext:value-type="float">
            <text:p>-0.0262076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3" calcext:value-type="float">
            <text:p>-41.83</text:p>
          </table:table-cell>
          <table:table-cell office:value-type="float" office:value="-0.0619539312923" calcext:value-type="float">
            <text:p>-0.061953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5" calcext:value-type="float">
            <text:p>-29.05</text:p>
          </table:table-cell>
          <table:table-cell office:value-type="float" office:value="-0.0805003320187" calcext:value-type="float">
            <text:p>-0.080500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343839668669" calcext:value-type="float">
            <text:p>-0.0343839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03" calcext:value-type="float">
            <text:p>-63.03</text:p>
          </table:table-cell>
          <table:table-cell office:value-type="float" office:value="-0.121181100511" calcext:value-type="float">
            <text:p>-0.1211811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3.35" calcext:value-type="float">
            <text:p>-33.35</text:p>
          </table:table-cell>
          <table:table-cell office:value-type="float" office:value="-0.0705451452201" calcext:value-type="float">
            <text:p>-0.0705451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31" calcext:value-type="float">
            <text:p>-16.31</text:p>
          </table:table-cell>
          <table:table-cell office:value-type="float" office:value="-0.126289811617" calcext:value-type="float">
            <text:p>-0.126289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58" calcext:value-type="float">
            <text:p>-41.58</text:p>
          </table:table-cell>
          <table:table-cell office:value-type="float" office:value="-0.0638596716187" calcext:value-type="float">
            <text:p>-0.0638596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2" calcext:value-type="float">
            <text:p>-37.2</text:p>
          </table:table-cell>
          <table:table-cell office:value-type="float" office:value="-0.206349291606" calcext:value-type="float">
            <text:p>-0.206349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" calcext:value-type="float">
            <text:p>-12.4</text:p>
          </table:table-cell>
          <table:table-cell office:value-type="float" office:value="-0.030543092249" calcext:value-type="float">
            <text:p>-0.0305430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43" calcext:value-type="float">
            <text:p>-38.43</text:p>
          </table:table-cell>
          <table:table-cell office:value-type="float" office:value="-0.0625904932961" calcext:value-type="float">
            <text:p>-0.0625904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08" calcext:value-type="float">
            <text:p>-35.08</text:p>
          </table:table-cell>
          <table:table-cell office:value-type="float" office:value="-0.089666269698" calcext:value-type="float">
            <text:p>-0.0896662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6" calcext:value-type="float">
            <text:p>-11.56</text:p>
          </table:table-cell>
          <table:table-cell office:value-type="float" office:value="-0.0409692019964" calcext:value-type="float">
            <text:p>-0.040969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36" calcext:value-type="float">
            <text:p>-49.36</text:p>
          </table:table-cell>
          <table:table-cell office:value-type="float" office:value="-0.0704553711544" calcext:value-type="float">
            <text:p>-0.0704553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3" calcext:value-type="float">
            <text:p>-27.43</text:p>
          </table:table-cell>
          <table:table-cell office:value-type="float" office:value="-0.0729434396398" calcext:value-type="float">
            <text:p>-0.0729434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3" calcext:value-type="float">
            <text:p>-12.13</text:p>
          </table:table-cell>
          <table:table-cell office:value-type="float" office:value="-0.0306776637314" calcext:value-type="float">
            <text:p>-0.0306776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9.86" calcext:value-type="float">
            <text:p>-109.86</text:p>
          </table:table-cell>
          <table:table-cell office:value-type="float" office:value="-0.215683337541" calcext:value-type="float">
            <text:p>-0.2156833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24" calcext:value-type="float">
            <text:p>-36.24</text:p>
          </table:table-cell>
          <table:table-cell office:value-type="float" office:value="-0.102635052157" calcext:value-type="float">
            <text:p>-0.1026350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4" calcext:value-type="float">
            <text:p>-11.84</text:p>
          </table:table-cell>
          <table:table-cell office:value-type="float" office:value="-0.024781106188" calcext:value-type="float">
            <text:p>-0.024781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25" calcext:value-type="float">
            <text:p>-43.25</text:p>
          </table:table-cell>
          <table:table-cell office:value-type="float" office:value="-0.0641271567395" calcext:value-type="float">
            <text:p>-0.06412715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4" calcext:value-type="float">
            <text:p>-32.14</text:p>
          </table:table-cell>
          <table:table-cell office:value-type="float" office:value="-0.152658707074" calcext:value-type="float">
            <text:p>-0.1526587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2" calcext:value-type="float">
            <text:p>-11.32</text:p>
          </table:table-cell>
          <table:table-cell office:value-type="float" office:value="-0.0291499460153" calcext:value-type="float">
            <text:p>-0.029149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0.18" calcext:value-type="float">
            <text:p>-100.18</text:p>
          </table:table-cell>
          <table:table-cell office:value-type="float" office:value="-0.213479001282" calcext:value-type="float">
            <text:p>-0.2134790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9.2" calcext:value-type="float">
            <text:p>-49.2</text:p>
          </table:table-cell>
          <table:table-cell office:value-type="float" office:value="-0.13930813358" calcext:value-type="float">
            <text:p>-0.13930813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45" calcext:value-type="float">
            <text:p>-14.45</text:p>
          </table:table-cell>
          <table:table-cell office:value-type="float" office:value="-0.0794457011164" calcext:value-type="float">
            <text:p>-0.0794457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7.7" calcext:value-type="float">
            <text:p>-57.7</text:p>
          </table:table-cell>
          <table:table-cell office:value-type="float" office:value="-0.0940937010591" calcext:value-type="float">
            <text:p>-0.0940937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97" calcext:value-type="float">
            <text:p>-38.97</text:p>
          </table:table-cell>
          <table:table-cell office:value-type="float" office:value="-0.199590458785" calcext:value-type="float">
            <text:p>-0.1995904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3" calcext:value-type="float">
            <text:p>-11.33</text:p>
          </table:table-cell>
          <table:table-cell office:value-type="float" office:value="-0.0235426853026" calcext:value-type="float">
            <text:p>-0.0235426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19" calcext:value-type="float">
            <text:p>-41.19</text:p>
          </table:table-cell>
          <table:table-cell office:value-type="float" office:value="-0.0638016058162" calcext:value-type="float">
            <text:p>-0.0638016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44" calcext:value-type="float">
            <text:p>-44.44</text:p>
          </table:table-cell>
          <table:table-cell office:value-type="float" office:value="-0.235389592033" calcext:value-type="float">
            <text:p>-0.235389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2" calcext:value-type="float">
            <text:p>-10.42</text:p>
          </table:table-cell>
          <table:table-cell office:value-type="float" office:value="-0.0272725899359" calcext:value-type="float">
            <text:p>-0.0272725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9" calcext:value-type="float">
            <text:p>-42.79</text:p>
          </table:table-cell>
          <table:table-cell office:value-type="float" office:value="-0.0613362078346" calcext:value-type="float">
            <text:p>-0.0613362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8" calcext:value-type="float">
            <text:p>-30.08</text:p>
          </table:table-cell>
          <table:table-cell office:value-type="float" office:value="-0.114651570232" calcext:value-type="float">
            <text:p>-0.11465157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7" calcext:value-type="float">
            <text:p>-10.87</text:p>
          </table:table-cell>
          <table:table-cell office:value-type="float" office:value="-0.029499013569" calcext:value-type="float">
            <text:p>-0.0294990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3" calcext:value-type="float">
            <text:p>-41.33</text:p>
          </table:table-cell>
          <table:table-cell office:value-type="float" office:value="-0.0627358402453" calcext:value-type="float">
            <text:p>-0.0627358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2" calcext:value-type="float">
            <text:p>-30.12</text:p>
          </table:table-cell>
          <table:table-cell office:value-type="float" office:value="-0.0811538121634" calcext:value-type="float">
            <text:p>-0.081153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1" calcext:value-type="float">
            <text:p>-11.01</text:p>
          </table:table-cell>
          <table:table-cell office:value-type="float" office:value="-0.0360205855388" calcext:value-type="float">
            <text:p>-0.0360205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5" calcext:value-type="float">
            <text:p>-41.25</text:p>
          </table:table-cell>
          <table:table-cell office:value-type="float" office:value="-0.0650468509062" calcext:value-type="float">
            <text:p>-0.0650468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37" calcext:value-type="float">
            <text:p>-39.37</text:p>
          </table:table-cell>
          <table:table-cell office:value-type="float" office:value="-0.108662162401" calcext:value-type="float">
            <text:p>-0.1086621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9" calcext:value-type="float">
            <text:p>-10.79</text:p>
          </table:table-cell>
          <table:table-cell office:value-type="float" office:value="-0.0189775697314" calcext:value-type="float">
            <text:p>-0.0189775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86" calcext:value-type="float">
            <text:p>-95.86</text:p>
          </table:table-cell>
          <table:table-cell office:value-type="float" office:value="-0.215773917609" calcext:value-type="float">
            <text:p>-0.2157739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51" calcext:value-type="float">
            <text:p>-32.51</text:p>
          </table:table-cell>
          <table:table-cell office:value-type="float" office:value="-0.08336408888" calcext:value-type="float">
            <text:p>-0.0833640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4" calcext:value-type="float">
            <text:p>-10.44</text:p>
          </table:table-cell>
          <table:table-cell office:value-type="float" office:value="-0.0235457829237" calcext:value-type="float">
            <text:p>-0.0235457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46" calcext:value-type="float">
            <text:p>-50.46</text:p>
          </table:table-cell>
          <table:table-cell office:value-type="float" office:value="-0.07074940742" calcext:value-type="float">
            <text:p>-0.0707494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6" calcext:value-type="float">
            <text:p>-28.46</text:p>
          </table:table-cell>
          <table:table-cell office:value-type="float" office:value="-0.0660598328904" calcext:value-type="float">
            <text:p>-0.0660598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" calcext:value-type="float">
            <text:p>-10.4</text:p>
          </table:table-cell>
          <table:table-cell office:value-type="float" office:value="-0.0233122865578" calcext:value-type="float">
            <text:p>-0.023312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62" calcext:value-type="float">
            <text:p>-47.62</text:p>
          </table:table-cell>
          <table:table-cell office:value-type="float" office:value="-0.0698183221223" calcext:value-type="float">
            <text:p>-0.0698183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8" calcext:value-type="float">
            <text:p>-28.58</text:p>
          </table:table-cell>
          <table:table-cell office:value-type="float" office:value="-0.0910704068435" calcext:value-type="float">
            <text:p>-0.0910704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-0.0234342281137" calcext:value-type="float">
            <text:p>-0.023434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4" calcext:value-type="float">
            <text:p>-50.4</text:p>
          </table:table-cell>
          <table:table-cell office:value-type="float" office:value="-0.0711478410591" calcext:value-type="float">
            <text:p>-0.0711478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23" calcext:value-type="float">
            <text:p>-27.23</text:p>
          </table:table-cell>
          <table:table-cell office:value-type="float" office:value="-0.0684560751039" calcext:value-type="float">
            <text:p>-0.0684560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6" calcext:value-type="float">
            <text:p>-11.26</text:p>
          </table:table-cell>
          <table:table-cell office:value-type="float" office:value="-0.0349191044282" calcext:value-type="float">
            <text:p>-0.034919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8" calcext:value-type="float">
            <text:p>-42.68</text:p>
          </table:table-cell>
          <table:table-cell office:value-type="float" office:value="-0.062496562877" calcext:value-type="float">
            <text:p>-0.0624965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9" calcext:value-type="float">
            <text:p>-29.39</text:p>
          </table:table-cell>
          <table:table-cell office:value-type="float" office:value="-0.0780924787334" calcext:value-type="float">
            <text:p>-0.078092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3" calcext:value-type="float">
            <text:p>-10.93</text:p>
          </table:table-cell>
          <table:table-cell office:value-type="float" office:value="-0.0326051397993" calcext:value-type="float">
            <text:p>-0.032605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93" calcext:value-type="float">
            <text:p>-51.93</text:p>
          </table:table-cell>
          <table:table-cell office:value-type="float" office:value="-0.0716982592908" calcext:value-type="float">
            <text:p>-0.07169825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47" calcext:value-type="float">
            <text:p>-39.47</text:p>
          </table:table-cell>
          <table:table-cell office:value-type="float" office:value="-0.168772893005" calcext:value-type="float">
            <text:p>-0.168772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41" calcext:value-type="float">
            <text:p>-15.41</text:p>
          </table:table-cell>
          <table:table-cell office:value-type="float" office:value="-0.117757617998" calcext:value-type="float">
            <text:p>-0.11775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7" calcext:value-type="float">
            <text:p>-43.7</text:p>
          </table:table-cell>
          <table:table-cell office:value-type="float" office:value="-0.0636515622881" calcext:value-type="float">
            <text:p>-0.0636515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6" calcext:value-type="float">
            <text:p>-28.66</text:p>
          </table:table-cell>
          <table:table-cell office:value-type="float" office:value="-0.0934567812882" calcext:value-type="float">
            <text:p>-0.09345678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55" calcext:value-type="float">
            <text:p>-15.55</text:p>
          </table:table-cell>
          <table:table-cell office:value-type="float" office:value="-0.096167079592" calcext:value-type="float">
            <text:p>-0.096167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39" calcext:value-type="float">
            <text:p>-40.39</text:p>
          </table:table-cell>
          <table:table-cell office:value-type="float" office:value="-0.0620909830108" calcext:value-type="float">
            <text:p>-0.062090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93" calcext:value-type="float">
            <text:p>-39.93</text:p>
          </table:table-cell>
          <table:table-cell office:value-type="float" office:value="-0.0808289317063" calcext:value-type="float">
            <text:p>-0.080828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2" calcext:value-type="float">
            <text:p>-15.02</text:p>
          </table:table-cell>
          <table:table-cell office:value-type="float" office:value="-0.108423980347" calcext:value-type="float">
            <text:p>-0.108423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29" calcext:value-type="float">
            <text:p>-45.29</text:p>
          </table:table-cell>
          <table:table-cell office:value-type="float" office:value="-0.0637849241204" calcext:value-type="float">
            <text:p>-0.0637849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5" calcext:value-type="float">
            <text:p>-27.85</text:p>
          </table:table-cell>
          <table:table-cell office:value-type="float" office:value="-0.0639191335455" calcext:value-type="float">
            <text:p>-0.0639191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219673569051" calcext:value-type="float">
            <text:p>-0.0219673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31" calcext:value-type="float">
            <text:p>-49.31</text:p>
          </table:table-cell>
          <table:table-cell office:value-type="float" office:value="-0.0638950197955" calcext:value-type="float">
            <text:p>-0.063895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" calcext:value-type="float">
            <text:p>-33.4</text:p>
          </table:table-cell>
          <table:table-cell office:value-type="float" office:value="-0.114617154965" calcext:value-type="float">
            <text:p>-0.11461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83" calcext:value-type="float">
            <text:p>-12.83</text:p>
          </table:table-cell>
          <table:table-cell office:value-type="float" office:value="-0.0438166509914" calcext:value-type="float">
            <text:p>-0.043816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97" calcext:value-type="float">
            <text:p>-47.97</text:p>
          </table:table-cell>
          <table:table-cell office:value-type="float" office:value="-0.0699696118341" calcext:value-type="float">
            <text:p>-0.069969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26" calcext:value-type="float">
            <text:p>-45.26</text:p>
          </table:table-cell>
          <table:table-cell office:value-type="float" office:value="-0.233898548071" calcext:value-type="float">
            <text:p>-0.23389854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222029544645" calcext:value-type="float">
            <text:p>-0.0222029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47" calcext:value-type="float">
            <text:p>-34.47</text:p>
          </table:table-cell>
          <table:table-cell office:value-type="float" office:value="-0.0594519803233" calcext:value-type="float">
            <text:p>-0.0594519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9" calcext:value-type="float">
            <text:p>-29.19</text:p>
          </table:table-cell>
          <table:table-cell office:value-type="float" office:value="-0.0934462492743" calcext:value-type="float">
            <text:p>-0.0934462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335261293061" calcext:value-type="float">
            <text:p>-0.0335261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7" calcext:value-type="float">
            <text:p>-40.67</text:p>
          </table:table-cell>
          <table:table-cell office:value-type="float" office:value="-0.0606348376396" calcext:value-type="float">
            <text:p>-0.0606348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7" calcext:value-type="float">
            <text:p>-27.57</text:p>
          </table:table-cell>
          <table:table-cell office:value-type="float" office:value="-0.0544935440623" calcext:value-type="float">
            <text:p>-0.0544935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8" calcext:value-type="float">
            <text:p>-10.58</text:p>
          </table:table-cell>
          <table:table-cell office:value-type="float" office:value="-0.0249917222079" calcext:value-type="float">
            <text:p>-0.0249917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33" calcext:value-type="float">
            <text:p>-37.33</text:p>
          </table:table-cell>
          <table:table-cell office:value-type="float" office:value="-0.0591644898295" calcext:value-type="float">
            <text:p>-0.0591644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2" calcext:value-type="float">
            <text:p>-29.02</text:p>
          </table:table-cell>
          <table:table-cell office:value-type="float" office:value="-0.0782227696949" calcext:value-type="float">
            <text:p>-0.0782227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float" office:value="-0.0415498208056" calcext:value-type="float">
            <text:p>-0.0415498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58" calcext:value-type="float">
            <text:p>-36.58</text:p>
          </table:table-cell>
          <table:table-cell office:value-type="float" office:value="-0.0602039413122" calcext:value-type="float">
            <text:p>-0.0602039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4" calcext:value-type="float">
            <text:p>-31.24</text:p>
          </table:table-cell>
          <table:table-cell office:value-type="float" office:value="-0.0868828905604" calcext:value-type="float">
            <text:p>-0.0868828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.09" calcext:value-type="float">
            <text:p>-21.09</text:p>
          </table:table-cell>
          <table:table-cell office:value-type="float" office:value="-0.149351405304" calcext:value-type="float">
            <text:p>-0.1493514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24" calcext:value-type="float">
            <text:p>-44.24</text:p>
          </table:table-cell>
          <table:table-cell office:value-type="float" office:value="-0.0651409345239" calcext:value-type="float">
            <text:p>-0.0651409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8" calcext:value-type="float">
            <text:p>-28.58</text:p>
          </table:table-cell>
          <table:table-cell office:value-type="float" office:value="-0.0815102304094" calcext:value-type="float">
            <text:p>-0.0815102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4" calcext:value-type="float">
            <text:p>-10.94</text:p>
          </table:table-cell>
          <table:table-cell office:value-type="float" office:value="-0.0266268914173" calcext:value-type="float">
            <text:p>-0.0266268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8" calcext:value-type="float">
            <text:p>-39.8</text:p>
          </table:table-cell>
          <table:table-cell office:value-type="float" office:value="-0.0600750550498" calcext:value-type="float">
            <text:p>-0.060075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2" calcext:value-type="float">
            <text:p>-29.02</text:p>
          </table:table-cell>
          <table:table-cell office:value-type="float" office:value="-0.0984062957781" calcext:value-type="float">
            <text:p>-0.0984062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294708167912" calcext:value-type="float">
            <text:p>-0.0294708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4" calcext:value-type="float">
            <text:p>-44.94</text:p>
          </table:table-cell>
          <table:table-cell office:value-type="float" office:value="-0.0678191750823" calcext:value-type="float">
            <text:p>-0.0678191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3" calcext:value-type="float">
            <text:p>-34.63</text:p>
          </table:table-cell>
          <table:table-cell office:value-type="float" office:value="-0.100747546762" calcext:value-type="float">
            <text:p>-0.1007475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5" calcext:value-type="float">
            <text:p>-11.45</text:p>
          </table:table-cell>
          <table:table-cell office:value-type="float" office:value="-0.0429298110756" calcext:value-type="float">
            <text:p>-0.0429298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89" calcext:value-type="float">
            <text:p>-42.89</text:p>
          </table:table-cell>
          <table:table-cell office:value-type="float" office:value="-0.0663076281817" calcext:value-type="float">
            <text:p>-0.0663076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94" calcext:value-type="float">
            <text:p>-30.94</text:p>
          </table:table-cell>
          <table:table-cell office:value-type="float" office:value="-0.080841038267" calcext:value-type="float">
            <text:p>-0.080841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5" calcext:value-type="float">
            <text:p>-10.25</text:p>
          </table:table-cell>
          <table:table-cell office:value-type="float" office:value="-0.0243001690267" calcext:value-type="float">
            <text:p>-0.024300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5" calcext:value-type="float">
            <text:p>-48.65</text:p>
          </table:table-cell>
          <table:table-cell office:value-type="float" office:value="-0.0713701994391" calcext:value-type="float">
            <text:p>-0.0713701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3" calcext:value-type="float">
            <text:p>-37.3</text:p>
          </table:table-cell>
          <table:table-cell office:value-type="float" office:value="-0.0796733184767" calcext:value-type="float">
            <text:p>-0.0796733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73" calcext:value-type="float">
            <text:p>-16.73</text:p>
          </table:table-cell>
          <table:table-cell office:value-type="float" office:value="-0.141054627789" calcext:value-type="float">
            <text:p>-0.1410546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.97" calcext:value-type="float">
            <text:p>-37.97</text:p>
          </table:table-cell>
          <table:table-cell office:value-type="float" office:value="-0.0708894654562" calcext:value-type="float">
            <text:p>-0.0708894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2" calcext:value-type="float">
            <text:p>-28.02</text:p>
          </table:table-cell>
          <table:table-cell office:value-type="float" office:value="-0.0652324977549" calcext:value-type="float">
            <text:p>-0.0652324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4" calcext:value-type="float">
            <text:p>-10.94</text:p>
          </table:table-cell>
          <table:table-cell office:value-type="float" office:value="-0.0235357894104" calcext:value-type="float">
            <text:p>-0.0235357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4" calcext:value-type="float">
            <text:p>-45.84</text:p>
          </table:table-cell>
          <table:table-cell office:value-type="float" office:value="-0.0643767042545" calcext:value-type="float">
            <text:p>-0.0643767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9" calcext:value-type="float">
            <text:p>-28.79</text:p>
          </table:table-cell>
          <table:table-cell office:value-type="float" office:value="-0.0717144693928" calcext:value-type="float">
            <text:p>-0.0717144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85615796838" calcext:value-type="float">
            <text:p>-0.028561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68" calcext:value-type="float">
            <text:p>-39.68</text:p>
          </table:table-cell>
          <table:table-cell office:value-type="float" office:value="-0.0756238072899" calcext:value-type="float">
            <text:p>-0.075623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" calcext:value-type="float">
            <text:p>-29.9</text:p>
          </table:table-cell>
          <table:table-cell office:value-type="float" office:value="-0.0631791941702" calcext:value-type="float">
            <text:p>-0.063179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152858604589" calcext:value-type="float">
            <text:p>-0.0152858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39" calcext:value-type="float">
            <text:p>-39.39</text:p>
          </table:table-cell>
          <table:table-cell office:value-type="float" office:value="-0.0594521523193" calcext:value-type="float">
            <text:p>-0.0594521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6" calcext:value-type="float">
            <text:p>-31.26</text:p>
          </table:table-cell>
          <table:table-cell office:value-type="float" office:value="-0.124766411781" calcext:value-type="float">
            <text:p>-0.124766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2" calcext:value-type="float">
            <text:p>-10.72</text:p>
          </table:table-cell>
          <table:table-cell office:value-type="float" office:value="-0.0222102481404" calcext:value-type="float">
            <text:p>-0.0222102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07" calcext:value-type="float">
            <text:p>-43.07</text:p>
          </table:table-cell>
          <table:table-cell office:value-type="float" office:value="-0.0644452717654" calcext:value-type="float">
            <text:p>-0.0644452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01" calcext:value-type="float">
            <text:p>-31.01</text:p>
          </table:table-cell>
          <table:table-cell office:value-type="float" office:value="-0.0822794315731" calcext:value-type="float">
            <text:p>-0.0822794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4" calcext:value-type="float">
            <text:p>-11.44</text:p>
          </table:table-cell>
          <table:table-cell office:value-type="float" office:value="-0.0361188109026" calcext:value-type="float">
            <text:p>-0.0361188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4" calcext:value-type="float">
            <text:p>-40.54</text:p>
          </table:table-cell>
          <table:table-cell office:value-type="float" office:value="-0.0636141446454" calcext:value-type="float">
            <text:p>-0.0636141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05" calcext:value-type="float">
            <text:p>-37.05</text:p>
          </table:table-cell>
          <table:table-cell office:value-type="float" office:value="-0.116338865966" calcext:value-type="float">
            <text:p>-0.116338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82" calcext:value-type="float">
            <text:p>-16.82</text:p>
          </table:table-cell>
          <table:table-cell office:value-type="float" office:value="-0.137210136139" calcext:value-type="float">
            <text:p>-0.137210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81" calcext:value-type="float">
            <text:p>-45.81</text:p>
          </table:table-cell>
          <table:table-cell office:value-type="float" office:value="-0.0628654489824" calcext:value-type="float">
            <text:p>-0.062865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5" calcext:value-type="float">
            <text:p>-34.05</text:p>
          </table:table-cell>
          <table:table-cell office:value-type="float" office:value="-0.055944963567" calcext:value-type="float">
            <text:p>-0.0559449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4" calcext:value-type="float">
            <text:p>-15.04</text:p>
          </table:table-cell>
          <table:table-cell office:value-type="float" office:value="-0.0974619302508" calcext:value-type="float">
            <text:p>-0.0974619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58" calcext:value-type="float">
            <text:p>-42.58</text:p>
          </table:table-cell>
          <table:table-cell office:value-type="float" office:value="-0.0651414996353" calcext:value-type="float">
            <text:p>-0.0651414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-0.112108776194" calcext:value-type="float">
            <text:p>-0.1121087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2" calcext:value-type="float">
            <text:p>-10.42</text:p>
          </table:table-cell>
          <table:table-cell office:value-type="float" office:value="-0.0218118826196" calcext:value-type="float">
            <text:p>-0.0218118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75" calcext:value-type="float">
            <text:p>-33.75</text:p>
          </table:table-cell>
          <table:table-cell office:value-type="float" office:value="-0.0604479957045" calcext:value-type="float">
            <text:p>-0.0604479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66" calcext:value-type="float">
            <text:p>-30.66</text:p>
          </table:table-cell>
          <table:table-cell office:value-type="float" office:value="-0.0808161976125" calcext:value-type="float">
            <text:p>-0.0808161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8" calcext:value-type="float">
            <text:p>-10.28</text:p>
          </table:table-cell>
          <table:table-cell office:value-type="float" office:value="-0.0158632418604" calcext:value-type="float">
            <text:p>-0.0158632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73" calcext:value-type="float">
            <text:p>-37.73</text:p>
          </table:table-cell>
          <table:table-cell office:value-type="float" office:value="-0.0602525419669" calcext:value-type="float">
            <text:p>-0.0602525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5" calcext:value-type="float">
            <text:p>-31.75</text:p>
          </table:table-cell>
          <table:table-cell office:value-type="float" office:value="-0.0674389423375" calcext:value-type="float">
            <text:p>-0.0674389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6" calcext:value-type="float">
            <text:p>-10.66</text:p>
          </table:table-cell>
          <table:table-cell office:value-type="float" office:value="-0.0235410068717" calcext:value-type="float">
            <text:p>-0.0235410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66" calcext:value-type="float">
            <text:p>-34.66</text:p>
          </table:table-cell>
          <table:table-cell office:value-type="float" office:value="-0.0621747738332" calcext:value-type="float">
            <text:p>-0.0621747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1" calcext:value-type="float">
            <text:p>-36.31</text:p>
          </table:table-cell>
          <table:table-cell office:value-type="float" office:value="-0.164266668057" calcext:value-type="float">
            <text:p>-0.1642666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4" calcext:value-type="float">
            <text:p>-12.54</text:p>
          </table:table-cell>
          <table:table-cell office:value-type="float" office:value="-0.0338635380006" calcext:value-type="float">
            <text:p>-0.033863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1" calcext:value-type="float">
            <text:p>-42.41</text:p>
          </table:table-cell>
          <table:table-cell office:value-type="float" office:value="-0.0635578999347" calcext:value-type="float">
            <text:p>-0.0635578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4" calcext:value-type="float">
            <text:p>-36.34</text:p>
          </table:table-cell>
          <table:table-cell office:value-type="float" office:value="-0.0823180323878" calcext:value-type="float">
            <text:p>-0.082318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5" calcext:value-type="float">
            <text:p>-15.25</text:p>
          </table:table-cell>
          <table:table-cell office:value-type="float" office:value="-0.11234287054" calcext:value-type="float">
            <text:p>-0.112342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07" calcext:value-type="float">
            <text:p>-43.07</text:p>
          </table:table-cell>
          <table:table-cell office:value-type="float" office:value="-0.0626406764976" calcext:value-type="float">
            <text:p>-0.06264067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630520752647" calcext:value-type="float">
            <text:p>-0.0630520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5" calcext:value-type="float">
            <text:p>-12.35</text:p>
          </table:table-cell>
          <table:table-cell office:value-type="float" office:value="-0.0471592082564" calcext:value-type="float">
            <text:p>-0.0471592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9" calcext:value-type="float">
            <text:p>-42.79</text:p>
          </table:table-cell>
          <table:table-cell office:value-type="float" office:value="-0.0653248558059" calcext:value-type="float">
            <text:p>-0.06532485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7" calcext:value-type="float">
            <text:p>-30.17</text:p>
          </table:table-cell>
          <table:table-cell office:value-type="float" office:value="-0.0796942518296" calcext:value-type="float">
            <text:p>-0.0796942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3" calcext:value-type="float">
            <text:p>-10.33</text:p>
          </table:table-cell>
          <table:table-cell office:value-type="float" office:value="-0.0223666779401" calcext:value-type="float">
            <text:p>-0.0223666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7" calcext:value-type="float">
            <text:p>-41.67</text:p>
          </table:table-cell>
          <table:table-cell office:value-type="float" office:value="-0.0626445547956" calcext:value-type="float">
            <text:p>-0.0626445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17" calcext:value-type="float">
            <text:p>-36.17</text:p>
          </table:table-cell>
          <table:table-cell office:value-type="float" office:value="-0.116385878131" calcext:value-type="float">
            <text:p>-0.1163858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5" calcext:value-type="float">
            <text:p>-15.25</text:p>
          </table:table-cell>
          <table:table-cell office:value-type="float" office:value="-0.10395762515" calcext:value-type="float">
            <text:p>-0.1039576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26" calcext:value-type="float">
            <text:p>-46.26</text:p>
          </table:table-cell>
          <table:table-cell office:value-type="float" office:value="-0.0645234282998" calcext:value-type="float">
            <text:p>-0.0645234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6" calcext:value-type="float">
            <text:p>-28.66</text:p>
          </table:table-cell>
          <table:table-cell office:value-type="float" office:value="-0.059197670363" calcext:value-type="float">
            <text:p>-0.0591976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8" calcext:value-type="float">
            <text:p>-11.08</text:p>
          </table:table-cell>
          <table:table-cell office:value-type="float" office:value="-0.0299912369242" calcext:value-type="float">
            <text:p>-0.0299912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89" calcext:value-type="float">
            <text:p>-42.89</text:p>
          </table:table-cell>
          <table:table-cell office:value-type="float" office:value="-0.0658524732179" calcext:value-type="float">
            <text:p>-0.0658524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3" calcext:value-type="float">
            <text:p>-27.73</text:p>
          </table:table-cell>
          <table:table-cell office:value-type="float" office:value="-0.0589544955437" calcext:value-type="float">
            <text:p>-0.0589544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9" calcext:value-type="float">
            <text:p>-11.19</text:p>
          </table:table-cell>
          <table:table-cell office:value-type="float" office:value="-0.030123706374" calcext:value-type="float">
            <text:p>-0.0301237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55" calcext:value-type="float">
            <text:p>-39.55</text:p>
          </table:table-cell>
          <table:table-cell office:value-type="float" office:value="-0.0633898045297" calcext:value-type="float">
            <text:p>-0.0633898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2" calcext:value-type="float">
            <text:p>-34.62</text:p>
          </table:table-cell>
          <table:table-cell office:value-type="float" office:value="-0.098660872234" calcext:value-type="float">
            <text:p>-0.09866087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9" calcext:value-type="float">
            <text:p>-11.29</text:p>
          </table:table-cell>
          <table:table-cell office:value-type="float" office:value="-0.0356169392372" calcext:value-type="float">
            <text:p>-0.0356169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5" calcext:value-type="float">
            <text:p>-40.65</text:p>
          </table:table-cell>
          <table:table-cell office:value-type="float" office:value="-0.0619709392937" calcext:value-type="float">
            <text:p>-0.0619709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2" calcext:value-type="float">
            <text:p>-36.2</text:p>
          </table:table-cell>
          <table:table-cell office:value-type="float" office:value="-0.127092083041" calcext:value-type="float">
            <text:p>-0.127092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96" calcext:value-type="float">
            <text:p>-14.96</text:p>
          </table:table-cell>
          <table:table-cell office:value-type="float" office:value="-0.0891125566655" calcext:value-type="float">
            <text:p>-0.089112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1.68" calcext:value-type="float">
            <text:p>-51.68</text:p>
          </table:table-cell>
          <table:table-cell office:value-type="float" office:value="-0.0723232819809" calcext:value-type="float">
            <text:p>-0.072323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22" calcext:value-type="float">
            <text:p>-40.22</text:p>
          </table:table-cell>
          <table:table-cell office:value-type="float" office:value="-0.083477896722" calcext:value-type="float">
            <text:p>-0.0834778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33" calcext:value-type="float">
            <text:p>-14.33</text:p>
          </table:table-cell>
          <table:table-cell office:value-type="float" office:value="-0.0890494866923" calcext:value-type="float">
            <text:p>-0.0890494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91" calcext:value-type="float">
            <text:p>-42.91</text:p>
          </table:table-cell>
          <table:table-cell office:value-type="float" office:value="-0.0629205003" calcext:value-type="float">
            <text:p>-0.0629205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6" calcext:value-type="float">
            <text:p>-32.46</text:p>
          </table:table-cell>
          <table:table-cell office:value-type="float" office:value="-0.0649849552562" calcext:value-type="float">
            <text:p>-0.0649849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float" office:value="-0.0259123569045" calcext:value-type="float">
            <text:p>-0.0259123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81" calcext:value-type="float">
            <text:p>-38.81</text:p>
          </table:table-cell>
          <table:table-cell office:value-type="float" office:value="-0.0608549738448" calcext:value-type="float">
            <text:p>-0.0608549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06" calcext:value-type="float">
            <text:p>-36.06</text:p>
          </table:table-cell>
          <table:table-cell office:value-type="float" office:value="-0.120937357166" calcext:value-type="float">
            <text:p>-0.1209373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53" calcext:value-type="float">
            <text:p>-15.53</text:p>
          </table:table-cell>
          <table:table-cell office:value-type="float" office:value="-0.100244857164" calcext:value-type="float">
            <text:p>-0.100244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2.25" calcext:value-type="float">
            <text:p>-92.25</text:p>
          </table:table-cell>
          <table:table-cell office:value-type="float" office:value="-0.202884841909" calcext:value-type="float">
            <text:p>-0.2028848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86" calcext:value-type="float">
            <text:p>-38.86</text:p>
          </table:table-cell>
          <table:table-cell office:value-type="float" office:value="-0.102073856353" calcext:value-type="float">
            <text:p>-0.1020738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07" calcext:value-type="float">
            <text:p>-16.07</text:p>
          </table:table-cell>
          <table:table-cell office:value-type="float" office:value="-0.120172570046" calcext:value-type="float">
            <text:p>-0.1201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6.94" calcext:value-type="float">
            <text:p>-106.94</text:p>
          </table:table-cell>
          <table:table-cell office:value-type="float" office:value="-0.301341895815" calcext:value-type="float">
            <text:p>-0.3013418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18" calcext:value-type="float">
            <text:p>-31.18</text:p>
          </table:table-cell>
          <table:table-cell office:value-type="float" office:value="-0.0767162522275" calcext:value-type="float">
            <text:p>-0.0767162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44" calcext:value-type="float">
            <text:p>-13.44</text:p>
          </table:table-cell>
          <table:table-cell office:value-type="float" office:value="-0.0835685995162" calcext:value-type="float">
            <text:p>-0.083568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1.93" calcext:value-type="float">
            <text:p>-51.93</text:p>
          </table:table-cell>
          <table:table-cell office:value-type="float" office:value="-0.0761634172118" calcext:value-type="float">
            <text:p>-0.0761634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84" calcext:value-type="float">
            <text:p>-34.84</text:p>
          </table:table-cell>
          <table:table-cell office:value-type="float" office:value="-0.103179311023" calcext:value-type="float">
            <text:p>-0.103179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5" calcext:value-type="float">
            <text:p>-10.35</text:p>
          </table:table-cell>
          <table:table-cell office:value-type="float" office:value="-0.0230848114019" calcext:value-type="float">
            <text:p>-0.0230848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02" calcext:value-type="float">
            <text:p>-50.02</text:p>
          </table:table-cell>
          <table:table-cell office:value-type="float" office:value="-0.0715649225049" calcext:value-type="float">
            <text:p>-0.0715649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25" calcext:value-type="float">
            <text:p>-36.25</text:p>
          </table:table-cell>
          <table:table-cell office:value-type="float" office:value="-0.0863724112137" calcext:value-type="float">
            <text:p>-0.0863724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0.160701019182" calcext:value-type="float">
            <text:p>-0.160701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61" calcext:value-type="float">
            <text:p>-41.61</text:p>
          </table:table-cell>
          <table:table-cell office:value-type="float" office:value="-0.0605731769389" calcext:value-type="float">
            <text:p>-0.0605731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2" calcext:value-type="float">
            <text:p>-28.52</text:p>
          </table:table-cell>
          <table:table-cell office:value-type="float" office:value="-0.0664850528205" calcext:value-type="float">
            <text:p>-0.0664850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-0.0310919945681" calcext:value-type="float">
            <text:p>-0.0310919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3" calcext:value-type="float">
            <text:p>-39.03</text:p>
          </table:table-cell>
          <table:table-cell office:value-type="float" office:value="-0.0612910803029" calcext:value-type="float">
            <text:p>-0.0612910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56" calcext:value-type="float">
            <text:p>-29.56</text:p>
          </table:table-cell>
          <table:table-cell office:value-type="float" office:value="-0.100970877138" calcext:value-type="float">
            <text:p>-0.1009708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7" calcext:value-type="float">
            <text:p>-10.77</text:p>
          </table:table-cell>
          <table:table-cell office:value-type="float" office:value="-0.0265035387053" calcext:value-type="float">
            <text:p>-0.0265035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47" calcext:value-type="float">
            <text:p>-46.47</text:p>
          </table:table-cell>
          <table:table-cell office:value-type="float" office:value="-0.0710773955154" calcext:value-type="float">
            <text:p>-0.0710773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51" calcext:value-type="float">
            <text:p>-47.51</text:p>
          </table:table-cell>
          <table:table-cell office:value-type="float" office:value="-0.257372891938" calcext:value-type="float">
            <text:p>-0.2573728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6" calcext:value-type="float">
            <text:p>-11.86</text:p>
          </table:table-cell>
          <table:table-cell office:value-type="float" office:value="-0.0386078439804" calcext:value-type="float">
            <text:p>-0.038607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11" calcext:value-type="float">
            <text:p>-33.11</text:p>
          </table:table-cell>
          <table:table-cell office:value-type="float" office:value="-0.0619849857209" calcext:value-type="float">
            <text:p>-0.0619849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08" calcext:value-type="float">
            <text:p>-40.08</text:p>
          </table:table-cell>
          <table:table-cell office:value-type="float" office:value="-0.15387411165" calcext:value-type="float">
            <text:p>-0.1538741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292903782" calcext:value-type="float">
            <text:p>-0.0292903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1" calcext:value-type="float">
            <text:p>-42.11</text:p>
          </table:table-cell>
          <table:table-cell office:value-type="float" office:value="-0.0636120784004" calcext:value-type="float">
            <text:p>-0.0636120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2" calcext:value-type="float">
            <text:p>-31.42</text:p>
          </table:table-cell>
          <table:table-cell office:value-type="float" office:value="-0.0551870441078" calcext:value-type="float">
            <text:p>-0.0551870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2" calcext:value-type="float">
            <text:p>-10.92</text:p>
          </table:table-cell>
          <table:table-cell office:value-type="float" office:value="-0.0223821407065" calcext:value-type="float">
            <text:p>-0.0223821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26" calcext:value-type="float">
            <text:p>-37.26</text:p>
          </table:table-cell>
          <table:table-cell office:value-type="float" office:value="-0.0745317769895" calcext:value-type="float">
            <text:p>-0.074531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24" calcext:value-type="float">
            <text:p>-37.24</text:p>
          </table:table-cell>
          <table:table-cell office:value-type="float" office:value="-0.160112837465" calcext:value-type="float">
            <text:p>-0.1601128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8" calcext:value-type="float">
            <text:p>-11.78</text:p>
          </table:table-cell>
          <table:table-cell office:value-type="float" office:value="-0.0407370215015" calcext:value-type="float">
            <text:p>-0.0407370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17" calcext:value-type="float">
            <text:p>-43.17</text:p>
          </table:table-cell>
          <table:table-cell office:value-type="float" office:value="-0.0636003839706" calcext:value-type="float">
            <text:p>-0.063600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9" calcext:value-type="float">
            <text:p>-33.49</text:p>
          </table:table-cell>
          <table:table-cell office:value-type="float" office:value="-0.0657517926943" calcext:value-type="float">
            <text:p>-0.0657517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float" office:value="-0.0194267914736" calcext:value-type="float">
            <text:p>-0.0194267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84" calcext:value-type="float">
            <text:p>-48.84</text:p>
          </table:table-cell>
          <table:table-cell office:value-type="float" office:value="-0.0649294194376" calcext:value-type="float">
            <text:p>-0.064929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4.41" calcext:value-type="float">
            <text:p>-54.41</text:p>
          </table:table-cell>
          <table:table-cell office:value-type="float" office:value="-0.280752004608" calcext:value-type="float">
            <text:p>-0.2807520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76" calcext:value-type="float">
            <text:p>-18.76</text:p>
          </table:table-cell>
          <table:table-cell office:value-type="float" office:value="-0.11868831548" calcext:value-type="float">
            <text:p>-0.118688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72" calcext:value-type="float">
            <text:p>-39.72</text:p>
          </table:table-cell>
          <table:table-cell office:value-type="float" office:value="-0.0625765627776" calcext:value-type="float">
            <text:p>-0.0625765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" calcext:value-type="float">
            <text:p>-27.9</text:p>
          </table:table-cell>
          <table:table-cell office:value-type="float" office:value="-0.0637304825995" calcext:value-type="float">
            <text:p>-0.0637304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1" calcext:value-type="float">
            <text:p>-10.31</text:p>
          </table:table-cell>
          <table:table-cell office:value-type="float" office:value="-0.0156311521993" calcext:value-type="float">
            <text:p>-0.0156311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5" calcext:value-type="float">
            <text:p>-41.5</text:p>
          </table:table-cell>
          <table:table-cell office:value-type="float" office:value="-0.0629858733975" calcext:value-type="float">
            <text:p>-0.06298587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4" calcext:value-type="float">
            <text:p>-32.04</text:p>
          </table:table-cell>
          <table:table-cell office:value-type="float" office:value="-0.0782786622744" calcext:value-type="float">
            <text:p>-0.0782786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305814706402" calcext:value-type="float">
            <text:p>-0.0305814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2" calcext:value-type="float">
            <text:p>-40.42</text:p>
          </table:table-cell>
          <table:table-cell office:value-type="float" office:value="-0.061566859779" calcext:value-type="float">
            <text:p>-0.0615668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97" calcext:value-type="float">
            <text:p>-34.97</text:p>
          </table:table-cell>
          <table:table-cell office:value-type="float" office:value="-0.0726752968763" calcext:value-type="float">
            <text:p>-0.0726752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7" calcext:value-type="float">
            <text:p>-12.17</text:p>
          </table:table-cell>
          <table:table-cell office:value-type="float" office:value="-0.0272214817824" calcext:value-type="float">
            <text:p>-0.0272214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76" calcext:value-type="float">
            <text:p>-43.76</text:p>
          </table:table-cell>
          <table:table-cell office:value-type="float" office:value="-0.0670068902336" calcext:value-type="float">
            <text:p>-0.0670068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0.107665564589" calcext:value-type="float">
            <text:p>-0.1076655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297503687076" calcext:value-type="float">
            <text:p>-0.0297503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53" calcext:value-type="float">
            <text:p>-52.53</text:p>
          </table:table-cell>
          <table:table-cell office:value-type="float" office:value="-0.0713062523524" calcext:value-type="float">
            <text:p>-0.07130625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7" calcext:value-type="float">
            <text:p>-31.47</text:p>
          </table:table-cell>
          <table:table-cell office:value-type="float" office:value="-0.11959142562" calcext:value-type="float">
            <text:p>-0.1195914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9" calcext:value-type="float">
            <text:p>-11.39</text:p>
          </table:table-cell>
          <table:table-cell office:value-type="float" office:value="-0.0309573657673" calcext:value-type="float">
            <text:p>-0.0309573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97" calcext:value-type="float">
            <text:p>-35.97</text:p>
          </table:table-cell>
          <table:table-cell office:value-type="float" office:value="-0.0592734559227" calcext:value-type="float">
            <text:p>-0.05927345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3" calcext:value-type="float">
            <text:p>-31.83</text:p>
          </table:table-cell>
          <table:table-cell office:value-type="float" office:value="-0.0810161670741" calcext:value-type="float">
            <text:p>-0.08101616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330843363954" calcext:value-type="float">
            <text:p>-0.0330843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99" calcext:value-type="float">
            <text:p>-47.99</text:p>
          </table:table-cell>
          <table:table-cell office:value-type="float" office:value="-0.070117232804" calcext:value-type="float">
            <text:p>-0.0701172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9" calcext:value-type="float">
            <text:p>-34.19</text:p>
          </table:table-cell>
          <table:table-cell office:value-type="float" office:value="-0.0756388590756" calcext:value-type="float">
            <text:p>-0.0756388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12" calcext:value-type="float">
            <text:p>-15.12</text:p>
          </table:table-cell>
          <table:table-cell office:value-type="float" office:value="-0.111078110234" calcext:value-type="float">
            <text:p>-0.111078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97" calcext:value-type="float">
            <text:p>-43.97</text:p>
          </table:table-cell>
          <table:table-cell office:value-type="float" office:value="-0.0660020653184" calcext:value-type="float">
            <text:p>-0.0660020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" calcext:value-type="float">
            <text:p>-28.5</text:p>
          </table:table-cell>
          <table:table-cell office:value-type="float" office:value="-0.0674825807933" calcext:value-type="float">
            <text:p>-0.0674825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6" calcext:value-type="float">
            <text:p>-10.56</text:p>
          </table:table-cell>
          <table:table-cell office:value-type="float" office:value="-0.0257727631747" calcext:value-type="float">
            <text:p>-0.0257727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2" calcext:value-type="float">
            <text:p>-40.22</text:p>
          </table:table-cell>
          <table:table-cell office:value-type="float" office:value="-0.0676200208562" calcext:value-type="float">
            <text:p>-0.0676200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" calcext:value-type="float">
            <text:p>-30.4</text:p>
          </table:table-cell>
          <table:table-cell office:value-type="float" office:value="-0.0731152212199" calcext:value-type="float">
            <text:p>-0.0731152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7" calcext:value-type="float">
            <text:p>-11.27</text:p>
          </table:table-cell>
          <table:table-cell office:value-type="float" office:value="-0.0380997968471" calcext:value-type="float">
            <text:p>-0.0380997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3" calcext:value-type="float">
            <text:p>-41.83</text:p>
          </table:table-cell>
          <table:table-cell office:value-type="float" office:value="-0.0627961726853" calcext:value-type="float">
            <text:p>-0.0627961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5" calcext:value-type="float">
            <text:p>-28.05</text:p>
          </table:table-cell>
          <table:table-cell office:value-type="float" office:value="-0.0784780548423" calcext:value-type="float">
            <text:p>-0.0784780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278228322669" calcext:value-type="float">
            <text:p>-0.0278228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1" calcext:value-type="float">
            <text:p>-44.1</text:p>
          </table:table-cell>
          <table:table-cell office:value-type="float" office:value="-0.0646859644801" calcext:value-type="float">
            <text:p>-0.0646859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1" calcext:value-type="float">
            <text:p>-28.31</text:p>
          </table:table-cell>
          <table:table-cell office:value-type="float" office:value="-0.0867881347885" calcext:value-type="float">
            <text:p>-0.0867881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1" calcext:value-type="float">
            <text:p>-11.51</text:p>
          </table:table-cell>
          <table:table-cell office:value-type="float" office:value="-0.0366575204929" calcext:value-type="float">
            <text:p>-0.0366575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22" calcext:value-type="float">
            <text:p>-43.22</text:p>
          </table:table-cell>
          <table:table-cell office:value-type="float" office:value="-0.0643570666274" calcext:value-type="float">
            <text:p>-0.0643570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06" calcext:value-type="float">
            <text:p>-40.06</text:p>
          </table:table-cell>
          <table:table-cell office:value-type="float" office:value="-0.111844466023" calcext:value-type="float">
            <text:p>-0.111844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9" calcext:value-type="float">
            <text:p>-15.49</text:p>
          </table:table-cell>
          <table:table-cell office:value-type="float" office:value="-0.110468651152" calcext:value-type="float">
            <text:p>-0.1104686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88" calcext:value-type="float">
            <text:p>-41.88</text:p>
          </table:table-cell>
          <table:table-cell office:value-type="float" office:value="-0.062462219936" calcext:value-type="float">
            <text:p>-0.0624622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7" calcext:value-type="float">
            <text:p>-28.97</text:p>
          </table:table-cell>
          <table:table-cell office:value-type="float" office:value="-0.0835655012488" calcext:value-type="float">
            <text:p>-0.0835655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6" calcext:value-type="float">
            <text:p>-10.36</text:p>
          </table:table-cell>
          <table:table-cell office:value-type="float" office:value="-0.0218073430836" calcext:value-type="float">
            <text:p>-0.021807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21" calcext:value-type="float">
            <text:p>-70.21</text:p>
          </table:table-cell>
          <table:table-cell office:value-type="float" office:value="-0.114112751391" calcext:value-type="float">
            <text:p>-0.1141127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21" calcext:value-type="float">
            <text:p>-29.21</text:p>
          </table:table-cell>
          <table:table-cell office:value-type="float" office:value="-0.0908308076621" calcext:value-type="float">
            <text:p>-0.0908308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72932887321" calcext:value-type="float">
            <text:p>-0.027293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9" calcext:value-type="float">
            <text:p>-40.99</text:p>
          </table:table-cell>
          <table:table-cell office:value-type="float" office:value="-0.0628987765559" calcext:value-type="float">
            <text:p>-0.0628987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3" calcext:value-type="float">
            <text:p>-28.93</text:p>
          </table:table-cell>
          <table:table-cell office:value-type="float" office:value="-0.0593196768078" calcext:value-type="float">
            <text:p>-0.0593196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" calcext:value-type="float">
            <text:p>-11.4</text:p>
          </table:table-cell>
          <table:table-cell office:value-type="float" office:value="-0.0308961183951" calcext:value-type="float">
            <text:p>-0.030896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" calcext:value-type="float">
            <text:p>-41.3</text:p>
          </table:table-cell>
          <table:table-cell office:value-type="float" office:value="-0.0623984432073" calcext:value-type="float">
            <text:p>-0.0623984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99" calcext:value-type="float">
            <text:p>-40.99</text:p>
          </table:table-cell>
          <table:table-cell office:value-type="float" office:value="-0.200798855656" calcext:value-type="float">
            <text:p>-0.20079885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6" calcext:value-type="float">
            <text:p>-10.76</text:p>
          </table:table-cell>
          <table:table-cell office:value-type="float" office:value="-0.0325563996402" calcext:value-type="float">
            <text:p>-0.0325563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16" calcext:value-type="float">
            <text:p>-31.16</text:p>
          </table:table-cell>
          <table:table-cell office:value-type="float" office:value="-0.0617807872538" calcext:value-type="float">
            <text:p>-0.0617807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4" calcext:value-type="float">
            <text:p>-29.64</text:p>
          </table:table-cell>
          <table:table-cell office:value-type="float" office:value="-0.0727537534887" calcext:value-type="float">
            <text:p>-0.0727537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32069591742" calcext:value-type="float">
            <text:p>-0.0320695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7" calcext:value-type="float">
            <text:p>-44.57</text:p>
          </table:table-cell>
          <table:table-cell office:value-type="float" office:value="-0.068238455733" calcext:value-type="float">
            <text:p>-0.0682384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13" calcext:value-type="float">
            <text:p>-36.13</text:p>
          </table:table-cell>
          <table:table-cell office:value-type="float" office:value="-0.189353838571" calcext:value-type="float">
            <text:p>-0.1893538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1" calcext:value-type="float">
            <text:p>-10.91</text:p>
          </table:table-cell>
          <table:table-cell office:value-type="float" office:value="-0.0250059647856" calcext:value-type="float">
            <text:p>-0.0250059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3" calcext:value-type="float">
            <text:p>-41.43</text:p>
          </table:table-cell>
          <table:table-cell office:value-type="float" office:value="-0.0612311127523" calcext:value-type="float">
            <text:p>-0.0612311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3" calcext:value-type="float">
            <text:p>-34.03</text:p>
          </table:table-cell>
          <table:table-cell office:value-type="float" office:value="-0.0801649580707" calcext:value-type="float">
            <text:p>-0.0801649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" calcext:value-type="float">
            <text:p>-11.4</text:p>
          </table:table-cell>
          <table:table-cell office:value-type="float" office:value="-0.0397885624656" calcext:value-type="float">
            <text:p>-0.0397885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72" calcext:value-type="float">
            <text:p>-43.72</text:p>
          </table:table-cell>
          <table:table-cell office:value-type="float" office:value="-0.0621781672508" calcext:value-type="float">
            <text:p>-0.0621781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" calcext:value-type="float">
            <text:p>-32.1</text:p>
          </table:table-cell>
          <table:table-cell office:value-type="float" office:value="-0.0781991183831" calcext:value-type="float">
            <text:p>-0.078199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5" calcext:value-type="float">
            <text:p>-11.95</text:p>
          </table:table-cell>
          <table:table-cell office:value-type="float" office:value="-0.0244274820676" calcext:value-type="float">
            <text:p>-0.0244274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37" calcext:value-type="float">
            <text:p>-44.37</text:p>
          </table:table-cell>
          <table:table-cell office:value-type="float" office:value="-0.0630338924402" calcext:value-type="float">
            <text:p>-0.0630338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9" calcext:value-type="float">
            <text:p>-29.89</text:p>
          </table:table-cell>
          <table:table-cell office:value-type="float" office:value="-0.115626785259" calcext:value-type="float">
            <text:p>-0.1156267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8" calcext:value-type="float">
            <text:p>-12.18</text:p>
          </table:table-cell>
          <table:table-cell office:value-type="float" office:value="-0.0340509448642" calcext:value-type="float">
            <text:p>-0.0340509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25" calcext:value-type="float">
            <text:p>-50.25</text:p>
          </table:table-cell>
          <table:table-cell office:value-type="float" office:value="-0.0708965191633" calcext:value-type="float">
            <text:p>-0.070896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1" calcext:value-type="float">
            <text:p>-28.21</text:p>
          </table:table-cell>
          <table:table-cell office:value-type="float" office:value="-0.0658711972179" calcext:value-type="float">
            <text:p>-0.065871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77862388808" calcext:value-type="float">
            <text:p>-0.0277862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1" calcext:value-type="float">
            <text:p>-43.81</text:p>
          </table:table-cell>
          <table:table-cell office:value-type="float" office:value="-0.0622221710429" calcext:value-type="float">
            <text:p>-0.062222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05" calcext:value-type="float">
            <text:p>-35.05</text:p>
          </table:table-cell>
          <table:table-cell office:value-type="float" office:value="-0.0950376406828" calcext:value-type="float">
            <text:p>-0.0950376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.37" calcext:value-type="float">
            <text:p>-19.37</text:p>
          </table:table-cell>
          <table:table-cell office:value-type="float" office:value="-0.12392141805" calcext:value-type="float">
            <text:p>-0.1239214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14" calcext:value-type="float">
            <text:p>-38.14</text:p>
          </table:table-cell>
          <table:table-cell office:value-type="float" office:value="-0.0605406294827" calcext:value-type="float">
            <text:p>-0.0605406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92" calcext:value-type="float">
            <text:p>-32.92</text:p>
          </table:table-cell>
          <table:table-cell office:value-type="float" office:value="-0.0740972219471" calcext:value-type="float">
            <text:p>-0.07409722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6" calcext:value-type="float">
            <text:p>-10.26</text:p>
          </table:table-cell>
          <table:table-cell office:value-type="float" office:value="-0.0184454892184" calcext:value-type="float">
            <text:p>-0.0184454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1" calcext:value-type="float">
            <text:p>-45.1</text:p>
          </table:table-cell>
          <table:table-cell office:value-type="float" office:value="-0.0671578992816" calcext:value-type="float">
            <text:p>-0.06715789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4" calcext:value-type="float">
            <text:p>-27.94</text:p>
          </table:table-cell>
          <table:table-cell office:value-type="float" office:value="-0.0543496757667" calcext:value-type="float">
            <text:p>-0.0543496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8" calcext:value-type="float">
            <text:p>-10.68</text:p>
          </table:table-cell>
          <table:table-cell office:value-type="float" office:value="-0.0266231639707" calcext:value-type="float">
            <text:p>-0.02662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9" calcext:value-type="float">
            <text:p>-39.9</text:p>
          </table:table-cell>
          <table:table-cell office:value-type="float" office:value="-0.0596889509576" calcext:value-type="float">
            <text:p>-0.059688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2" calcext:value-type="float">
            <text:p>-27.32</text:p>
          </table:table-cell>
          <table:table-cell office:value-type="float" office:value="-0.0691970916445" calcext:value-type="float">
            <text:p>-0.0691970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-0.0292821961274" calcext:value-type="float">
            <text:p>-0.0292821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2" calcext:value-type="float">
            <text:p>-42.62</text:p>
          </table:table-cell>
          <table:table-cell office:value-type="float" office:value="-0.064764226535" calcext:value-type="float">
            <text:p>-0.0647642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" calcext:value-type="float">
            <text:p>-30.2</text:p>
          </table:table-cell>
          <table:table-cell office:value-type="float" office:value="-0.0781156096606" calcext:value-type="float">
            <text:p>-0.0781156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3" calcext:value-type="float">
            <text:p>-10.43</text:p>
          </table:table-cell>
          <table:table-cell office:value-type="float" office:value="-0.0234688033548" calcext:value-type="float">
            <text:p>-0.0234688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1" calcext:value-type="float">
            <text:p>-41.01</text:p>
          </table:table-cell>
          <table:table-cell office:value-type="float" office:value="-0.0614889245942" calcext:value-type="float">
            <text:p>-0.0614889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33" calcext:value-type="float">
            <text:p>-39.33</text:p>
          </table:table-cell>
          <table:table-cell office:value-type="float" office:value="-0.118386422187" calcext:value-type="float">
            <text:p>-0.1183864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12" calcext:value-type="float">
            <text:p>-16.12</text:p>
          </table:table-cell>
          <table:table-cell office:value-type="float" office:value="-0.119238601519" calcext:value-type="float">
            <text:p>-0.1192386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27" calcext:value-type="float">
            <text:p>-43.27</text:p>
          </table:table-cell>
          <table:table-cell office:value-type="float" office:value="-0.0629574384859" calcext:value-type="float">
            <text:p>-0.062957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5" calcext:value-type="float">
            <text:p>-29.05</text:p>
          </table:table-cell>
          <table:table-cell office:value-type="float" office:value="-0.0806733638899" calcext:value-type="float">
            <text:p>-0.0806733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9" calcext:value-type="float">
            <text:p>-11.39</text:p>
          </table:table-cell>
          <table:table-cell office:value-type="float" office:value="-0.0399800108772" calcext:value-type="float">
            <text:p>-0.0399800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65" calcext:value-type="float">
            <text:p>-38.65</text:p>
          </table:table-cell>
          <table:table-cell office:value-type="float" office:value="-0.0611846303762" calcext:value-type="float">
            <text:p>-0.0611846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8" calcext:value-type="float">
            <text:p>-28.28</text:p>
          </table:table-cell>
          <table:table-cell office:value-type="float" office:value="-0.0820854986614" calcext:value-type="float">
            <text:p>-0.0820854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236889067865" calcext:value-type="float">
            <text:p>-0.0236889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4" calcext:value-type="float">
            <text:p>-47.04</text:p>
          </table:table-cell>
          <table:table-cell office:value-type="float" office:value="-0.0696747072734" calcext:value-type="float">
            <text:p>-0.0696747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12" calcext:value-type="float">
            <text:p>-36.12</text:p>
          </table:table-cell>
          <table:table-cell office:value-type="float" office:value="-0.0869122687903" calcext:value-type="float">
            <text:p>-0.0869122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9" calcext:value-type="float">
            <text:p>-11.19</text:p>
          </table:table-cell>
          <table:table-cell office:value-type="float" office:value="-0.0265525197671" calcext:value-type="float">
            <text:p>-0.0265525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4" calcext:value-type="float">
            <text:p>-40.54</text:p>
          </table:table-cell>
          <table:table-cell office:value-type="float" office:value="-0.0622419900209" calcext:value-type="float">
            <text:p>-0.06224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04" calcext:value-type="float">
            <text:p>-39.04</text:p>
          </table:table-cell>
          <table:table-cell office:value-type="float" office:value="-0.142996609651" calcext:value-type="float">
            <text:p>-0.1429966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306055073154" calcext:value-type="float">
            <text:p>-0.0306055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2" calcext:value-type="float">
            <text:p>-41.42</text:p>
          </table:table-cell>
          <table:table-cell office:value-type="float" office:value="-0.0633128010986" calcext:value-type="float">
            <text:p>-0.0633128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5" calcext:value-type="float">
            <text:p>-29.45</text:p>
          </table:table-cell>
          <table:table-cell office:value-type="float" office:value="-0.0796709009548" calcext:value-type="float">
            <text:p>-0.079670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308795302742" calcext:value-type="float">
            <text:p>-0.0308795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9" calcext:value-type="float">
            <text:p>-41.49</text:p>
          </table:table-cell>
          <table:table-cell office:value-type="float" office:value="-0.0631310931728" calcext:value-type="float">
            <text:p>-0.0631310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" calcext:value-type="float">
            <text:p>-28.4</text:p>
          </table:table-cell>
          <table:table-cell office:value-type="float" office:value="-0.0599932281927" calcext:value-type="float">
            <text:p>-0.0599932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-0.0258837953139" calcext:value-type="float">
            <text:p>-0.0258837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5" calcext:value-type="float">
            <text:p>-40.75</text:p>
          </table:table-cell>
          <table:table-cell office:value-type="float" office:value="-0.0626293268103" calcext:value-type="float">
            <text:p>-0.0626293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6" calcext:value-type="float">
            <text:p>-27.96</text:p>
          </table:table-cell>
          <table:table-cell office:value-type="float" office:value="-0.0681793572918" calcext:value-type="float">
            <text:p>-0.0681793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4" calcext:value-type="float">
            <text:p>-10.54</text:p>
          </table:table-cell>
          <table:table-cell office:value-type="float" office:value="-0.0252133821241" calcext:value-type="float">
            <text:p>-0.0252133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4" calcext:value-type="float">
            <text:p>-40.94</text:p>
          </table:table-cell>
          <table:table-cell office:value-type="float" office:value="-0.0631355309491" calcext:value-type="float">
            <text:p>-0.0631355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32" calcext:value-type="float">
            <text:p>-37.32</text:p>
          </table:table-cell>
          <table:table-cell office:value-type="float" office:value="-0.149129284188" calcext:value-type="float">
            <text:p>-0.1491292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5" calcext:value-type="float">
            <text:p>-10.75</text:p>
          </table:table-cell>
          <table:table-cell office:value-type="float" office:value="-0.0240910419668" calcext:value-type="float">
            <text:p>-0.02409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96" calcext:value-type="float">
            <text:p>-37.96</text:p>
          </table:table-cell>
          <table:table-cell office:value-type="float" office:value="-0.0615451623216" calcext:value-type="float">
            <text:p>-0.0615451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6" calcext:value-type="float">
            <text:p>-30.76</text:p>
          </table:table-cell>
          <table:table-cell office:value-type="float" office:value="-0.0768921504533" calcext:value-type="float">
            <text:p>-0.0768921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0.0220949490621" calcext:value-type="float">
            <text:p>-0.0220949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3" calcext:value-type="float">
            <text:p>-41.83</text:p>
          </table:table-cell>
          <table:table-cell office:value-type="float" office:value="-0.0665365648683" calcext:value-type="float">
            <text:p>-0.06653656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41" calcext:value-type="float">
            <text:p>-43.41</text:p>
          </table:table-cell>
          <table:table-cell office:value-type="float" office:value="-0.247340836759" calcext:value-type="float">
            <text:p>-0.2473408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3" calcext:value-type="float">
            <text:p>-10.73</text:p>
          </table:table-cell>
          <table:table-cell office:value-type="float" office:value="-0.0167500699468" calcext:value-type="float">
            <text:p>-0.0167500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91" calcext:value-type="float">
            <text:p>-38.91</text:p>
          </table:table-cell>
          <table:table-cell office:value-type="float" office:value="-0.0617992890351" calcext:value-type="float">
            <text:p>-0.061799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59" calcext:value-type="float">
            <text:p>-26.59</text:p>
          </table:table-cell>
          <table:table-cell office:value-type="float" office:value="-0.0556508325883" calcext:value-type="float">
            <text:p>-0.0556508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4" calcext:value-type="float">
            <text:p>-11.14</text:p>
          </table:table-cell>
          <table:table-cell office:value-type="float" office:value="-0.0257242421381" calcext:value-type="float">
            <text:p>-0.0257242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25" calcext:value-type="float">
            <text:p>-44.25</text:p>
          </table:table-cell>
          <table:table-cell office:value-type="float" office:value="-0.0637724094548" calcext:value-type="float">
            <text:p>-0.0637724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39" calcext:value-type="float">
            <text:p>-35.39</text:p>
          </table:table-cell>
          <table:table-cell office:value-type="float" office:value="-0.0831999627379" calcext:value-type="float">
            <text:p>-0.0831999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1" calcext:value-type="float">
            <text:p>-14.61</text:p>
          </table:table-cell>
          <table:table-cell office:value-type="float" office:value="-0.100712682827" calcext:value-type="float">
            <text:p>-0.1007126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1.44" calcext:value-type="float">
            <text:p>-51.44</text:p>
          </table:table-cell>
          <table:table-cell office:value-type="float" office:value="-0.0830873767343" calcext:value-type="float">
            <text:p>-0.0830873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2" calcext:value-type="float">
            <text:p>-34.2</text:p>
          </table:table-cell>
          <table:table-cell office:value-type="float" office:value="-0.0819311210793" calcext:value-type="float">
            <text:p>-0.0819311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7" calcext:value-type="float">
            <text:p>-10.57</text:p>
          </table:table-cell>
          <table:table-cell office:value-type="float" office:value="-0.0158059041996" calcext:value-type="float">
            <text:p>-0.0158059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34" calcext:value-type="float">
            <text:p>-47.34</text:p>
          </table:table-cell>
          <table:table-cell office:value-type="float" office:value="-0.0704809589357" calcext:value-type="float">
            <text:p>-0.0704809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22" calcext:value-type="float">
            <text:p>-35.22</text:p>
          </table:table-cell>
          <table:table-cell office:value-type="float" office:value="-0.136784627593" calcext:value-type="float">
            <text:p>-0.1367846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9" calcext:value-type="float">
            <text:p>-12.09</text:p>
          </table:table-cell>
          <table:table-cell office:value-type="float" office:value="-0.0324125741105" calcext:value-type="float">
            <text:p>-0.0324125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5" calcext:value-type="float">
            <text:p>-41.85</text:p>
          </table:table-cell>
          <table:table-cell office:value-type="float" office:value="-0.0670923336012" calcext:value-type="float">
            <text:p>-0.0670923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3" calcext:value-type="float">
            <text:p>-32.03</text:p>
          </table:table-cell>
          <table:table-cell office:value-type="float" office:value="-0.0740414428982" calcext:value-type="float">
            <text:p>-0.0740414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09" calcext:value-type="float">
            <text:p>-10.09</text:p>
          </table:table-cell>
          <table:table-cell office:value-type="float" office:value="-0.0149184161824" calcext:value-type="float">
            <text:p>-0.0149184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57" calcext:value-type="float">
            <text:p>-37.57</text:p>
          </table:table-cell>
          <table:table-cell office:value-type="float" office:value="-0.0621959139913" calcext:value-type="float">
            <text:p>-0.062195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06" calcext:value-type="float">
            <text:p>-40.06</text:p>
          </table:table-cell>
          <table:table-cell office:value-type="float" office:value="-0.0709978707306" calcext:value-type="float">
            <text:p>-0.0709978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85" calcext:value-type="float">
            <text:p>-14.85</text:p>
          </table:table-cell>
          <table:table-cell office:value-type="float" office:value="-0.103712406007" calcext:value-type="float">
            <text:p>-0.10371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94" calcext:value-type="float">
            <text:p>-40.94</text:p>
          </table:table-cell>
          <table:table-cell office:value-type="float" office:value="-0.0622926615941" calcext:value-type="float">
            <text:p>-0.062292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3" calcext:value-type="float">
            <text:p>-33.13</text:p>
          </table:table-cell>
          <table:table-cell office:value-type="float" office:value="-0.137171761753" calcext:value-type="float">
            <text:p>-0.1371717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89" calcext:value-type="float">
            <text:p>-12.89</text:p>
          </table:table-cell>
          <table:table-cell office:value-type="float" office:value="-0.0393915131468" calcext:value-type="float">
            <text:p>-0.0393915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3" calcext:value-type="float">
            <text:p>-43.53</text:p>
          </table:table-cell>
          <table:table-cell office:value-type="float" office:value="-0.0628451250014" calcext:value-type="float">
            <text:p>-0.062845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2" calcext:value-type="float">
            <text:p>-32.32</text:p>
          </table:table-cell>
          <table:table-cell office:value-type="float" office:value="-0.0810288075075" calcext:value-type="float">
            <text:p>-0.08102880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0.0246613075839" calcext:value-type="float">
            <text:p>-0.0246613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45" calcext:value-type="float">
            <text:p>-36.45</text:p>
          </table:table-cell>
          <table:table-cell office:value-type="float" office:value="-0.0606697780903" calcext:value-type="float">
            <text:p>-0.0606697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9" calcext:value-type="float">
            <text:p>-29.19</text:p>
          </table:table-cell>
          <table:table-cell office:value-type="float" office:value="-0.0654276019211" calcext:value-type="float">
            <text:p>-0.0654276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276843248332" calcext:value-type="float">
            <text:p>-0.0276843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3" calcext:value-type="float">
            <text:p>-40.73</text:p>
          </table:table-cell>
          <table:table-cell office:value-type="float" office:value="-0.0642795507864" calcext:value-type="float">
            <text:p>-0.0642795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7" calcext:value-type="float">
            <text:p>-28.77</text:p>
          </table:table-cell>
          <table:table-cell office:value-type="float" office:value="-0.0715719406658" calcext:value-type="float">
            <text:p>-0.0715719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-0.032937267294" calcext:value-type="float">
            <text:p>-0.0329372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84" calcext:value-type="float">
            <text:p>-42.84</text:p>
          </table:table-cell>
          <table:table-cell office:value-type="float" office:value="-0.0647157032675" calcext:value-type="float">
            <text:p>-0.0647157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99" calcext:value-type="float">
            <text:p>-31.99</text:p>
          </table:table-cell>
          <table:table-cell office:value-type="float" office:value="-0.0706173350872" calcext:value-type="float">
            <text:p>-0.0706173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0.0287238234152" calcext:value-type="float">
            <text:p>-0.0287238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2" calcext:value-type="float">
            <text:p>-45.2</text:p>
          </table:table-cell>
          <table:table-cell office:value-type="float" office:value="-0.0640892270955" calcext:value-type="float">
            <text:p>-0.0640892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8.87" calcext:value-type="float">
            <text:p>-48.87</text:p>
          </table:table-cell>
          <table:table-cell office:value-type="float" office:value="-0.120956143954" calcext:value-type="float">
            <text:p>-0.120956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06" calcext:value-type="float">
            <text:p>-15.06</text:p>
          </table:table-cell>
          <table:table-cell office:value-type="float" office:value="-0.109396635986" calcext:value-type="float">
            <text:p>-0.109396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65" calcext:value-type="float">
            <text:p>-40.65</text:p>
          </table:table-cell>
          <table:table-cell office:value-type="float" office:value="-0.0599705733423" calcext:value-type="float">
            <text:p>-0.0599705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9" calcext:value-type="float">
            <text:p>-31.39</text:p>
          </table:table-cell>
          <table:table-cell office:value-type="float" office:value="-0.135828583979" calcext:value-type="float">
            <text:p>-0.135828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5" calcext:value-type="float">
            <text:p>-11.35</text:p>
          </table:table-cell>
          <table:table-cell office:value-type="float" office:value="-0.032611999948" calcext:value-type="float">
            <text:p>-0.032611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6" calcext:value-type="float">
            <text:p>-48.56</text:p>
          </table:table-cell>
          <table:table-cell office:value-type="float" office:value="-0.0716823351176" calcext:value-type="float">
            <text:p>-0.0716823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2" calcext:value-type="float">
            <text:p>-34.62</text:p>
          </table:table-cell>
          <table:table-cell office:value-type="float" office:value="-0.17677089274" calcext:value-type="float">
            <text:p>-0.1767708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1" calcext:value-type="float">
            <text:p>-12.01</text:p>
          </table:table-cell>
          <table:table-cell office:value-type="float" office:value="-0.0386303872898" calcext:value-type="float">
            <text:p>-0.038630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26" calcext:value-type="float">
            <text:p>-48.26</text:p>
          </table:table-cell>
          <table:table-cell office:value-type="float" office:value="-0.064026993225" calcext:value-type="float">
            <text:p>-0.06402699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47" calcext:value-type="float">
            <text:p>-41.47</text:p>
          </table:table-cell>
          <table:table-cell office:value-type="float" office:value="-0.0805746395395" calcext:value-type="float">
            <text:p>-0.080574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8" calcext:value-type="float">
            <text:p>-15.38</text:p>
          </table:table-cell>
          <table:table-cell office:value-type="float" office:value="-0.116383146053" calcext:value-type="float">
            <text:p>-0.116383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15" calcext:value-type="float">
            <text:p>-44.15</text:p>
          </table:table-cell>
          <table:table-cell office:value-type="float" office:value="-0.0672719577879" calcext:value-type="float">
            <text:p>-0.0672719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87" calcext:value-type="float">
            <text:p>-33.87</text:p>
          </table:table-cell>
          <table:table-cell office:value-type="float" office:value="-0.0817429910507" calcext:value-type="float">
            <text:p>-0.08174299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6" calcext:value-type="float">
            <text:p>-10.66</text:p>
          </table:table-cell>
          <table:table-cell office:value-type="float" office:value="-0.0233342149607" calcext:value-type="float">
            <text:p>-0.023334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76" calcext:value-type="float">
            <text:p>-45.76</text:p>
          </table:table-cell>
          <table:table-cell office:value-type="float" office:value="-0.0626009138543" calcext:value-type="float">
            <text:p>-0.0626009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6" calcext:value-type="float">
            <text:p>-31.76</text:p>
          </table:table-cell>
          <table:table-cell office:value-type="float" office:value="-0.0774223863195" calcext:value-type="float">
            <text:p>-0.0774223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9" calcext:value-type="float">
            <text:p>-11.49</text:p>
          </table:table-cell>
          <table:table-cell office:value-type="float" office:value="-0.0422625797609" calcext:value-type="float">
            <text:p>-0.0422625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9" calcext:value-type="float">
            <text:p>-40.39</text:p>
          </table:table-cell>
          <table:table-cell office:value-type="float" office:value="-0.0635680511729" calcext:value-type="float">
            <text:p>-0.0635680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73515004231" calcext:value-type="float">
            <text:p>-0.0735150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8" calcext:value-type="float">
            <text:p>-10.38</text:p>
          </table:table-cell>
          <table:table-cell office:value-type="float" office:value="-0.0219782283144" calcext:value-type="float">
            <text:p>-0.0219782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28" calcext:value-type="float">
            <text:p>-43.28</text:p>
          </table:table-cell>
          <table:table-cell office:value-type="float" office:value="-0.0633210511378" calcext:value-type="float">
            <text:p>-0.0633210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9" calcext:value-type="float">
            <text:p>-32.09</text:p>
          </table:table-cell>
          <table:table-cell office:value-type="float" office:value="-0.0804341780082" calcext:value-type="float">
            <text:p>-0.080434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8" calcext:value-type="float">
            <text:p>-12.28</text:p>
          </table:table-cell>
          <table:table-cell office:value-type="float" office:value="-0.0383295056324" calcext:value-type="float">
            <text:p>-0.0383295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6" calcext:value-type="float">
            <text:p>-45.86</text:p>
          </table:table-cell>
          <table:table-cell office:value-type="float" office:value="-0.0679899806507" calcext:value-type="float">
            <text:p>-0.06798998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6" calcext:value-type="float">
            <text:p>-27.96</text:p>
          </table:table-cell>
          <table:table-cell office:value-type="float" office:value="-0.0565676348413" calcext:value-type="float">
            <text:p>-0.056567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5" calcext:value-type="float">
            <text:p>-11.15</text:p>
          </table:table-cell>
          <table:table-cell office:value-type="float" office:value="-0.0282699275524" calcext:value-type="float">
            <text:p>-0.0282699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72" calcext:value-type="float">
            <text:p>-35.72</text:p>
          </table:table-cell>
          <table:table-cell office:value-type="float" office:value="-0.0618210125526" calcext:value-type="float">
            <text:p>-0.061821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" calcext:value-type="float">
            <text:p>-31.7</text:p>
          </table:table-cell>
          <table:table-cell office:value-type="float" office:value="-0.137186549369" calcext:value-type="float">
            <text:p>-0.1371865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9" calcext:value-type="float">
            <text:p>-11.69</text:p>
          </table:table-cell>
          <table:table-cell office:value-type="float" office:value="-0.0361850851429" calcext:value-type="float">
            <text:p>-0.036185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48" calcext:value-type="float">
            <text:p>-46.48</text:p>
          </table:table-cell>
          <table:table-cell office:value-type="float" office:value="-0.0718992959136" calcext:value-type="float">
            <text:p>-0.0718992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71" calcext:value-type="float">
            <text:p>-37.71</text:p>
          </table:table-cell>
          <table:table-cell office:value-type="float" office:value="-0.227186540646" calcext:value-type="float">
            <text:p>-0.2271865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1" calcext:value-type="float">
            <text:p>-12.51</text:p>
          </table:table-cell>
          <table:table-cell office:value-type="float" office:value="-0.0435177259908" calcext:value-type="float">
            <text:p>-0.043517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1" calcext:value-type="float">
            <text:p>-40.01</text:p>
          </table:table-cell>
          <table:table-cell office:value-type="float" office:value="-0.0613289293622" calcext:value-type="float">
            <text:p>-0.0613289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4" calcext:value-type="float">
            <text:p>-28.54</text:p>
          </table:table-cell>
          <table:table-cell office:value-type="float" office:value="-0.0753467234558" calcext:value-type="float">
            <text:p>-0.0753467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330361572991" calcext:value-type="float">
            <text:p>-0.033036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1.92" calcext:value-type="float">
            <text:p>-101.92</text:p>
          </table:table-cell>
          <table:table-cell office:value-type="float" office:value="-0.277879187261" calcext:value-type="float">
            <text:p>-0.27787918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18" calcext:value-type="float">
            <text:p>-30.18</text:p>
          </table:table-cell>
          <table:table-cell office:value-type="float" office:value="-0.0682043814682" calcext:value-type="float">
            <text:p>-0.0682043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9" calcext:value-type="float">
            <text:p>-15.39</text:p>
          </table:table-cell>
          <table:table-cell office:value-type="float" office:value="-0.110178400511" calcext:value-type="float">
            <text:p>-0.1101784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1" calcext:value-type="float">
            <text:p>-40.1</text:p>
          </table:table-cell>
          <table:table-cell office:value-type="float" office:value="-0.060948680021" calcext:value-type="float">
            <text:p>-0.06094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74" calcext:value-type="float">
            <text:p>-47.74</text:p>
          </table:table-cell>
          <table:table-cell office:value-type="float" office:value="-0.205614301286" calcext:value-type="float">
            <text:p>-0.2056143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2" calcext:value-type="float">
            <text:p>-19.2</text:p>
          </table:table-cell>
          <table:table-cell office:value-type="float" office:value="-0.132501288137" calcext:value-type="float">
            <text:p>-0.132501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23" calcext:value-type="float">
            <text:p>-40.23</text:p>
          </table:table-cell>
          <table:table-cell office:value-type="float" office:value="-0.0632895476607" calcext:value-type="float">
            <text:p>-0.0632895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4" calcext:value-type="float">
            <text:p>-30.14</text:p>
          </table:table-cell>
          <table:table-cell office:value-type="float" office:value="-0.0815507225288" calcext:value-type="float">
            <text:p>-0.0815507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3" calcext:value-type="float">
            <text:p>-10.23</text:p>
          </table:table-cell>
          <table:table-cell office:value-type="float" office:value="-0.0124266127143" calcext:value-type="float">
            <text:p>-0.0124266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94" calcext:value-type="float">
            <text:p>-43.94</text:p>
          </table:table-cell>
          <table:table-cell office:value-type="float" office:value="-0.0678136115167" calcext:value-type="float">
            <text:p>-0.0678136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1" calcext:value-type="float">
            <text:p>-29.41</text:p>
          </table:table-cell>
          <table:table-cell office:value-type="float" office:value="-0.0696163837316" calcext:value-type="float">
            <text:p>-0.0696163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7" calcext:value-type="float">
            <text:p>-10.97</text:p>
          </table:table-cell>
          <table:table-cell office:value-type="float" office:value="-0.0232133787515" calcext:value-type="float">
            <text:p>-0.0232133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95" calcext:value-type="float">
            <text:p>-39.95</text:p>
          </table:table-cell>
          <table:table-cell office:value-type="float" office:value="-0.0612340037999" calcext:value-type="float">
            <text:p>-0.061234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8.66" calcext:value-type="float">
            <text:p>-48.66</text:p>
          </table:table-cell>
          <table:table-cell office:value-type="float" office:value="-0.119983722476" calcext:value-type="float">
            <text:p>-0.1199837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6" calcext:value-type="float">
            <text:p>-10.66</text:p>
          </table:table-cell>
          <table:table-cell office:value-type="float" office:value="-0.0230615041726" calcext:value-type="float">
            <text:p>-0.0230615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4" calcext:value-type="float">
            <text:p>-40.04</text:p>
          </table:table-cell>
          <table:table-cell office:value-type="float" office:value="-0.0621882881136" calcext:value-type="float">
            <text:p>-0.0621882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8.97" calcext:value-type="float">
            <text:p>-58.97</text:p>
          </table:table-cell>
          <table:table-cell office:value-type="float" office:value="-0.352093461607" calcext:value-type="float">
            <text:p>-0.35209346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9" calcext:value-type="float">
            <text:p>-11.49</text:p>
          </table:table-cell>
          <table:table-cell office:value-type="float" office:value="-0.0232070193048" calcext:value-type="float">
            <text:p>-0.0232070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03" calcext:value-type="float">
            <text:p>-46.03</text:p>
          </table:table-cell>
          <table:table-cell office:value-type="float" office:value="-0.0644293872791" calcext:value-type="float">
            <text:p>-0.0644293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" calcext:value-type="float">
            <text:p>-29.3</text:p>
          </table:table-cell>
          <table:table-cell office:value-type="float" office:value="-0.088899159113" calcext:value-type="float">
            <text:p>-0.0888991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9" calcext:value-type="float">
            <text:p>-10.39</text:p>
          </table:table-cell>
          <table:table-cell office:value-type="float" office:value="-0.0221390824793" calcext:value-type="float">
            <text:p>-0.0221390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3" calcext:value-type="float">
            <text:p>-42.13</text:p>
          </table:table-cell>
          <table:table-cell office:value-type="float" office:value="-0.0641459557317" calcext:value-type="float">
            <text:p>-0.0641459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9.43" calcext:value-type="float">
            <text:p>-49.43</text:p>
          </table:table-cell>
          <table:table-cell office:value-type="float" office:value="-0.143743281677" calcext:value-type="float">
            <text:p>-0.14374328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225888374679" calcext:value-type="float">
            <text:p>-0.0225888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5" calcext:value-type="float">
            <text:p>-40.15</text:p>
          </table:table-cell>
          <table:table-cell office:value-type="float" office:value="-0.0609946342365" calcext:value-type="float">
            <text:p>-0.0609946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8" calcext:value-type="float">
            <text:p>-27.88</text:p>
          </table:table-cell>
          <table:table-cell office:value-type="float" office:value="-0.066237655642" calcext:value-type="float">
            <text:p>-0.06623765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78386121949" calcext:value-type="float">
            <text:p>-0.0278386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6" calcext:value-type="float">
            <text:p>-51.6</text:p>
          </table:table-cell>
          <table:table-cell office:value-type="float" office:value="-0.0722030967203" calcext:value-type="float">
            <text:p>-0.0722030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7" calcext:value-type="float">
            <text:p>-28.47</text:p>
          </table:table-cell>
          <table:table-cell office:value-type="float" office:value="-0.0543401829374" calcext:value-type="float">
            <text:p>-0.0543401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1" calcext:value-type="float">
            <text:p>-10.71</text:p>
          </table:table-cell>
          <table:table-cell office:value-type="float" office:value="-0.022163122294" calcext:value-type="float">
            <text:p>-0.0221631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" calcext:value-type="float">
            <text:p>-41.4</text:p>
          </table:table-cell>
          <table:table-cell office:value-type="float" office:value="-0.063296300359" calcext:value-type="float">
            <text:p>-0.0632963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1" calcext:value-type="float">
            <text:p>-29.71</text:p>
          </table:table-cell>
          <table:table-cell office:value-type="float" office:value="-0.0764903934555" calcext:value-type="float">
            <text:p>-0.0764903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-0.0310508949624" calcext:value-type="float">
            <text:p>-0.031050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83" calcext:value-type="float">
            <text:p>-40.83</text:p>
          </table:table-cell>
          <table:table-cell office:value-type="float" office:value="-0.0611071674176" calcext:value-type="float">
            <text:p>-0.0611071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9" calcext:value-type="float">
            <text:p>-30.49</text:p>
          </table:table-cell>
          <table:table-cell office:value-type="float" office:value="-0.0805608341381" calcext:value-type="float">
            <text:p>-0.0805608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4" calcext:value-type="float">
            <text:p>-11.24</text:p>
          </table:table-cell>
          <table:table-cell office:value-type="float" office:value="-0.0350982939744" calcext:value-type="float">
            <text:p>-0.035098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8" calcext:value-type="float">
            <text:p>-41.88</text:p>
          </table:table-cell>
          <table:table-cell office:value-type="float" office:value="-0.0639263980548" calcext:value-type="float">
            <text:p>-0.0639263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58" calcext:value-type="float">
            <text:p>-34.58</text:p>
          </table:table-cell>
          <table:table-cell office:value-type="float" office:value="-0.0598418560005" calcext:value-type="float">
            <text:p>-0.059841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7" calcext:value-type="float">
            <text:p>-15.07</text:p>
          </table:table-cell>
          <table:table-cell office:value-type="float" office:value="-0.0986611128895" calcext:value-type="float">
            <text:p>-0.098661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66" calcext:value-type="float">
            <text:p>-44.66</text:p>
          </table:table-cell>
          <table:table-cell office:value-type="float" office:value="-0.0659761941534" calcext:value-type="float">
            <text:p>-0.065976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4" calcext:value-type="float">
            <text:p>-29.34</text:p>
          </table:table-cell>
          <table:table-cell office:value-type="float" office:value="-0.063756244217" calcext:value-type="float">
            <text:p>-0.0637562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76160352855" calcext:value-type="float">
            <text:p>-0.0276160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0.062525946891" calcext:value-type="float">
            <text:p>-0.0625259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1" calcext:value-type="float">
            <text:p>-28.91</text:p>
          </table:table-cell>
          <table:table-cell office:value-type="float" office:value="-0.0828438741523" calcext:value-type="float">
            <text:p>-0.0828438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9.99" calcext:value-type="float">
            <text:p>-9.99</text:p>
          </table:table-cell>
          <table:table-cell office:value-type="float" office:value="-0.0170363687308" calcext:value-type="float">
            <text:p>-0.0170363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86" calcext:value-type="float">
            <text:p>-38.86</text:p>
          </table:table-cell>
          <table:table-cell office:value-type="float" office:value="-0.0610472599772" calcext:value-type="float">
            <text:p>-0.06104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93" calcext:value-type="float">
            <text:p>-30.93</text:p>
          </table:table-cell>
          <table:table-cell office:value-type="float" office:value="-0.132403388637" calcext:value-type="float">
            <text:p>-0.1324033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6" calcext:value-type="float">
            <text:p>-10.46</text:p>
          </table:table-cell>
          <table:table-cell office:value-type="float" office:value="-0.0185953163976" calcext:value-type="float">
            <text:p>-0.018595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3" calcext:value-type="float">
            <text:p>-42.3</text:p>
          </table:table-cell>
          <table:table-cell office:value-type="float" office:value="-0.062762425103" calcext:value-type="float">
            <text:p>-0.0627624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2" calcext:value-type="float">
            <text:p>-33.12</text:p>
          </table:table-cell>
          <table:table-cell office:value-type="float" office:value="-0.0819584575753" calcext:value-type="float">
            <text:p>-0.0819584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3" calcext:value-type="float">
            <text:p>-12.23</text:p>
          </table:table-cell>
          <table:table-cell office:value-type="float" office:value="-0.024981867026" calcext:value-type="float">
            <text:p>-0.024981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05" calcext:value-type="float">
            <text:p>-43.05</text:p>
          </table:table-cell>
          <table:table-cell office:value-type="float" office:value="-0.0647715100226" calcext:value-type="float">
            <text:p>-0.06477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78" calcext:value-type="float">
            <text:p>-40.78</text:p>
          </table:table-cell>
          <table:table-cell office:value-type="float" office:value="-0.143253358866" calcext:value-type="float">
            <text:p>-0.143253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66" calcext:value-type="float">
            <text:p>-17.66</text:p>
          </table:table-cell>
          <table:table-cell office:value-type="float" office:value="-0.146608389173" calcext:value-type="float">
            <text:p>-0.1466083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83" calcext:value-type="float">
            <text:p>-35.83</text:p>
          </table:table-cell>
          <table:table-cell office:value-type="float" office:value="-0.0603252860334" calcext:value-type="float">
            <text:p>-0.060325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" calcext:value-type="float">
            <text:p>-32.4</text:p>
          </table:table-cell>
          <table:table-cell office:value-type="float" office:value="-0.0729238508304" calcext:value-type="float">
            <text:p>-0.0729238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float" office:value="-0.0237187531118" calcext:value-type="float">
            <text:p>-0.0237187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2" calcext:value-type="float">
            <text:p>-41.62</text:p>
          </table:table-cell>
          <table:table-cell office:value-type="float" office:value="-0.0638540702542" calcext:value-type="float">
            <text:p>-0.0638540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1" calcext:value-type="float">
            <text:p>-33.01</text:p>
          </table:table-cell>
          <table:table-cell office:value-type="float" office:value="-0.063563343561" calcext:value-type="float">
            <text:p>-0.0635633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71" calcext:value-type="float">
            <text:p>-15.71</text:p>
          </table:table-cell>
          <table:table-cell office:value-type="float" office:value="-0.110201570921" calcext:value-type="float">
            <text:p>-0.1102015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89" calcext:value-type="float">
            <text:p>-39.89</text:p>
          </table:table-cell>
          <table:table-cell office:value-type="float" office:value="-0.0609252249463" calcext:value-type="float">
            <text:p>-0.0609252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7.47" calcext:value-type="float">
            <text:p>-57.47</text:p>
          </table:table-cell>
          <table:table-cell office:value-type="float" office:value="-0.207713862591" calcext:value-type="float">
            <text:p>-0.2077138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65" calcext:value-type="float">
            <text:p>-12.65</text:p>
          </table:table-cell>
          <table:table-cell office:value-type="float" office:value="-0.0404697062958" calcext:value-type="float">
            <text:p>-0.0404697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1" calcext:value-type="float">
            <text:p>-40.61</text:p>
          </table:table-cell>
          <table:table-cell office:value-type="float" office:value="-0.0624384072064" calcext:value-type="float">
            <text:p>-0.0624384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3" calcext:value-type="float">
            <text:p>-33.3</text:p>
          </table:table-cell>
          <table:table-cell office:value-type="float" office:value="-0.0822026563317" calcext:value-type="float">
            <text:p>-0.08220265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16" calcext:value-type="float">
            <text:p>-17.16</text:p>
          </table:table-cell>
          <table:table-cell office:value-type="float" office:value="-0.134249506212" calcext:value-type="float">
            <text:p>-0.1342495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33" calcext:value-type="float">
            <text:p>-38.33</text:p>
          </table:table-cell>
          <table:table-cell office:value-type="float" office:value="-0.0609253843703" calcext:value-type="float">
            <text:p>-0.06092538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6" calcext:value-type="float">
            <text:p>-28.46</text:p>
          </table:table-cell>
          <table:table-cell office:value-type="float" office:value="-0.0852941047801" calcext:value-type="float">
            <text:p>-0.0852941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84" calcext:value-type="float">
            <text:p>-14.84</text:p>
          </table:table-cell>
          <table:table-cell office:value-type="float" office:value="-0.0890778903956" calcext:value-type="float">
            <text:p>-0.0890778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0.0626732169243" calcext:value-type="float">
            <text:p>-0.0626732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7" calcext:value-type="float">
            <text:p>-32.67</text:p>
          </table:table-cell>
          <table:table-cell office:value-type="float" office:value="-0.0845542141178" calcext:value-type="float">
            <text:p>-0.0845542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05" calcext:value-type="float">
            <text:p>-12.05</text:p>
          </table:table-cell>
          <table:table-cell office:value-type="float" office:value="-0.0309792648663" calcext:value-type="float">
            <text:p>-0.0309792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9" calcext:value-type="float">
            <text:p>-40.39</text:p>
          </table:table-cell>
          <table:table-cell office:value-type="float" office:value="-0.061290638987" calcext:value-type="float">
            <text:p>-0.061290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" calcext:value-type="float">
            <text:p>-31.7</text:p>
          </table:table-cell>
          <table:table-cell office:value-type="float" office:value="-0.0801042990517" calcext:value-type="float">
            <text:p>-0.0801042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6" calcext:value-type="float">
            <text:p>-10.76</text:p>
          </table:table-cell>
          <table:table-cell office:value-type="float" office:value="-0.0277706108386" calcext:value-type="float">
            <text:p>-0.0277706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1" calcext:value-type="float">
            <text:p>-40.61</text:p>
          </table:table-cell>
          <table:table-cell office:value-type="float" office:value="-0.0645133410698" calcext:value-type="float">
            <text:p>-0.064513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37" calcext:value-type="float">
            <text:p>-33.37</text:p>
          </table:table-cell>
          <table:table-cell office:value-type="float" office:value="-0.100778940328" calcext:value-type="float">
            <text:p>-0.1007789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2" calcext:value-type="float">
            <text:p>-12.22</text:p>
          </table:table-cell>
          <table:table-cell office:value-type="float" office:value="-0.0440813425511" calcext:value-type="float">
            <text:p>-0.0440813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5" calcext:value-type="float">
            <text:p>-44.55</text:p>
          </table:table-cell>
          <table:table-cell office:value-type="float" office:value="-0.0648585320609" calcext:value-type="float">
            <text:p>-0.0648585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3" calcext:value-type="float">
            <text:p>-29.63</text:p>
          </table:table-cell>
          <table:table-cell office:value-type="float" office:value="-0.107403326998" calcext:value-type="float">
            <text:p>-0.107403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256959780093" calcext:value-type="float">
            <text:p>-0.025695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17" calcext:value-type="float">
            <text:p>-44.17</text:p>
          </table:table-cell>
          <table:table-cell office:value-type="float" office:value="-0.0649389759162" calcext:value-type="float">
            <text:p>-0.06493897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7" calcext:value-type="float">
            <text:p>-30.17</text:p>
          </table:table-cell>
          <table:table-cell office:value-type="float" office:value="-0.0965864346101" calcext:value-type="float">
            <text:p>-0.0965864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366701673524" calcext:value-type="float">
            <text:p>-0.036670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74" calcext:value-type="float">
            <text:p>-45.74</text:p>
          </table:table-cell>
          <table:table-cell office:value-type="float" office:value="-0.0679912612659" calcext:value-type="float">
            <text:p>-0.06799126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5" calcext:value-type="float">
            <text:p>-32.15</text:p>
          </table:table-cell>
          <table:table-cell office:value-type="float" office:value="-0.0572157849764" calcext:value-type="float">
            <text:p>-0.057215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8" calcext:value-type="float">
            <text:p>-11.78</text:p>
          </table:table-cell>
          <table:table-cell office:value-type="float" office:value="-0.0259559222317" calcext:value-type="float">
            <text:p>-0.0259559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8" calcext:value-type="float">
            <text:p>-33.8</text:p>
          </table:table-cell>
          <table:table-cell office:value-type="float" office:value="-0.0607679235191" calcext:value-type="float">
            <text:p>-0.0607679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6.23" calcext:value-type="float">
            <text:p>-46.23</text:p>
          </table:table-cell>
          <table:table-cell office:value-type="float" office:value="-0.262806425391" calcext:value-type="float">
            <text:p>-0.2628064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3" calcext:value-type="float">
            <text:p>-11.03</text:p>
          </table:table-cell>
          <table:table-cell office:value-type="float" office:value="-0.0232893175318" calcext:value-type="float">
            <text:p>-0.0232893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" calcext:value-type="float">
            <text:p>-42.7</text:p>
          </table:table-cell>
          <table:table-cell office:value-type="float" office:value="-0.0638492714724" calcext:value-type="float">
            <text:p>-0.0638492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2" calcext:value-type="float">
            <text:p>-29.42</text:p>
          </table:table-cell>
          <table:table-cell office:value-type="float" office:value="-0.0862349078413" calcext:value-type="float">
            <text:p>-0.0862349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9" calcext:value-type="float">
            <text:p>-11.59</text:p>
          </table:table-cell>
          <table:table-cell office:value-type="float" office:value="-0.025888365122" calcext:value-type="float">
            <text:p>-0.025888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2" calcext:value-type="float">
            <text:p>-58.32</text:p>
          </table:table-cell>
          <table:table-cell office:value-type="float" office:value="-0.0978778203136" calcext:value-type="float">
            <text:p>-0.0978778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3" calcext:value-type="float">
            <text:p>-31.3</text:p>
          </table:table-cell>
          <table:table-cell office:value-type="float" office:value="-0.140218489544" calcext:value-type="float">
            <text:p>-0.1402184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6" calcext:value-type="float">
            <text:p>-12.16</text:p>
          </table:table-cell>
          <table:table-cell office:value-type="float" office:value="-0.0381350729773" calcext:value-type="float">
            <text:p>-0.038135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36" calcext:value-type="float">
            <text:p>-38.36</text:p>
          </table:table-cell>
          <table:table-cell office:value-type="float" office:value="-0.061292877628" calcext:value-type="float">
            <text:p>-0.0612928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7" calcext:value-type="float">
            <text:p>-32.07</text:p>
          </table:table-cell>
          <table:table-cell office:value-type="float" office:value="-0.109154254564" calcext:value-type="float">
            <text:p>-0.1091542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2" calcext:value-type="float">
            <text:p>-10.52</text:p>
          </table:table-cell>
          <table:table-cell office:value-type="float" office:value="-0.0236372346293" calcext:value-type="float">
            <text:p>-0.0236372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1" calcext:value-type="float">
            <text:p>-41.01</text:p>
          </table:table-cell>
          <table:table-cell office:value-type="float" office:value="-0.0609717241968" calcext:value-type="float">
            <text:p>-0.0609717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5" calcext:value-type="float">
            <text:p>-29.15</text:p>
          </table:table-cell>
          <table:table-cell office:value-type="float" office:value="-0.0917993454236" calcext:value-type="float">
            <text:p>-0.0917993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7" calcext:value-type="float">
            <text:p>-11.07</text:p>
          </table:table-cell>
          <table:table-cell office:value-type="float" office:value="-0.0368901633373" calcext:value-type="float">
            <text:p>-0.0368901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66" calcext:value-type="float">
            <text:p>-44.66</text:p>
          </table:table-cell>
          <table:table-cell office:value-type="float" office:value="-0.0657630534984" calcext:value-type="float">
            <text:p>-0.0657630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2" calcext:value-type="float">
            <text:p>-30.22</text:p>
          </table:table-cell>
          <table:table-cell office:value-type="float" office:value="-0.0815903684505" calcext:value-type="float">
            <text:p>-0.0815903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3" calcext:value-type="float">
            <text:p>-10.33</text:p>
          </table:table-cell>
          <table:table-cell office:value-type="float" office:value="-0.0217765095621" calcext:value-type="float">
            <text:p>-0.0217765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7" calcext:value-type="float">
            <text:p>-41.07</text:p>
          </table:table-cell>
          <table:table-cell office:value-type="float" office:value="-0.0625249158614" calcext:value-type="float">
            <text:p>-0.0625249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4" calcext:value-type="float">
            <text:p>-34.64</text:p>
          </table:table-cell>
          <table:table-cell office:value-type="float" office:value="-0.0875545746326" calcext:value-type="float">
            <text:p>-0.0875545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5" calcext:value-type="float">
            <text:p>-10.25</text:p>
          </table:table-cell>
          <table:table-cell office:value-type="float" office:value="-0.0220319799734" calcext:value-type="float">
            <text:p>-0.02203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66" calcext:value-type="float">
            <text:p>-33.66</text:p>
          </table:table-cell>
          <table:table-cell office:value-type="float" office:value="-0.0600932169775" calcext:value-type="float">
            <text:p>-0.060093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5" calcext:value-type="float">
            <text:p>-30.45</text:p>
          </table:table-cell>
          <table:table-cell office:value-type="float" office:value="-0.0544627092714" calcext:value-type="float">
            <text:p>-0.0544627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19" calcext:value-type="float">
            <text:p>-10.19</text:p>
          </table:table-cell>
          <table:table-cell office:value-type="float" office:value="-0.023388918604" calcext:value-type="float">
            <text:p>-0.0233889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09" calcext:value-type="float">
            <text:p>-44.09</text:p>
          </table:table-cell>
          <table:table-cell office:value-type="float" office:value="-0.0681943913778" calcext:value-type="float">
            <text:p>-0.0681943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27" calcext:value-type="float">
            <text:p>-35.27</text:p>
          </table:table-cell>
          <table:table-cell office:value-type="float" office:value="-0.133730635788" calcext:value-type="float">
            <text:p>-0.1337306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6" calcext:value-type="float">
            <text:p>-11.86</text:p>
          </table:table-cell>
          <table:table-cell office:value-type="float" office:value="-0.0344807325964" calcext:value-type="float">
            <text:p>-0.0344807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64" calcext:value-type="float">
            <text:p>-35.64</text:p>
          </table:table-cell>
          <table:table-cell office:value-type="float" office:value="-0.0625765178705" calcext:value-type="float">
            <text:p>-0.0625765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33" calcext:value-type="float">
            <text:p>-34.33</text:p>
          </table:table-cell>
          <table:table-cell office:value-type="float" office:value="-0.093899983205" calcext:value-type="float">
            <text:p>-0.0938999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68" calcext:value-type="float">
            <text:p>-17.68</text:p>
          </table:table-cell>
          <table:table-cell office:value-type="float" office:value="-0.141266048381" calcext:value-type="float">
            <text:p>-0.141266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.2" calcext:value-type="float">
            <text:p>-109.2</text:p>
          </table:table-cell>
          <table:table-cell office:value-type="float" office:value="-0.2364594942" calcext:value-type="float">
            <text:p>-0.2364594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13" calcext:value-type="float">
            <text:p>-32.13</text:p>
          </table:table-cell>
          <table:table-cell office:value-type="float" office:value="-0.0700939967944" calcext:value-type="float">
            <text:p>-0.0700939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354736839708" calcext:value-type="float">
            <text:p>-0.035473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39" calcext:value-type="float">
            <text:p>-37.39</text:p>
          </table:table-cell>
          <table:table-cell office:value-type="float" office:value="-0.0622270265508" calcext:value-type="float">
            <text:p>-0.0622270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7" calcext:value-type="float">
            <text:p>-27.67</text:p>
          </table:table-cell>
          <table:table-cell office:value-type="float" office:value="-0.0652183901074" calcext:value-type="float">
            <text:p>-0.0652183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218706884018" calcext:value-type="float">
            <text:p>-0.0218706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55" calcext:value-type="float">
            <text:p>-46.55</text:p>
          </table:table-cell>
          <table:table-cell office:value-type="float" office:value="-0.0647541266358" calcext:value-type="float">
            <text:p>-0.0647541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5" calcext:value-type="float">
            <text:p>-29.15</text:p>
          </table:table-cell>
          <table:table-cell office:value-type="float" office:value="-0.0757531964501" calcext:value-type="float">
            <text:p>-0.075753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4" calcext:value-type="float">
            <text:p>-11.24</text:p>
          </table:table-cell>
          <table:table-cell office:value-type="float" office:value="-0.0416911718175" calcext:value-type="float">
            <text:p>-0.0416911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2" calcext:value-type="float">
            <text:p>-41.72</text:p>
          </table:table-cell>
          <table:table-cell office:value-type="float" office:value="-0.0652479448165" calcext:value-type="float">
            <text:p>-0.0652479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5" calcext:value-type="float">
            <text:p>-32.65</text:p>
          </table:table-cell>
          <table:table-cell office:value-type="float" office:value="-0.132338670829" calcext:value-type="float">
            <text:p>-0.1323386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2" calcext:value-type="float">
            <text:p>-11.62</text:p>
          </table:table-cell>
          <table:table-cell office:value-type="float" office:value="-0.038706184422" calcext:value-type="float">
            <text:p>-0.0387061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5" calcext:value-type="float">
            <text:p>-40.05</text:p>
          </table:table-cell>
          <table:table-cell office:value-type="float" office:value="-0.0617714366963" calcext:value-type="float">
            <text:p>-0.0617714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56" calcext:value-type="float">
            <text:p>-45.56</text:p>
          </table:table-cell>
          <table:table-cell office:value-type="float" office:value="-0.192556839045" calcext:value-type="float">
            <text:p>-0.192556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89" calcext:value-type="float">
            <text:p>-21.89</text:p>
          </table:table-cell>
          <table:table-cell office:value-type="float" office:value="-0.162844597729" calcext:value-type="float">
            <text:p>-0.1628445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62" calcext:value-type="float">
            <text:p>-42.62</text:p>
          </table:table-cell>
          <table:table-cell office:value-type="float" office:value="-0.0637868246146" calcext:value-type="float">
            <text:p>-0.0637868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2" calcext:value-type="float">
            <text:p>-28.92</text:p>
          </table:table-cell>
          <table:table-cell office:value-type="float" office:value="-0.0603814090689" calcext:value-type="float">
            <text:p>-0.0603814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0.0248026429094" calcext:value-type="float">
            <text:p>-0.0248026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4" calcext:value-type="float">
            <text:p>-44.94</text:p>
          </table:table-cell>
          <table:table-cell office:value-type="float" office:value="-0.0646271309287" calcext:value-type="float">
            <text:p>-0.0646271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23" calcext:value-type="float">
            <text:p>-33.23</text:p>
          </table:table-cell>
          <table:table-cell office:value-type="float" office:value="-0.130580895128" calcext:value-type="float">
            <text:p>-0.13058089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32716291808" calcext:value-type="float">
            <text:p>-0.032716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" calcext:value-type="float">
            <text:p>-40.7</text:p>
          </table:table-cell>
          <table:table-cell office:value-type="float" office:value="-0.0611927700909" calcext:value-type="float">
            <text:p>-0.06119277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67" calcext:value-type="float">
            <text:p>-40.67</text:p>
          </table:table-cell>
          <table:table-cell office:value-type="float" office:value="-0.0924387926259" calcext:value-type="float">
            <text:p>-0.09243879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02" calcext:value-type="float">
            <text:p>-12.02</text:p>
          </table:table-cell>
          <table:table-cell office:value-type="float" office:value="-0.0369098368785" calcext:value-type="float">
            <text:p>-0.0369098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62" calcext:value-type="float">
            <text:p>-33.62</text:p>
          </table:table-cell>
          <table:table-cell office:value-type="float" office:value="-0.0601668591154" calcext:value-type="float">
            <text:p>-0.0601668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8" calcext:value-type="float">
            <text:p>-31.78</text:p>
          </table:table-cell>
          <table:table-cell office:value-type="float" office:value="-0.0818786176248" calcext:value-type="float">
            <text:p>-0.0818786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23" calcext:value-type="float">
            <text:p>-12.23</text:p>
          </table:table-cell>
          <table:table-cell office:value-type="float" office:value="-0.0285564956445" calcext:value-type="float">
            <text:p>-0.0285564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37" calcext:value-type="float">
            <text:p>-39.37</text:p>
          </table:table-cell>
          <table:table-cell office:value-type="float" office:value="-0.0602206230738" calcext:value-type="float">
            <text:p>-0.0602206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5" calcext:value-type="float">
            <text:p>-28.05</text:p>
          </table:table-cell>
          <table:table-cell office:value-type="float" office:value="-0.064701130917" calcext:value-type="float">
            <text:p>-0.0647011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7" calcext:value-type="float">
            <text:p>-11.07</text:p>
          </table:table-cell>
          <table:table-cell office:value-type="float" office:value="-0.0341860595481" calcext:value-type="float">
            <text:p>-0.0341860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36" calcext:value-type="float">
            <text:p>-51.36</text:p>
          </table:table-cell>
          <table:table-cell office:value-type="float" office:value="-0.070906296361" calcext:value-type="float">
            <text:p>-0.0709062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2" calcext:value-type="float">
            <text:p>-29.62</text:p>
          </table:table-cell>
          <table:table-cell office:value-type="float" office:value="-0.100708803149" calcext:value-type="float">
            <text:p>-0.1007088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298225522123" calcext:value-type="float">
            <text:p>-0.0298225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13" calcext:value-type="float">
            <text:p>-41.13</text:p>
          </table:table-cell>
          <table:table-cell office:value-type="float" office:value="-0.0630010838272" calcext:value-type="float">
            <text:p>-0.0630010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6.28" calcext:value-type="float">
            <text:p>-46.28</text:p>
          </table:table-cell>
          <table:table-cell office:value-type="float" office:value="-0.23554993304" calcext:value-type="float">
            <text:p>-0.235549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219948843357" calcext:value-type="float">
            <text:p>-0.0219948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3" calcext:value-type="float">
            <text:p>-41.33</text:p>
          </table:table-cell>
          <table:table-cell office:value-type="float" office:value="-0.0607613965488" calcext:value-type="float">
            <text:p>-0.0607613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3" calcext:value-type="float">
            <text:p>-29.93</text:p>
          </table:table-cell>
          <table:table-cell office:value-type="float" office:value="-0.0689444731208" calcext:value-type="float">
            <text:p>-0.0689444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3" calcext:value-type="float">
            <text:p>-10.83</text:p>
          </table:table-cell>
          <table:table-cell office:value-type="float" office:value="-0.0324807901423" calcext:value-type="float">
            <text:p>-0.0324807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51" calcext:value-type="float">
            <text:p>-37.51</text:p>
          </table:table-cell>
          <table:table-cell office:value-type="float" office:value="-0.0775749599529" calcext:value-type="float">
            <text:p>-0.07757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41" calcext:value-type="float">
            <text:p>-44.41</text:p>
          </table:table-cell>
          <table:table-cell office:value-type="float" office:value="-0.245864382611" calcext:value-type="float">
            <text:p>-0.24586438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221720632913" calcext:value-type="float">
            <text:p>-0.0221720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3" calcext:value-type="float">
            <text:p>-40.93</text:p>
          </table:table-cell>
          <table:table-cell office:value-type="float" office:value="-0.0617315978597" calcext:value-type="float">
            <text:p>-0.0617315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8" calcext:value-type="float">
            <text:p>-31.58</text:p>
          </table:table-cell>
          <table:table-cell office:value-type="float" office:value="-0.0777642280679" calcext:value-type="float">
            <text:p>-0.0777642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0.0268736212485" calcext:value-type="float">
            <text:p>-0.0268736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8" calcext:value-type="float">
            <text:p>-40.28</text:p>
          </table:table-cell>
          <table:table-cell office:value-type="float" office:value="-0.0622993832196" calcext:value-type="float">
            <text:p>-0.0622993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91" calcext:value-type="float">
            <text:p>-26.91</text:p>
          </table:table-cell>
          <table:table-cell office:value-type="float" office:value="-0.0591496807815" calcext:value-type="float">
            <text:p>-0.0591496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2" calcext:value-type="float">
            <text:p>-11.22</text:p>
          </table:table-cell>
          <table:table-cell office:value-type="float" office:value="-0.0358951844557" calcext:value-type="float">
            <text:p>-0.0358951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9" calcext:value-type="float">
            <text:p>-41.29</text:p>
          </table:table-cell>
          <table:table-cell office:value-type="float" office:value="-0.062415323558" calcext:value-type="float">
            <text:p>-0.0624153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65" calcext:value-type="float">
            <text:p>-42.65</text:p>
          </table:table-cell>
          <table:table-cell office:value-type="float" office:value="-0.140196016912" calcext:value-type="float">
            <text:p>-0.1401960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6" calcext:value-type="float">
            <text:p>-12.46</text:p>
          </table:table-cell>
          <table:table-cell office:value-type="float" office:value="-0.0395880200288" calcext:value-type="float">
            <text:p>-0.03958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06" calcext:value-type="float">
            <text:p>-33.06</text:p>
          </table:table-cell>
          <table:table-cell office:value-type="float" office:value="-0.0619656233638" calcext:value-type="float">
            <text:p>-0.0619656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2" calcext:value-type="float">
            <text:p>-28.62</text:p>
          </table:table-cell>
          <table:table-cell office:value-type="float" office:value="-0.0758517725079" calcext:value-type="float">
            <text:p>-0.0758517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3" calcext:value-type="float">
            <text:p>-10.53</text:p>
          </table:table-cell>
          <table:table-cell office:value-type="float" office:value="-0.0239820785301" calcext:value-type="float">
            <text:p>-0.0239820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15" calcext:value-type="float">
            <text:p>-41.15</text:p>
          </table:table-cell>
          <table:table-cell office:value-type="float" office:value="-0.0641885443511" calcext:value-type="float">
            <text:p>-0.0641885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6" calcext:value-type="float">
            <text:p>-28.96</text:p>
          </table:table-cell>
          <table:table-cell office:value-type="float" office:value="-0.0660753396208" calcext:value-type="float">
            <text:p>-0.0660753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271505364576" calcext:value-type="float">
            <text:p>-0.0271505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32" calcext:value-type="float">
            <text:p>-46.32</text:p>
          </table:table-cell>
          <table:table-cell office:value-type="float" office:value="-0.0688171614859" calcext:value-type="float">
            <text:p>-0.0688171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25" calcext:value-type="float">
            <text:p>-34.25</text:p>
          </table:table-cell>
          <table:table-cell office:value-type="float" office:value="-0.0635291134693" calcext:value-type="float">
            <text:p>-0.0635291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82" calcext:value-type="float">
            <text:p>-16.82</text:p>
          </table:table-cell>
          <table:table-cell office:value-type="float" office:value="-0.125520577814" calcext:value-type="float">
            <text:p>-0.1255205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76" calcext:value-type="float">
            <text:p>-47.76</text:p>
          </table:table-cell>
          <table:table-cell office:value-type="float" office:value="-0.0719572570932" calcext:value-type="float">
            <text:p>-0.0719572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2" calcext:value-type="float">
            <text:p>-32.12</text:p>
          </table:table-cell>
          <table:table-cell office:value-type="float" office:value="-0.156334660545" calcext:value-type="float">
            <text:p>-0.1563346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9" calcext:value-type="float">
            <text:p>-12.09</text:p>
          </table:table-cell>
          <table:table-cell office:value-type="float" office:value="-0.0362500379263" calcext:value-type="float">
            <text:p>-0.0362500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1" calcext:value-type="float">
            <text:p>-41.41</text:p>
          </table:table-cell>
          <table:table-cell office:value-type="float" office:value="-0.061564489447" calcext:value-type="float">
            <text:p>-0.06156448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95" calcext:value-type="float">
            <text:p>-32.95</text:p>
          </table:table-cell>
          <table:table-cell office:value-type="float" office:value="-0.163284200538" calcext:value-type="float">
            <text:p>-0.1632842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39" calcext:value-type="float">
            <text:p>-10.39</text:p>
          </table:table-cell>
          <table:table-cell office:value-type="float" office:value="-0.0222583933239" calcext:value-type="float">
            <text:p>-0.0222583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67" calcext:value-type="float">
            <text:p>-43.67</text:p>
          </table:table-cell>
          <table:table-cell office:value-type="float" office:value="-0.0644282472338" calcext:value-type="float">
            <text:p>-0.0644282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6" calcext:value-type="float">
            <text:p>-30.16</text:p>
          </table:table-cell>
          <table:table-cell office:value-type="float" office:value="-0.0775295183335" calcext:value-type="float">
            <text:p>-0.0775295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5" calcext:value-type="float">
            <text:p>-10.35</text:p>
          </table:table-cell>
          <table:table-cell office:value-type="float" office:value="-0.0270104251385" calcext:value-type="float">
            <text:p>-0.0270104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6" calcext:value-type="float">
            <text:p>-41.36</text:p>
          </table:table-cell>
          <table:table-cell office:value-type="float" office:value="-0.0605208605954" calcext:value-type="float">
            <text:p>-0.0605208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19" calcext:value-type="float">
            <text:p>-38.19</text:p>
          </table:table-cell>
          <table:table-cell office:value-type="float" office:value="-0.138646347766" calcext:value-type="float">
            <text:p>-0.1386463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284009886315" calcext:value-type="float">
            <text:p>-0.0284009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" calcext:value-type="float">
            <text:p>-41.4</text:p>
          </table:table-cell>
          <table:table-cell office:value-type="float" office:value="-0.0628797354291" calcext:value-type="float">
            <text:p>-0.0628797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01" calcext:value-type="float">
            <text:p>-31.01</text:p>
          </table:table-cell>
          <table:table-cell office:value-type="float" office:value="-0.127580423321" calcext:value-type="float">
            <text:p>-0.1275804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0.0330271258113" calcext:value-type="float">
            <text:p>-0.0330271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7" calcext:value-type="float">
            <text:p>-42.17</text:p>
          </table:table-cell>
          <table:table-cell office:value-type="float" office:value="-0.062733199542" calcext:value-type="float">
            <text:p>-0.0627331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49" calcext:value-type="float">
            <text:p>-42.49</text:p>
          </table:table-cell>
          <table:table-cell office:value-type="float" office:value="-0.18002287009" calcext:value-type="float">
            <text:p>-0.1800228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37916317767" calcext:value-type="float">
            <text:p>-0.0237916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6.85" calcext:value-type="float">
            <text:p>-106.85</text:p>
          </table:table-cell>
          <table:table-cell office:value-type="float" office:value="-0.238106591726" calcext:value-type="float">
            <text:p>-0.2381065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55" calcext:value-type="float">
            <text:p>-34.55</text:p>
          </table:table-cell>
          <table:table-cell office:value-type="float" office:value="-0.0882235512562" calcext:value-type="float">
            <text:p>-0.0882235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7" calcext:value-type="float">
            <text:p>-10.77</text:p>
          </table:table-cell>
          <table:table-cell office:value-type="float" office:value="-0.0225208526423" calcext:value-type="float">
            <text:p>-0.0225208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27" calcext:value-type="float">
            <text:p>-49.27</text:p>
          </table:table-cell>
          <table:table-cell office:value-type="float" office:value="-0.0725478331218" calcext:value-type="float">
            <text:p>-0.0725478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5" calcext:value-type="float">
            <text:p>-28.25</text:p>
          </table:table-cell>
          <table:table-cell office:value-type="float" office:value="-0.0814704683525" calcext:value-type="float">
            <text:p>-0.08147046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237645105446" calcext:value-type="float">
            <text:p>-0.0237645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71" calcext:value-type="float">
            <text:p>-36.71</text:p>
          </table:table-cell>
          <table:table-cell office:value-type="float" office:value="-0.0622406242813" calcext:value-type="float">
            <text:p>-0.0622406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4" calcext:value-type="float">
            <text:p>-29.94</text:p>
          </table:table-cell>
          <table:table-cell office:value-type="float" office:value="-0.108698640128" calcext:value-type="float">
            <text:p>-0.1086986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33852071619" calcext:value-type="float">
            <text:p>-0.023385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94" calcext:value-type="float">
            <text:p>-43.94</text:p>
          </table:table-cell>
          <table:table-cell office:value-type="float" office:value="-0.0627635837039" calcext:value-type="float">
            <text:p>-0.0627635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96" calcext:value-type="float">
            <text:p>-30.96</text:p>
          </table:table-cell>
          <table:table-cell office:value-type="float" office:value="-0.0584656644793" calcext:value-type="float">
            <text:p>-0.0584656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1" calcext:value-type="float">
            <text:p>-15.61</text:p>
          </table:table-cell>
          <table:table-cell office:value-type="float" office:value="-0.10425940148" calcext:value-type="float">
            <text:p>-0.1042594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43" calcext:value-type="float">
            <text:p>-41.43</text:p>
          </table:table-cell>
          <table:table-cell office:value-type="float" office:value="-0.0625933735884" calcext:value-type="float">
            <text:p>-0.0625933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68" calcext:value-type="float">
            <text:p>-35.68</text:p>
          </table:table-cell>
          <table:table-cell office:value-type="float" office:value="-0.0799064942555" calcext:value-type="float">
            <text:p>-0.0799064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1" calcext:value-type="float">
            <text:p>-15.61</text:p>
          </table:table-cell>
          <table:table-cell office:value-type="float" office:value="-0.11665094329" calcext:value-type="float">
            <text:p>-0.1166509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3.54" calcext:value-type="float">
            <text:p>-33.54</text:p>
          </table:table-cell>
          <table:table-cell office:value-type="float" office:value="-0.0614039523335" calcext:value-type="float">
            <text:p>-0.061403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7" calcext:value-type="float">
            <text:p>-28.77</text:p>
          </table:table-cell>
          <table:table-cell office:value-type="float" office:value="-0.0742479539995" calcext:value-type="float">
            <text:p>-0.074247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2" calcext:value-type="float">
            <text:p>-11.32</text:p>
          </table:table-cell>
          <table:table-cell office:value-type="float" office:value="-0.037631636733" calcext:value-type="float">
            <text:p>-0.0376316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7" calcext:value-type="float">
            <text:p>-37.67</text:p>
          </table:table-cell>
          <table:table-cell office:value-type="float" office:value="-0.0611631181865" calcext:value-type="float">
            <text:p>-0.0611631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1" calcext:value-type="float">
            <text:p>-34.01</text:p>
          </table:table-cell>
          <table:table-cell office:value-type="float" office:value="-0.0637085447452" calcext:value-type="float">
            <text:p>-0.0637085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-0.0288397069285" calcext:value-type="float">
            <text:p>-0.0288397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4.57" calcext:value-type="float">
            <text:p>-74.57</text:p>
          </table:table-cell>
          <table:table-cell office:value-type="float" office:value="-0.149716942036" calcext:value-type="float">
            <text:p>-0.149716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66" calcext:value-type="float">
            <text:p>-32.66</text:p>
          </table:table-cell>
          <table:table-cell office:value-type="float" office:value="-0.08080222743" calcext:value-type="float">
            <text:p>-0.080802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2" calcext:value-type="float">
            <text:p>-12.12</text:p>
          </table:table-cell>
          <table:table-cell office:value-type="float" office:value="-0.0407446420645" calcext:value-type="float">
            <text:p>-0.0407446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69" calcext:value-type="float">
            <text:p>-49.69</text:p>
          </table:table-cell>
          <table:table-cell office:value-type="float" office:value="-0.0645796983235" calcext:value-type="float">
            <text:p>-0.0645796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7" calcext:value-type="float">
            <text:p>-31.77</text:p>
          </table:table-cell>
          <table:table-cell office:value-type="float" office:value="-0.0579080710509" calcext:value-type="float">
            <text:p>-0.0579080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4" calcext:value-type="float">
            <text:p>-14.4</text:p>
          </table:table-cell>
          <table:table-cell office:value-type="float" office:value="-0.105187010448" calcext:value-type="float">
            <text:p>-0.105187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76" calcext:value-type="float">
            <text:p>-49.76</text:p>
          </table:table-cell>
          <table:table-cell office:value-type="float" office:value="-0.0636522138194" calcext:value-type="float">
            <text:p>-0.0636522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5" calcext:value-type="float">
            <text:p>-27.55</text:p>
          </table:table-cell>
          <table:table-cell office:value-type="float" office:value="-0.0618242547517" calcext:value-type="float">
            <text:p>-0.0618242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9" calcext:value-type="float">
            <text:p>-11.29</text:p>
          </table:table-cell>
          <table:table-cell office:value-type="float" office:value="-0.033875093488" calcext:value-type="float">
            <text:p>-0.0338750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98" calcext:value-type="float">
            <text:p>-42.98</text:p>
          </table:table-cell>
          <table:table-cell office:value-type="float" office:value="-0.0633109890754" calcext:value-type="float">
            <text:p>-0.0633109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08" calcext:value-type="float">
            <text:p>-40.08</text:p>
          </table:table-cell>
          <table:table-cell office:value-type="float" office:value="-0.132923314003" calcext:value-type="float">
            <text:p>-0.132923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8" calcext:value-type="float">
            <text:p>-11.68</text:p>
          </table:table-cell>
          <table:table-cell office:value-type="float" office:value="-0.0282917103597" calcext:value-type="float">
            <text:p>-0.0282917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76" calcext:value-type="float">
            <text:p>-53.76</text:p>
          </table:table-cell>
          <table:table-cell office:value-type="float" office:value="-0.0793741239719" calcext:value-type="float">
            <text:p>-0.079374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5" calcext:value-type="float">
            <text:p>-33.5</text:p>
          </table:table-cell>
          <table:table-cell office:value-type="float" office:value="-0.141494049999" calcext:value-type="float">
            <text:p>-0.14149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1" calcext:value-type="float">
            <text:p>-11.71</text:p>
          </table:table-cell>
          <table:table-cell office:value-type="float" office:value="-0.0303008592633" calcext:value-type="float">
            <text:p>-0.0303008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" calcext:value-type="float">
            <text:p>-40.2</text:p>
          </table:table-cell>
          <table:table-cell office:value-type="float" office:value="-0.0597984425938" calcext:value-type="float">
            <text:p>-0.0597984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640723017629" calcext:value-type="float">
            <text:p>-0.0640723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58308948784" calcext:value-type="float">
            <text:p>-0.0258308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01" calcext:value-type="float">
            <text:p>-45.01</text:p>
          </table:table-cell>
          <table:table-cell office:value-type="float" office:value="-0.0672483981636" calcext:value-type="float">
            <text:p>-0.0672483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9" calcext:value-type="float">
            <text:p>-34.49</text:p>
          </table:table-cell>
          <table:table-cell office:value-type="float" office:value="-0.0866219558721" calcext:value-type="float">
            <text:p>-0.08662195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" calcext:value-type="float">
            <text:p>-10.7</text:p>
          </table:table-cell>
          <table:table-cell office:value-type="float" office:value="-0.0311114079588" calcext:value-type="float">
            <text:p>-0.031111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11" calcext:value-type="float">
            <text:p>-36.11</text:p>
          </table:table-cell>
          <table:table-cell office:value-type="float" office:value="-0.0607444259326" calcext:value-type="float">
            <text:p>-0.0607444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71" calcext:value-type="float">
            <text:p>-36.71</text:p>
          </table:table-cell>
          <table:table-cell office:value-type="float" office:value="-0.122531024499" calcext:value-type="float">
            <text:p>-0.1225310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27" calcext:value-type="float">
            <text:p>-11.27</text:p>
          </table:table-cell>
          <table:table-cell office:value-type="float" office:value="-0.021791792901" calcext:value-type="float">
            <text:p>-0.0217917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48" calcext:value-type="float">
            <text:p>-38.48</text:p>
          </table:table-cell>
          <table:table-cell office:value-type="float" office:value="-0.0597148715922" calcext:value-type="float">
            <text:p>-0.0597148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3" calcext:value-type="float">
            <text:p>-29.93</text:p>
          </table:table-cell>
          <table:table-cell office:value-type="float" office:value="-0.081553358433" calcext:value-type="float">
            <text:p>-0.0815533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09" calcext:value-type="float">
            <text:p>-10.09</text:p>
          </table:table-cell>
          <table:table-cell office:value-type="float" office:value="-0.0219302023383" calcext:value-type="float">
            <text:p>-0.021930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2" calcext:value-type="float">
            <text:p>-42.02</text:p>
          </table:table-cell>
          <table:table-cell office:value-type="float" office:value="-0.0632131261234" calcext:value-type="float">
            <text:p>-0.0632131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9" calcext:value-type="float">
            <text:p>-34.69</text:p>
          </table:table-cell>
          <table:table-cell office:value-type="float" office:value="-0.0683118146493" calcext:value-type="float">
            <text:p>-0.0683118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82" calcext:value-type="float">
            <text:p>-14.82</text:p>
          </table:table-cell>
          <table:table-cell office:value-type="float" office:value="-0.105232422843" calcext:value-type="float">
            <text:p>-0.1052324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39" calcext:value-type="float">
            <text:p>-36.39</text:p>
          </table:table-cell>
          <table:table-cell office:value-type="float" office:value="-0.0621664750668" calcext:value-type="float">
            <text:p>-0.0621664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44" calcext:value-type="float">
            <text:p>-41.44</text:p>
          </table:table-cell>
          <table:table-cell office:value-type="float" office:value="-0.2271417933" calcext:value-type="float">
            <text:p>-0.2271417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55" calcext:value-type="float">
            <text:p>-15.55</text:p>
          </table:table-cell>
          <table:table-cell office:value-type="float" office:value="-0.0963661368261" calcext:value-type="float">
            <text:p>-0.096366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79" calcext:value-type="float">
            <text:p>-38.79</text:p>
          </table:table-cell>
          <table:table-cell office:value-type="float" office:value="-0.0618949514468" calcext:value-type="float">
            <text:p>-0.06189495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04" calcext:value-type="float">
            <text:p>-36.04</text:p>
          </table:table-cell>
          <table:table-cell office:value-type="float" office:value="-0.0693387402235" calcext:value-type="float">
            <text:p>-0.0693387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9" calcext:value-type="float">
            <text:p>-12.19</text:p>
          </table:table-cell>
          <table:table-cell office:value-type="float" office:value="-0.0340523529557" calcext:value-type="float">
            <text:p>-0.034052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4" calcext:value-type="float">
            <text:p>-42.14</text:p>
          </table:table-cell>
          <table:table-cell office:value-type="float" office:value="-0.0634458528412" calcext:value-type="float">
            <text:p>-0.0634458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18" calcext:value-type="float">
            <text:p>-27.18</text:p>
          </table:table-cell>
          <table:table-cell office:value-type="float" office:value="-0.0636173740245" calcext:value-type="float">
            <text:p>-0.063617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" calcext:value-type="float">
            <text:p>-11.4</text:p>
          </table:table-cell>
          <table:table-cell office:value-type="float" office:value="-0.0354366877484" calcext:value-type="float">
            <text:p>-0.0354366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51" calcext:value-type="float">
            <text:p>-46.51</text:p>
          </table:table-cell>
          <table:table-cell office:value-type="float" office:value="-0.071323228911" calcext:value-type="float">
            <text:p>-0.0713232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9" calcext:value-type="float">
            <text:p>-34.9</text:p>
          </table:table-cell>
          <table:table-cell office:value-type="float" office:value="-0.0844841479397" calcext:value-type="float">
            <text:p>-0.0844841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7" calcext:value-type="float">
            <text:p>-15.27</text:p>
          </table:table-cell>
          <table:table-cell office:value-type="float" office:value="-0.115265675936" calcext:value-type="float">
            <text:p>-0.1152656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3" calcext:value-type="float">
            <text:p>-43.3</text:p>
          </table:table-cell>
          <table:table-cell office:value-type="float" office:value="-0.064054449469" calcext:value-type="float">
            <text:p>-0.0640544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79" calcext:value-type="float">
            <text:p>-26.79</text:p>
          </table:table-cell>
          <table:table-cell office:value-type="float" office:value="-0.0557535758558" calcext:value-type="float">
            <text:p>-0.05575357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2" calcext:value-type="float">
            <text:p>-12.12</text:p>
          </table:table-cell>
          <table:table-cell office:value-type="float" office:value="-0.038475748224" calcext:value-type="float">
            <text:p>-0.038475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6" calcext:value-type="float">
            <text:p>-40.26</text:p>
          </table:table-cell>
          <table:table-cell office:value-type="float" office:value="-0.0593295840491" calcext:value-type="float">
            <text:p>-0.059329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7" calcext:value-type="float">
            <text:p>-32.77</text:p>
          </table:table-cell>
          <table:table-cell office:value-type="float" office:value="-0.0684956238019" calcext:value-type="float">
            <text:p>-0.068495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" calcext:value-type="float">
            <text:p>-15.6</text:p>
          </table:table-cell>
          <table:table-cell office:value-type="float" office:value="-0.103659529962" calcext:value-type="float">
            <text:p>-0.10365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.47" calcext:value-type="float">
            <text:p>-34.47</text:p>
          </table:table-cell>
          <table:table-cell office:value-type="float" office:value="-0.0606229129043" calcext:value-type="float">
            <text:p>-0.0606229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4" calcext:value-type="float">
            <text:p>-30.44</text:p>
          </table:table-cell>
          <table:table-cell office:value-type="float" office:value="-0.120034247147" calcext:value-type="float">
            <text:p>-0.1200342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8" calcext:value-type="float">
            <text:p>-10.48</text:p>
          </table:table-cell>
          <table:table-cell office:value-type="float" office:value="-0.0226240202489" calcext:value-type="float">
            <text:p>-0.0226240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7" calcext:value-type="float">
            <text:p>-42.07</text:p>
          </table:table-cell>
          <table:table-cell office:value-type="float" office:value="-0.0618523119733" calcext:value-type="float">
            <text:p>-0.061852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7" calcext:value-type="float">
            <text:p>-31.57</text:p>
          </table:table-cell>
          <table:table-cell office:value-type="float" office:value="-0.0655459501125" calcext:value-type="float">
            <text:p>-0.0655459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288956299243" calcext:value-type="float">
            <text:p>-0.0288956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26" calcext:value-type="float">
            <text:p>-51.26</text:p>
          </table:table-cell>
          <table:table-cell office:value-type="float" office:value="-0.0645950255254" calcext:value-type="float">
            <text:p>-0.0645950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87" calcext:value-type="float">
            <text:p>-45.87</text:p>
          </table:table-cell>
          <table:table-cell office:value-type="float" office:value="-0.272633485536" calcext:value-type="float">
            <text:p>-0.2726334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7" calcext:value-type="float">
            <text:p>-11.47</text:p>
          </table:table-cell>
          <table:table-cell office:value-type="float" office:value="-0.0276024095969" calcext:value-type="float">
            <text:p>-0.0276024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92" calcext:value-type="float">
            <text:p>-47.92</text:p>
          </table:table-cell>
          <table:table-cell office:value-type="float" office:value="-0.0634269155608" calcext:value-type="float">
            <text:p>-0.0634269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6" calcext:value-type="float">
            <text:p>-31.56</text:p>
          </table:table-cell>
          <table:table-cell office:value-type="float" office:value="-0.0674886841265" calcext:value-type="float">
            <text:p>-0.06748868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3" calcext:value-type="float">
            <text:p>-10.53</text:p>
          </table:table-cell>
          <table:table-cell office:value-type="float" office:value="-0.0240858567381" calcext:value-type="float">
            <text:p>-0.0240858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1" calcext:value-type="float">
            <text:p>-41.21</text:p>
          </table:table-cell>
          <table:table-cell office:value-type="float" office:value="-0.0645894546782" calcext:value-type="float">
            <text:p>-0.0645894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2" calcext:value-type="float">
            <text:p>-30.02</text:p>
          </table:table-cell>
          <table:table-cell office:value-type="float" office:value="-0.0942862235985" calcext:value-type="float">
            <text:p>-0.0942862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312895487746" calcext:value-type="float">
            <text:p>-0.0312895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16" calcext:value-type="float">
            <text:p>-43.16</text:p>
          </table:table-cell>
          <table:table-cell office:value-type="float" office:value="-0.0643779565258" calcext:value-type="float">
            <text:p>-0.06437795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6" calcext:value-type="float">
            <text:p>-33.06</text:p>
          </table:table-cell>
          <table:table-cell office:value-type="float" office:value="-0.153424961529" calcext:value-type="float">
            <text:p>-0.1534249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6" calcext:value-type="float">
            <text:p>-11.36</text:p>
          </table:table-cell>
          <table:table-cell office:value-type="float" office:value="-0.0232136617869" calcext:value-type="float">
            <text:p>-0.0232136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89" calcext:value-type="float">
            <text:p>-34.89</text:p>
          </table:table-cell>
          <table:table-cell office:value-type="float" office:value="-0.0605553280292" calcext:value-type="float">
            <text:p>-0.060555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2" calcext:value-type="float">
            <text:p>-41.2</text:p>
          </table:table-cell>
          <table:table-cell office:value-type="float" office:value="-0.14988650254" calcext:value-type="float">
            <text:p>-0.1498865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38" calcext:value-type="float">
            <text:p>-21.38</text:p>
          </table:table-cell>
          <table:table-cell office:value-type="float" office:value="-0.15568638159" calcext:value-type="float">
            <text:p>-0.155686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07" calcext:value-type="float">
            <text:p>-44.07</text:p>
          </table:table-cell>
          <table:table-cell office:value-type="float" office:value="-0.0632347922339" calcext:value-type="float">
            <text:p>-0.0632347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7" calcext:value-type="float">
            <text:p>-36.37</text:p>
          </table:table-cell>
          <table:table-cell office:value-type="float" office:value="-0.0861832148806" calcext:value-type="float">
            <text:p>-0.0861832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4" calcext:value-type="float">
            <text:p>-15.34</text:p>
          </table:table-cell>
          <table:table-cell office:value-type="float" office:value="-0.10888152392" calcext:value-type="float">
            <text:p>-0.1088815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3.64" calcext:value-type="float">
            <text:p>-33.64</text:p>
          </table:table-cell>
          <table:table-cell office:value-type="float" office:value="-0.0591553259249" calcext:value-type="float">
            <text:p>-0.0591553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" calcext:value-type="float">
            <text:p>-33.4</text:p>
          </table:table-cell>
          <table:table-cell office:value-type="float" office:value="-0.0837105020235" calcext:value-type="float">
            <text:p>-0.083710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86" calcext:value-type="float">
            <text:p>-16.86</text:p>
          </table:table-cell>
          <table:table-cell office:value-type="float" office:value="-0.124260807007" calcext:value-type="float">
            <text:p>-0.124260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72" calcext:value-type="float">
            <text:p>-35.72</text:p>
          </table:table-cell>
          <table:table-cell office:value-type="float" office:value="-0.0620746520651" calcext:value-type="float">
            <text:p>-0.0620746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8" calcext:value-type="float">
            <text:p>-29.28</text:p>
          </table:table-cell>
          <table:table-cell office:value-type="float" office:value="-0.0842054977325" calcext:value-type="float">
            <text:p>-0.0842054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3" calcext:value-type="float">
            <text:p>-10.33</text:p>
          </table:table-cell>
          <table:table-cell office:value-type="float" office:value="-0.0239943290863" calcext:value-type="float">
            <text:p>-0.0239943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6" calcext:value-type="float">
            <text:p>-40.66</text:p>
          </table:table-cell>
          <table:table-cell office:value-type="float" office:value="-0.0619113555588" calcext:value-type="float">
            <text:p>-0.06191135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04" calcext:value-type="float">
            <text:p>-39.04</text:p>
          </table:table-cell>
          <table:table-cell office:value-type="float" office:value="-0.142789772573" calcext:value-type="float">
            <text:p>-0.1427897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229250607017" calcext:value-type="float">
            <text:p>-0.0229250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9" calcext:value-type="float">
            <text:p>-44.89</text:p>
          </table:table-cell>
          <table:table-cell office:value-type="float" office:value="-0.0639205060158" calcext:value-type="float">
            <text:p>-0.063920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8" calcext:value-type="float">
            <text:p>-34.68</text:p>
          </table:table-cell>
          <table:table-cell office:value-type="float" office:value="-0.0824666059744" calcext:value-type="float">
            <text:p>-0.082466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5" calcext:value-type="float">
            <text:p>-13.5</text:p>
          </table:table-cell>
          <table:table-cell office:value-type="float" office:value="-0.082468779908" calcext:value-type="float">
            <text:p>-0.0824687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2.15" calcext:value-type="float">
            <text:p>-32.15</text:p>
          </table:table-cell>
          <table:table-cell office:value-type="float" office:value="-0.0626994770686" calcext:value-type="float">
            <text:p>-0.06269947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" calcext:value-type="float">
            <text:p>-34.6</text:p>
          </table:table-cell>
          <table:table-cell office:value-type="float" office:value="-0.176371638923" calcext:value-type="float">
            <text:p>-0.1763716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9" calcext:value-type="float">
            <text:p>-11.59</text:p>
          </table:table-cell>
          <table:table-cell office:value-type="float" office:value="-0.0302739579827" calcext:value-type="float">
            <text:p>-0.030273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13" calcext:value-type="float">
            <text:p>-46.13</text:p>
          </table:table-cell>
          <table:table-cell office:value-type="float" office:value="-0.0708873307793" calcext:value-type="float">
            <text:p>-0.0708873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89" calcext:value-type="float">
            <text:p>-32.89</text:p>
          </table:table-cell>
          <table:table-cell office:value-type="float" office:value="-0.0732153022445" calcext:value-type="float">
            <text:p>-0.0732153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18283150144" calcext:value-type="float">
            <text:p>-0.021828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4" calcext:value-type="float">
            <text:p>-47.04</text:p>
          </table:table-cell>
          <table:table-cell office:value-type="float" office:value="-0.0638181000119" calcext:value-type="float">
            <text:p>-0.0638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84" calcext:value-type="float">
            <text:p>-41.84</text:p>
          </table:table-cell>
          <table:table-cell office:value-type="float" office:value="-0.0816735395895" calcext:value-type="float">
            <text:p>-0.0816735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82" calcext:value-type="float">
            <text:p>-14.82</text:p>
          </table:table-cell>
          <table:table-cell office:value-type="float" office:value="-0.0978833452124" calcext:value-type="float">
            <text:p>-0.0978833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48" calcext:value-type="float">
            <text:p>-49.48</text:p>
          </table:table-cell>
          <table:table-cell office:value-type="float" office:value="-0.0696840570821" calcext:value-type="float">
            <text:p>-0.069684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4" calcext:value-type="float">
            <text:p>-29.14</text:p>
          </table:table-cell>
          <table:table-cell office:value-type="float" office:value="-0.102922053315" calcext:value-type="float">
            <text:p>-0.1029220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0.0235534939463" calcext:value-type="float">
            <text:p>-0.0235534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6" calcext:value-type="float">
            <text:p>-40.96</text:p>
          </table:table-cell>
          <table:table-cell office:value-type="float" office:value="-0.0601863220094" calcext:value-type="float">
            <text:p>-0.060186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97" calcext:value-type="float">
            <text:p>-33.97</text:p>
          </table:table-cell>
          <table:table-cell office:value-type="float" office:value="-0.100161531527" calcext:value-type="float">
            <text:p>-0.1001615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1" calcext:value-type="float">
            <text:p>-10.81</text:p>
          </table:table-cell>
          <table:table-cell office:value-type="float" office:value="-0.0263185902831" calcext:value-type="float">
            <text:p>-0.0263185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42" calcext:value-type="float">
            <text:p>-38.42</text:p>
          </table:table-cell>
          <table:table-cell office:value-type="float" office:value="-0.0608254450411" calcext:value-type="float">
            <text:p>-0.060825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73" calcext:value-type="float">
            <text:p>-33.73</text:p>
          </table:table-cell>
          <table:table-cell office:value-type="float" office:value="-0.0547519659822" calcext:value-type="float">
            <text:p>-0.05475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" calcext:value-type="float">
            <text:p>-15.4</text:p>
          </table:table-cell>
          <table:table-cell office:value-type="float" office:value="-0.102386002186" calcext:value-type="float">
            <text:p>-0.102386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53" calcext:value-type="float">
            <text:p>-42.53</text:p>
          </table:table-cell>
          <table:table-cell office:value-type="float" office:value="-0.0657870057624" calcext:value-type="float">
            <text:p>-0.0657870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7" calcext:value-type="float">
            <text:p>-31.77</text:p>
          </table:table-cell>
          <table:table-cell office:value-type="float" office:value="-0.0665742886219" calcext:value-type="float">
            <text:p>-0.0665742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3" calcext:value-type="float">
            <text:p>-11.03</text:p>
          </table:table-cell>
          <table:table-cell office:value-type="float" office:value="-0.0218156007758" calcext:value-type="float">
            <text:p>-0.0218156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28" calcext:value-type="float">
            <text:p>-45.28</text:p>
          </table:table-cell>
          <table:table-cell office:value-type="float" office:value="-0.064528176936" calcext:value-type="float">
            <text:p>-0.0645281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81" calcext:value-type="float">
            <text:p>-36.81</text:p>
          </table:table-cell>
          <table:table-cell office:value-type="float" office:value="-0.0808962096119" calcext:value-type="float">
            <text:p>-0.0808962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1" calcext:value-type="float">
            <text:p>-15.31</text:p>
          </table:table-cell>
          <table:table-cell office:value-type="float" office:value="-0.110253004997" calcext:value-type="float">
            <text:p>-0.11025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33" calcext:value-type="float">
            <text:p>-42.33</text:p>
          </table:table-cell>
          <table:table-cell office:value-type="float" office:value="-0.0629721296715" calcext:value-type="float">
            <text:p>-0.0629721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9" calcext:value-type="float">
            <text:p>-34.09</text:p>
          </table:table-cell>
          <table:table-cell office:value-type="float" office:value="-0.0808804305469" calcext:value-type="float">
            <text:p>-0.0808804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1" calcext:value-type="float">
            <text:p>-11.11</text:p>
          </table:table-cell>
          <table:table-cell office:value-type="float" office:value="-0.0338124785218" calcext:value-type="float">
            <text:p>-0.0338124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2" calcext:value-type="float">
            <text:p>-43.52</text:p>
          </table:table-cell>
          <table:table-cell office:value-type="float" office:value="-0.0651946825899" calcext:value-type="float">
            <text:p>-0.065194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" calcext:value-type="float">
            <text:p>-29.8</text:p>
          </table:table-cell>
          <table:table-cell office:value-type="float" office:value="-0.11112079014" calcext:value-type="float">
            <text:p>-0.1111207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27903663233" calcext:value-type="float">
            <text:p>-0.0227903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66" calcext:value-type="float">
            <text:p>-47.66</text:p>
          </table:table-cell>
          <table:table-cell office:value-type="float" office:value="-0.0721495785874" calcext:value-type="float">
            <text:p>-0.0721495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95" calcext:value-type="float">
            <text:p>-30.95</text:p>
          </table:table-cell>
          <table:table-cell office:value-type="float" office:value="-0.0813271107782" calcext:value-type="float">
            <text:p>-0.0813271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73035749684" calcext:value-type="float">
            <text:p>-0.027303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3" calcext:value-type="float">
            <text:p>-42.03</text:p>
          </table:table-cell>
          <table:table-cell office:value-type="float" office:value="-0.0611813177189" calcext:value-type="float">
            <text:p>-0.0611813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6" calcext:value-type="float">
            <text:p>-36.6</text:p>
          </table:table-cell>
          <table:table-cell office:value-type="float" office:value="-0.203903946026" calcext:value-type="float">
            <text:p>-0.2039039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7" calcext:value-type="float">
            <text:p>-11.37</text:p>
          </table:table-cell>
          <table:table-cell office:value-type="float" office:value="-0.0304108460747" calcext:value-type="float">
            <text:p>-0.0304108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33" calcext:value-type="float">
            <text:p>-39.33</text:p>
          </table:table-cell>
          <table:table-cell office:value-type="float" office:value="-0.0592560273123" calcext:value-type="float">
            <text:p>-0.0592560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34" calcext:value-type="float">
            <text:p>-30.34</text:p>
          </table:table-cell>
          <table:table-cell office:value-type="float" office:value="-0.0553773215447" calcext:value-type="float">
            <text:p>-0.0553773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45" calcext:value-type="float">
            <text:p>-13.45</text:p>
          </table:table-cell>
          <table:table-cell office:value-type="float" office:value="-0.0775417676174" calcext:value-type="float">
            <text:p>-0.077541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4.52" calcext:value-type="float">
            <text:p>-34.52</text:p>
          </table:table-cell>
          <table:table-cell office:value-type="float" office:value="-0.0619342948102" calcext:value-type="float">
            <text:p>-0.0619342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1" calcext:value-type="float">
            <text:p>-40.1</text:p>
          </table:table-cell>
          <table:table-cell office:value-type="float" office:value="-0.0831970493752" calcext:value-type="float">
            <text:p>-0.0831970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1" calcext:value-type="float">
            <text:p>-15.21</text:p>
          </table:table-cell>
          <table:table-cell office:value-type="float" office:value="-0.108235389552" calcext:value-type="float">
            <text:p>-0.1082353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1" calcext:value-type="float">
            <text:p>-41.1</text:p>
          </table:table-cell>
          <table:table-cell office:value-type="float" office:value="-0.0652617365256" calcext:value-type="float">
            <text:p>-0.0652617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87" calcext:value-type="float">
            <text:p>-39.87</text:p>
          </table:table-cell>
          <table:table-cell office:value-type="float" office:value="-0.203160574804" calcext:value-type="float">
            <text:p>-0.2031605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0.0268585010866" calcext:value-type="float">
            <text:p>-0.0268585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8" calcext:value-type="float">
            <text:p>-40.78</text:p>
          </table:table-cell>
          <table:table-cell office:value-type="float" office:value="-0.0615492928248" calcext:value-type="float">
            <text:p>-0.0615492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7" calcext:value-type="float">
            <text:p>-32.17</text:p>
          </table:table-cell>
          <table:table-cell office:value-type="float" office:value="-0.0812416599015" calcext:value-type="float">
            <text:p>-0.0812416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7" calcext:value-type="float">
            <text:p>-10.57</text:p>
          </table:table-cell>
          <table:table-cell office:value-type="float" office:value="-0.0250590830476" calcext:value-type="float">
            <text:p>-0.02505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97" calcext:value-type="float">
            <text:p>-49.97</text:p>
          </table:table-cell>
          <table:table-cell office:value-type="float" office:value="-0.0720419822284" calcext:value-type="float">
            <text:p>-0.0720419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5" calcext:value-type="float">
            <text:p>-34.15</text:p>
          </table:table-cell>
          <table:table-cell office:value-type="float" office:value="-0.0744264098522" calcext:value-type="float">
            <text:p>-0.0744264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58" calcext:value-type="float">
            <text:p>-15.58</text:p>
          </table:table-cell>
          <table:table-cell office:value-type="float" office:value="-0.103478728244" calcext:value-type="float">
            <text:p>-0.103478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26" calcext:value-type="float">
            <text:p>-38.26</text:p>
          </table:table-cell>
          <table:table-cell office:value-type="float" office:value="-0.0618136380555" calcext:value-type="float">
            <text:p>-0.061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1" calcext:value-type="float">
            <text:p>-28.21</text:p>
          </table:table-cell>
          <table:table-cell office:value-type="float" office:value="-0.06293901937" calcext:value-type="float">
            <text:p>-0.062939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-0.0219717517964" calcext:value-type="float">
            <text:p>-0.0219717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0.0629144983935" calcext:value-type="float">
            <text:p>-0.0629144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1" calcext:value-type="float">
            <text:p>-27.61</text:p>
          </table:table-cell>
          <table:table-cell office:value-type="float" office:value="-0.0694952636105" calcext:value-type="float">
            <text:p>-0.0694952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9" calcext:value-type="float">
            <text:p>-10.39</text:p>
          </table:table-cell>
          <table:table-cell office:value-type="float" office:value="-0.0214830147064" calcext:value-type="float">
            <text:p>-0.0214830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87" calcext:value-type="float">
            <text:p>-37.87</text:p>
          </table:table-cell>
          <table:table-cell office:value-type="float" office:value="-0.0601654528108" calcext:value-type="float">
            <text:p>-0.0601654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8" calcext:value-type="float">
            <text:p>-33.8</text:p>
          </table:table-cell>
          <table:table-cell office:value-type="float" office:value="-0.0813386232795" calcext:value-type="float">
            <text:p>-0.0813386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9" calcext:value-type="float">
            <text:p>-11.09</text:p>
          </table:table-cell>
          <table:table-cell office:value-type="float" office:value="-0.025700172395" calcext:value-type="float">
            <text:p>-0.0257001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0.0615875930989" calcext:value-type="float">
            <text:p>-0.061587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1" calcext:value-type="float">
            <text:p>-27.31</text:p>
          </table:table-cell>
          <table:table-cell office:value-type="float" office:value="-0.0684662651436" calcext:value-type="float">
            <text:p>-0.0684662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5" calcext:value-type="float">
            <text:p>-15.05</text:p>
          </table:table-cell>
          <table:table-cell office:value-type="float" office:value="-0.0881887209284" calcext:value-type="float">
            <text:p>-0.088188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69" calcext:value-type="float">
            <text:p>-36.69</text:p>
          </table:table-cell>
          <table:table-cell office:value-type="float" office:value="-0.0624579777193" calcext:value-type="float">
            <text:p>-0.0624579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71" calcext:value-type="float">
            <text:p>-26.71</text:p>
          </table:table-cell>
          <table:table-cell office:value-type="float" office:value="-0.0550117430338" calcext:value-type="float">
            <text:p>-0.055011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61829432692" calcext:value-type="float">
            <text:p>-0.0261829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2" calcext:value-type="float">
            <text:p>-46.2</text:p>
          </table:table-cell>
          <table:table-cell office:value-type="float" office:value="-0.0722672318285" calcext:value-type="float">
            <text:p>-0.0722672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31" calcext:value-type="float">
            <text:p>-34.31</text:p>
          </table:table-cell>
          <table:table-cell office:value-type="float" office:value="-0.140468320452" calcext:value-type="float">
            <text:p>-0.1404683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4" calcext:value-type="float">
            <text:p>-10.44</text:p>
          </table:table-cell>
          <table:table-cell office:value-type="float" office:value="-0.0219325585922" calcext:value-type="float">
            <text:p>-0.0219325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11" calcext:value-type="float">
            <text:p>-38.11</text:p>
          </table:table-cell>
          <table:table-cell office:value-type="float" office:value="-0.0601124560585" calcext:value-type="float">
            <text:p>-0.0601124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8.28" calcext:value-type="float">
            <text:p>-48.28</text:p>
          </table:table-cell>
          <table:table-cell office:value-type="float" office:value="-0.244107108462" calcext:value-type="float">
            <text:p>-0.2441071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229905661284" calcext:value-type="float">
            <text:p>-0.0229905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4" calcext:value-type="float">
            <text:p>-40.14</text:p>
          </table:table-cell>
          <table:table-cell office:value-type="float" office:value="-0.0601584836948" calcext:value-type="float">
            <text:p>-0.0601584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5" calcext:value-type="float">
            <text:p>-29.95</text:p>
          </table:table-cell>
          <table:table-cell office:value-type="float" office:value="-0.111202610201" calcext:value-type="float">
            <text:p>-0.1112026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8" calcext:value-type="float">
            <text:p>-10.58</text:p>
          </table:table-cell>
          <table:table-cell office:value-type="float" office:value="-0.0247717679974" calcext:value-type="float">
            <text:p>-0.024771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86" calcext:value-type="float">
            <text:p>-40.86</text:p>
          </table:table-cell>
          <table:table-cell office:value-type="float" office:value="-0.0612462987207" calcext:value-type="float">
            <text:p>-0.0612462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58" calcext:value-type="float">
            <text:p>-39.58</text:p>
          </table:table-cell>
          <table:table-cell office:value-type="float" office:value="-0.059637620227" calcext:value-type="float">
            <text:p>-0.0596376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9" calcext:value-type="float">
            <text:p>-14.69</text:p>
          </table:table-cell>
          <table:table-cell office:value-type="float" office:value="-0.100373797678" calcext:value-type="float">
            <text:p>-0.100373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12" calcext:value-type="float">
            <text:p>-40.12</text:p>
          </table:table-cell>
          <table:table-cell office:value-type="float" office:value="-0.0632846959602" calcext:value-type="float">
            <text:p>-0.063284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9.72" calcext:value-type="float">
            <text:p>-59.72</text:p>
          </table:table-cell>
          <table:table-cell office:value-type="float" office:value="-0.351451245294" calcext:value-type="float">
            <text:p>-0.3514512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4" calcext:value-type="float">
            <text:p>-12.14</text:p>
          </table:table-cell>
          <table:table-cell office:value-type="float" office:value="-0.0348908951985" calcext:value-type="float">
            <text:p>-0.0348908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94" calcext:value-type="float">
            <text:p>-47.94</text:p>
          </table:table-cell>
          <table:table-cell office:value-type="float" office:value="-0.0710747693153" calcext:value-type="float">
            <text:p>-0.0710747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5" calcext:value-type="float">
            <text:p>-29.05</text:p>
          </table:table-cell>
          <table:table-cell office:value-type="float" office:value="-0.0815028333073" calcext:value-type="float">
            <text:p>-0.0815028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7" calcext:value-type="float">
            <text:p>-10.67</text:p>
          </table:table-cell>
          <table:table-cell office:value-type="float" office:value="-0.0266936652277" calcext:value-type="float">
            <text:p>-0.0266936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7" calcext:value-type="float">
            <text:p>-45.87</text:p>
          </table:table-cell>
          <table:table-cell office:value-type="float" office:value="-0.0704277552543" calcext:value-type="float">
            <text:p>-0.0704277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6" calcext:value-type="float">
            <text:p>-28.86</text:p>
          </table:table-cell>
          <table:table-cell office:value-type="float" office:value="-0.0847951962157" calcext:value-type="float">
            <text:p>-0.084795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-0.0310498199932" calcext:value-type="float">
            <text:p>-0.03104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55" calcext:value-type="float">
            <text:p>-46.55</text:p>
          </table:table-cell>
          <table:table-cell office:value-type="float" office:value="-0.0644660673678" calcext:value-type="float">
            <text:p>-0.06446606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48" calcext:value-type="float">
            <text:p>-37.48</text:p>
          </table:table-cell>
          <table:table-cell office:value-type="float" office:value="-0.151993893996" calcext:value-type="float">
            <text:p>-0.1519938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7" calcext:value-type="float">
            <text:p>-11.67</text:p>
          </table:table-cell>
          <table:table-cell office:value-type="float" office:value="-0.0384893283501" calcext:value-type="float">
            <text:p>-0.0384893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2" calcext:value-type="float">
            <text:p>-40.32</text:p>
          </table:table-cell>
          <table:table-cell office:value-type="float" office:value="-0.0650659242626" calcext:value-type="float">
            <text:p>-0.0650659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2" calcext:value-type="float">
            <text:p>-32.32</text:p>
          </table:table-cell>
          <table:table-cell office:value-type="float" office:value="-0.0742647405183" calcext:value-type="float">
            <text:p>-0.0742647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9" calcext:value-type="float">
            <text:p>-10.49</text:p>
          </table:table-cell>
          <table:table-cell office:value-type="float" office:value="-0.0225967661289" calcext:value-type="float">
            <text:p>-0.0225967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81" calcext:value-type="float">
            <text:p>-45.81</text:p>
          </table:table-cell>
          <table:table-cell office:value-type="float" office:value="-0.0703324803776" calcext:value-type="float">
            <text:p>-0.07033248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17" calcext:value-type="float">
            <text:p>-39.17</text:p>
          </table:table-cell>
          <table:table-cell office:value-type="float" office:value="-0.0803161095531" calcext:value-type="float">
            <text:p>-0.0803161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3" calcext:value-type="float">
            <text:p>-15.23</text:p>
          </table:table-cell>
          <table:table-cell office:value-type="float" office:value="-0.108872808461" calcext:value-type="float">
            <text:p>-0.1088728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39" calcext:value-type="float">
            <text:p>-43.39</text:p>
          </table:table-cell>
          <table:table-cell office:value-type="float" office:value="-0.0675968332911" calcext:value-type="float">
            <text:p>-0.0675968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3" calcext:value-type="float">
            <text:p>-32.03</text:p>
          </table:table-cell>
          <table:table-cell office:value-type="float" office:value="-0.0810920363603" calcext:value-type="float">
            <text:p>-0.0810920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2176133277" calcext:value-type="float">
            <text:p>-0.0221761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84" calcext:value-type="float">
            <text:p>-38.84</text:p>
          </table:table-cell>
          <table:table-cell office:value-type="float" office:value="-0.0595070242809" calcext:value-type="float">
            <text:p>-0.0595070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89" calcext:value-type="float">
            <text:p>-43.89</text:p>
          </table:table-cell>
          <table:table-cell office:value-type="float" office:value="-0.166712902599" calcext:value-type="float">
            <text:p>-0.1667129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88" calcext:value-type="float">
            <text:p>-14.88</text:p>
          </table:table-cell>
          <table:table-cell office:value-type="float" office:value="-0.0872263708201" calcext:value-type="float">
            <text:p>-0.0872263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15" calcext:value-type="float">
            <text:p>-44.15</text:p>
          </table:table-cell>
          <table:table-cell office:value-type="float" office:value="-0.0642240465889" calcext:value-type="float">
            <text:p>-0.0642240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2" calcext:value-type="float">
            <text:p>-42.2</text:p>
          </table:table-cell>
          <table:table-cell office:value-type="float" office:value="-0.0979801350838" calcext:value-type="float">
            <text:p>-0.0979801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4" calcext:value-type="float">
            <text:p>-15.34</text:p>
          </table:table-cell>
          <table:table-cell office:value-type="float" office:value="-0.104640610347" calcext:value-type="float">
            <text:p>-0.1046406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9" calcext:value-type="float">
            <text:p>-38.9</text:p>
          </table:table-cell>
          <table:table-cell office:value-type="float" office:value="-0.0787555431711" calcext:value-type="float">
            <text:p>-0.0787555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5" calcext:value-type="float">
            <text:p>-29.65</text:p>
          </table:table-cell>
          <table:table-cell office:value-type="float" office:value="-0.0654566103852" calcext:value-type="float">
            <text:p>-0.0654566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384188975809" calcext:value-type="float">
            <text:p>-0.0384188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81" calcext:value-type="float">
            <text:p>-47.81</text:p>
          </table:table-cell>
          <table:table-cell office:value-type="float" office:value="-0.0660351339408" calcext:value-type="float">
            <text:p>-0.0660351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6" calcext:value-type="float">
            <text:p>-28.66</text:p>
          </table:table-cell>
          <table:table-cell office:value-type="float" office:value="-0.0642986768618" calcext:value-type="float">
            <text:p>-0.0642986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5" calcext:value-type="float">
            <text:p>-10.75</text:p>
          </table:table-cell>
          <table:table-cell office:value-type="float" office:value="-0.0294976535549" calcext:value-type="float">
            <text:p>-0.0294976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22" calcext:value-type="float">
            <text:p>-51.22</text:p>
          </table:table-cell>
          <table:table-cell office:value-type="float" office:value="-0.0728663649621" calcext:value-type="float">
            <text:p>-0.072866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5" calcext:value-type="float">
            <text:p>-30.5</text:p>
          </table:table-cell>
          <table:table-cell office:value-type="float" office:value="-0.0816736511395" calcext:value-type="float">
            <text:p>-0.0816736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7" calcext:value-type="float">
            <text:p>-10.67</text:p>
          </table:table-cell>
          <table:table-cell office:value-type="float" office:value="-0.0289305490977" calcext:value-type="float">
            <text:p>-0.0289305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87" calcext:value-type="float">
            <text:p>-50.87</text:p>
          </table:table-cell>
          <table:table-cell office:value-type="float" office:value="-0.0726123685496" calcext:value-type="float">
            <text:p>-0.0726123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1" calcext:value-type="float">
            <text:p>-30.21</text:p>
          </table:table-cell>
          <table:table-cell office:value-type="float" office:value="-0.0582191122111" calcext:value-type="float">
            <text:p>-0.0582191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12" calcext:value-type="float">
            <text:p>-15.12</text:p>
          </table:table-cell>
          <table:table-cell office:value-type="float" office:value="-0.104580300016" calcext:value-type="float">
            <text:p>-0.1045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07" calcext:value-type="float">
            <text:p>-45.07</text:p>
          </table:table-cell>
          <table:table-cell office:value-type="float" office:value="-0.0686240044781" calcext:value-type="float">
            <text:p>-0.0686240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7" calcext:value-type="float">
            <text:p>-28.77</text:p>
          </table:table-cell>
          <table:table-cell office:value-type="float" office:value="-0.0768618928049" calcext:value-type="float">
            <text:p>-0.0768618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-0.0225774735553" calcext:value-type="float">
            <text:p>-0.0225774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1" calcext:value-type="float">
            <text:p>-40.91</text:p>
          </table:table-cell>
          <table:table-cell office:value-type="float" office:value="-0.0612143234945" calcext:value-type="float">
            <text:p>-0.0612143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43" calcext:value-type="float">
            <text:p>-40.43</text:p>
          </table:table-cell>
          <table:table-cell office:value-type="float" office:value="-0.0815929423168" calcext:value-type="float">
            <text:p>-0.0815929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5" calcext:value-type="float">
            <text:p>-15.45</text:p>
          </table:table-cell>
          <table:table-cell office:value-type="float" office:value="-0.107298563872" calcext:value-type="float">
            <text:p>-0.107298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19" calcext:value-type="float">
            <text:p>-39.19</text:p>
          </table:table-cell>
          <table:table-cell office:value-type="float" office:value="-0.0620021941756" calcext:value-type="float">
            <text:p>-0.062002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8" calcext:value-type="float">
            <text:p>-32.8</text:p>
          </table:table-cell>
          <table:table-cell office:value-type="float" office:value="-0.05809946274" calcext:value-type="float">
            <text:p>-0.0580994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99" calcext:value-type="float">
            <text:p>-15.99</text:p>
          </table:table-cell>
          <table:table-cell office:value-type="float" office:value="-0.117674275539" calcext:value-type="float">
            <text:p>-0.117674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13" calcext:value-type="float">
            <text:p>-43.13</text:p>
          </table:table-cell>
          <table:table-cell office:value-type="float" office:value="-0.0638857734935" calcext:value-type="float">
            <text:p>-0.0638857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71" calcext:value-type="float">
            <text:p>-35.71</text:p>
          </table:table-cell>
          <table:table-cell office:value-type="float" office:value="-0.0802052172164" calcext:value-type="float">
            <text:p>-0.0802052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8" calcext:value-type="float">
            <text:p>-15.48</text:p>
          </table:table-cell>
          <table:table-cell office:value-type="float" office:value="-0.120260932352" calcext:value-type="float">
            <text:p>-0.1202609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42" calcext:value-type="float">
            <text:p>-46.42</text:p>
          </table:table-cell>
          <table:table-cell office:value-type="float" office:value="-0.0655475267803" calcext:value-type="float">
            <text:p>-0.0655475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06" calcext:value-type="float">
            <text:p>-31.06</text:p>
          </table:table-cell>
          <table:table-cell office:value-type="float" office:value="-0.0810380030188" calcext:value-type="float">
            <text:p>-0.081038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7" calcext:value-type="float">
            <text:p>-10.67</text:p>
          </table:table-cell>
          <table:table-cell office:value-type="float" office:value="-0.0256855451606" calcext:value-type="float">
            <text:p>-0.0256855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01" calcext:value-type="float">
            <text:p>-44.01</text:p>
          </table:table-cell>
          <table:table-cell office:value-type="float" office:value="-0.0638159721488" calcext:value-type="float">
            <text:p>-0.06381597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6" calcext:value-type="float">
            <text:p>-33.46</text:p>
          </table:table-cell>
          <table:table-cell office:value-type="float" office:value="-0.0678068185958" calcext:value-type="float">
            <text:p>-0.0678068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14" calcext:value-type="float">
            <text:p>-16.14</text:p>
          </table:table-cell>
          <table:table-cell office:value-type="float" office:value="-0.120650390694" calcext:value-type="float">
            <text:p>-0.1206503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51" calcext:value-type="float">
            <text:p>-43.51</text:p>
          </table:table-cell>
          <table:table-cell office:value-type="float" office:value="-0.0642037855995" calcext:value-type="float">
            <text:p>-0.0642037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06" calcext:value-type="float">
            <text:p>-31.06</text:p>
          </table:table-cell>
          <table:table-cell office:value-type="float" office:value="-0.0843568499451" calcext:value-type="float">
            <text:p>-0.0843568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4" calcext:value-type="float">
            <text:p>-10.44</text:p>
          </table:table-cell>
          <table:table-cell office:value-type="float" office:value="-0.0261380174578" calcext:value-type="float">
            <text:p>-0.0261380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61" calcext:value-type="float">
            <text:p>-49.61</text:p>
          </table:table-cell>
          <table:table-cell office:value-type="float" office:value="-0.0645235282993" calcext:value-type="float">
            <text:p>-0.064523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4" calcext:value-type="float">
            <text:p>-29.04</text:p>
          </table:table-cell>
          <table:table-cell office:value-type="float" office:value="-0.0840095865354" calcext:value-type="float">
            <text:p>-0.0840095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9" calcext:value-type="float">
            <text:p>-11.99</text:p>
          </table:table-cell>
          <table:table-cell office:value-type="float" office:value="-0.0366839348325" calcext:value-type="float">
            <text:p>-0.0366839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3" calcext:value-type="float">
            <text:p>-41.23</text:p>
          </table:table-cell>
          <table:table-cell office:value-type="float" office:value="-0.0606249133511" calcext:value-type="float">
            <text:p>-0.0606249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8" calcext:value-type="float">
            <text:p>-29.98</text:p>
          </table:table-cell>
          <table:table-cell office:value-type="float" office:value="-0.0817873642792" calcext:value-type="float">
            <text:p>-0.0817873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301588473317" calcext:value-type="float">
            <text:p>-0.0301588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48" calcext:value-type="float">
            <text:p>-73.48</text:p>
          </table:table-cell>
          <table:table-cell office:value-type="float" office:value="-0.146797169448" calcext:value-type="float">
            <text:p>-0.1467971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15" calcext:value-type="float">
            <text:p>-35.15</text:p>
          </table:table-cell>
          <table:table-cell office:value-type="float" office:value="-0.0763122537923" calcext:value-type="float">
            <text:p>-0.0763122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28597724911" calcext:value-type="float">
            <text:p>-0.0285977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2" calcext:value-type="float">
            <text:p>-35.2</text:p>
          </table:table-cell>
          <table:table-cell office:value-type="float" office:value="-0.0608148340621" calcext:value-type="float">
            <text:p>-0.0608148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6" calcext:value-type="float">
            <text:p>-27.76</text:p>
          </table:table-cell>
          <table:table-cell office:value-type="float" office:value="-0.0664799478693" calcext:value-type="float">
            <text:p>-0.0664799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4" calcext:value-type="float">
            <text:p>-11.24</text:p>
          </table:table-cell>
          <table:table-cell office:value-type="float" office:value="-0.0231744206294" calcext:value-type="float">
            <text:p>-0.0231744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2" calcext:value-type="float">
            <text:p>-44.72</text:p>
          </table:table-cell>
          <table:table-cell office:value-type="float" office:value="-0.0617043743008" calcext:value-type="float">
            <text:p>-0.0617043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7" calcext:value-type="float">
            <text:p>-32.07</text:p>
          </table:table-cell>
          <table:table-cell office:value-type="float" office:value="-0.144783796376" calcext:value-type="float">
            <text:p>-0.14478379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3" calcext:value-type="float">
            <text:p>-10.83</text:p>
          </table:table-cell>
          <table:table-cell office:value-type="float" office:value="-0.0260552076312" calcext:value-type="float">
            <text:p>-0.0260552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4" calcext:value-type="float">
            <text:p>-42.14</text:p>
          </table:table-cell>
          <table:table-cell office:value-type="float" office:value="-0.0625204625986" calcext:value-type="float">
            <text:p>-0.062520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2" calcext:value-type="float">
            <text:p>-31.82</text:p>
          </table:table-cell>
          <table:table-cell office:value-type="float" office:value="-0.0802551055579" calcext:value-type="float">
            <text:p>-0.0802551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50618104122" calcext:value-type="float">
            <text:p>-0.0250618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5" calcext:value-type="float">
            <text:p>-41.95</text:p>
          </table:table-cell>
          <table:table-cell office:value-type="float" office:value="-0.0637015100863" calcext:value-type="float">
            <text:p>-0.0637015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11" calcext:value-type="float">
            <text:p>-43.11</text:p>
          </table:table-cell>
          <table:table-cell office:value-type="float" office:value="-0.263206250314" calcext:value-type="float">
            <text:p>-0.2632062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8" calcext:value-type="float">
            <text:p>-11.98</text:p>
          </table:table-cell>
          <table:table-cell office:value-type="float" office:value="-0.0308119485349" calcext:value-type="float">
            <text:p>-0.0308119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13" calcext:value-type="float">
            <text:p>-49.13</text:p>
          </table:table-cell>
          <table:table-cell office:value-type="float" office:value="-0.072675592042" calcext:value-type="float">
            <text:p>-0.0726755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73" calcext:value-type="float">
            <text:p>-43.73</text:p>
          </table:table-cell>
          <table:table-cell office:value-type="float" office:value="-0.258986184123" calcext:value-type="float">
            <text:p>-0.2589861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6" calcext:value-type="float">
            <text:p>-12.06</text:p>
          </table:table-cell>
          <table:table-cell office:value-type="float" office:value="-0.0385763996723" calcext:value-type="float">
            <text:p>-0.0385763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48" calcext:value-type="float">
            <text:p>-44.48</text:p>
          </table:table-cell>
          <table:table-cell office:value-type="float" office:value="-0.0632491518367" calcext:value-type="float">
            <text:p>-0.063249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" calcext:value-type="float">
            <text:p>-28.8</text:p>
          </table:table-cell>
          <table:table-cell office:value-type="float" office:value="-0.0801153177964" calcext:value-type="float">
            <text:p>-0.0801153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7" calcext:value-type="float">
            <text:p>-11.17</text:p>
          </table:table-cell>
          <table:table-cell office:value-type="float" office:value="-0.0396026281338" calcext:value-type="float">
            <text:p>-0.0396026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5.71" calcext:value-type="float">
            <text:p>-105.71</text:p>
          </table:table-cell>
          <table:table-cell office:value-type="float" office:value="-0.212322588406" calcext:value-type="float">
            <text:p>-0.2123225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32" calcext:value-type="float">
            <text:p>-31.32</text:p>
          </table:table-cell>
          <table:table-cell office:value-type="float" office:value="-0.0848659414589" calcext:value-type="float">
            <text:p>-0.0848659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339409910478" calcext:value-type="float">
            <text:p>-0.033940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02" calcext:value-type="float">
            <text:p>-48.02</text:p>
          </table:table-cell>
          <table:table-cell office:value-type="float" office:value="-0.0722133026648" calcext:value-type="float">
            <text:p>-0.0722133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24" calcext:value-type="float">
            <text:p>-36.24</text:p>
          </table:table-cell>
          <table:table-cell office:value-type="float" office:value="-0.0814213568867" calcext:value-type="float">
            <text:p>-0.0814213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53" calcext:value-type="float">
            <text:p>-15.53</text:p>
          </table:table-cell>
          <table:table-cell office:value-type="float" office:value="-0.113632159409" calcext:value-type="float">
            <text:p>-0.113632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12" calcext:value-type="float">
            <text:p>-46.12</text:p>
          </table:table-cell>
          <table:table-cell office:value-type="float" office:value="-0.064020665916" calcext:value-type="float">
            <text:p>-0.0640206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49" calcext:value-type="float">
            <text:p>-38.49</text:p>
          </table:table-cell>
          <table:table-cell office:value-type="float" office:value="-0.134487297105" calcext:value-type="float">
            <text:p>-0.1344872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9" calcext:value-type="float">
            <text:p>-11.59</text:p>
          </table:table-cell>
          <table:table-cell office:value-type="float" office:value="-0.0309080796522" calcext:value-type="float">
            <text:p>-0.0309080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9" calcext:value-type="float">
            <text:p>-40.59</text:p>
          </table:table-cell>
          <table:table-cell office:value-type="float" office:value="-0.0615158745271" calcext:value-type="float">
            <text:p>-0.06151587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9" calcext:value-type="float">
            <text:p>-31.89</text:p>
          </table:table-cell>
          <table:table-cell office:value-type="float" office:value="-0.117573666417" calcext:value-type="float">
            <text:p>-0.1175736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5" calcext:value-type="float">
            <text:p>-10.75</text:p>
          </table:table-cell>
          <table:table-cell office:value-type="float" office:value="-0.0223597558609" calcext:value-type="float">
            <text:p>-0.0223597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4" calcext:value-type="float">
            <text:p>-40.04</text:p>
          </table:table-cell>
          <table:table-cell office:value-type="float" office:value="-0.0613999611247" calcext:value-type="float">
            <text:p>-0.0613999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8" calcext:value-type="float">
            <text:p>-27.38</text:p>
          </table:table-cell>
          <table:table-cell office:value-type="float" office:value="-0.0695448316181" calcext:value-type="float">
            <text:p>-0.0695448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277470635618" calcext:value-type="float">
            <text:p>-0.0277470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2" calcext:value-type="float">
            <text:p>-41.62</text:p>
          </table:table-cell>
          <table:table-cell office:value-type="float" office:value="-0.0641684644295" calcext:value-type="float">
            <text:p>-0.0641684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28" calcext:value-type="float">
            <text:p>-39.28</text:p>
          </table:table-cell>
          <table:table-cell office:value-type="float" office:value="-0.20056971773" calcext:value-type="float">
            <text:p>-0.2005697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2" calcext:value-type="float">
            <text:p>-11.42</text:p>
          </table:table-cell>
          <table:table-cell office:value-type="float" office:value="-0.0220178430138" calcext:value-type="float">
            <text:p>-0.022017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62" calcext:value-type="float">
            <text:p>-38.62</text:p>
          </table:table-cell>
          <table:table-cell office:value-type="float" office:value="-0.0632105076629" calcext:value-type="float">
            <text:p>-0.0632105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94" calcext:value-type="float">
            <text:p>-34.94</text:p>
          </table:table-cell>
          <table:table-cell office:value-type="float" office:value="-0.181217821498" calcext:value-type="float">
            <text:p>-0.1812178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1" calcext:value-type="float">
            <text:p>-11.41</text:p>
          </table:table-cell>
          <table:table-cell office:value-type="float" office:value="-0.0220365175756" calcext:value-type="float">
            <text:p>-0.0220365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26" calcext:value-type="float">
            <text:p>-46.26</text:p>
          </table:table-cell>
          <table:table-cell office:value-type="float" office:value="-0.0721205606849" calcext:value-type="float">
            <text:p>-0.0721205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8" calcext:value-type="float">
            <text:p>-28.38</text:p>
          </table:table-cell>
          <table:table-cell office:value-type="float" office:value="-0.0708450854956" calcext:value-type="float">
            <text:p>-0.0708450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30209185316" calcext:value-type="float">
            <text:p>-0.0302091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72" calcext:value-type="float">
            <text:p>-46.72</text:p>
          </table:table-cell>
          <table:table-cell office:value-type="float" office:value="-0.0635529633298" calcext:value-type="float">
            <text:p>-0.0635529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6" calcext:value-type="float">
            <text:p>-34.46</text:p>
          </table:table-cell>
          <table:table-cell office:value-type="float" office:value="-0.118234296648" calcext:value-type="float">
            <text:p>-0.118234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1" calcext:value-type="float">
            <text:p>-11.81</text:p>
          </table:table-cell>
          <table:table-cell office:value-type="float" office:value="-0.0299446293096" calcext:value-type="float">
            <text:p>-0.0299446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83" calcext:value-type="float">
            <text:p>-39.83</text:p>
          </table:table-cell>
          <table:table-cell office:value-type="float" office:value="-0.0626021256795" calcext:value-type="float">
            <text:p>-0.0626021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6" calcext:value-type="float">
            <text:p>-30.86</text:p>
          </table:table-cell>
          <table:table-cell office:value-type="float" office:value="-0.0780745818834" calcext:value-type="float">
            <text:p>-0.0780745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0.0237713482133" calcext:value-type="float">
            <text:p>-0.023771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88" calcext:value-type="float">
            <text:p>-37.88</text:p>
          </table:table-cell>
          <table:table-cell office:value-type="float" office:value="-0.0608079323358" calcext:value-type="float">
            <text:p>-0.0608079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" calcext:value-type="float">
            <text:p>-28.7</text:p>
          </table:table-cell>
          <table:table-cell office:value-type="float" office:value="-0.0600808983756" calcext:value-type="float">
            <text:p>-0.0600808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353690013861" calcext:value-type="float">
            <text:p>-0.035369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5" calcext:value-type="float">
            <text:p>-44.75</text:p>
          </table:table-cell>
          <table:table-cell office:value-type="float" office:value="-0.0648594373424" calcext:value-type="float">
            <text:p>-0.06485943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9" calcext:value-type="float">
            <text:p>-32.69</text:p>
          </table:table-cell>
          <table:table-cell office:value-type="float" office:value="-0.155529241471" calcext:value-type="float">
            <text:p>-0.155529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8" calcext:value-type="float">
            <text:p>-11.08</text:p>
          </table:table-cell>
          <table:table-cell office:value-type="float" office:value="-0.0252942522698" calcext:value-type="float">
            <text:p>-0.0252942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7" calcext:value-type="float">
            <text:p>-41.07</text:p>
          </table:table-cell>
          <table:table-cell office:value-type="float" office:value="-0.0607706505463" calcext:value-type="float">
            <text:p>-0.0607706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7" calcext:value-type="float">
            <text:p>-28.47</text:p>
          </table:table-cell>
          <table:table-cell office:value-type="float" office:value="-0.0539695129207" calcext:value-type="float">
            <text:p>-0.0539695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02" calcext:value-type="float">
            <text:p>-16.02</text:p>
          </table:table-cell>
          <table:table-cell office:value-type="float" office:value="-0.111809222181" calcext:value-type="float">
            <text:p>-0.111809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37" calcext:value-type="float">
            <text:p>-41.37</text:p>
          </table:table-cell>
          <table:table-cell office:value-type="float" office:value="-0.0631730620855" calcext:value-type="float">
            <text:p>-0.0631730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4" calcext:value-type="float">
            <text:p>-33.14</text:p>
          </table:table-cell>
          <table:table-cell office:value-type="float" office:value="-0.080355137716" calcext:value-type="float">
            <text:p>-0.0803551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4" calcext:value-type="float">
            <text:p>-11.34</text:p>
          </table:table-cell>
          <table:table-cell office:value-type="float" office:value="-0.0340246500589" calcext:value-type="float">
            <text:p>-0.0340246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2" calcext:value-type="float">
            <text:p>-42.02</text:p>
          </table:table-cell>
          <table:table-cell office:value-type="float" office:value="-0.0621985097569" calcext:value-type="float">
            <text:p>-0.0621985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2" calcext:value-type="float">
            <text:p>-28.72</text:p>
          </table:table-cell>
          <table:table-cell office:value-type="float" office:value="-0.0813699653662" calcext:value-type="float">
            <text:p>-0.08136996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9" calcext:value-type="float">
            <text:p>-11.19</text:p>
          </table:table-cell>
          <table:table-cell office:value-type="float" office:value="-0.0383687940808" calcext:value-type="float">
            <text:p>-0.0383687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5" calcext:value-type="float">
            <text:p>-42.65</text:p>
          </table:table-cell>
          <table:table-cell office:value-type="float" office:value="-0.0615870173956" calcext:value-type="float">
            <text:p>-0.061587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5" calcext:value-type="float">
            <text:p>-28.65</text:p>
          </table:table-cell>
          <table:table-cell office:value-type="float" office:value="-0.0589654607721" calcext:value-type="float">
            <text:p>-0.0589654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6" calcext:value-type="float">
            <text:p>-10.66</text:p>
          </table:table-cell>
          <table:table-cell office:value-type="float" office:value="-0.0226676188377" calcext:value-type="float">
            <text:p>-0.0226676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6" calcext:value-type="float">
            <text:p>-35.6</text:p>
          </table:table-cell>
          <table:table-cell office:value-type="float" office:value="-0.0607081951865" calcext:value-type="float">
            <text:p>-0.060708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41" calcext:value-type="float">
            <text:p>-38.41</text:p>
          </table:table-cell>
          <table:table-cell office:value-type="float" office:value="-0.156087012781" calcext:value-type="float">
            <text:p>-0.1560870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8" calcext:value-type="float">
            <text:p>-11.08</text:p>
          </table:table-cell>
          <table:table-cell office:value-type="float" office:value="-0.0376245245566" calcext:value-type="float">
            <text:p>-0.0376245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8" calcext:value-type="float">
            <text:p>-40.28</text:p>
          </table:table-cell>
          <table:table-cell office:value-type="float" office:value="-0.0645703656217" calcext:value-type="float">
            <text:p>-0.0645703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62" calcext:value-type="float">
            <text:p>-35.62</text:p>
          </table:table-cell>
          <table:table-cell office:value-type="float" office:value="-0.157259246679" calcext:value-type="float">
            <text:p>-0.1572592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5" calcext:value-type="float">
            <text:p>-11.45</text:p>
          </table:table-cell>
          <table:table-cell office:value-type="float" office:value="-0.0295653635574" calcext:value-type="float">
            <text:p>-0.029565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5" calcext:value-type="float">
            <text:p>-43.45</text:p>
          </table:table-cell>
          <table:table-cell office:value-type="float" office:value="-0.0634193533326" calcext:value-type="float">
            <text:p>-0.0634193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5" calcext:value-type="float">
            <text:p>-30.15</text:p>
          </table:table-cell>
          <table:table-cell office:value-type="float" office:value="-0.0743840048352" calcext:value-type="float">
            <text:p>-0.0743840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41" calcext:value-type="float">
            <text:p>-12.41</text:p>
          </table:table-cell>
          <table:table-cell office:value-type="float" office:value="-0.0372733012308" calcext:value-type="float">
            <text:p>-0.037273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62" calcext:value-type="float">
            <text:p>-45.62</text:p>
          </table:table-cell>
          <table:table-cell office:value-type="float" office:value="-0.0647269917279" calcext:value-type="float">
            <text:p>-0.0647269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3" calcext:value-type="float">
            <text:p>-30.43</text:p>
          </table:table-cell>
          <table:table-cell office:value-type="float" office:value="-0.0837868786211" calcext:value-type="float">
            <text:p>-0.0837868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8837164455" calcext:value-type="float">
            <text:p>-0.0288371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99" calcext:value-type="float">
            <text:p>-51.99</text:p>
          </table:table-cell>
          <table:table-cell office:value-type="float" office:value="-0.0693710239181" calcext:value-type="float">
            <text:p>-0.0693710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17" calcext:value-type="float">
            <text:p>-43.17</text:p>
          </table:table-cell>
          <table:table-cell office:value-type="float" office:value="-0.176600574247" calcext:value-type="float">
            <text:p>-0.1766005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72" calcext:value-type="float">
            <text:p>-16.72</text:p>
          </table:table-cell>
          <table:table-cell office:value-type="float" office:value="-0.0944009678029" calcext:value-type="float">
            <text:p>-0.0944009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.91" calcext:value-type="float">
            <text:p>-48.91</text:p>
          </table:table-cell>
          <table:table-cell office:value-type="float" office:value="-0.0726431897966" calcext:value-type="float">
            <text:p>-0.072643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24" calcext:value-type="float">
            <text:p>-27.24</text:p>
          </table:table-cell>
          <table:table-cell office:value-type="float" office:value="-0.0612547544425" calcext:value-type="float">
            <text:p>-0.0612547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6" calcext:value-type="float">
            <text:p>-10.76</text:p>
          </table:table-cell>
          <table:table-cell office:value-type="float" office:value="-0.0298081566222" calcext:value-type="float">
            <text:p>-0.0298081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57" calcext:value-type="float">
            <text:p>-47.57</text:p>
          </table:table-cell>
          <table:table-cell office:value-type="float" office:value="-0.0713917791453" calcext:value-type="float">
            <text:p>-0.0713917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8" calcext:value-type="float">
            <text:p>-28.98</text:p>
          </table:table-cell>
          <table:table-cell office:value-type="float" office:value="-0.0816846105459" calcext:value-type="float">
            <text:p>-0.0816846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7" calcext:value-type="float">
            <text:p>-10.77</text:p>
          </table:table-cell>
          <table:table-cell office:value-type="float" office:value="-0.0286776326137" calcext:value-type="float">
            <text:p>-0.0286776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84" calcext:value-type="float">
            <text:p>-49.84</text:p>
          </table:table-cell>
          <table:table-cell office:value-type="float" office:value="-0.0707951848979" calcext:value-type="float">
            <text:p>-0.0707951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4" calcext:value-type="float">
            <text:p>-34.14</text:p>
          </table:table-cell>
          <table:table-cell office:value-type="float" office:value="-0.0902531006045" calcext:value-type="float">
            <text:p>-0.0902531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6" calcext:value-type="float">
            <text:p>-11.46</text:p>
          </table:table-cell>
          <table:table-cell office:value-type="float" office:value="-0.0292037314898" calcext:value-type="float">
            <text:p>-0.0292037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112496239389" calcext:value-type="float">
            <text:p>-0.1124962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3.92" calcext:value-type="float">
            <text:p>-33.92</text:p>
          </table:table-cell>
          <table:table-cell office:value-type="float" office:value="-0.0849613362431" calcext:value-type="float">
            <text:p>-0.0849613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325225754484" calcext:value-type="float">
            <text:p>-0.0325225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3.46" calcext:value-type="float">
            <text:p>-103.46</text:p>
          </table:table-cell>
          <table:table-cell office:value-type="float" office:value="-0.216173760305" calcext:value-type="float">
            <text:p>-0.21617376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85" calcext:value-type="float">
            <text:p>-38.85</text:p>
          </table:table-cell>
          <table:table-cell office:value-type="float" office:value="-0.215568957098" calcext:value-type="float">
            <text:p>-0.2155689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9" calcext:value-type="float">
            <text:p>-11.99</text:p>
          </table:table-cell>
          <table:table-cell office:value-type="float" office:value="-0.0389405617823" calcext:value-type="float">
            <text:p>-0.0389405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9" calcext:value-type="float">
            <text:p>-43.89</text:p>
          </table:table-cell>
          <table:table-cell office:value-type="float" office:value="-0.0631593975443" calcext:value-type="float">
            <text:p>-0.0631593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8" calcext:value-type="float">
            <text:p>-32.68</text:p>
          </table:table-cell>
          <table:table-cell office:value-type="float" office:value="-0.0657482846953" calcext:value-type="float">
            <text:p>-0.065748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85" calcext:value-type="float">
            <text:p>-13.85</text:p>
          </table:table-cell>
          <table:table-cell office:value-type="float" office:value="-0.0735760262186" calcext:value-type="float">
            <text:p>-0.073576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67" calcext:value-type="float">
            <text:p>-40.67</text:p>
          </table:table-cell>
          <table:table-cell office:value-type="float" office:value="-0.0614268664589" calcext:value-type="float">
            <text:p>-0.0614268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5" calcext:value-type="float">
            <text:p>-30.25</text:p>
          </table:table-cell>
          <table:table-cell office:value-type="float" office:value="-0.0789285154368" calcext:value-type="float">
            <text:p>-0.0789285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-0.0218022154995" calcext:value-type="float">
            <text:p>-0.0218022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09" calcext:value-type="float">
            <text:p>-39.09</text:p>
          </table:table-cell>
          <table:table-cell office:value-type="float" office:value="-0.0628929821452" calcext:value-type="float">
            <text:p>-0.06289298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8" calcext:value-type="float">
            <text:p>-30.88</text:p>
          </table:table-cell>
          <table:table-cell office:value-type="float" office:value="-0.0758163972911" calcext:value-type="float">
            <text:p>-0.0758163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3" calcext:value-type="float">
            <text:p>-11.23</text:p>
          </table:table-cell>
          <table:table-cell office:value-type="float" office:value="-0.0326116531991" calcext:value-type="float">
            <text:p>-0.0326116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35" calcext:value-type="float">
            <text:p>-47.35</text:p>
          </table:table-cell>
          <table:table-cell office:value-type="float" office:value="-0.0635864413015" calcext:value-type="float">
            <text:p>-0.0635864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6" calcext:value-type="float">
            <text:p>-28.96</text:p>
          </table:table-cell>
          <table:table-cell office:value-type="float" office:value="-0.0556972343152" calcext:value-type="float">
            <text:p>-0.0556972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341015007145" calcext:value-type="float">
            <text:p>-0.0341015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9.3" calcext:value-type="float">
            <text:p>-109.3</text:p>
          </table:table-cell>
          <table:table-cell office:value-type="float" office:value="-0.214140741173" calcext:value-type="float">
            <text:p>-0.214140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4" calcext:value-type="float">
            <text:p>-31.4</text:p>
          </table:table-cell>
          <table:table-cell office:value-type="float" office:value="-0.0728642164063" calcext:value-type="float">
            <text:p>-0.0728642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234864311408" calcext:value-type="float">
            <text:p>-0.0234864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86" calcext:value-type="float">
            <text:p>-35.86</text:p>
          </table:table-cell>
          <table:table-cell office:value-type="float" office:value="-0.0605448272897" calcext:value-type="float">
            <text:p>-0.0605448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8" calcext:value-type="float">
            <text:p>-27.78</text:p>
          </table:table-cell>
          <table:table-cell office:value-type="float" office:value="-0.0658181652573" calcext:value-type="float">
            <text:p>-0.0658181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6" calcext:value-type="float">
            <text:p>-10.76</text:p>
          </table:table-cell>
          <table:table-cell office:value-type="float" office:value="-0.0239424515118" calcext:value-type="float">
            <text:p>-0.0239424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4" calcext:value-type="float">
            <text:p>-43.44</text:p>
          </table:table-cell>
          <table:table-cell office:value-type="float" office:value="-0.0647341283082" calcext:value-type="float">
            <text:p>-0.0647341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86" calcext:value-type="float">
            <text:p>-32.86</text:p>
          </table:table-cell>
          <table:table-cell office:value-type="float" office:value="-0.0691176317426" calcext:value-type="float">
            <text:p>-0.0691176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322707641649" calcext:value-type="float">
            <text:p>-0.0322707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6" calcext:value-type="float">
            <text:p>-44.76</text:p>
          </table:table-cell>
          <table:table-cell office:value-type="float" office:value="-0.0696518481044" calcext:value-type="float">
            <text:p>-0.0696518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34" calcext:value-type="float">
            <text:p>-41.34</text:p>
          </table:table-cell>
          <table:table-cell office:value-type="float" office:value="-0.251498407668" calcext:value-type="float">
            <text:p>-0.2514984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7" calcext:value-type="float">
            <text:p>-11.37</text:p>
          </table:table-cell>
          <table:table-cell office:value-type="float" office:value="-0.0228857348649" calcext:value-type="float">
            <text:p>-0.0228857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76" calcext:value-type="float">
            <text:p>-37.76</text:p>
          </table:table-cell>
          <table:table-cell office:value-type="float" office:value="-0.0616037356011" calcext:value-type="float">
            <text:p>-0.0616037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3" calcext:value-type="float">
            <text:p>-31.23</text:p>
          </table:table-cell>
          <table:table-cell office:value-type="float" office:value="-0.0808748298365" calcext:value-type="float">
            <text:p>-0.0808748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4" calcext:value-type="float">
            <text:p>-11.14</text:p>
          </table:table-cell>
          <table:table-cell office:value-type="float" office:value="-0.0313798657075" calcext:value-type="float">
            <text:p>-0.0313798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4" calcext:value-type="float">
            <text:p>-42.04</text:p>
          </table:table-cell>
          <table:table-cell office:value-type="float" office:value="-0.0627790077871" calcext:value-type="float">
            <text:p>-0.0627790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2" calcext:value-type="float">
            <text:p>-33.2</text:p>
          </table:table-cell>
          <table:table-cell office:value-type="float" office:value="-0.0807880160931" calcext:value-type="float">
            <text:p>-0.0807880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7" calcext:value-type="float">
            <text:p>-11.47</text:p>
          </table:table-cell>
          <table:table-cell office:value-type="float" office:value="-0.0421983804241" calcext:value-type="float">
            <text:p>-0.0421983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86" calcext:value-type="float">
            <text:p>-46.86</text:p>
          </table:table-cell>
          <table:table-cell office:value-type="float" office:value="-0.065397984138" calcext:value-type="float">
            <text:p>-0.06539798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41" calcext:value-type="float">
            <text:p>-36.41</text:p>
          </table:table-cell>
          <table:table-cell office:value-type="float" office:value="-0.12858947318" calcext:value-type="float">
            <text:p>-0.12858947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float" office:value="-0.0255894236104" calcext:value-type="float">
            <text:p>-0.0255894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94" calcext:value-type="float">
            <text:p>-45.94</text:p>
          </table:table-cell>
          <table:table-cell office:value-type="float" office:value="-0.0623296872512" calcext:value-type="float">
            <text:p>-0.0623296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5" calcext:value-type="float">
            <text:p>-30.25</text:p>
          </table:table-cell>
          <table:table-cell office:value-type="float" office:value="-0.0835396411835" calcext:value-type="float">
            <text:p>-0.0835396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4" calcext:value-type="float">
            <text:p>-10.64</text:p>
          </table:table-cell>
          <table:table-cell office:value-type="float" office:value="-0.0309551036913" calcext:value-type="float">
            <text:p>-0.030955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57" calcext:value-type="float">
            <text:p>-50.57</text:p>
          </table:table-cell>
          <table:table-cell office:value-type="float" office:value="-0.0718659688404" calcext:value-type="float">
            <text:p>-0.0718659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4.02" calcext:value-type="float">
            <text:p>-54.02</text:p>
          </table:table-cell>
          <table:table-cell office:value-type="float" office:value="-0.32504778175" calcext:value-type="float">
            <text:p>-0.3250477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2" calcext:value-type="float">
            <text:p>-11.82</text:p>
          </table:table-cell>
          <table:table-cell office:value-type="float" office:value="-0.0285750725881" calcext:value-type="float">
            <text:p>-0.0285750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63" calcext:value-type="float">
            <text:p>-34.63</text:p>
          </table:table-cell>
          <table:table-cell office:value-type="float" office:value="-0.0619819690825" calcext:value-type="float">
            <text:p>-0.0619819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1" calcext:value-type="float">
            <text:p>-28.1</text:p>
          </table:table-cell>
          <table:table-cell office:value-type="float" office:value="-0.0820863511227" calcext:value-type="float">
            <text:p>-0.0820863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4" calcext:value-type="float">
            <text:p>-10.54</text:p>
          </table:table-cell>
          <table:table-cell office:value-type="float" office:value="-0.0218217643513" calcext:value-type="float">
            <text:p>-0.0218217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7" calcext:value-type="float">
            <text:p>-38.7</text:p>
          </table:table-cell>
          <table:table-cell office:value-type="float" office:value="-0.0693037904301" calcext:value-type="float">
            <text:p>-0.0693037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0.0710282701125" calcext:value-type="float">
            <text:p>-0.07102827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2" calcext:value-type="float">
            <text:p>-10.42</text:p>
          </table:table-cell>
          <table:table-cell office:value-type="float" office:value="-0.0231852600552" calcext:value-type="float">
            <text:p>-0.0231852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4" calcext:value-type="float">
            <text:p>-40.14</text:p>
          </table:table-cell>
          <table:table-cell office:value-type="float" office:value="-0.064006967478" calcext:value-type="float">
            <text:p>-0.0640069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72" calcext:value-type="float">
            <text:p>-34.72</text:p>
          </table:table-cell>
          <table:table-cell office:value-type="float" office:value="-0.0901803137622" calcext:value-type="float">
            <text:p>-0.0901803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93" calcext:value-type="float">
            <text:p>-17.93</text:p>
          </table:table-cell>
          <table:table-cell office:value-type="float" office:value="-0.108291099565" calcext:value-type="float">
            <text:p>-0.108291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14" calcext:value-type="float">
            <text:p>-40.14</text:p>
          </table:table-cell>
          <table:table-cell office:value-type="float" office:value="-0.0613036825619" calcext:value-type="float">
            <text:p>-0.061303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6" calcext:value-type="float">
            <text:p>-32.76</text:p>
          </table:table-cell>
          <table:table-cell office:value-type="float" office:value="-0.0881271686646" calcext:value-type="float">
            <text:p>-0.0881271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91" calcext:value-type="float">
            <text:p>-15.91</text:p>
          </table:table-cell>
          <table:table-cell office:value-type="float" office:value="-0.107254137125" calcext:value-type="float">
            <text:p>-0.107254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.25" calcext:value-type="float">
            <text:p>-48.25</text:p>
          </table:table-cell>
          <table:table-cell office:value-type="float" office:value="-0.0656965688607" calcext:value-type="float">
            <text:p>-0.0656965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9" calcext:value-type="float">
            <text:p>-33.09</text:p>
          </table:table-cell>
          <table:table-cell office:value-type="float" office:value="-0.0815811308739" calcext:value-type="float">
            <text:p>-0.0815811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373713371782" calcext:value-type="float">
            <text:p>-0.037371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97" calcext:value-type="float">
            <text:p>-48.97</text:p>
          </table:table-cell>
          <table:table-cell office:value-type="float" office:value="-0.0715963498073" calcext:value-type="float">
            <text:p>-0.071596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6" calcext:value-type="float">
            <text:p>-31.26</text:p>
          </table:table-cell>
          <table:table-cell office:value-type="float" office:value="-0.071449888335" calcext:value-type="float">
            <text:p>-0.0714498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303638868201" calcext:value-type="float">
            <text:p>-0.0303638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4" calcext:value-type="float">
            <text:p>-41.74</text:p>
          </table:table-cell>
          <table:table-cell office:value-type="float" office:value="-0.0617117946907" calcext:value-type="float">
            <text:p>-0.0617117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6" calcext:value-type="float">
            <text:p>-30.6</text:p>
          </table:table-cell>
          <table:table-cell office:value-type="float" office:value="-0.0826703137555" calcext:value-type="float">
            <text:p>-0.0826703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91940508271" calcext:value-type="float">
            <text:p>-0.0291940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45" calcext:value-type="float">
            <text:p>-49.45</text:p>
          </table:table-cell>
          <table:table-cell office:value-type="float" office:value="-0.0672259841842" calcext:value-type="float">
            <text:p>-0.06722598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2" calcext:value-type="float">
            <text:p>-32.2</text:p>
          </table:table-cell>
          <table:table-cell office:value-type="float" office:value="-0.0871610915196" calcext:value-type="float">
            <text:p>-0.0871610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45" calcext:value-type="float">
            <text:p>-17.45</text:p>
          </table:table-cell>
          <table:table-cell office:value-type="float" office:value="-0.105530002861" calcext:value-type="float">
            <text:p>-0.10553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.01" calcext:value-type="float">
            <text:p>-31.01</text:p>
          </table:table-cell>
          <table:table-cell office:value-type="float" office:value="-0.0598810830363" calcext:value-type="float">
            <text:p>-0.0598810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39" calcext:value-type="float">
            <text:p>-47.39</text:p>
          </table:table-cell>
          <table:table-cell office:value-type="float" office:value="-0.304236582891" calcext:value-type="float">
            <text:p>-0.3042365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0.037226198582" calcext:value-type="float">
            <text:p>-0.0372261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9" calcext:value-type="float">
            <text:p>-47.09</text:p>
          </table:table-cell>
          <table:table-cell office:value-type="float" office:value="-0.0653036068019" calcext:value-type="float">
            <text:p>-0.0653036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" calcext:value-type="float">
            <text:p>-28.9</text:p>
          </table:table-cell>
          <table:table-cell office:value-type="float" office:value="-0.0799445014235" calcext:value-type="float">
            <text:p>-0.0799445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365336994857" calcext:value-type="float">
            <text:p>-0.0365336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03" calcext:value-type="float">
            <text:p>-48.03</text:p>
          </table:table-cell>
          <table:table-cell office:value-type="float" office:value="-0.070554641072" calcext:value-type="float">
            <text:p>-0.0705546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28" calcext:value-type="float">
            <text:p>-27.28</text:p>
          </table:table-cell>
          <table:table-cell office:value-type="float" office:value="-0.0631101290442" calcext:value-type="float">
            <text:p>-0.063110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03" calcext:value-type="float">
            <text:p>-12.03</text:p>
          </table:table-cell>
          <table:table-cell office:value-type="float" office:value="-0.0381967614423" calcext:value-type="float">
            <text:p>-0.0381967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5.43" calcext:value-type="float">
            <text:p>-65.43</text:p>
          </table:table-cell>
          <table:table-cell office:value-type="float" office:value="-0.118359556897" calcext:value-type="float">
            <text:p>-0.1183595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6" calcext:value-type="float">
            <text:p>-31.6</text:p>
          </table:table-cell>
          <table:table-cell office:value-type="float" office:value="-0.064416130169" calcext:value-type="float">
            <text:p>-0.0644161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float" office:value="-0.0225525662273" calcext:value-type="float">
            <text:p>-0.0225525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9.74" calcext:value-type="float">
            <text:p>-89.74</text:p>
          </table:table-cell>
          <table:table-cell office:value-type="float" office:value="-0.189662705419" calcext:value-type="float">
            <text:p>-0.1896627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8.4" calcext:value-type="float">
            <text:p>-48.4</text:p>
          </table:table-cell>
          <table:table-cell office:value-type="float" office:value="-0.225729933836" calcext:value-type="float">
            <text:p>-0.2257299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59" calcext:value-type="float">
            <text:p>-21.59</text:p>
          </table:table-cell>
          <table:table-cell office:value-type="float" office:value="-0.156910010288" calcext:value-type="float">
            <text:p>-0.156910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9.92" calcext:value-type="float">
            <text:p>-109.92</text:p>
          </table:table-cell>
          <table:table-cell office:value-type="float" office:value="-0.221566282972" calcext:value-type="float">
            <text:p>-0.2215662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98" calcext:value-type="float">
            <text:p>-36.98</text:p>
          </table:table-cell>
          <table:table-cell office:value-type="float" office:value="-0.0816488602292" calcext:value-type="float">
            <text:p>-0.081648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4" calcext:value-type="float">
            <text:p>-15.04</text:p>
          </table:table-cell>
          <table:table-cell office:value-type="float" office:value="-0.103831175128" calcext:value-type="float">
            <text:p>-0.103831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3.81" calcext:value-type="float">
            <text:p>-33.81</text:p>
          </table:table-cell>
          <table:table-cell office:value-type="float" office:value="-0.0607890962052" calcext:value-type="float">
            <text:p>-0.0607890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83" calcext:value-type="float">
            <text:p>-39.83</text:p>
          </table:table-cell>
          <table:table-cell office:value-type="float" office:value="-0.178809486773" calcext:value-type="float">
            <text:p>-0.1788094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6" calcext:value-type="float">
            <text:p>-10.86</text:p>
          </table:table-cell>
          <table:table-cell office:value-type="float" office:value="-0.0244296290187" calcext:value-type="float">
            <text:p>-0.024429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18" calcext:value-type="float">
            <text:p>-37.18</text:p>
          </table:table-cell>
          <table:table-cell office:value-type="float" office:value="-0.0596993576195" calcext:value-type="float">
            <text:p>-0.05969935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78" calcext:value-type="float">
            <text:p>-26.78</text:p>
          </table:table-cell>
          <table:table-cell office:value-type="float" office:value="-0.0561838998904" calcext:value-type="float">
            <text:p>-0.0561838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9" calcext:value-type="float">
            <text:p>-11.69</text:p>
          </table:table-cell>
          <table:table-cell office:value-type="float" office:value="-0.036593158566" calcext:value-type="float">
            <text:p>-0.0365931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3" calcext:value-type="float">
            <text:p>-41.23</text:p>
          </table:table-cell>
          <table:table-cell office:value-type="float" office:value="-0.0630041703906" calcext:value-type="float">
            <text:p>-0.063004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84" calcext:value-type="float">
            <text:p>-36.84</text:p>
          </table:table-cell>
          <table:table-cell office:value-type="float" office:value="-0.0804544959192" calcext:value-type="float">
            <text:p>-0.080454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78" calcext:value-type="float">
            <text:p>-14.78</text:p>
          </table:table-cell>
          <table:table-cell office:value-type="float" office:value="-0.101308542397" calcext:value-type="float">
            <text:p>-0.1013085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12" calcext:value-type="float">
            <text:p>-42.12</text:p>
          </table:table-cell>
          <table:table-cell office:value-type="float" office:value="-0.063944670959" calcext:value-type="float">
            <text:p>-0.0639446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88" calcext:value-type="float">
            <text:p>-42.88</text:p>
          </table:table-cell>
          <table:table-cell office:value-type="float" office:value="-0.0809923644188" calcext:value-type="float">
            <text:p>-0.0809923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5" calcext:value-type="float">
            <text:p>-15.05</text:p>
          </table:table-cell>
          <table:table-cell office:value-type="float" office:value="-0.105416687912" calcext:value-type="float">
            <text:p>-0.1054166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81" calcext:value-type="float">
            <text:p>-39.81</text:p>
          </table:table-cell>
          <table:table-cell office:value-type="float" office:value="-0.0602468017457" calcext:value-type="float">
            <text:p>-0.0602468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2" calcext:value-type="float">
            <text:p>-27.32</text:p>
          </table:table-cell>
          <table:table-cell office:value-type="float" office:value="-0.0542610744025" calcext:value-type="float">
            <text:p>-0.05426107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" calcext:value-type="float">
            <text:p>-10.8</text:p>
          </table:table-cell>
          <table:table-cell office:value-type="float" office:value="-0.0226683891063" calcext:value-type="float">
            <text:p>-0.0226683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52" calcext:value-type="float">
            <text:p>-38.52</text:p>
          </table:table-cell>
          <table:table-cell office:value-type="float" office:value="-0.0626533658685" calcext:value-type="float">
            <text:p>-0.0626533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8" calcext:value-type="float">
            <text:p>-28.58</text:p>
          </table:table-cell>
          <table:table-cell office:value-type="float" office:value="-0.0731888125887" calcext:value-type="float">
            <text:p>-0.0731888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4" calcext:value-type="float">
            <text:p>-10.24</text:p>
          </table:table-cell>
          <table:table-cell office:value-type="float" office:value="-0.0209610187363" calcext:value-type="float">
            <text:p>-0.0209610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02" calcext:value-type="float">
            <text:p>-43.02</text:p>
          </table:table-cell>
          <table:table-cell office:value-type="float" office:value="-0.0652280627338" calcext:value-type="float">
            <text:p>-0.0652280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5" calcext:value-type="float">
            <text:p>-38.5</text:p>
          </table:table-cell>
          <table:table-cell office:value-type="float" office:value="-0.0835208521722" calcext:value-type="float">
            <text:p>-0.0835208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3" calcext:value-type="float">
            <text:p>-12.13</text:p>
          </table:table-cell>
          <table:table-cell office:value-type="float" office:value="-0.029901938051" calcext:value-type="float">
            <text:p>-0.0299019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2" calcext:value-type="float">
            <text:p>-43.42</text:p>
          </table:table-cell>
          <table:table-cell office:value-type="float" office:value="-0.063390514239" calcext:value-type="float">
            <text:p>-0.0633905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5" calcext:value-type="float">
            <text:p>-32.45</text:p>
          </table:table-cell>
          <table:table-cell office:value-type="float" office:value="-0.118575616467" calcext:value-type="float">
            <text:p>-0.1185756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6" calcext:value-type="float">
            <text:p>-11.36</text:p>
          </table:table-cell>
          <table:table-cell office:value-type="float" office:value="-0.0220318357961" calcext:value-type="float">
            <text:p>-0.0220318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73" calcext:value-type="float">
            <text:p>-42.73</text:p>
          </table:table-cell>
          <table:table-cell office:value-type="float" office:value="-0.0651135339523" calcext:value-type="float">
            <text:p>-0.065113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92" calcext:value-type="float">
            <text:p>-38.92</text:p>
          </table:table-cell>
          <table:table-cell office:value-type="float" office:value="-0.0797755859272" calcext:value-type="float">
            <text:p>-0.0797755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1" calcext:value-type="float">
            <text:p>-14.61</text:p>
          </table:table-cell>
          <table:table-cell office:value-type="float" office:value="-0.0951078673458" calcext:value-type="float">
            <text:p>-0.0951078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7" calcext:value-type="float">
            <text:p>-46.7</text:p>
          </table:table-cell>
          <table:table-cell office:value-type="float" office:value="-0.0694559421703" calcext:value-type="float">
            <text:p>-0.0694559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1" calcext:value-type="float">
            <text:p>-29.31</text:p>
          </table:table-cell>
          <table:table-cell office:value-type="float" office:value="-0.0798767541357" calcext:value-type="float">
            <text:p>-0.0798767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5" calcext:value-type="float">
            <text:p>-10.95</text:p>
          </table:table-cell>
          <table:table-cell office:value-type="float" office:value="-0.0299010647031" calcext:value-type="float">
            <text:p>-0.0299010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39" calcext:value-type="float">
            <text:p>-46.39</text:p>
          </table:table-cell>
          <table:table-cell office:value-type="float" office:value="-0.0632672731527" calcext:value-type="float">
            <text:p>-0.0632672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7" calcext:value-type="float">
            <text:p>-32.37</text:p>
          </table:table-cell>
          <table:table-cell office:value-type="float" office:value="-0.0824245407493" calcext:value-type="float">
            <text:p>-0.0824245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14" calcext:value-type="float">
            <text:p>-16.14</text:p>
          </table:table-cell>
          <table:table-cell office:value-type="float" office:value="-0.112040201264" calcext:value-type="float">
            <text:p>-0.112040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39" calcext:value-type="float">
            <text:p>-45.39</text:p>
          </table:table-cell>
          <table:table-cell office:value-type="float" office:value="-0.0648990425798" calcext:value-type="float">
            <text:p>-0.064899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7" calcext:value-type="float">
            <text:p>-29.87</text:p>
          </table:table-cell>
          <table:table-cell office:value-type="float" office:value="-0.0824743052877" calcext:value-type="float">
            <text:p>-0.0824743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8" calcext:value-type="float">
            <text:p>-15.48</text:p>
          </table:table-cell>
          <table:table-cell office:value-type="float" office:value="-0.0939075710824" calcext:value-type="float">
            <text:p>-0.0939075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91" calcext:value-type="float">
            <text:p>-40.91</text:p>
          </table:table-cell>
          <table:table-cell office:value-type="float" office:value="-0.0633663375186" calcext:value-type="float">
            <text:p>-0.0633663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99" calcext:value-type="float">
            <text:p>-32.99</text:p>
          </table:table-cell>
          <table:table-cell office:value-type="float" office:value="-0.0604986487631" calcext:value-type="float">
            <text:p>-0.0604986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2" calcext:value-type="float">
            <text:p>-11.72</text:p>
          </table:table-cell>
          <table:table-cell office:value-type="float" office:value="-0.0256529804952" calcext:value-type="float">
            <text:p>-0.0256529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35" calcext:value-type="float">
            <text:p>-51.35</text:p>
          </table:table-cell>
          <table:table-cell office:value-type="float" office:value="-0.0696999327197" calcext:value-type="float">
            <text:p>-0.0696999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26" calcext:value-type="float">
            <text:p>-27.26</text:p>
          </table:table-cell>
          <table:table-cell office:value-type="float" office:value="-0.0543029344159" calcext:value-type="float">
            <text:p>-0.0543029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3" calcext:value-type="float">
            <text:p>-10.33</text:p>
          </table:table-cell>
          <table:table-cell office:value-type="float" office:value="-0.0231454661841" calcext:value-type="float">
            <text:p>-0.0231454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1" calcext:value-type="float">
            <text:p>-43.81</text:p>
          </table:table-cell>
          <table:table-cell office:value-type="float" office:value="-0.0654474308419" calcext:value-type="float">
            <text:p>-0.0654474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9" calcext:value-type="float">
            <text:p>-33.19</text:p>
          </table:table-cell>
          <table:table-cell office:value-type="float" office:value="-0.151003676903" calcext:value-type="float">
            <text:p>-0.1510036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58" calcext:value-type="float">
            <text:p>-10.58</text:p>
          </table:table-cell>
          <table:table-cell office:value-type="float" office:value="-0.0239086127392" calcext:value-type="float">
            <text:p>-0.0239086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68" calcext:value-type="float">
            <text:p>-38.68</text:p>
          </table:table-cell>
          <table:table-cell office:value-type="float" office:value="-0.0611562816845" calcext:value-type="float">
            <text:p>-0.06115628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53" calcext:value-type="float">
            <text:p>-34.53</text:p>
          </table:table-cell>
          <table:table-cell office:value-type="float" office:value="-0.0970709551876" calcext:value-type="float">
            <text:p>-0.0970709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417503608435" calcext:value-type="float">
            <text:p>-0.0417503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1" calcext:value-type="float">
            <text:p>-35.1</text:p>
          </table:table-cell>
          <table:table-cell office:value-type="float" office:value="-0.0612982403748" calcext:value-type="float">
            <text:p>-0.0612982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94" calcext:value-type="float">
            <text:p>-31.94</text:p>
          </table:table-cell>
          <table:table-cell office:value-type="float" office:value="-0.07595413063" calcext:value-type="float">
            <text:p>-0.0759541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2" calcext:value-type="float">
            <text:p>-11.32</text:p>
          </table:table-cell>
          <table:table-cell office:value-type="float" office:value="-0.0389872684654" calcext:value-type="float">
            <text:p>-0.0389872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0.0609154190677" calcext:value-type="float">
            <text:p>-0.0609154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5" calcext:value-type="float">
            <text:p>-31.55</text:p>
          </table:table-cell>
          <table:table-cell office:value-type="float" office:value="-0.0667960379508" calcext:value-type="float">
            <text:p>-0.066796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54" calcext:value-type="float">
            <text:p>-15.54</text:p>
          </table:table-cell>
          <table:table-cell office:value-type="float" office:value="-0.102617880533" calcext:value-type="float">
            <text:p>-0.1026178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92" calcext:value-type="float">
            <text:p>-39.92</text:p>
          </table:table-cell>
          <table:table-cell office:value-type="float" office:value="-0.0633165493415" calcext:value-type="float">
            <text:p>-0.0633165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6" calcext:value-type="float">
            <text:p>-28.76</text:p>
          </table:table-cell>
          <table:table-cell office:value-type="float" office:value="-0.0598482801626" calcext:value-type="float">
            <text:p>-0.059848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49109960086" calcext:value-type="float">
            <text:p>-0.024910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16" calcext:value-type="float">
            <text:p>-52.16</text:p>
          </table:table-cell>
          <table:table-cell office:value-type="float" office:value="-0.0857276881324" calcext:value-type="float">
            <text:p>-0.08572768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78" calcext:value-type="float">
            <text:p>-34.78</text:p>
          </table:table-cell>
          <table:table-cell office:value-type="float" office:value="-0.063666672499" calcext:value-type="float">
            <text:p>-0.0636666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9" calcext:value-type="float">
            <text:p>-11.99</text:p>
          </table:table-cell>
          <table:table-cell office:value-type="float" office:value="-0.0341137151445" calcext:value-type="float">
            <text:p>-0.0341137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5" calcext:value-type="float">
            <text:p>-46.5</text:p>
          </table:table-cell>
          <table:table-cell office:value-type="float" office:value="-0.0624487791961" calcext:value-type="float">
            <text:p>-0.0624487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59" calcext:value-type="float">
            <text:p>-30.59</text:p>
          </table:table-cell>
          <table:table-cell office:value-type="float" office:value="-0.0813382443429" calcext:value-type="float">
            <text:p>-0.0813382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2" calcext:value-type="float">
            <text:p>-11.42</text:p>
          </table:table-cell>
          <table:table-cell office:value-type="float" office:value="-0.0350441404683" calcext:value-type="float">
            <text:p>-0.0350441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69" calcext:value-type="float">
            <text:p>-45.69</text:p>
          </table:table-cell>
          <table:table-cell office:value-type="float" office:value="-0.0705868239924" calcext:value-type="float">
            <text:p>-0.0705868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96" calcext:value-type="float">
            <text:p>-34.96</text:p>
          </table:table-cell>
          <table:table-cell office:value-type="float" office:value="-0.0613753284781" calcext:value-type="float">
            <text:p>-0.0613753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13" calcext:value-type="float">
            <text:p>-15.13</text:p>
          </table:table-cell>
          <table:table-cell office:value-type="float" office:value="-0.0977602546897" calcext:value-type="float">
            <text:p>-0.097760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8.24" calcext:value-type="float">
            <text:p>-38.24</text:p>
          </table:table-cell>
          <table:table-cell office:value-type="float" office:value="-0.0787035225832" calcext:value-type="float">
            <text:p>-0.0787035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73" calcext:value-type="float">
            <text:p>-36.73</text:p>
          </table:table-cell>
          <table:table-cell office:value-type="float" office:value="-0.161914982861" calcext:value-type="float">
            <text:p>-0.1619149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61" calcext:value-type="float">
            <text:p>-12.61</text:p>
          </table:table-cell>
          <table:table-cell office:value-type="float" office:value="-0.0435524484033" calcext:value-type="float">
            <text:p>-0.0435524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" calcext:value-type="float">
            <text:p>-41.9</text:p>
          </table:table-cell>
          <table:table-cell office:value-type="float" office:value="-0.0628851114013" calcext:value-type="float">
            <text:p>-0.0628851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2" calcext:value-type="float">
            <text:p>-27.52</text:p>
          </table:table-cell>
          <table:table-cell office:value-type="float" office:value="-0.0535952361938" calcext:value-type="float">
            <text:p>-0.05359523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0.0247454894811" calcext:value-type="float">
            <text:p>-0.0247454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" calcext:value-type="float">
            <text:p>-44.5</text:p>
          </table:table-cell>
          <table:table-cell office:value-type="float" office:value="-0.0648829865799" calcext:value-type="float">
            <text:p>-0.0648829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6" calcext:value-type="float">
            <text:p>-29.86</text:p>
          </table:table-cell>
          <table:table-cell office:value-type="float" office:value="-0.059309222788" calcext:value-type="float">
            <text:p>-0.0593092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309046657021" calcext:value-type="float">
            <text:p>-0.0309046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55" calcext:value-type="float">
            <text:p>-50.55</text:p>
          </table:table-cell>
          <table:table-cell office:value-type="float" office:value="-0.0639751686586" calcext:value-type="float">
            <text:p>-0.0639751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06" calcext:value-type="float">
            <text:p>-27.06</text:p>
          </table:table-cell>
          <table:table-cell office:value-type="float" office:value="-0.0643175901444" calcext:value-type="float">
            <text:p>-0.06431759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8" calcext:value-type="float">
            <text:p>-11.38</text:p>
          </table:table-cell>
          <table:table-cell office:value-type="float" office:value="-0.0250966832681" calcext:value-type="float">
            <text:p>-0.0250966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" calcext:value-type="float">
            <text:p>-41.7</text:p>
          </table:table-cell>
          <table:table-cell office:value-type="float" office:value="-0.0633010569513" calcext:value-type="float">
            <text:p>-0.063301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7" calcext:value-type="float">
            <text:p>-27.67</text:p>
          </table:table-cell>
          <table:table-cell office:value-type="float" office:value="-0.066747785375" calcext:value-type="float">
            <text:p>-0.0667477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226119543324" calcext:value-type="float">
            <text:p>-0.0226119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91" calcext:value-type="float">
            <text:p>-35.91</text:p>
          </table:table-cell>
          <table:table-cell office:value-type="float" office:value="-0.0619773969471" calcext:value-type="float">
            <text:p>-0.0619773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9" calcext:value-type="float">
            <text:p>-31.79</text:p>
          </table:table-cell>
          <table:table-cell office:value-type="float" office:value="-0.0787849262028" calcext:value-type="float">
            <text:p>-0.0787849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1" calcext:value-type="float">
            <text:p>-11.01</text:p>
          </table:table-cell>
          <table:table-cell office:value-type="float" office:value="-0.0336127591023" calcext:value-type="float">
            <text:p>-0.0336127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99" calcext:value-type="float">
            <text:p>-51.99</text:p>
          </table:table-cell>
          <table:table-cell office:value-type="float" office:value="-0.0719595533362" calcext:value-type="float">
            <text:p>-0.0719595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9" calcext:value-type="float">
            <text:p>-31.59</text:p>
          </table:table-cell>
          <table:table-cell office:value-type="float" office:value="-0.0812773118275" calcext:value-type="float">
            <text:p>-0.0812773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1" calcext:value-type="float">
            <text:p>-10.51</text:p>
          </table:table-cell>
          <table:table-cell office:value-type="float" office:value="-0.0217773769849" calcext:value-type="float">
            <text:p>-0.021777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59" calcext:value-type="float">
            <text:p>-41.59</text:p>
          </table:table-cell>
          <table:table-cell office:value-type="float" office:value="-0.0630108384471" calcext:value-type="float">
            <text:p>-0.0630108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24" calcext:value-type="float">
            <text:p>-38.24</text:p>
          </table:table-cell>
          <table:table-cell office:value-type="float" office:value="-0.0716501225904" calcext:value-type="float">
            <text:p>-0.0716501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4" calcext:value-type="float">
            <text:p>-14.64</text:p>
          </table:table-cell>
          <table:table-cell office:value-type="float" office:value="-0.0953452318341" calcext:value-type="float">
            <text:p>-0.095345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93" calcext:value-type="float">
            <text:p>-41.93</text:p>
          </table:table-cell>
          <table:table-cell office:value-type="float" office:value="-0.0644635493667" calcext:value-type="float">
            <text:p>-0.06446354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99" calcext:value-type="float">
            <text:p>-33.99</text:p>
          </table:table-cell>
          <table:table-cell office:value-type="float" office:value="-0.0817082227563" calcext:value-type="float">
            <text:p>-0.0817082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6" calcext:value-type="float">
            <text:p>-10.56</text:p>
          </table:table-cell>
          <table:table-cell office:value-type="float" office:value="-0.0218265097391" calcext:value-type="float">
            <text:p>-0.0218265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55" calcext:value-type="float">
            <text:p>-43.55</text:p>
          </table:table-cell>
          <table:table-cell office:value-type="float" office:value="-0.064892569134" calcext:value-type="float">
            <text:p>-0.064892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7" calcext:value-type="float">
            <text:p>-28.77</text:p>
          </table:table-cell>
          <table:table-cell office:value-type="float" office:value="-0.0678854366857" calcext:value-type="float">
            <text:p>-0.0678854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float" office:value="-0.0435655974061" calcext:value-type="float">
            <text:p>-0.0435655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37" calcext:value-type="float">
            <text:p>-44.37</text:p>
          </table:table-cell>
          <table:table-cell office:value-type="float" office:value="-0.0661084192117" calcext:value-type="float">
            <text:p>-0.0661084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3" calcext:value-type="float">
            <text:p>-28.03</text:p>
          </table:table-cell>
          <table:table-cell office:value-type="float" office:value="-0.0723843012647" calcext:value-type="float">
            <text:p>-0.0723843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2" calcext:value-type="float">
            <text:p>-10.42</text:p>
          </table:table-cell>
          <table:table-cell office:value-type="float" office:value="-0.0219567749206" calcext:value-type="float">
            <text:p>-0.0219567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07" calcext:value-type="float">
            <text:p>-42.07</text:p>
          </table:table-cell>
          <table:table-cell office:value-type="float" office:value="-0.0632791286589" calcext:value-type="float">
            <text:p>-0.0632791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6.25" calcext:value-type="float">
            <text:p>-76.25</text:p>
          </table:table-cell>
          <table:table-cell office:value-type="float" office:value="-0.391814791689" calcext:value-type="float">
            <text:p>-0.3918147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2" calcext:value-type="float">
            <text:p>-12.52</text:p>
          </table:table-cell>
          <table:table-cell office:value-type="float" office:value="-0.0390139015115" calcext:value-type="float">
            <text:p>-0.0390139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9" calcext:value-type="float">
            <text:p>-40.19</text:p>
          </table:table-cell>
          <table:table-cell office:value-type="float" office:value="-0.0607056094214" calcext:value-type="float">
            <text:p>-0.0607056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2" calcext:value-type="float">
            <text:p>-32.62</text:p>
          </table:table-cell>
          <table:table-cell office:value-type="float" office:value="-0.079626198423" calcext:value-type="float">
            <text:p>-0.0796261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6" calcext:value-type="float">
            <text:p>-15.26</text:p>
          </table:table-cell>
          <table:table-cell office:value-type="float" office:value="-0.118350585728" calcext:value-type="float">
            <text:p>-0.1183505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01" calcext:value-type="float">
            <text:p>-45.01</text:p>
          </table:table-cell>
          <table:table-cell office:value-type="float" office:value="-0.0629234148703" calcext:value-type="float">
            <text:p>-0.0629234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1" calcext:value-type="float">
            <text:p>-28.41</text:p>
          </table:table-cell>
          <table:table-cell office:value-type="float" office:value="-0.0575541002139" calcext:value-type="float">
            <text:p>-0.0575541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245388802136" calcext:value-type="float">
            <text:p>-0.0245388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" calcext:value-type="float">
            <text:p>-39.7</text:p>
          </table:table-cell>
          <table:table-cell office:value-type="float" office:value="-0.0603100742647" calcext:value-type="float">
            <text:p>-0.0603100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6" calcext:value-type="float">
            <text:p>-29.26</text:p>
          </table:table-cell>
          <table:table-cell office:value-type="float" office:value="-0.0709667984123" calcext:value-type="float">
            <text:p>-0.0709667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319342546913" calcext:value-type="float">
            <text:p>-0.0319342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19" calcext:value-type="float">
            <text:p>-38.19</text:p>
          </table:table-cell>
          <table:table-cell office:value-type="float" office:value="-0.0629972648629" calcext:value-type="float">
            <text:p>-0.06299726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7" calcext:value-type="float">
            <text:p>-30.77</text:p>
          </table:table-cell>
          <table:table-cell office:value-type="float" office:value="-0.070306451826" calcext:value-type="float">
            <text:p>-0.0703064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4" calcext:value-type="float">
            <text:p>-11.44</text:p>
          </table:table-cell>
          <table:table-cell office:value-type="float" office:value="-0.033565280918" calcext:value-type="float">
            <text:p>-0.0335652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9" calcext:value-type="float">
            <text:p>-44.79</text:p>
          </table:table-cell>
          <table:table-cell office:value-type="float" office:value="-0.0639681642245" calcext:value-type="float">
            <text:p>-0.0639681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5" calcext:value-type="float">
            <text:p>-29.05</text:p>
          </table:table-cell>
          <table:table-cell office:value-type="float" office:value="-0.0791680486348" calcext:value-type="float">
            <text:p>-0.0791680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332723962533" calcext:value-type="float">
            <text:p>-0.0332723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96" calcext:value-type="float">
            <text:p>-37.96</text:p>
          </table:table-cell>
          <table:table-cell office:value-type="float" office:value="-0.0609481436912" calcext:value-type="float">
            <text:p>-0.0609481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71" calcext:value-type="float">
            <text:p>-34.71</text:p>
          </table:table-cell>
          <table:table-cell office:value-type="float" office:value="-0.080369031044" calcext:value-type="float">
            <text:p>-0.080369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97" calcext:value-type="float">
            <text:p>-13.97</text:p>
          </table:table-cell>
          <table:table-cell office:value-type="float" office:value="-0.0906476974405" calcext:value-type="float">
            <text:p>-0.090647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94" calcext:value-type="float">
            <text:p>-41.94</text:p>
          </table:table-cell>
          <table:table-cell office:value-type="float" office:value="-0.0628555870669" calcext:value-type="float">
            <text:p>-0.0628555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6" calcext:value-type="float">
            <text:p>-31.66</text:p>
          </table:table-cell>
          <table:table-cell office:value-type="float" office:value="-0.0596091936296" calcext:value-type="float">
            <text:p>-0.0596091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6" calcext:value-type="float">
            <text:p>-11.86</text:p>
          </table:table-cell>
          <table:table-cell office:value-type="float" office:value="-0.0356029520705" calcext:value-type="float">
            <text:p>-0.0356029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6" calcext:value-type="float">
            <text:p>-40.46</text:p>
          </table:table-cell>
          <table:table-cell office:value-type="float" office:value="-0.0649719045276" calcext:value-type="float">
            <text:p>-0.0649719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3" calcext:value-type="float">
            <text:p>-34.3</text:p>
          </table:table-cell>
          <table:table-cell office:value-type="float" office:value="-0.08132732477" calcext:value-type="float">
            <text:p>-0.0813273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7" calcext:value-type="float">
            <text:p>-11.37</text:p>
          </table:table-cell>
          <table:table-cell office:value-type="float" office:value="-0.0369657691021" calcext:value-type="float">
            <text:p>-0.0369657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04" calcext:value-type="float">
            <text:p>-45.04</text:p>
          </table:table-cell>
          <table:table-cell office:value-type="float" office:value="-0.0618671027574" calcext:value-type="float">
            <text:p>-0.0618671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9" calcext:value-type="float">
            <text:p>-28.09</text:p>
          </table:table-cell>
          <table:table-cell office:value-type="float" office:value="-0.0690436573132" calcext:value-type="float">
            <text:p>-0.0690436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5" calcext:value-type="float">
            <text:p>-11.05</text:p>
          </table:table-cell>
          <table:table-cell office:value-type="float" office:value="-0.0271187020133" calcext:value-type="float">
            <text:p>-0.027118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0.0786381543981" calcext:value-type="float">
            <text:p>-0.0786381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6" calcext:value-type="float">
            <text:p>-29.76</text:p>
          </table:table-cell>
          <table:table-cell office:value-type="float" office:value="-0.0817967737709" calcext:value-type="float">
            <text:p>-0.0817967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7" calcext:value-type="float">
            <text:p>-10.27</text:p>
          </table:table-cell>
          <table:table-cell office:value-type="float" office:value="-0.0223873792407" calcext:value-type="float">
            <text:p>-0.0223873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9" calcext:value-type="float">
            <text:p>-44.99</text:p>
          </table:table-cell>
          <table:table-cell office:value-type="float" office:value="-0.0654831115042" calcext:value-type="float">
            <text:p>-0.0654831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5" calcext:value-type="float">
            <text:p>-29.85</text:p>
          </table:table-cell>
          <table:table-cell office:value-type="float" office:value="-0.105414148844" calcext:value-type="float">
            <text:p>-0.10541414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39713831553" calcext:value-type="float">
            <text:p>-0.0397138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61" calcext:value-type="float">
            <text:p>-37.61</text:p>
          </table:table-cell>
          <table:table-cell office:value-type="float" office:value="-0.0603940141017" calcext:value-type="float">
            <text:p>-0.0603940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18" calcext:value-type="float">
            <text:p>-43.18</text:p>
          </table:table-cell>
          <table:table-cell office:value-type="float" office:value="-0.238577558055" calcext:value-type="float">
            <text:p>-0.2385775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" calcext:value-type="float">
            <text:p>-12.1</text:p>
          </table:table-cell>
          <table:table-cell office:value-type="float" office:value="-0.0309421240062" calcext:value-type="float">
            <text:p>-0.030942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86" calcext:value-type="float">
            <text:p>-34.86</text:p>
          </table:table-cell>
          <table:table-cell office:value-type="float" office:value="-0.0622992696225" calcext:value-type="float">
            <text:p>-0.0622992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6" calcext:value-type="float">
            <text:p>-28.06</text:p>
          </table:table-cell>
          <table:table-cell office:value-type="float" office:value="-0.0702267273523" calcext:value-type="float">
            <text:p>-0.0702267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4" calcext:value-type="float">
            <text:p>-11.24</text:p>
          </table:table-cell>
          <table:table-cell office:value-type="float" office:value="-0.0359807315357" calcext:value-type="float">
            <text:p>-0.0359807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94" calcext:value-type="float">
            <text:p>-32.94</text:p>
          </table:table-cell>
          <table:table-cell office:value-type="float" office:value="-0.0607619499097" calcext:value-type="float">
            <text:p>-0.0607619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2" calcext:value-type="float">
            <text:p>-32.72</text:p>
          </table:table-cell>
          <table:table-cell office:value-type="float" office:value="-0.0843757919568" calcext:value-type="float">
            <text:p>-0.084375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0.0242659799112" calcext:value-type="float">
            <text:p>-0.0242659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36" calcext:value-type="float">
            <text:p>-49.36</text:p>
          </table:table-cell>
          <table:table-cell office:value-type="float" office:value="-0.0728476794538" calcext:value-type="float">
            <text:p>-0.0728476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23" calcext:value-type="float">
            <text:p>-33.23</text:p>
          </table:table-cell>
          <table:table-cell office:value-type="float" office:value="-0.0759304910415" calcext:value-type="float">
            <text:p>-0.075930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78" calcext:value-type="float">
            <text:p>-17.78</text:p>
          </table:table-cell>
          <table:table-cell office:value-type="float" office:value="-0.111066848684" calcext:value-type="float">
            <text:p>-0.1110668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41" calcext:value-type="float">
            <text:p>-45.41</text:p>
          </table:table-cell>
          <table:table-cell office:value-type="float" office:value="-0.0651955943028" calcext:value-type="float">
            <text:p>-0.0651955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8" calcext:value-type="float">
            <text:p>-37.8</text:p>
          </table:table-cell>
          <table:table-cell office:value-type="float" office:value="-0.13486062253" calcext:value-type="float">
            <text:p>-0.1348606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7" calcext:value-type="float">
            <text:p>-10.87</text:p>
          </table:table-cell>
          <table:table-cell office:value-type="float" office:value="-0.0268495961432" calcext:value-type="float">
            <text:p>-0.0268495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69" calcext:value-type="float">
            <text:p>-44.69</text:p>
          </table:table-cell>
          <table:table-cell office:value-type="float" office:value="-0.068083463329" calcext:value-type="float">
            <text:p>-0.0680834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87" calcext:value-type="float">
            <text:p>-35.87</text:p>
          </table:table-cell>
          <table:table-cell office:value-type="float" office:value="-0.195651646258" calcext:value-type="float">
            <text:p>-0.1956516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4" calcext:value-type="float">
            <text:p>-11.94</text:p>
          </table:table-cell>
          <table:table-cell office:value-type="float" office:value="-0.038017716216" calcext:value-type="float">
            <text:p>-0.0380177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3" calcext:value-type="float">
            <text:p>-42.43</text:p>
          </table:table-cell>
          <table:table-cell office:value-type="float" office:value="-0.0628857941224" calcext:value-type="float">
            <text:p>-0.0628857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" calcext:value-type="float">
            <text:p>-28.3</text:p>
          </table:table-cell>
          <table:table-cell office:value-type="float" office:value="-0.0837352425718" calcext:value-type="float">
            <text:p>-0.0837352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5" calcext:value-type="float">
            <text:p>-11.65</text:p>
          </table:table-cell>
          <table:table-cell office:value-type="float" office:value="-0.0332466577581" calcext:value-type="float">
            <text:p>-0.0332466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55" calcext:value-type="float">
            <text:p>-42.55</text:p>
          </table:table-cell>
          <table:table-cell office:value-type="float" office:value="-0.0653239833952" calcext:value-type="float">
            <text:p>-0.0653239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41" calcext:value-type="float">
            <text:p>-33.41</text:p>
          </table:table-cell>
          <table:table-cell office:value-type="float" office:value="-0.105052078875" calcext:value-type="float">
            <text:p>-0.10505207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6" calcext:value-type="float">
            <text:p>-11.16</text:p>
          </table:table-cell>
          <table:table-cell office:value-type="float" office:value="-0.0234205187825" calcext:value-type="float">
            <text:p>-0.02342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51" calcext:value-type="float">
            <text:p>-39.51</text:p>
          </table:table-cell>
          <table:table-cell office:value-type="float" office:value="-0.0631245837623" calcext:value-type="float">
            <text:p>-0.0631245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3" calcext:value-type="float">
            <text:p>-33.13</text:p>
          </table:table-cell>
          <table:table-cell office:value-type="float" office:value="-0.163628657421" calcext:value-type="float">
            <text:p>-0.1636286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1" calcext:value-type="float">
            <text:p>-12.01</text:p>
          </table:table-cell>
          <table:table-cell office:value-type="float" office:value="-0.0359037345675" calcext:value-type="float">
            <text:p>-0.0359037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79" calcext:value-type="float">
            <text:p>-44.79</text:p>
          </table:table-cell>
          <table:table-cell office:value-type="float" office:value="-0.0648616627984" calcext:value-type="float">
            <text:p>-0.0648616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69" calcext:value-type="float">
            <text:p>-41.69</text:p>
          </table:table-cell>
          <table:table-cell office:value-type="float" office:value="-0.258341597079" calcext:value-type="float">
            <text:p>-0.2583415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3" calcext:value-type="float">
            <text:p>-12.03</text:p>
          </table:table-cell>
          <table:table-cell office:value-type="float" office:value="-0.0248124029901" calcext:value-type="float">
            <text:p>-0.024812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9" calcext:value-type="float">
            <text:p>-43.89</text:p>
          </table:table-cell>
          <table:table-cell office:value-type="float" office:value="-0.0676573172578" calcext:value-type="float">
            <text:p>-0.0676573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92" calcext:value-type="float">
            <text:p>-35.92</text:p>
          </table:table-cell>
          <table:table-cell office:value-type="float" office:value="-0.196692062431" calcext:value-type="float">
            <text:p>-0.1966920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9" calcext:value-type="float">
            <text:p>-11.49</text:p>
          </table:table-cell>
          <table:table-cell office:value-type="float" office:value="-0.0262093914351" calcext:value-type="float">
            <text:p>-0.0262093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5" calcext:value-type="float">
            <text:p>-40.35</text:p>
          </table:table-cell>
          <table:table-cell office:value-type="float" office:value="-0.0625361313142" calcext:value-type="float">
            <text:p>-0.0625361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72" calcext:value-type="float">
            <text:p>-34.72</text:p>
          </table:table-cell>
          <table:table-cell office:value-type="float" office:value="-0.0702352216926" calcext:value-type="float">
            <text:p>-0.0702352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3" calcext:value-type="float">
            <text:p>-15.03</text:p>
          </table:table-cell>
          <table:table-cell office:value-type="float" office:value="-0.0948687633142" calcext:value-type="float">
            <text:p>-0.094868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11" calcext:value-type="float">
            <text:p>-41.11</text:p>
          </table:table-cell>
          <table:table-cell office:value-type="float" office:value="-0.0637007730866" calcext:value-type="float">
            <text:p>-0.0637007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6.39" calcext:value-type="float">
            <text:p>-46.39</text:p>
          </table:table-cell>
          <table:table-cell office:value-type="float" office:value="-0.146504501127" calcext:value-type="float">
            <text:p>-0.1465045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3" calcext:value-type="float">
            <text:p>-11.73</text:p>
          </table:table-cell>
          <table:table-cell office:value-type="float" office:value="-0.0361116204458" calcext:value-type="float">
            <text:p>-0.0361116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39" calcext:value-type="float">
            <text:p>-52.39</text:p>
          </table:table-cell>
          <table:table-cell office:value-type="float" office:value="-0.0730455872051" calcext:value-type="float">
            <text:p>-0.07304558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3" calcext:value-type="float">
            <text:p>-30.03</text:p>
          </table:table-cell>
          <table:table-cell office:value-type="float" office:value="-0.0808005954652" calcext:value-type="float">
            <text:p>-0.0808005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27" calcext:value-type="float">
            <text:p>-15.27</text:p>
          </table:table-cell>
          <table:table-cell office:value-type="float" office:value="-0.117388533566" calcext:value-type="float">
            <text:p>-0.1173885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81" calcext:value-type="float">
            <text:p>-40.81</text:p>
          </table:table-cell>
          <table:table-cell office:value-type="float" office:value="-0.06036277369" calcext:value-type="float">
            <text:p>-0.0603627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93" calcext:value-type="float">
            <text:p>-39.93</text:p>
          </table:table-cell>
          <table:table-cell office:value-type="float" office:value="-0.178425005573" calcext:value-type="float">
            <text:p>-0.1784250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" calcext:value-type="float">
            <text:p>-11.8</text:p>
          </table:table-cell>
          <table:table-cell office:value-type="float" office:value="-0.0313767657707" calcext:value-type="float">
            <text:p>-0.0313767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2" calcext:value-type="float">
            <text:p>-47.02</text:p>
          </table:table-cell>
          <table:table-cell office:value-type="float" office:value="-0.071058339587" calcext:value-type="float">
            <text:p>-0.0710583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8" calcext:value-type="float">
            <text:p>-29.28</text:p>
          </table:table-cell>
          <table:table-cell office:value-type="float" office:value="-0.0865274114544" calcext:value-type="float">
            <text:p>-0.0865274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68340748378" calcext:value-type="float">
            <text:p>-0.0268340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9.81" calcext:value-type="float">
            <text:p>-109.81</text:p>
          </table:table-cell>
          <table:table-cell office:value-type="float" office:value="-0.237518097287" calcext:value-type="float">
            <text:p>-0.2375180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.86" calcext:value-type="float">
            <text:p>-26.86</text:p>
          </table:table-cell>
          <table:table-cell office:value-type="float" office:value="-0.0563595298667" calcext:value-type="float">
            <text:p>-0.0563595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" calcext:value-type="float">
            <text:p>-11.2</text:p>
          </table:table-cell>
          <table:table-cell office:value-type="float" office:value="-0.0338113427263" calcext:value-type="float">
            <text:p>-0.0338113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69" calcext:value-type="float">
            <text:p>-39.69</text:p>
          </table:table-cell>
          <table:table-cell office:value-type="float" office:value="-0.0595090581601" calcext:value-type="float">
            <text:p>-0.0595090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" calcext:value-type="float">
            <text:p>-27.3</text:p>
          </table:table-cell>
          <table:table-cell office:value-type="float" office:value="-0.0658536881618" calcext:value-type="float">
            <text:p>-0.0658536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" calcext:value-type="float">
            <text:p>-10.4</text:p>
          </table:table-cell>
          <table:table-cell office:value-type="float" office:value="-0.02189614353" calcext:value-type="float">
            <text:p>-0.0218961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31" calcext:value-type="float">
            <text:p>-35.31</text:p>
          </table:table-cell>
          <table:table-cell office:value-type="float" office:value="-0.0599880184478" calcext:value-type="float">
            <text:p>-0.0599880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89" calcext:value-type="float">
            <text:p>-44.89</text:p>
          </table:table-cell>
          <table:table-cell office:value-type="float" office:value="-0.229504289991" calcext:value-type="float">
            <text:p>-0.22950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" calcext:value-type="float">
            <text:p>-11.4</text:p>
          </table:table-cell>
          <table:table-cell office:value-type="float" office:value="-0.0288275294889" calcext:value-type="float">
            <text:p>-0.0288275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" calcext:value-type="float">
            <text:p>-41.9</text:p>
          </table:table-cell>
          <table:table-cell office:value-type="float" office:value="-0.0629332964158" calcext:value-type="float">
            <text:p>-0.0629332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8" calcext:value-type="float">
            <text:p>-31.28</text:p>
          </table:table-cell>
          <table:table-cell office:value-type="float" office:value="-0.0850401659679" calcext:value-type="float">
            <text:p>-0.08504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12" calcext:value-type="float">
            <text:p>-10.12</text:p>
          </table:table-cell>
          <table:table-cell office:value-type="float" office:value="-0.0220612508018" calcext:value-type="float">
            <text:p>-0.0220612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85" calcext:value-type="float">
            <text:p>-50.85</text:p>
          </table:table-cell>
          <table:table-cell office:value-type="float" office:value="-0.0710087006362" calcext:value-type="float">
            <text:p>-0.0710087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41" calcext:value-type="float">
            <text:p>-37.41</text:p>
          </table:table-cell>
          <table:table-cell office:value-type="float" office:value="-0.200679203699" calcext:value-type="float">
            <text:p>-0.200679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3" calcext:value-type="float">
            <text:p>-12.13</text:p>
          </table:table-cell>
          <table:table-cell office:value-type="float" office:value="-0.0389248043546" calcext:value-type="float">
            <text:p>-0.0389248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62" calcext:value-type="float">
            <text:p>-45.62</text:p>
          </table:table-cell>
          <table:table-cell office:value-type="float" office:value="-0.0705432706124" calcext:value-type="float">
            <text:p>-0.07054327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8" calcext:value-type="float">
            <text:p>-31.78</text:p>
          </table:table-cell>
          <table:table-cell office:value-type="float" office:value="-0.0796057271396" calcext:value-type="float">
            <text:p>-0.0796057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8" calcext:value-type="float">
            <text:p>-10.48</text:p>
          </table:table-cell>
          <table:table-cell office:value-type="float" office:value="-0.0228425272058" calcext:value-type="float">
            <text:p>-0.0228425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31" calcext:value-type="float">
            <text:p>-41.31</text:p>
          </table:table-cell>
          <table:table-cell office:value-type="float" office:value="-0.0623837833979" calcext:value-type="float">
            <text:p>-0.0623837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3" calcext:value-type="float">
            <text:p>-27.33</text:p>
          </table:table-cell>
          <table:table-cell office:value-type="float" office:value="-0.0659166247027" calcext:value-type="float">
            <text:p>-0.0659166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28158632298" calcext:value-type="float">
            <text:p>-0.0281586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09" calcext:value-type="float">
            <text:p>-48.09</text:p>
          </table:table-cell>
          <table:table-cell office:value-type="float" office:value="-0.0718185408256" calcext:value-type="float">
            <text:p>-0.0718185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" calcext:value-type="float">
            <text:p>-31.6</text:p>
          </table:table-cell>
          <table:table-cell office:value-type="float" office:value="-0.0793277322959" calcext:value-type="float">
            <text:p>-0.0793277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5" calcext:value-type="float">
            <text:p>-11.45</text:p>
          </table:table-cell>
          <table:table-cell office:value-type="float" office:value="-0.0360432373404" calcext:value-type="float">
            <text:p>-0.0360432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18" calcext:value-type="float">
            <text:p>-38.18</text:p>
          </table:table-cell>
          <table:table-cell office:value-type="float" office:value="-0.05982390522" calcext:value-type="float">
            <text:p>-0.0598239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" calcext:value-type="float">
            <text:p>-28.8</text:p>
          </table:table-cell>
          <table:table-cell office:value-type="float" office:value="-0.0807060293997" calcext:value-type="float">
            <text:p>-0.0807060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314020610398" calcext:value-type="float">
            <text:p>-0.03140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08" calcext:value-type="float">
            <text:p>-33.08</text:p>
          </table:table-cell>
          <table:table-cell office:value-type="float" office:value="-0.0614557556584" calcext:value-type="float">
            <text:p>-0.0614557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3" calcext:value-type="float">
            <text:p>-28.73</text:p>
          </table:table-cell>
          <table:table-cell office:value-type="float" office:value="-0.0675292801716" calcext:value-type="float">
            <text:p>-0.067529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3" calcext:value-type="float">
            <text:p>-10.83</text:p>
          </table:table-cell>
          <table:table-cell office:value-type="float" office:value="-0.0308626188593" calcext:value-type="float">
            <text:p>-0.0308626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6" calcext:value-type="float">
            <text:p>-47.16</text:p>
          </table:table-cell>
          <table:table-cell office:value-type="float" office:value="-0.0658551920884" calcext:value-type="float">
            <text:p>-0.0658551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7" calcext:value-type="float">
            <text:p>-32.37</text:p>
          </table:table-cell>
          <table:table-cell office:value-type="float" office:value="-0.151742389267" calcext:value-type="float">
            <text:p>-0.1517423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" calcext:value-type="float">
            <text:p>-12.1</text:p>
          </table:table-cell>
          <table:table-cell office:value-type="float" office:value="-0.0389259778174" calcext:value-type="float">
            <text:p>-0.0389259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72" calcext:value-type="float">
            <text:p>-40.72</text:p>
          </table:table-cell>
          <table:table-cell office:value-type="float" office:value="-0.0649813985288" calcext:value-type="float">
            <text:p>-0.0649813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86" calcext:value-type="float">
            <text:p>-36.86</text:p>
          </table:table-cell>
          <table:table-cell office:value-type="float" office:value="-0.0954113793792" calcext:value-type="float">
            <text:p>-0.0954113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5" calcext:value-type="float">
            <text:p>-15.35</text:p>
          </table:table-cell>
          <table:table-cell office:value-type="float" office:value="-0.110621406979" calcext:value-type="float">
            <text:p>-0.11062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58" calcext:value-type="float">
            <text:p>-45.58</text:p>
          </table:table-cell>
          <table:table-cell office:value-type="float" office:value="-0.0666329005502" calcext:value-type="float">
            <text:p>-0.0666329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12" calcext:value-type="float">
            <text:p>-28.12</text:p>
          </table:table-cell>
          <table:table-cell office:value-type="float" office:value="-0.0618813627271" calcext:value-type="float">
            <text:p>-0.0618813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74" calcext:value-type="float">
            <text:p>-14.74</text:p>
          </table:table-cell>
          <table:table-cell office:value-type="float" office:value="-0.0904380598141" calcext:value-type="float">
            <text:p>-0.090438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0.0641073751936" calcext:value-type="float">
            <text:p>-0.0641073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05" calcext:value-type="float">
            <text:p>-42.05</text:p>
          </table:table-cell>
          <table:table-cell office:value-type="float" office:value="-0.247257899353" calcext:value-type="float">
            <text:p>-0.2472578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8" calcext:value-type="float">
            <text:p>-11.78</text:p>
          </table:table-cell>
          <table:table-cell office:value-type="float" office:value="-0.0354436995726" calcext:value-type="float">
            <text:p>-0.0354436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6" calcext:value-type="float">
            <text:p>-48.66</text:p>
          </table:table-cell>
          <table:table-cell office:value-type="float" office:value="-0.0677687637071" calcext:value-type="float">
            <text:p>-0.0677687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86" calcext:value-type="float">
            <text:p>-39.86</text:p>
          </table:table-cell>
          <table:table-cell office:value-type="float" office:value="-0.216667609728" calcext:value-type="float">
            <text:p>-0.2166676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2" calcext:value-type="float">
            <text:p>-11.92</text:p>
          </table:table-cell>
          <table:table-cell office:value-type="float" office:value="-0.0271442899997" calcext:value-type="float">
            <text:p>-0.02714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4" calcext:value-type="float">
            <text:p>-48.64</text:p>
          </table:table-cell>
          <table:table-cell office:value-type="float" office:value="-0.0709466580393" calcext:value-type="float">
            <text:p>-0.07094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75" calcext:value-type="float">
            <text:p>-38.75</text:p>
          </table:table-cell>
          <table:table-cell office:value-type="float" office:value="-0.0866577578018" calcext:value-type="float">
            <text:p>-0.0866577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15" calcext:value-type="float">
            <text:p>-15.15</text:p>
          </table:table-cell>
          <table:table-cell office:value-type="float" office:value="-0.101871324121" calcext:value-type="float">
            <text:p>-0.101871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89" calcext:value-type="float">
            <text:p>-47.89</text:p>
          </table:table-cell>
          <table:table-cell office:value-type="float" office:value="-0.071712495811" calcext:value-type="float">
            <text:p>-0.0717124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16" calcext:value-type="float">
            <text:p>-35.16</text:p>
          </table:table-cell>
          <table:table-cell office:value-type="float" office:value="-0.0922892947361" calcext:value-type="float">
            <text:p>-0.0922892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4" calcext:value-type="float">
            <text:p>-11.14</text:p>
          </table:table-cell>
          <table:table-cell office:value-type="float" office:value="-0.0236976665892" calcext:value-type="float">
            <text:p>-0.0236976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1" calcext:value-type="float">
            <text:p>-41.91</text:p>
          </table:table-cell>
          <table:table-cell office:value-type="float" office:value="-0.0634313125319" calcext:value-type="float">
            <text:p>-0.0634313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5" calcext:value-type="float">
            <text:p>-29.75</text:p>
          </table:table-cell>
          <table:table-cell office:value-type="float" office:value="-0.0902404552506" calcext:value-type="float">
            <text:p>-0.0902404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7" calcext:value-type="float">
            <text:p>-10.97</text:p>
          </table:table-cell>
          <table:table-cell office:value-type="float" office:value="-0.0225100763258" calcext:value-type="float">
            <text:p>-0.0225100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9" calcext:value-type="float">
            <text:p>-38.29</text:p>
          </table:table-cell>
          <table:table-cell office:value-type="float" office:value="-0.0601071292032" calcext:value-type="float">
            <text:p>-0.0601071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4" calcext:value-type="float">
            <text:p>-31.74</text:p>
          </table:table-cell>
          <table:table-cell office:value-type="float" office:value="-0.0816019233405" calcext:value-type="float">
            <text:p>-0.0816019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6" calcext:value-type="float">
            <text:p>-10.46</text:p>
          </table:table-cell>
          <table:table-cell office:value-type="float" office:value="-0.0228367830256" calcext:value-type="float">
            <text:p>-0.022836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18" calcext:value-type="float">
            <text:p>-44.18</text:p>
          </table:table-cell>
          <table:table-cell office:value-type="float" office:value="-0.0636582429624" calcext:value-type="float">
            <text:p>-0.063658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3" calcext:value-type="float">
            <text:p>-31.63</text:p>
          </table:table-cell>
          <table:table-cell office:value-type="float" office:value="-0.0685191556604" calcext:value-type="float">
            <text:p>-0.0685191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" calcext:value-type="float">
            <text:p>-10.6</text:p>
          </table:table-cell>
          <table:table-cell office:value-type="float" office:value="-0.0231938485318" calcext:value-type="float">
            <text:p>-0.0231938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1" calcext:value-type="float">
            <text:p>-41.41</text:p>
          </table:table-cell>
          <table:table-cell office:value-type="float" office:value="-0.0630981370253" calcext:value-type="float">
            <text:p>-0.063098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7" calcext:value-type="float">
            <text:p>-31.47</text:p>
          </table:table-cell>
          <table:table-cell office:value-type="float" office:value="-0.075704564736" calcext:value-type="float">
            <text:p>-0.0757045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-0.0296997653004" calcext:value-type="float">
            <text:p>-0.0296997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56" calcext:value-type="float">
            <text:p>-41.56</text:p>
          </table:table-cell>
          <table:table-cell office:value-type="float" office:value="-0.0646856517486" calcext:value-type="float">
            <text:p>-0.0646856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95" calcext:value-type="float">
            <text:p>-32.95</text:p>
          </table:table-cell>
          <table:table-cell office:value-type="float" office:value="-0.0626017835817" calcext:value-type="float">
            <text:p>-0.0626017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-0.0331842829765" calcext:value-type="float">
            <text:p>-0.033184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31" calcext:value-type="float">
            <text:p>-51.31</text:p>
          </table:table-cell>
          <table:table-cell office:value-type="float" office:value="-0.0648406152559" calcext:value-type="float">
            <text:p>-0.064840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8" calcext:value-type="float">
            <text:p>-28.38</text:p>
          </table:table-cell>
          <table:table-cell office:value-type="float" office:value="-0.0809126754901" calcext:value-type="float">
            <text:p>-0.0809126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6" calcext:value-type="float">
            <text:p>-11.56</text:p>
          </table:table-cell>
          <table:table-cell office:value-type="float" office:value="-0.0414916662239" calcext:value-type="float">
            <text:p>-0.0414916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4" calcext:value-type="float">
            <text:p>-44.54</text:p>
          </table:table-cell>
          <table:table-cell office:value-type="float" office:value="-0.0630053173618" calcext:value-type="float">
            <text:p>-0.0630053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3" calcext:value-type="float">
            <text:p>-28.23</text:p>
          </table:table-cell>
          <table:table-cell office:value-type="float" office:value="-0.0647075588928" calcext:value-type="float">
            <text:p>-0.064707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6" calcext:value-type="float">
            <text:p>-11.46</text:p>
          </table:table-cell>
          <table:table-cell office:value-type="float" office:value="-0.0376886547836" calcext:value-type="float">
            <text:p>-0.0376886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5" calcext:value-type="float">
            <text:p>-43.85</text:p>
          </table:table-cell>
          <table:table-cell office:value-type="float" office:value="-0.064769684547" calcext:value-type="float">
            <text:p>-0.0647696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4" calcext:value-type="float">
            <text:p>-31.84</text:p>
          </table:table-cell>
          <table:table-cell office:value-type="float" office:value="-0.0821229180922" calcext:value-type="float">
            <text:p>-0.0821229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4554897329" calcext:value-type="float">
            <text:p>-0.0245548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19" calcext:value-type="float">
            <text:p>-34.19</text:p>
          </table:table-cell>
          <table:table-cell office:value-type="float" office:value="-0.0606422646496" calcext:value-type="float">
            <text:p>-0.0606422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1.9" calcext:value-type="float">
            <text:p>-51.9</text:p>
          </table:table-cell>
          <table:table-cell office:value-type="float" office:value="-0.257821038564" calcext:value-type="float">
            <text:p>-0.2578210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98" calcext:value-type="float">
            <text:p>-17.98</text:p>
          </table:table-cell>
          <table:table-cell office:value-type="float" office:value="-0.1102104277" calcext:value-type="float">
            <text:p>-0.1102104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87" calcext:value-type="float">
            <text:p>-43.87</text:p>
          </table:table-cell>
          <table:table-cell office:value-type="float" office:value="-0.0684494732039" calcext:value-type="float">
            <text:p>-0.0684494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6" calcext:value-type="float">
            <text:p>-28.46</text:p>
          </table:table-cell>
          <table:table-cell office:value-type="float" office:value="-0.0643199230468" calcext:value-type="float">
            <text:p>-0.064319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9" calcext:value-type="float">
            <text:p>-11.59</text:p>
          </table:table-cell>
          <table:table-cell office:value-type="float" office:value="-0.0440472561277" calcext:value-type="float">
            <text:p>-0.0440472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47" calcext:value-type="float">
            <text:p>-35.47</text:p>
          </table:table-cell>
          <table:table-cell office:value-type="float" office:value="-0.0619395021558" calcext:value-type="float">
            <text:p>-0.0619395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6" calcext:value-type="float">
            <text:p>-27.66</text:p>
          </table:table-cell>
          <table:table-cell office:value-type="float" office:value="-0.0624670497922" calcext:value-type="float">
            <text:p>-0.0624670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48134333164" calcext:value-type="float">
            <text:p>-0.0248134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97" calcext:value-type="float">
            <text:p>-49.97</text:p>
          </table:table-cell>
          <table:table-cell office:value-type="float" office:value="-0.072681030624" calcext:value-type="float">
            <text:p>-0.0726810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3" calcext:value-type="float">
            <text:p>-27.43</text:p>
          </table:table-cell>
          <table:table-cell office:value-type="float" office:value="-0.0627147160823" calcext:value-type="float">
            <text:p>-0.0627147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6" calcext:value-type="float">
            <text:p>-10.76</text:p>
          </table:table-cell>
          <table:table-cell office:value-type="float" office:value="-0.0299580094229" calcext:value-type="float">
            <text:p>-0.0299580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96" calcext:value-type="float">
            <text:p>-35.96</text:p>
          </table:table-cell>
          <table:table-cell office:value-type="float" office:value="-0.0620332763083" calcext:value-type="float">
            <text:p>-0.06203327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05" calcext:value-type="float">
            <text:p>-35.05</text:p>
          </table:table-cell>
          <table:table-cell office:value-type="float" office:value="-0.063490539225" calcext:value-type="float">
            <text:p>-0.0634905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3" calcext:value-type="float">
            <text:p>-11.53</text:p>
          </table:table-cell>
          <table:table-cell office:value-type="float" office:value="-0.0333865722814" calcext:value-type="float">
            <text:p>-0.0333865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86" calcext:value-type="float">
            <text:p>-32.86</text:p>
          </table:table-cell>
          <table:table-cell office:value-type="float" office:value="-0.0614923287987" calcext:value-type="float">
            <text:p>-0.0614923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51" calcext:value-type="float">
            <text:p>-29.51</text:p>
          </table:table-cell>
          <table:table-cell office:value-type="float" office:value="-0.0675245805794" calcext:value-type="float">
            <text:p>-0.06752458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02" calcext:value-type="float">
            <text:p>-15.02</text:p>
          </table:table-cell>
          <table:table-cell office:value-type="float" office:value="-0.090976048266" calcext:value-type="float">
            <text:p>-0.090976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5.74" calcext:value-type="float">
            <text:p>-35.74</text:p>
          </table:table-cell>
          <table:table-cell office:value-type="float" office:value="-0.0619258008242" calcext:value-type="float">
            <text:p>-0.0619258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2" calcext:value-type="float">
            <text:p>-29.32</text:p>
          </table:table-cell>
          <table:table-cell office:value-type="float" office:value="-0.0693177371724" calcext:value-type="float">
            <text:p>-0.0693177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3" calcext:value-type="float">
            <text:p>-10.93</text:p>
          </table:table-cell>
          <table:table-cell office:value-type="float" office:value="-0.0336076645395" calcext:value-type="float">
            <text:p>-0.0336076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85" calcext:value-type="float">
            <text:p>-41.85</text:p>
          </table:table-cell>
          <table:table-cell office:value-type="float" office:value="-0.0631951803318" calcext:value-type="float">
            <text:p>-0.0631951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" calcext:value-type="float">
            <text:p>-27.4</text:p>
          </table:table-cell>
          <table:table-cell office:value-type="float" office:value="-0.0694322802742" calcext:value-type="float">
            <text:p>-0.0694322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44" calcext:value-type="float">
            <text:p>-12.44</text:p>
          </table:table-cell>
          <table:table-cell office:value-type="float" office:value="-0.0447997301663" calcext:value-type="float">
            <text:p>-0.0447997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93" calcext:value-type="float">
            <text:p>-36.93</text:p>
          </table:table-cell>
          <table:table-cell office:value-type="float" office:value="-0.0623633348977" calcext:value-type="float">
            <text:p>-0.0623633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87" calcext:value-type="float">
            <text:p>-31.87</text:p>
          </table:table-cell>
          <table:table-cell office:value-type="float" office:value="-0.0838454078619" calcext:value-type="float">
            <text:p>-0.0838454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8" calcext:value-type="float">
            <text:p>-10.68</text:p>
          </table:table-cell>
          <table:table-cell office:value-type="float" office:value="-0.0267658688691" calcext:value-type="float">
            <text:p>-0.0267658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9" calcext:value-type="float">
            <text:p>-41.09</text:p>
          </table:table-cell>
          <table:table-cell office:value-type="float" office:value="-0.0631494448242" calcext:value-type="float">
            <text:p>-0.0631494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" calcext:value-type="float">
            <text:p>-30.7</text:p>
          </table:table-cell>
          <table:table-cell office:value-type="float" office:value="-0.10014210121" calcext:value-type="float">
            <text:p>-0.100142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6" calcext:value-type="float">
            <text:p>-10.56</text:p>
          </table:table-cell>
          <table:table-cell office:value-type="float" office:value="-0.0239364471695" calcext:value-type="float">
            <text:p>-0.0239364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34" calcext:value-type="float">
            <text:p>-49.34</text:p>
          </table:table-cell>
          <table:table-cell office:value-type="float" office:value="-0.0648968798812" calcext:value-type="float">
            <text:p>-0.0648968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22" calcext:value-type="float">
            <text:p>-38.22</text:p>
          </table:table-cell>
          <table:table-cell office:value-type="float" office:value="-0.100182568226" calcext:value-type="float">
            <text:p>-0.1001825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0.0138235670553" calcext:value-type="float">
            <text:p>-0.0138235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4" calcext:value-type="float">
            <text:p>-40.34</text:p>
          </table:table-cell>
          <table:table-cell office:value-type="float" office:value="-0.0631517018349" calcext:value-type="float">
            <text:p>-0.0631517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7" calcext:value-type="float">
            <text:p>-30.77</text:p>
          </table:table-cell>
          <table:table-cell office:value-type="float" office:value="-0.0795174468706" calcext:value-type="float">
            <text:p>-0.07951744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9" calcext:value-type="float">
            <text:p>-10.69</text:p>
          </table:table-cell>
          <table:table-cell office:value-type="float" office:value="-0.021876526012" calcext:value-type="float">
            <text:p>-0.021876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28" calcext:value-type="float">
            <text:p>-39.28</text:p>
          </table:table-cell>
          <table:table-cell office:value-type="float" office:value="-0.0619067537862" calcext:value-type="float">
            <text:p>-0.0619067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91" calcext:value-type="float">
            <text:p>-32.91</text:p>
          </table:table-cell>
          <table:table-cell office:value-type="float" office:value="-0.0603074679922" calcext:value-type="float">
            <text:p>-0.060307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99" calcext:value-type="float">
            <text:p>-14.99</text:p>
          </table:table-cell>
          <table:table-cell office:value-type="float" office:value="-0.0947363878059" calcext:value-type="float">
            <text:p>-0.0947363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59" calcext:value-type="float">
            <text:p>-49.59</text:p>
          </table:table-cell>
          <table:table-cell office:value-type="float" office:value="-0.0650953821023" calcext:value-type="float">
            <text:p>-0.06509538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7" calcext:value-type="float">
            <text:p>-28.57</text:p>
          </table:table-cell>
          <table:table-cell office:value-type="float" office:value="-0.0750822572971" calcext:value-type="float">
            <text:p>-0.0750822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5" calcext:value-type="float">
            <text:p>-10.35</text:p>
          </table:table-cell>
          <table:table-cell office:value-type="float" office:value="-0.0233316068773" calcext:value-type="float">
            <text:p>-0.0233316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62" calcext:value-type="float">
            <text:p>-32.62</text:p>
          </table:table-cell>
          <table:table-cell office:value-type="float" office:value="-0.0594594295919" calcext:value-type="float">
            <text:p>-0.0594594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3" calcext:value-type="float">
            <text:p>-29.43</text:p>
          </table:table-cell>
          <table:table-cell office:value-type="float" office:value="-0.0661103833219" calcext:value-type="float">
            <text:p>-0.0661103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8" calcext:value-type="float">
            <text:p>-11.48</text:p>
          </table:table-cell>
          <table:table-cell office:value-type="float" office:value="-0.0394935265227" calcext:value-type="float">
            <text:p>-0.0394935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6" calcext:value-type="float">
            <text:p>-41.96</text:p>
          </table:table-cell>
          <table:table-cell office:value-type="float" office:value="-0.0625747772249" calcext:value-type="float">
            <text:p>-0.0625747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25" calcext:value-type="float">
            <text:p>-31.25</text:p>
          </table:table-cell>
          <table:table-cell office:value-type="float" office:value="-0.0807801098568" calcext:value-type="float">
            <text:p>-0.0807801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6" calcext:value-type="float">
            <text:p>-11.36</text:p>
          </table:table-cell>
          <table:table-cell office:value-type="float" office:value="-0.0328874666975" calcext:value-type="float">
            <text:p>-0.0328874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8" calcext:value-type="float">
            <text:p>-40.08</text:p>
          </table:table-cell>
          <table:table-cell office:value-type="float" office:value="-0.0623543734836" calcext:value-type="float">
            <text:p>-0.0623543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29" calcext:value-type="float">
            <text:p>-34.29</text:p>
          </table:table-cell>
          <table:table-cell office:value-type="float" office:value="-0.176355125775" calcext:value-type="float">
            <text:p>-0.1763551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9" calcext:value-type="float">
            <text:p>-11.79</text:p>
          </table:table-cell>
          <table:table-cell office:value-type="float" office:value="-0.0306830971137" calcext:value-type="float">
            <text:p>-0.0306830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75" calcext:value-type="float">
            <text:p>-43.75</text:p>
          </table:table-cell>
          <table:table-cell office:value-type="float" office:value="-0.0645352832113" calcext:value-type="float">
            <text:p>-0.0645352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7" calcext:value-type="float">
            <text:p>-38.7</text:p>
          </table:table-cell>
          <table:table-cell office:value-type="float" office:value="-0.216209505962" calcext:value-type="float">
            <text:p>-0.2162095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220463273064" calcext:value-type="float">
            <text:p>-0.0220463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3" calcext:value-type="float">
            <text:p>-42.13</text:p>
          </table:table-cell>
          <table:table-cell office:value-type="float" office:value="-0.065368936101" calcext:value-type="float">
            <text:p>-0.065368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26" calcext:value-type="float">
            <text:p>-32.26</text:p>
          </table:table-cell>
          <table:table-cell office:value-type="float" office:value="-0.061937924199" calcext:value-type="float">
            <text:p>-0.0619379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5" calcext:value-type="float">
            <text:p>-15.65</text:p>
          </table:table-cell>
          <table:table-cell office:value-type="float" office:value="-0.10533852742" calcext:value-type="float">
            <text:p>-0.1053385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4" calcext:value-type="float">
            <text:p>-45.4</text:p>
          </table:table-cell>
          <table:table-cell office:value-type="float" office:value="-0.0653360626923" calcext:value-type="float">
            <text:p>-0.0653360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07" calcext:value-type="float">
            <text:p>-37.07</text:p>
          </table:table-cell>
          <table:table-cell office:value-type="float" office:value="-0.123023973953" calcext:value-type="float">
            <text:p>-0.1230239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8" calcext:value-type="float">
            <text:p>-12.48</text:p>
          </table:table-cell>
          <table:table-cell office:value-type="float" office:value="-0.0465777482108" calcext:value-type="float">
            <text:p>-0.046577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44" calcext:value-type="float">
            <text:p>-45.44</text:p>
          </table:table-cell>
          <table:table-cell office:value-type="float" office:value="-0.0712387378196" calcext:value-type="float">
            <text:p>-0.0712387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7" calcext:value-type="float">
            <text:p>-32.47</text:p>
          </table:table-cell>
          <table:table-cell office:value-type="float" office:value="-0.0832851716434" calcext:value-type="float">
            <text:p>-0.0832851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6" calcext:value-type="float">
            <text:p>-11.16</text:p>
          </table:table-cell>
          <table:table-cell office:value-type="float" office:value="-0.0356896772505" calcext:value-type="float">
            <text:p>-0.0356896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59" calcext:value-type="float">
            <text:p>-39.59</text:p>
          </table:table-cell>
          <table:table-cell office:value-type="float" office:value="-0.0650223844993" calcext:value-type="float">
            <text:p>-0.0650223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9" calcext:value-type="float">
            <text:p>-27.89</text:p>
          </table:table-cell>
          <table:table-cell office:value-type="float" office:value="-0.0691012904287" calcext:value-type="float">
            <text:p>-0.06910129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-0.031401447745" calcext:value-type="float">
            <text:p>-0.0314014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7" calcext:value-type="float">
            <text:p>-41.77</text:p>
          </table:table-cell>
          <table:table-cell office:value-type="float" office:value="-0.0627665668452" calcext:value-type="float">
            <text:p>-0.0627665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39" calcext:value-type="float">
            <text:p>-30.39</text:p>
          </table:table-cell>
          <table:table-cell office:value-type="float" office:value="-0.0810907634099" calcext:value-type="float">
            <text:p>-0.0810907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8" calcext:value-type="float">
            <text:p>-10.48</text:p>
          </table:table-cell>
          <table:table-cell office:value-type="float" office:value="-0.0240210982196" calcext:value-type="float">
            <text:p>-0.0240210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33" calcext:value-type="float">
            <text:p>-52.33</text:p>
          </table:table-cell>
          <table:table-cell office:value-type="float" office:value="-0.0732203970556" calcext:value-type="float">
            <text:p>-0.0732203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5" calcext:value-type="float">
            <text:p>-28.45</text:p>
          </table:table-cell>
          <table:table-cell office:value-type="float" office:value="-0.0815790816611" calcext:value-type="float">
            <text:p>-0.08157908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47" calcext:value-type="float">
            <text:p>-14.47</text:p>
          </table:table-cell>
          <table:table-cell office:value-type="float" office:value="-0.0856150181826" calcext:value-type="float">
            <text:p>-0.085615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86" calcext:value-type="float">
            <text:p>-41.86</text:p>
          </table:table-cell>
          <table:table-cell office:value-type="float" office:value="-0.0637449956546" calcext:value-type="float">
            <text:p>-0.0637449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9" calcext:value-type="float">
            <text:p>-28.99</text:p>
          </table:table-cell>
          <table:table-cell office:value-type="float" office:value="-0.0861193072571" calcext:value-type="float">
            <text:p>-0.0861193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2" calcext:value-type="float">
            <text:p>-11.42</text:p>
          </table:table-cell>
          <table:table-cell office:value-type="float" office:value="-0.0264680443959" calcext:value-type="float">
            <text:p>-0.0264680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71" calcext:value-type="float">
            <text:p>-38.71</text:p>
          </table:table-cell>
          <table:table-cell office:value-type="float" office:value="-0.0595286543253" calcext:value-type="float">
            <text:p>-0.05952865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2" calcext:value-type="float">
            <text:p>-31.72</text:p>
          </table:table-cell>
          <table:table-cell office:value-type="float" office:value="-0.0780495211052" calcext:value-type="float">
            <text:p>-0.0780495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2" calcext:value-type="float">
            <text:p>-10.52</text:p>
          </table:table-cell>
          <table:table-cell office:value-type="float" office:value="-0.0235770576176" calcext:value-type="float">
            <text:p>-0.0235770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51" calcext:value-type="float">
            <text:p>-47.51</text:p>
          </table:table-cell>
          <table:table-cell office:value-type="float" office:value="-0.0721529313181" calcext:value-type="float">
            <text:p>-0.072152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4" calcext:value-type="float">
            <text:p>-30.04</text:p>
          </table:table-cell>
          <table:table-cell office:value-type="float" office:value="-0.0692662473698" calcext:value-type="float">
            <text:p>-0.0692662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66" calcext:value-type="float">
            <text:p>-15.66</text:p>
          </table:table-cell>
          <table:table-cell office:value-type="float" office:value="-0.10538008084" calcext:value-type="float">
            <text:p>-0.105380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95" calcext:value-type="float">
            <text:p>-39.95</text:p>
          </table:table-cell>
          <table:table-cell office:value-type="float" office:value="-0.0626603161057" calcext:value-type="float">
            <text:p>-0.0626603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95" calcext:value-type="float">
            <text:p>-29.95</text:p>
          </table:table-cell>
          <table:table-cell office:value-type="float" office:value="-0.0693098284263" calcext:value-type="float">
            <text:p>-0.0693098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9" calcext:value-type="float">
            <text:p>-11.29</text:p>
          </table:table-cell>
          <table:table-cell office:value-type="float" office:value="-0.0404582188752" calcext:value-type="float">
            <text:p>-0.0404582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48" calcext:value-type="float">
            <text:p>-32.48</text:p>
          </table:table-cell>
          <table:table-cell office:value-type="float" office:value="-0.0592185093246" calcext:value-type="float">
            <text:p>-0.0592185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7" calcext:value-type="float">
            <text:p>-27.47</text:p>
          </table:table-cell>
          <table:table-cell office:value-type="float" office:value="-0.064539007608" calcext:value-type="float">
            <text:p>-0.0645390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5" calcext:value-type="float">
            <text:p>-10.55</text:p>
          </table:table-cell>
          <table:table-cell office:value-type="float" office:value="-0.024958780075" calcext:value-type="float">
            <text:p>-0.0249587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1" calcext:value-type="float">
            <text:p>-43.41</text:p>
          </table:table-cell>
          <table:table-cell office:value-type="float" office:value="-0.065171630104" calcext:value-type="float">
            <text:p>-0.0651716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3" calcext:value-type="float">
            <text:p>-32.43</text:p>
          </table:table-cell>
          <table:table-cell office:value-type="float" office:value="-0.113287528998" calcext:value-type="float">
            <text:p>-0.113287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4" calcext:value-type="float">
            <text:p>-11.44</text:p>
          </table:table-cell>
          <table:table-cell office:value-type="float" office:value="-0.0227037973134" calcext:value-type="float">
            <text:p>-0.0227037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23" calcext:value-type="float">
            <text:p>-44.23</text:p>
          </table:table-cell>
          <table:table-cell office:value-type="float" office:value="-0.0628177945935" calcext:value-type="float">
            <text:p>-0.06281779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9" calcext:value-type="float">
            <text:p>-27.49</text:p>
          </table:table-cell>
          <table:table-cell office:value-type="float" office:value="-0.0575761819197" calcext:value-type="float">
            <text:p>-0.0575761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333189863195" calcext:value-type="float">
            <text:p>-0.033318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" calcext:value-type="float">
            <text:p>-41.2</text:p>
          </table:table-cell>
          <table:table-cell office:value-type="float" office:value="-0.0633939121873" calcext:value-type="float">
            <text:p>-0.0633939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9" calcext:value-type="float">
            <text:p>-29.09</text:p>
          </table:table-cell>
          <table:table-cell office:value-type="float" office:value="-0.0662948052472" calcext:value-type="float">
            <text:p>-0.066294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2" calcext:value-type="float">
            <text:p>-11.12</text:p>
          </table:table-cell>
          <table:table-cell office:value-type="float" office:value="-0.0290488392981" calcext:value-type="float">
            <text:p>-0.0290488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46" calcext:value-type="float">
            <text:p>-48.46</text:p>
          </table:table-cell>
          <table:table-cell office:value-type="float" office:value="-0.0723737562493" calcext:value-type="float">
            <text:p>-0.0723737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" calcext:value-type="float">
            <text:p>-32.7</text:p>
          </table:table-cell>
          <table:table-cell office:value-type="float" office:value="-0.117265777538" calcext:value-type="float">
            <text:p>-0.117265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5" calcext:value-type="float">
            <text:p>-17.5</text:p>
          </table:table-cell>
          <table:table-cell office:value-type="float" office:value="-0.105987426848" calcext:value-type="float">
            <text:p>-0.105987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61" calcext:value-type="float">
            <text:p>-42.61</text:p>
          </table:table-cell>
          <table:table-cell office:value-type="float" office:value="-0.0628152192137" calcext:value-type="float">
            <text:p>-0.0628152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39" calcext:value-type="float">
            <text:p>-28.39</text:p>
          </table:table-cell>
          <table:table-cell office:value-type="float" office:value="-0.0830208928253" calcext:value-type="float">
            <text:p>-0.0830208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39933424756" calcext:value-type="float">
            <text:p>-0.0239933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9" calcext:value-type="float">
            <text:p>-40.49</text:p>
          </table:table-cell>
          <table:table-cell office:value-type="float" office:value="-0.063034748683" calcext:value-type="float">
            <text:p>-0.06303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34" calcext:value-type="float">
            <text:p>-31.34</text:p>
          </table:table-cell>
          <table:table-cell office:value-type="float" office:value="-0.0822558987175" calcext:value-type="float">
            <text:p>-0.0822558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8" calcext:value-type="float">
            <text:p>-11.78</text:p>
          </table:table-cell>
          <table:table-cell office:value-type="float" office:value="-0.0218888116956" calcext:value-type="float">
            <text:p>-0.0218888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05" calcext:value-type="float">
            <text:p>-45.05</text:p>
          </table:table-cell>
          <table:table-cell office:value-type="float" office:value="-0.0645714137593" calcext:value-type="float">
            <text:p>-0.0645714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1.9" calcext:value-type="float">
            <text:p>-61.9</text:p>
          </table:table-cell>
          <table:table-cell office:value-type="float" office:value="-0.361628932976" calcext:value-type="float">
            <text:p>-0.361628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3" calcext:value-type="float">
            <text:p>-18.3</text:p>
          </table:table-cell>
          <table:table-cell office:value-type="float" office:value="-0.11832079959" calcext:value-type="float">
            <text:p>-0.118320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.39" calcext:value-type="float">
            <text:p>-39.39</text:p>
          </table:table-cell>
          <table:table-cell office:value-type="float" office:value="-0.0619224476" calcext:value-type="float">
            <text:p>-0.0619224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08" calcext:value-type="float">
            <text:p>-44.08</text:p>
          </table:table-cell>
          <table:table-cell office:value-type="float" office:value="-0.160522306719" calcext:value-type="float">
            <text:p>-0.1605223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244464612425" calcext:value-type="float">
            <text:p>-0.0244464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4" calcext:value-type="float">
            <text:p>-45.4</text:p>
          </table:table-cell>
          <table:table-cell office:value-type="float" office:value="-0.0653066811326" calcext:value-type="float">
            <text:p>-0.0653066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9" calcext:value-type="float">
            <text:p>-29.29</text:p>
          </table:table-cell>
          <table:table-cell office:value-type="float" office:value="-0.0732030558991" calcext:value-type="float">
            <text:p>-0.07320305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" calcext:value-type="float">
            <text:p>-11.4</text:p>
          </table:table-cell>
          <table:table-cell office:value-type="float" office:value="-0.0396525498913" calcext:value-type="float">
            <text:p>-0.0396525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34" calcext:value-type="float">
            <text:p>-38.34</text:p>
          </table:table-cell>
          <table:table-cell office:value-type="float" office:value="-0.0611471664933" calcext:value-type="float">
            <text:p>-0.0611471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84" calcext:value-type="float">
            <text:p>-29.84</text:p>
          </table:table-cell>
          <table:table-cell office:value-type="float" office:value="-0.106295816774" calcext:value-type="float">
            <text:p>-0.1062958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0.0311481695693" calcext:value-type="float">
            <text:p>-0.0311481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7" calcext:value-type="float">
            <text:p>-58.37</text:p>
          </table:table-cell>
          <table:table-cell office:value-type="float" office:value="-0.097182533072" calcext:value-type="float">
            <text:p>-0.0971825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45" calcext:value-type="float">
            <text:p>-31.45</text:p>
          </table:table-cell>
          <table:table-cell office:value-type="float" office:value="-0.0826306945954" calcext:value-type="float">
            <text:p>-0.08263069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9" calcext:value-type="float">
            <text:p>-11.69</text:p>
          </table:table-cell>
          <table:table-cell office:value-type="float" office:value="-0.0237827677099" calcext:value-type="float">
            <text:p>-0.0237827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39" calcext:value-type="float">
            <text:p>-35.39</text:p>
          </table:table-cell>
          <table:table-cell office:value-type="float" office:value="-0.0713587674785" calcext:value-type="float">
            <text:p>-0.0713587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9" calcext:value-type="float">
            <text:p>-32.39</text:p>
          </table:table-cell>
          <table:table-cell office:value-type="float" office:value="-0.139253178586" calcext:value-type="float">
            <text:p>-0.13925317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57" calcext:value-type="float">
            <text:p>-11.57</text:p>
          </table:table-cell>
          <table:table-cell office:value-type="float" office:value="-0.0229553885401" calcext:value-type="float">
            <text:p>-0.0229553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2.91" calcext:value-type="float">
            <text:p>-102.91</text:p>
          </table:table-cell>
          <table:table-cell office:value-type="float" office:value="-0.282060359981" calcext:value-type="float">
            <text:p>-0.28206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53" calcext:value-type="float">
            <text:p>-29.53</text:p>
          </table:table-cell>
          <table:table-cell office:value-type="float" office:value="-0.103970440386" calcext:value-type="float">
            <text:p>-0.1039704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9" calcext:value-type="float">
            <text:p>-10.59</text:p>
          </table:table-cell>
          <table:table-cell office:value-type="float" office:value="-0.0231866306056" calcext:value-type="float">
            <text:p>-0.0231866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9" calcext:value-type="float">
            <text:p>-42.69</text:p>
          </table:table-cell>
          <table:table-cell office:value-type="float" office:value="-0.0643898239205" calcext:value-type="float">
            <text:p>-0.0643898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71" calcext:value-type="float">
            <text:p>-39.71</text:p>
          </table:table-cell>
          <table:table-cell office:value-type="float" office:value="-0.167542608592" calcext:value-type="float">
            <text:p>-0.1675426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64" calcext:value-type="float">
            <text:p>-12.64</text:p>
          </table:table-cell>
          <table:table-cell office:value-type="float" office:value="-0.0380812194386" calcext:value-type="float">
            <text:p>-0.0380812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36" calcext:value-type="float">
            <text:p>-47.36</text:p>
          </table:table-cell>
          <table:table-cell office:value-type="float" office:value="-0.0701469152635" calcext:value-type="float">
            <text:p>-0.070146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14" calcext:value-type="float">
            <text:p>-39.14</text:p>
          </table:table-cell>
          <table:table-cell office:value-type="float" office:value="-0.182361065502" calcext:value-type="float">
            <text:p>-0.1823610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9" calcext:value-type="float">
            <text:p>-11.39</text:p>
          </table:table-cell>
          <table:table-cell office:value-type="float" office:value="-0.0247929381741" calcext:value-type="float">
            <text:p>-0.0247929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5" calcext:value-type="float">
            <text:p>-47.05</text:p>
          </table:table-cell>
          <table:table-cell office:value-type="float" office:value="-0.07376604701" calcext:value-type="float">
            <text:p>-0.073766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3" calcext:value-type="float">
            <text:p>-28.63</text:p>
          </table:table-cell>
          <table:table-cell office:value-type="float" office:value="-0.0595379381913" calcext:value-type="float">
            <text:p>-0.0595379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7" calcext:value-type="float">
            <text:p>-11.17</text:p>
          </table:table-cell>
          <table:table-cell office:value-type="float" office:value="-0.0320045160204" calcext:value-type="float">
            <text:p>-0.032004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1" calcext:value-type="float">
            <text:p>-40.91</text:p>
          </table:table-cell>
          <table:table-cell office:value-type="float" office:value="-0.0652021962134" calcext:value-type="float">
            <text:p>-0.065202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" calcext:value-type="float">
            <text:p>-31.7</text:p>
          </table:table-cell>
          <table:table-cell office:value-type="float" office:value="-0.082421296864" calcext:value-type="float">
            <text:p>-0.0824212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9" calcext:value-type="float">
            <text:p>-11.19</text:p>
          </table:table-cell>
          <table:table-cell office:value-type="float" office:value="-0.0239370925727" calcext:value-type="float">
            <text:p>-0.0239370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52" calcext:value-type="float">
            <text:p>-41.52</text:p>
          </table:table-cell>
          <table:table-cell office:value-type="float" office:value="-0.0622152165981" calcext:value-type="float">
            <text:p>-0.0622152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2" calcext:value-type="float">
            <text:p>-34.2</text:p>
          </table:table-cell>
          <table:table-cell office:value-type="float" office:value="-0.0820277179471" calcext:value-type="float">
            <text:p>-0.0820277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97" calcext:value-type="float">
            <text:p>-12.97</text:p>
          </table:table-cell>
          <table:table-cell office:value-type="float" office:value="-0.0380417883642" calcext:value-type="float">
            <text:p>-0.0380417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7" calcext:value-type="float">
            <text:p>-44.87</text:p>
          </table:table-cell>
          <table:table-cell office:value-type="float" office:value="-0.0702003646453" calcext:value-type="float">
            <text:p>-0.0702003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3.05" calcext:value-type="float">
            <text:p>-43.05</text:p>
          </table:table-cell>
          <table:table-cell office:value-type="float" office:value="-0.189430358891" calcext:value-type="float">
            <text:p>-0.189430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77" calcext:value-type="float">
            <text:p>-19.77</text:p>
          </table:table-cell>
          <table:table-cell office:value-type="float" office:value="-0.129124145057" calcext:value-type="float">
            <text:p>-0.129124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13" calcext:value-type="float">
            <text:p>-40.13</text:p>
          </table:table-cell>
          <table:table-cell office:value-type="float" office:value="-0.0601164853223" calcext:value-type="float">
            <text:p>-0.0601164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5" calcext:value-type="float">
            <text:p>-30.15</text:p>
          </table:table-cell>
          <table:table-cell office:value-type="float" office:value="-0.0806683808408" calcext:value-type="float">
            <text:p>-0.0806683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1" calcext:value-type="float">
            <text:p>-11.21</text:p>
          </table:table-cell>
          <table:table-cell office:value-type="float" office:value="-0.0361795444382" calcext:value-type="float">
            <text:p>-0.0361795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38" calcext:value-type="float">
            <text:p>-40.38</text:p>
          </table:table-cell>
          <table:table-cell office:value-type="float" office:value="-0.06292511705" calcext:value-type="float">
            <text:p>-0.0629251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95" calcext:value-type="float">
            <text:p>-35.95</text:p>
          </table:table-cell>
          <table:table-cell office:value-type="float" office:value="-0.0817186561976" calcext:value-type="float">
            <text:p>-0.0817186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0.75" calcext:value-type="float">
            <text:p>-20.75</text:p>
          </table:table-cell>
          <table:table-cell office:value-type="float" office:value="-0.157679696185" calcext:value-type="float">
            <text:p>-0.157679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6" calcext:value-type="float">
            <text:p>-41.6</text:p>
          </table:table-cell>
          <table:table-cell office:value-type="float" office:value="-0.0622597302571" calcext:value-type="float">
            <text:p>-0.0622597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5" calcext:value-type="float">
            <text:p>-30.45</text:p>
          </table:table-cell>
          <table:table-cell office:value-type="float" office:value="-0.120515792785" calcext:value-type="float">
            <text:p>-0.1205157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1" calcext:value-type="float">
            <text:p>-11.41</text:p>
          </table:table-cell>
          <table:table-cell office:value-type="float" office:value="-0.0336744231218" calcext:value-type="float">
            <text:p>-0.0336744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7" calcext:value-type="float">
            <text:p>-41.97</text:p>
          </table:table-cell>
          <table:table-cell office:value-type="float" office:value="-0.0607546598988" calcext:value-type="float">
            <text:p>-0.0607546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6" calcext:value-type="float">
            <text:p>-29.16</text:p>
          </table:table-cell>
          <table:table-cell office:value-type="float" office:value="-0.0643292886166" calcext:value-type="float">
            <text:p>-0.0643292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" calcext:value-type="float">
            <text:p>-10.9</text:p>
          </table:table-cell>
          <table:table-cell office:value-type="float" office:value="-0.0309735538588" calcext:value-type="float">
            <text:p>-0.0309735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71" calcext:value-type="float">
            <text:p>-31.71</text:p>
          </table:table-cell>
          <table:table-cell office:value-type="float" office:value="-0.0617031508391" calcext:value-type="float">
            <text:p>-0.0617031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49" calcext:value-type="float">
            <text:p>-40.49</text:p>
          </table:table-cell>
          <table:table-cell office:value-type="float" office:value="-0.18382187536" calcext:value-type="float">
            <text:p>-0.1838218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5" calcext:value-type="float">
            <text:p>-11.95</text:p>
          </table:table-cell>
          <table:table-cell office:value-type="float" office:value="-0.0316174231148" calcext:value-type="float">
            <text:p>-0.0316174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8" calcext:value-type="float">
            <text:p>-44.98</text:p>
          </table:table-cell>
          <table:table-cell office:value-type="float" office:value="-0.070640813614" calcext:value-type="float">
            <text:p>-0.0706408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2" calcext:value-type="float">
            <text:p>-35.42</text:p>
          </table:table-cell>
          <table:table-cell office:value-type="float" office:value="-0.0618078633654" calcext:value-type="float">
            <text:p>-0.0618078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97" calcext:value-type="float">
            <text:p>-13.97</text:p>
          </table:table-cell>
          <table:table-cell office:value-type="float" office:value="-0.0737271396305" calcext:value-type="float">
            <text:p>-0.073727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59" calcext:value-type="float">
            <text:p>-36.59</text:p>
          </table:table-cell>
          <table:table-cell office:value-type="float" office:value="-0.0676471556615" calcext:value-type="float">
            <text:p>-0.0676471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1" calcext:value-type="float">
            <text:p>-30.11</text:p>
          </table:table-cell>
          <table:table-cell office:value-type="float" office:value="-0.116226936757" calcext:value-type="float">
            <text:p>-0.11622693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7" calcext:value-type="float">
            <text:p>-11.47</text:p>
          </table:table-cell>
          <table:table-cell office:value-type="float" office:value="-0.0326992322811" calcext:value-type="float">
            <text:p>-0.0326992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12" calcext:value-type="float">
            <text:p>-32.12</text:p>
          </table:table-cell>
          <table:table-cell office:value-type="float" office:value="-0.0596720625382" calcext:value-type="float">
            <text:p>-0.0596720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22" calcext:value-type="float">
            <text:p>-38.22</text:p>
          </table:table-cell>
          <table:table-cell office:value-type="float" office:value="-0.184555260058" calcext:value-type="float">
            <text:p>-0.1845552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04" calcext:value-type="float">
            <text:p>-12.04</text:p>
          </table:table-cell>
          <table:table-cell office:value-type="float" office:value="-0.0323388751447" calcext:value-type="float">
            <text:p>-0.0323388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09" calcext:value-type="float">
            <text:p>-35.09</text:p>
          </table:table-cell>
          <table:table-cell office:value-type="float" office:value="-0.0613664139161" calcext:value-type="float">
            <text:p>-0.0613664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6" calcext:value-type="float">
            <text:p>-27.96</text:p>
          </table:table-cell>
          <table:table-cell office:value-type="float" office:value="-0.0627006303187" calcext:value-type="float">
            <text:p>-0.06270063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6" calcext:value-type="float">
            <text:p>-11.26</text:p>
          </table:table-cell>
          <table:table-cell office:value-type="float" office:value="-0.0369745819424" calcext:value-type="float">
            <text:p>-0.0369745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17" calcext:value-type="float">
            <text:p>-73.17</text:p>
          </table:table-cell>
          <table:table-cell office:value-type="float" office:value="-0.140470220171" calcext:value-type="float">
            <text:p>-0.1404702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08" calcext:value-type="float">
            <text:p>-29.08</text:p>
          </table:table-cell>
          <table:table-cell office:value-type="float" office:value="-0.0804648367488" calcext:value-type="float">
            <text:p>-0.0804648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" calcext:value-type="float">
            <text:p>-10.3</text:p>
          </table:table-cell>
          <table:table-cell office:value-type="float" office:value="-0.0240082247461" calcext:value-type="float">
            <text:p>-0.0240082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4" calcext:value-type="float">
            <text:p>-39.74</text:p>
          </table:table-cell>
          <table:table-cell office:value-type="float" office:value="-0.0732312223541" calcext:value-type="float">
            <text:p>-0.07323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71" calcext:value-type="float">
            <text:p>-32.71</text:p>
          </table:table-cell>
          <table:table-cell office:value-type="float" office:value="-0.0785077262492" calcext:value-type="float">
            <text:p>-0.0785077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71" calcext:value-type="float">
            <text:p>-17.71</text:p>
          </table:table-cell>
          <table:table-cell office:value-type="float" office:value="-0.148336271517" calcext:value-type="float">
            <text:p>-0.148336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66" calcext:value-type="float">
            <text:p>-36.66</text:p>
          </table:table-cell>
          <table:table-cell office:value-type="float" office:value="-0.0606813051743" calcext:value-type="float">
            <text:p>-0.0606813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5.78" calcext:value-type="float">
            <text:p>-55.78</text:p>
          </table:table-cell>
          <table:table-cell office:value-type="float" office:value="-0.318595235533" calcext:value-type="float">
            <text:p>-0.31859523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2" calcext:value-type="float">
            <text:p>-12.42</text:p>
          </table:table-cell>
          <table:table-cell office:value-type="float" office:value="-0.0306530773442" calcext:value-type="float">
            <text:p>-0.0306530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57" calcext:value-type="float">
            <text:p>-70.57</text:p>
          </table:table-cell>
          <table:table-cell office:value-type="float" office:value="-0.137888074541" calcext:value-type="float">
            <text:p>-0.1378880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2" calcext:value-type="float">
            <text:p>-32.2</text:p>
          </table:table-cell>
          <table:table-cell office:value-type="float" office:value="-0.0926672661955" calcext:value-type="float">
            <text:p>-0.09266726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2" calcext:value-type="float">
            <text:p>-11.22</text:p>
          </table:table-cell>
          <table:table-cell office:value-type="float" office:value="-0.0239166717965" calcext:value-type="float">
            <text:p>-0.0239166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9" calcext:value-type="float">
            <text:p>-40.99</text:p>
          </table:table-cell>
          <table:table-cell office:value-type="float" office:value="-0.0604790325789" calcext:value-type="float">
            <text:p>-0.0604790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7" calcext:value-type="float">
            <text:p>-29.47</text:p>
          </table:table-cell>
          <table:table-cell office:value-type="float" office:value="-0.0699426303614" calcext:value-type="float">
            <text:p>-0.06994263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28" calcext:value-type="float">
            <text:p>-10.28</text:p>
          </table:table-cell>
          <table:table-cell office:value-type="float" office:value="-0.0217736240784" calcext:value-type="float">
            <text:p>-0.0217736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15" calcext:value-type="float">
            <text:p>-39.15</text:p>
          </table:table-cell>
          <table:table-cell office:value-type="float" office:value="-0.0605578605353" calcext:value-type="float">
            <text:p>-0.06055786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9" calcext:value-type="float">
            <text:p>-35.9</text:p>
          </table:table-cell>
          <table:table-cell office:value-type="float" office:value="-0.168225652821" calcext:value-type="float">
            <text:p>-0.16822565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37" calcext:value-type="float">
            <text:p>-12.37</text:p>
          </table:table-cell>
          <table:table-cell office:value-type="float" office:value="-0.0359433782806" calcext:value-type="float">
            <text:p>-0.0359433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35" calcext:value-type="float">
            <text:p>-48.35</text:p>
          </table:table-cell>
          <table:table-cell office:value-type="float" office:value="-0.0662843247223" calcext:value-type="float">
            <text:p>-0.0662843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92" calcext:value-type="float">
            <text:p>-33.92</text:p>
          </table:table-cell>
          <table:table-cell office:value-type="float" office:value="-0.0820451822307" calcext:value-type="float">
            <text:p>-0.0820451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-0.0340320930126" calcext:value-type="float">
            <text:p>-0.034032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6" calcext:value-type="float">
            <text:p>-40.6</text:p>
          </table:table-cell>
          <table:table-cell office:value-type="float" office:value="-0.0643578291458" calcext:value-type="float">
            <text:p>-0.0643578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48" calcext:value-type="float">
            <text:p>-29.48</text:p>
          </table:table-cell>
          <table:table-cell office:value-type="float" office:value="-0.0825185401548" calcext:value-type="float">
            <text:p>-0.0825185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6" calcext:value-type="float">
            <text:p>-11.76</text:p>
          </table:table-cell>
          <table:table-cell office:value-type="float" office:value="-0.0429971996189" calcext:value-type="float">
            <text:p>-0.042997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29" calcext:value-type="float">
            <text:p>-39.29</text:p>
          </table:table-cell>
          <table:table-cell office:value-type="float" office:value="-0.0731108930625" calcext:value-type="float">
            <text:p>-0.0731108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6" calcext:value-type="float">
            <text:p>-30.16</text:p>
          </table:table-cell>
          <table:table-cell office:value-type="float" office:value="-0.11278947979" calcext:value-type="float">
            <text:p>-0.1127894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9" calcext:value-type="float">
            <text:p>-11.19</text:p>
          </table:table-cell>
          <table:table-cell office:value-type="float" office:value="-0.0233524930077" calcext:value-type="float">
            <text:p>-0.023352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6" calcext:value-type="float">
            <text:p>-40.96</text:p>
          </table:table-cell>
          <table:table-cell office:value-type="float" office:value="-0.0620491358847" calcext:value-type="float">
            <text:p>-0.0620491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93" calcext:value-type="float">
            <text:p>-30.93</text:p>
          </table:table-cell>
          <table:table-cell office:value-type="float" office:value="-0.0747785652265" calcext:value-type="float">
            <text:p>-0.0747785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5" calcext:value-type="float">
            <text:p>-10.85</text:p>
          </table:table-cell>
          <table:table-cell office:value-type="float" office:value="-0.0357864786269" calcext:value-type="float">
            <text:p>-0.0357864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8" calcext:value-type="float">
            <text:p>-40.08</text:p>
          </table:table-cell>
          <table:table-cell office:value-type="float" office:value="-0.0783634846206" calcext:value-type="float">
            <text:p>-0.0783634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41" calcext:value-type="float">
            <text:p>-41.41</text:p>
          </table:table-cell>
          <table:table-cell office:value-type="float" office:value="-0.228397568972" calcext:value-type="float">
            <text:p>-0.228397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26" calcext:value-type="float">
            <text:p>-11.26</text:p>
          </table:table-cell>
          <table:table-cell office:value-type="float" office:value="-0.0262274663639" calcext:value-type="float">
            <text:p>-0.0262274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1" calcext:value-type="float">
            <text:p>-42.41</text:p>
          </table:table-cell>
          <table:table-cell office:value-type="float" office:value="-0.0635981318081" calcext:value-type="float">
            <text:p>-0.0635981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5" calcext:value-type="float">
            <text:p>-34.45</text:p>
          </table:table-cell>
          <table:table-cell office:value-type="float" office:value="-0.186597324149" calcext:value-type="float">
            <text:p>-0.1865973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97" calcext:value-type="float">
            <text:p>-10.97</text:p>
          </table:table-cell>
          <table:table-cell office:value-type="float" office:value="-0.0218019819391" calcext:value-type="float">
            <text:p>-0.0218019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1.7" calcext:value-type="float">
            <text:p>-111.7</text:p>
          </table:table-cell>
          <table:table-cell office:value-type="float" office:value="-0.217166225593" calcext:value-type="float">
            <text:p>-0.2171662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-0.344215795311" calcext:value-type="float">
            <text:p>-0.34421579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14" calcext:value-type="float">
            <text:p>-15.14</text:p>
          </table:table-cell>
          <table:table-cell office:value-type="float" office:value="-0.109611511644" calcext:value-type="float">
            <text:p>-0.1096115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58" calcext:value-type="float">
            <text:p>-44.58</text:p>
          </table:table-cell>
          <table:table-cell office:value-type="float" office:value="-0.066857408083" calcext:value-type="float">
            <text:p>-0.06685740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4" calcext:value-type="float">
            <text:p>-30.14</text:p>
          </table:table-cell>
          <table:table-cell office:value-type="float" office:value="-0.0791223709663" calcext:value-type="float">
            <text:p>-0.079122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0.0329266830259" calcext:value-type="float">
            <text:p>-0.032926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2" calcext:value-type="float">
            <text:p>-40.02</text:p>
          </table:table-cell>
          <table:table-cell office:value-type="float" office:value="-0.0621719818408" calcext:value-type="float">
            <text:p>-0.06217198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63" calcext:value-type="float">
            <text:p>-37.63</text:p>
          </table:table-cell>
          <table:table-cell office:value-type="float" office:value="-0.159173528937" calcext:value-type="float">
            <text:p>-0.15917352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1" calcext:value-type="float">
            <text:p>-11.71</text:p>
          </table:table-cell>
          <table:table-cell office:value-type="float" office:value="-0.0231571629691" calcext:value-type="float">
            <text:p>-0.023157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89" calcext:value-type="float">
            <text:p>-43.89</text:p>
          </table:table-cell>
          <table:table-cell office:value-type="float" office:value="-0.0623239519841" calcext:value-type="float">
            <text:p>-0.062323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31" calcext:value-type="float">
            <text:p>-33.31</text:p>
          </table:table-cell>
          <table:table-cell office:value-type="float" office:value="-0.125898993259" calcext:value-type="float">
            <text:p>-0.1258989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4" calcext:value-type="float">
            <text:p>-12.44</text:p>
          </table:table-cell>
          <table:table-cell office:value-type="float" office:value="-0.0236547384598" calcext:value-type="float">
            <text:p>-0.0236547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1" calcext:value-type="float">
            <text:p>-42.11</text:p>
          </table:table-cell>
          <table:table-cell office:value-type="float" office:value="-0.0636937701082" calcext:value-type="float">
            <text:p>-0.06369377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09" calcext:value-type="float">
            <text:p>-33.09</text:p>
          </table:table-cell>
          <table:table-cell office:value-type="float" office:value="-0.0867951229937" calcext:value-type="float">
            <text:p>-0.086795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6" calcext:value-type="float">
            <text:p>-11.06</text:p>
          </table:table-cell>
          <table:table-cell office:value-type="float" office:value="-0.0232422181615" calcext:value-type="float">
            <text:p>-0.0232422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25" calcext:value-type="float">
            <text:p>-33.25</text:p>
          </table:table-cell>
          <table:table-cell office:value-type="float" office:value="-0.0607462100443" calcext:value-type="float">
            <text:p>-0.06074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86" calcext:value-type="float">
            <text:p>-34.86</text:p>
          </table:table-cell>
          <table:table-cell office:value-type="float" office:value="-0.102780648183" calcext:value-type="float">
            <text:p>-0.1027806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74" calcext:value-type="float">
            <text:p>-16.74</text:p>
          </table:table-cell>
          <table:table-cell office:value-type="float" office:value="-0.154878568866" calcext:value-type="float">
            <text:p>-0.1548785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61" calcext:value-type="float">
            <text:p>-45.61</text:p>
          </table:table-cell>
          <table:table-cell office:value-type="float" office:value="-0.0676050879259" calcext:value-type="float">
            <text:p>-0.06760508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1" calcext:value-type="float">
            <text:p>-36.1</text:p>
          </table:table-cell>
          <table:table-cell office:value-type="float" office:value="-0.196495414896" calcext:value-type="float">
            <text:p>-0.1964954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0.0274572761427" calcext:value-type="float">
            <text:p>-0.0274572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75" calcext:value-type="float">
            <text:p>-34.75</text:p>
          </table:table-cell>
          <table:table-cell office:value-type="float" office:value="-0.0631014747567" calcext:value-type="float">
            <text:p>-0.0631014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3" calcext:value-type="float">
            <text:p>-35.43</text:p>
          </table:table-cell>
          <table:table-cell office:value-type="float" office:value="-0.0798477089073" calcext:value-type="float">
            <text:p>-0.07984770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27" calcext:value-type="float">
            <text:p>-17.27</text:p>
          </table:table-cell>
          <table:table-cell office:value-type="float" office:value="-0.100325334881" calcext:value-type="float">
            <text:p>-0.100325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6.8" calcext:value-type="float">
            <text:p>-36.8</text:p>
          </table:table-cell>
          <table:table-cell office:value-type="float" office:value="-0.061822798656" calcext:value-type="float">
            <text:p>-0.061822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31" calcext:value-type="float">
            <text:p>-45.31</text:p>
          </table:table-cell>
          <table:table-cell office:value-type="float" office:value="-0.206213926441" calcext:value-type="float">
            <text:p>-0.2062139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94" calcext:value-type="float">
            <text:p>-21.94</text:p>
          </table:table-cell>
          <table:table-cell office:value-type="float" office:value="-0.161485357279" calcext:value-type="float">
            <text:p>-0.1614853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.8" calcext:value-type="float">
            <text:p>-37.8</text:p>
          </table:table-cell>
          <table:table-cell office:value-type="float" office:value="-0.0750214688785" calcext:value-type="float">
            <text:p>-0.0750214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6" calcext:value-type="float">
            <text:p>-34.46</text:p>
          </table:table-cell>
          <table:table-cell office:value-type="float" office:value="-0.0592933245894" calcext:value-type="float">
            <text:p>-0.05929332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7" calcext:value-type="float">
            <text:p>-10.97</text:p>
          </table:table-cell>
          <table:table-cell office:value-type="float" office:value="-0.0228320392993" calcext:value-type="float">
            <text:p>-0.0228320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62" calcext:value-type="float">
            <text:p>-39.62</text:p>
          </table:table-cell>
          <table:table-cell office:value-type="float" office:value="-0.0657050887135" calcext:value-type="float">
            <text:p>-0.0657050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54" calcext:value-type="float">
            <text:p>-31.54</text:p>
          </table:table-cell>
          <table:table-cell office:value-type="float" office:value="-0.0756294117577" calcext:value-type="float">
            <text:p>-0.0756294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2" calcext:value-type="float">
            <text:p>-11.52</text:p>
          </table:table-cell>
          <table:table-cell office:value-type="float" office:value="-0.0409858710313" calcext:value-type="float">
            <text:p>-0.04098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81" calcext:value-type="float">
            <text:p>-40.81</text:p>
          </table:table-cell>
          <table:table-cell office:value-type="float" office:value="-0.0632035675439" calcext:value-type="float">
            <text:p>-0.0632035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4" calcext:value-type="float">
            <text:p>-40.4</text:p>
          </table:table-cell>
          <table:table-cell office:value-type="float" office:value="-0.115213566749" calcext:value-type="float">
            <text:p>-0.1152135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-0.0422247205189" calcext:value-type="float">
            <text:p>-0.0422247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61" calcext:value-type="float">
            <text:p>-38.61</text:p>
          </table:table-cell>
          <table:table-cell office:value-type="float" office:value="-0.0626812032819" calcext:value-type="float">
            <text:p>-0.0626812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67" calcext:value-type="float">
            <text:p>-37.67</text:p>
          </table:table-cell>
          <table:table-cell office:value-type="float" office:value="-0.191425176738" calcext:value-type="float">
            <text:p>-0.1914251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" calcext:value-type="float">
            <text:p>-11.6</text:p>
          </table:table-cell>
          <table:table-cell office:value-type="float" office:value="-0.0295889220967" calcext:value-type="float">
            <text:p>-0.0295889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71" calcext:value-type="float">
            <text:p>-39.71</text:p>
          </table:table-cell>
          <table:table-cell office:value-type="float" office:value="-0.060987642286" calcext:value-type="float">
            <text:p>-0.0609876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714118028777" calcext:value-type="float">
            <text:p>-0.0714118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-0.0221431288713" calcext:value-type="float">
            <text:p>-0.022143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0.0597022380869" calcext:value-type="float">
            <text:p>-0.0597022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02" calcext:value-type="float">
            <text:p>-40.02</text:p>
          </table:table-cell>
          <table:table-cell office:value-type="float" office:value="-0.077400191792" calcext:value-type="float">
            <text:p>-0.077400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5" calcext:value-type="float">
            <text:p>-10.75</text:p>
          </table:table-cell>
          <table:table-cell office:value-type="float" office:value="-0.0195840001674" calcext:value-type="float">
            <text:p>-0.019584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13" calcext:value-type="float">
            <text:p>-34.13</text:p>
          </table:table-cell>
          <table:table-cell office:value-type="float" office:value="-0.0603193062109" calcext:value-type="float">
            <text:p>-0.0603193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7" calcext:value-type="float">
            <text:p>-31.77</text:p>
          </table:table-cell>
          <table:table-cell office:value-type="float" office:value="-0.0812675583137" calcext:value-type="float">
            <text:p>-0.0812675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3" calcext:value-type="float">
            <text:p>-10.43</text:p>
          </table:table-cell>
          <table:table-cell office:value-type="float" office:value="-0.0224080130768" calcext:value-type="float">
            <text:p>-0.0224080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28" calcext:value-type="float">
            <text:p>-92.28</text:p>
          </table:table-cell>
          <table:table-cell office:value-type="float" office:value="-0.296579735881" calcext:value-type="float">
            <text:p>-0.296579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68" calcext:value-type="float">
            <text:p>-30.68</text:p>
          </table:table-cell>
          <table:table-cell office:value-type="float" office:value="-0.0803471366779" calcext:value-type="float">
            <text:p>-0.0803471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5" calcext:value-type="float">
            <text:p>-11.05</text:p>
          </table:table-cell>
          <table:table-cell office:value-type="float" office:value="-0.0352181057843" calcext:value-type="float">
            <text:p>-0.0352181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51" calcext:value-type="float">
            <text:p>-41.51</text:p>
          </table:table-cell>
          <table:table-cell office:value-type="float" office:value="-0.0693634746593" calcext:value-type="float">
            <text:p>-0.0693634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93" calcext:value-type="float">
            <text:p>-27.93</text:p>
          </table:table-cell>
          <table:table-cell office:value-type="float" office:value="-0.069857889173" calcext:value-type="float">
            <text:p>-0.0698578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81" calcext:value-type="float">
            <text:p>-11.81</text:p>
          </table:table-cell>
          <table:table-cell office:value-type="float" office:value="-0.0405653300547" calcext:value-type="float">
            <text:p>-0.0405653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05" calcext:value-type="float">
            <text:p>-52.05</text:p>
          </table:table-cell>
          <table:table-cell office:value-type="float" office:value="-0.0758585075908" calcext:value-type="float">
            <text:p>-0.0758585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81" calcext:value-type="float">
            <text:p>-35.81</text:p>
          </table:table-cell>
          <table:table-cell office:value-type="float" office:value="-0.186674551588" calcext:value-type="float">
            <text:p>-0.1866745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28" calcext:value-type="float">
            <text:p>-12.28</text:p>
          </table:table-cell>
          <table:table-cell office:value-type="float" office:value="-0.0407892519836" calcext:value-type="float">
            <text:p>-0.040789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78" calcext:value-type="float">
            <text:p>-50.78</text:p>
          </table:table-cell>
          <table:table-cell office:value-type="float" office:value="-0.0731624706156" calcext:value-type="float">
            <text:p>-0.07316247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8" calcext:value-type="float">
            <text:p>-28.48</text:p>
          </table:table-cell>
          <table:table-cell office:value-type="float" office:value="-0.0775460192296" calcext:value-type="float">
            <text:p>-0.0775460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7" calcext:value-type="float">
            <text:p>-10.37</text:p>
          </table:table-cell>
          <table:table-cell office:value-type="float" office:value="-0.022426908319" calcext:value-type="float">
            <text:p>-0.0224269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93" calcext:value-type="float">
            <text:p>-37.93</text:p>
          </table:table-cell>
          <table:table-cell office:value-type="float" office:value="-0.0616567667547" calcext:value-type="float">
            <text:p>-0.0616567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1" calcext:value-type="float">
            <text:p>-34.1</text:p>
          </table:table-cell>
          <table:table-cell office:value-type="float" office:value="-0.115609098734" calcext:value-type="float">
            <text:p>-0.1156090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98" calcext:value-type="float">
            <text:p>-11.98</text:p>
          </table:table-cell>
          <table:table-cell office:value-type="float" office:value="-0.0245252482327" calcext:value-type="float">
            <text:p>-0.0245252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88" calcext:value-type="float">
            <text:p>-38.88</text:p>
          </table:table-cell>
          <table:table-cell office:value-type="float" office:value="-0.062993308644" calcext:value-type="float">
            <text:p>-0.0629933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63" calcext:value-type="float">
            <text:p>-32.63</text:p>
          </table:table-cell>
          <table:table-cell office:value-type="float" office:value="-0.111696595148" calcext:value-type="float">
            <text:p>-0.1116965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1" calcext:value-type="float">
            <text:p>-11.61</text:p>
          </table:table-cell>
          <table:table-cell office:value-type="float" office:value="-0.0413055473362" calcext:value-type="float">
            <text:p>-0.0413055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0.0695213174632" calcext:value-type="float">
            <text:p>-0.069521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89" calcext:value-type="float">
            <text:p>-35.89</text:p>
          </table:table-cell>
          <table:table-cell office:value-type="float" office:value="-0.0870190794882" calcext:value-type="float">
            <text:p>-0.0870190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83" calcext:value-type="float">
            <text:p>-12.83</text:p>
          </table:table-cell>
          <table:table-cell office:value-type="float" office:value="-0.0353552831172" calcext:value-type="float">
            <text:p>-0.035355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69" calcext:value-type="float">
            <text:p>-45.69</text:p>
          </table:table-cell>
          <table:table-cell office:value-type="float" office:value="-0.0623298685914" calcext:value-type="float">
            <text:p>-0.0623298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44" calcext:value-type="float">
            <text:p>-38.44</text:p>
          </table:table-cell>
          <table:table-cell office:value-type="float" office:value="-0.0788358911292" calcext:value-type="float">
            <text:p>-0.07883589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64" calcext:value-type="float">
            <text:p>-14.64</text:p>
          </table:table-cell>
          <table:table-cell office:value-type="float" office:value="-0.0968699703141" calcext:value-type="float">
            <text:p>-0.0968699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42" calcext:value-type="float">
            <text:p>-47.42</text:p>
          </table:table-cell>
          <table:table-cell office:value-type="float" office:value="-0.0683491411324" calcext:value-type="float">
            <text:p>-0.0683491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4" calcext:value-type="float">
            <text:p>-30.14</text:p>
          </table:table-cell>
          <table:table-cell office:value-type="float" office:value="-0.0860510086301" calcext:value-type="float">
            <text:p>-0.0860510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6" calcext:value-type="float">
            <text:p>-10.46</text:p>
          </table:table-cell>
          <table:table-cell office:value-type="float" office:value="-0.0226780394193" calcext:value-type="float">
            <text:p>-0.0226780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4" calcext:value-type="float">
            <text:p>-37.4</text:p>
          </table:table-cell>
          <table:table-cell office:value-type="float" office:value="-0.0779504365389" calcext:value-type="float">
            <text:p>-0.0779504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4.91" calcext:value-type="float">
            <text:p>-44.91</text:p>
          </table:table-cell>
          <table:table-cell office:value-type="float" office:value="-0.20241190486" calcext:value-type="float">
            <text:p>-0.2024119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6" calcext:value-type="float">
            <text:p>-11.46</text:p>
          </table:table-cell>
          <table:table-cell office:value-type="float" office:value="-0.0239873266712" calcext:value-type="float">
            <text:p>-0.0239873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1" calcext:value-type="float">
            <text:p>-51.1</text:p>
          </table:table-cell>
          <table:table-cell office:value-type="float" office:value="-0.075032207253" calcext:value-type="float">
            <text:p>-0.0750322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98" calcext:value-type="float">
            <text:p>-33.98</text:p>
          </table:table-cell>
          <table:table-cell office:value-type="float" office:value="-0.060375762128" calcext:value-type="float">
            <text:p>-0.0603757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6" calcext:value-type="float">
            <text:p>-12.36</text:p>
          </table:table-cell>
          <table:table-cell office:value-type="float" office:value="-0.0378486064479" calcext:value-type="float">
            <text:p>-0.0378486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87" calcext:value-type="float">
            <text:p>-34.87</text:p>
          </table:table-cell>
          <table:table-cell office:value-type="float" office:value="-0.0604740825483" calcext:value-type="float">
            <text:p>-0.0604740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64" calcext:value-type="float">
            <text:p>-39.64</text:p>
          </table:table-cell>
          <table:table-cell office:value-type="float" office:value="-0.0801126249691" calcext:value-type="float">
            <text:p>-0.080112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83" calcext:value-type="float">
            <text:p>-14.83</text:p>
          </table:table-cell>
          <table:table-cell office:value-type="float" office:value="-0.0998356221861" calcext:value-type="float">
            <text:p>-0.0998356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2" calcext:value-type="float">
            <text:p>-45.2</text:p>
          </table:table-cell>
          <table:table-cell office:value-type="float" office:value="-0.0710791290816" calcext:value-type="float">
            <text:p>-0.0710791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1" calcext:value-type="float">
            <text:p>-30.21</text:p>
          </table:table-cell>
          <table:table-cell office:value-type="float" office:value="-0.0839744477656" calcext:value-type="float">
            <text:p>-0.083974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363903414095" calcext:value-type="float">
            <text:p>-0.0363903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0.44" calcext:value-type="float">
            <text:p>-100.44</text:p>
          </table:table-cell>
          <table:table-cell office:value-type="float" office:value="-0.197981171051" calcext:value-type="float">
            <text:p>-0.1979811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72" calcext:value-type="float">
            <text:p>-30.72</text:p>
          </table:table-cell>
          <table:table-cell office:value-type="float" office:value="-0.0670694617811" calcext:value-type="float">
            <text:p>-0.0670694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270312281279" calcext:value-type="float">
            <text:p>-0.027031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2" calcext:value-type="float">
            <text:p>-42.2</text:p>
          </table:table-cell>
          <table:table-cell office:value-type="float" office:value="-0.0644873575218" calcext:value-type="float">
            <text:p>-0.06448735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14" calcext:value-type="float">
            <text:p>-32.14</text:p>
          </table:table-cell>
          <table:table-cell office:value-type="float" office:value="-0.0667260240576" calcext:value-type="float">
            <text:p>-0.066726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2" calcext:value-type="float">
            <text:p>-15.42</text:p>
          </table:table-cell>
          <table:table-cell office:value-type="float" office:value="-0.111537056129" calcext:value-type="float">
            <text:p>-0.111537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99" calcext:value-type="float">
            <text:p>-45.99</text:p>
          </table:table-cell>
          <table:table-cell office:value-type="float" office:value="-0.0724440465892" calcext:value-type="float">
            <text:p>-0.0724440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02" calcext:value-type="float">
            <text:p>-31.02</text:p>
          </table:table-cell>
          <table:table-cell office:value-type="float" office:value="-0.0627742846257" calcext:value-type="float">
            <text:p>-0.0627742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.43" calcext:value-type="float">
            <text:p>-21.43</text:p>
          </table:table-cell>
          <table:table-cell office:value-type="float" office:value="-0.155568463817" calcext:value-type="float">
            <text:p>-0.1555684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2.06" calcext:value-type="float">
            <text:p>-32.06</text:p>
          </table:table-cell>
          <table:table-cell office:value-type="float" office:value="-0.0598993677483" calcext:value-type="float">
            <text:p>-0.0598993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8" calcext:value-type="float">
            <text:p>-29.68</text:p>
          </table:table-cell>
          <table:table-cell office:value-type="float" office:value="-0.0869526271197" calcext:value-type="float">
            <text:p>-0.0869526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325667538362" calcext:value-type="float">
            <text:p>-0.0325667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65" calcext:value-type="float">
            <text:p>-42.65</text:p>
          </table:table-cell>
          <table:table-cell office:value-type="float" office:value="-0.0632862487301" calcext:value-type="float">
            <text:p>-0.0632862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71" calcext:value-type="float">
            <text:p>-30.71</text:p>
          </table:table-cell>
          <table:table-cell office:value-type="float" office:value="-0.0976894725702" calcext:value-type="float">
            <text:p>-0.0976894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40678986926" calcext:value-type="float">
            <text:p>-0.0240678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" calcext:value-type="float">
            <text:p>-48.6</text:p>
          </table:table-cell>
          <table:table-cell office:value-type="float" office:value="-0.0658879034544" calcext:value-type="float">
            <text:p>-0.06588790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9" calcext:value-type="float">
            <text:p>-28.89</text:p>
          </table:table-cell>
          <table:table-cell office:value-type="float" office:value="-0.0834324155371" calcext:value-type="float">
            <text:p>-0.0834324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4" calcext:value-type="float">
            <text:p>-10.34</text:p>
          </table:table-cell>
          <table:table-cell office:value-type="float" office:value="-0.0226317709509" calcext:value-type="float">
            <text:p>-0.022631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47" calcext:value-type="float">
            <text:p>-44.47</text:p>
          </table:table-cell>
          <table:table-cell office:value-type="float" office:value="-0.0683150514674" calcext:value-type="float">
            <text:p>-0.0683150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" calcext:value-type="float">
            <text:p>-28.7</text:p>
          </table:table-cell>
          <table:table-cell office:value-type="float" office:value="-0.0826776805524" calcext:value-type="float">
            <text:p>-0.08267768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6" calcext:value-type="float">
            <text:p>-10.86</text:p>
          </table:table-cell>
          <table:table-cell office:value-type="float" office:value="-0.0281641025093" calcext:value-type="float">
            <text:p>-0.028164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54" calcext:value-type="float">
            <text:p>-37.54</text:p>
          </table:table-cell>
          <table:table-cell office:value-type="float" office:value="-0.0615546934737" calcext:value-type="float">
            <text:p>-0.0615546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3" calcext:value-type="float">
            <text:p>-40.3</text:p>
          </table:table-cell>
          <table:table-cell office:value-type="float" office:value="-0.123547915245" calcext:value-type="float">
            <text:p>-0.1235479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09" calcext:value-type="float">
            <text:p>-16.09</text:p>
          </table:table-cell>
          <table:table-cell office:value-type="float" office:value="-0.118848592272" calcext:value-type="float">
            <text:p>-0.1188485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2.34" calcext:value-type="float">
            <text:p>-52.34</text:p>
          </table:table-cell>
          <table:table-cell office:value-type="float" office:value="-0.0750833322418" calcext:value-type="float">
            <text:p>-0.0750833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" calcext:value-type="float">
            <text:p>-30.2</text:p>
          </table:table-cell>
          <table:table-cell office:value-type="float" office:value="-0.0709688508564" calcext:value-type="float">
            <text:p>-0.0709688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5" calcext:value-type="float">
            <text:p>-11.55</text:p>
          </table:table-cell>
          <table:table-cell office:value-type="float" office:value="-0.0413224240519" calcext:value-type="float">
            <text:p>-0.0413224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33" calcext:value-type="float">
            <text:p>-36.33</text:p>
          </table:table-cell>
          <table:table-cell office:value-type="float" office:value="-0.071168920538" calcext:value-type="float">
            <text:p>-0.0711689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25" calcext:value-type="float">
            <text:p>-29.25</text:p>
          </table:table-cell>
          <table:table-cell office:value-type="float" office:value="-0.0974252974193" calcext:value-type="float">
            <text:p>-0.0974252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5" calcext:value-type="float">
            <text:p>-11.15</text:p>
          </table:table-cell>
          <table:table-cell office:value-type="float" office:value="-0.0365407571561" calcext:value-type="float">
            <text:p>-0.0365407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" calcext:value-type="float">
            <text:p>-41.9</text:p>
          </table:table-cell>
          <table:table-cell office:value-type="float" office:value="-0.06259767438" calcext:value-type="float">
            <text:p>-0.06259767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9" calcext:value-type="float">
            <text:p>-29.79</text:p>
          </table:table-cell>
          <table:table-cell office:value-type="float" office:value="-0.0953613697626" calcext:value-type="float">
            <text:p>-0.0953613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7" calcext:value-type="float">
            <text:p>-10.77</text:p>
          </table:table-cell>
          <table:table-cell office:value-type="float" office:value="-0.0239501185264" calcext:value-type="float">
            <text:p>-0.0239501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32" calcext:value-type="float">
            <text:p>-46.32</text:p>
          </table:table-cell>
          <table:table-cell office:value-type="float" office:value="-0.0737381372269" calcext:value-type="float">
            <text:p>-0.0737381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7" calcext:value-type="float">
            <text:p>-31.47</text:p>
          </table:table-cell>
          <table:table-cell office:value-type="float" office:value="-0.142184512512" calcext:value-type="float">
            <text:p>-0.1421845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3" calcext:value-type="float">
            <text:p>-11.13</text:p>
          </table:table-cell>
          <table:table-cell office:value-type="float" office:value="-0.0217792297187" calcext:value-type="float">
            <text:p>-0.0217792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26" calcext:value-type="float">
            <text:p>-41.26</text:p>
          </table:table-cell>
          <table:table-cell office:value-type="float" office:value="-0.0641419826453" calcext:value-type="float">
            <text:p>-0.0641419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53" calcext:value-type="float">
            <text:p>-28.53</text:p>
          </table:table-cell>
          <table:table-cell office:value-type="float" office:value="-0.0800990923569" calcext:value-type="float">
            <text:p>-0.0800990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02" calcext:value-type="float">
            <text:p>-16.02</text:p>
          </table:table-cell>
          <table:table-cell office:value-type="float" office:value="-0.105559799753" calcext:value-type="float">
            <text:p>-0.10555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91" calcext:value-type="float">
            <text:p>-41.91</text:p>
          </table:table-cell>
          <table:table-cell office:value-type="float" office:value="-0.06341521078" calcext:value-type="float">
            <text:p>-0.0634152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07" calcext:value-type="float">
            <text:p>-35.07</text:p>
          </table:table-cell>
          <table:table-cell office:value-type="float" office:value="-0.0852564066437" calcext:value-type="float">
            <text:p>-0.0852564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9.41" calcext:value-type="float">
            <text:p>-19.41</text:p>
          </table:table-cell>
          <table:table-cell office:value-type="float" office:value="-0.123529987293" calcext:value-type="float">
            <text:p>-0.123529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0.47" calcext:value-type="float">
            <text:p>-50.47</text:p>
          </table:table-cell>
          <table:table-cell office:value-type="float" office:value="-0.0747981263549" calcext:value-type="float">
            <text:p>-0.0747981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0.03" calcext:value-type="float">
            <text:p>-40.03</text:p>
          </table:table-cell>
          <table:table-cell office:value-type="float" office:value="-0.231534505591" calcext:value-type="float">
            <text:p>-0.2315345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0.0236168906142" calcext:value-type="float">
            <text:p>-0.0236168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4.26" calcext:value-type="float">
            <text:p>-114.26</text:p>
          </table:table-cell>
          <table:table-cell office:value-type="float" office:value="-0.252293887134" calcext:value-type="float">
            <text:p>-0.25229388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19" calcext:value-type="float">
            <text:p>-28.19</text:p>
          </table:table-cell>
          <table:table-cell office:value-type="float" office:value="-0.0661813796824" calcext:value-type="float">
            <text:p>-0.0661813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7" calcext:value-type="float">
            <text:p>-11.07</text:p>
          </table:table-cell>
          <table:table-cell office:value-type="float" office:value="-0.0294292810114" calcext:value-type="float">
            <text:p>-0.029429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2" calcext:value-type="float">
            <text:p>-44.2</text:p>
          </table:table-cell>
          <table:table-cell office:value-type="float" office:value="-0.0656419753813" calcext:value-type="float">
            <text:p>-0.0656419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4" calcext:value-type="float">
            <text:p>-36.4</text:p>
          </table:table-cell>
          <table:table-cell office:value-type="float" office:value="-0.0607603923474" calcext:value-type="float">
            <text:p>-0.0607603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03" calcext:value-type="float">
            <text:p>-16.03</text:p>
          </table:table-cell>
          <table:table-cell office:value-type="float" office:value="-0.129351805373" calcext:value-type="float">
            <text:p>-0.129351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29" calcext:value-type="float">
            <text:p>-42.29</text:p>
          </table:table-cell>
          <table:table-cell office:value-type="float" office:value="-0.0640004889516" calcext:value-type="float">
            <text:p>-0.06400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4" calcext:value-type="float">
            <text:p>-35.4</text:p>
          </table:table-cell>
          <table:table-cell office:value-type="float" office:value="-0.0900076635995" calcext:value-type="float">
            <text:p>-0.0900076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7" calcext:value-type="float">
            <text:p>-11.57</text:p>
          </table:table-cell>
          <table:table-cell office:value-type="float" office:value="-0.0461750929987" calcext:value-type="float">
            <text:p>-0.046175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.79" calcext:value-type="float">
            <text:p>-102.79</text:p>
          </table:table-cell>
          <table:table-cell office:value-type="float" office:value="-0.281065573654" calcext:value-type="float">
            <text:p>-0.2810655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.32" calcext:value-type="float">
            <text:p>-41.32</text:p>
          </table:table-cell>
          <table:table-cell office:value-type="float" office:value="-0.155722226843" calcext:value-type="float">
            <text:p>-0.1557222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58" calcext:value-type="float">
            <text:p>-16.58</text:p>
          </table:table-cell>
          <table:table-cell office:value-type="float" office:value="-0.125231372894" calcext:value-type="float">
            <text:p>-0.1252313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5" calcext:value-type="float">
            <text:p>-40.5</text:p>
          </table:table-cell>
          <table:table-cell office:value-type="float" office:value="-0.065099402625" calcext:value-type="float">
            <text:p>-0.0650994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8" calcext:value-type="float">
            <text:p>-36.38</text:p>
          </table:table-cell>
          <table:table-cell office:value-type="float" office:value="-0.115461731811" calcext:value-type="float">
            <text:p>-0.1154617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7.66" calcext:value-type="float">
            <text:p>-17.66</text:p>
          </table:table-cell>
          <table:table-cell office:value-type="float" office:value="-0.142387700094" calcext:value-type="float">
            <text:p>-0.142387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54" calcext:value-type="float">
            <text:p>-46.54</text:p>
          </table:table-cell>
          <table:table-cell office:value-type="float" office:value="-0.0740472171742" calcext:value-type="float">
            <text:p>-0.0740472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21" calcext:value-type="float">
            <text:p>-33.21</text:p>
          </table:table-cell>
          <table:table-cell office:value-type="float" office:value="-0.0815431728357" calcext:value-type="float">
            <text:p>-0.0815431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8.71" calcext:value-type="float">
            <text:p>-18.71</text:p>
          </table:table-cell>
          <table:table-cell office:value-type="float" office:value="-0.112389893308" calcext:value-type="float">
            <text:p>-0.1123898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24" calcext:value-type="float">
            <text:p>-42.24</text:p>
          </table:table-cell>
          <table:table-cell office:value-type="float" office:value="-0.0632109476468" calcext:value-type="float">
            <text:p>-0.0632109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4" calcext:value-type="float">
            <text:p>-34.04</text:p>
          </table:table-cell>
          <table:table-cell office:value-type="float" office:value="-0.0816972992413" calcext:value-type="float">
            <text:p>-0.0816972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5" calcext:value-type="float">
            <text:p>-11.35</text:p>
          </table:table-cell>
          <table:table-cell office:value-type="float" office:value="-0.0388837694472" calcext:value-type="float">
            <text:p>-0.0388837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31" calcext:value-type="float">
            <text:p>-37.31</text:p>
          </table:table-cell>
          <table:table-cell office:value-type="float" office:value="-0.076581724074" calcext:value-type="float">
            <text:p>-0.076581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87" calcext:value-type="float">
            <text:p>-30.87</text:p>
          </table:table-cell>
          <table:table-cell office:value-type="float" office:value="-0.091664369831" calcext:value-type="float">
            <text:p>-0.0916643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5" calcext:value-type="float">
            <text:p>-11.45</text:p>
          </table:table-cell>
          <table:table-cell office:value-type="float" office:value="-0.0348573991633" calcext:value-type="float">
            <text:p>-0.0348573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49" calcext:value-type="float">
            <text:p>-41.49</text:p>
          </table:table-cell>
          <table:table-cell office:value-type="float" office:value="-0.0682949190268" calcext:value-type="float">
            <text:p>-0.0682949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03" calcext:value-type="float">
            <text:p>-42.03</text:p>
          </table:table-cell>
          <table:table-cell office:value-type="float" office:value="-0.240310629427" calcext:value-type="float">
            <text:p>-0.2403106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5" calcext:value-type="float">
            <text:p>-11.35</text:p>
          </table:table-cell>
          <table:table-cell office:value-type="float" office:value="-0.0218516580601" calcext:value-type="float">
            <text:p>-0.0218516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65" calcext:value-type="float">
            <text:p>-41.65</text:p>
          </table:table-cell>
          <table:table-cell office:value-type="float" office:value="-0.0608322495692" calcext:value-type="float">
            <text:p>-0.0608322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87" calcext:value-type="float">
            <text:p>-38.87</text:p>
          </table:table-cell>
          <table:table-cell office:value-type="float" office:value="-0.0717330911606" calcext:value-type="float">
            <text:p>-0.0717330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2" calcext:value-type="float">
            <text:p>-14.2</text:p>
          </table:table-cell>
          <table:table-cell office:value-type="float" office:value="-0.0925865262958" calcext:value-type="float">
            <text:p>-0.0925865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3.78" calcext:value-type="float">
            <text:p>-33.78</text:p>
          </table:table-cell>
          <table:table-cell office:value-type="float" office:value="-0.0610773194441" calcext:value-type="float">
            <text:p>-0.0610773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48" calcext:value-type="float">
            <text:p>-39.48</text:p>
          </table:table-cell>
          <table:table-cell office:value-type="float" office:value="-0.214932193357" calcext:value-type="float">
            <text:p>-0.2149321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85" calcext:value-type="float">
            <text:p>-15.85</text:p>
          </table:table-cell>
          <table:table-cell office:value-type="float" office:value="-0.101151789601" calcext:value-type="float">
            <text:p>-0.101151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3.6" calcext:value-type="float">
            <text:p>-33.6</text:p>
          </table:table-cell>
          <table:table-cell office:value-type="float" office:value="-0.0595206623334" calcext:value-type="float">
            <text:p>-0.0595206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02" calcext:value-type="float">
            <text:p>-30.02</text:p>
          </table:table-cell>
          <table:table-cell office:value-type="float" office:value="-0.0965361994218" calcext:value-type="float">
            <text:p>-0.0965361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355958047434" calcext:value-type="float">
            <text:p>-0.0355958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13" calcext:value-type="float">
            <text:p>-51.13</text:p>
          </table:table-cell>
          <table:table-cell office:value-type="float" office:value="-0.0750090110296" calcext:value-type="float">
            <text:p>-0.075009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4" calcext:value-type="float">
            <text:p>-34.44</text:p>
          </table:table-cell>
          <table:table-cell office:value-type="float" office:value="-0.0740989434228" calcext:value-type="float">
            <text:p>-0.0740989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05" calcext:value-type="float">
            <text:p>-16.05</text:p>
          </table:table-cell>
          <table:table-cell office:value-type="float" office:value="-0.125060210067" calcext:value-type="float">
            <text:p>-0.125060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74" calcext:value-type="float">
            <text:p>-47.74</text:p>
          </table:table-cell>
          <table:table-cell office:value-type="float" office:value="-0.0640258956266" calcext:value-type="float">
            <text:p>-0.0640258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87" calcext:value-type="float">
            <text:p>-41.87</text:p>
          </table:table-cell>
          <table:table-cell office:value-type="float" office:value="-0.237399108371" calcext:value-type="float">
            <text:p>-0.2373991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7" calcext:value-type="float">
            <text:p>-12.17</text:p>
          </table:table-cell>
          <table:table-cell office:value-type="float" office:value="-0.0412824247477" calcext:value-type="float">
            <text:p>-0.041282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67" calcext:value-type="float">
            <text:p>-39.67</text:p>
          </table:table-cell>
          <table:table-cell office:value-type="float" office:value="-0.062568235111" calcext:value-type="float">
            <text:p>-0.0625682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6" calcext:value-type="float">
            <text:p>-31.76</text:p>
          </table:table-cell>
          <table:table-cell office:value-type="float" office:value="-0.107469962063" calcext:value-type="float">
            <text:p>-0.1074699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300552204412" calcext:value-type="float">
            <text:p>-0.0300552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2" calcext:value-type="float">
            <text:p>-43.42</text:p>
          </table:table-cell>
          <table:table-cell office:value-type="float" office:value="-0.0630377036401" calcext:value-type="float">
            <text:p>-0.0630377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5.57" calcext:value-type="float">
            <text:p>-35.57</text:p>
          </table:table-cell>
          <table:table-cell office:value-type="float" office:value="-0.082720656841" calcext:value-type="float">
            <text:p>-0.08272065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84" calcext:value-type="float">
            <text:p>-14.84</text:p>
          </table:table-cell>
          <table:table-cell office:value-type="float" office:value="-0.105252193717" calcext:value-type="float">
            <text:p>-0.105252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4" calcext:value-type="float">
            <text:p>-40.4</text:p>
          </table:table-cell>
          <table:table-cell office:value-type="float" office:value="-0.0606684584058" calcext:value-type="float">
            <text:p>-0.0606684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47" calcext:value-type="float">
            <text:p>-27.47</text:p>
          </table:table-cell>
          <table:table-cell office:value-type="float" office:value="-0.0618546975926" calcext:value-type="float">
            <text:p>-0.0618546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6" calcext:value-type="float">
            <text:p>-11.76</text:p>
          </table:table-cell>
          <table:table-cell office:value-type="float" office:value="-0.0455557595387" calcext:value-type="float">
            <text:p>-0.0455557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95" calcext:value-type="float">
            <text:p>-39.95</text:p>
          </table:table-cell>
          <table:table-cell office:value-type="float" office:value="-0.0633195118619" calcext:value-type="float">
            <text:p>-0.0633195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6" calcext:value-type="float">
            <text:p>-28.96</text:p>
          </table:table-cell>
          <table:table-cell office:value-type="float" office:value="-0.0640499688134" calcext:value-type="float">
            <text:p>-0.0640499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-0.0283894509059" calcext:value-type="float">
            <text:p>-0.0283894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98" calcext:value-type="float">
            <text:p>-38.98</text:p>
          </table:table-cell>
          <table:table-cell office:value-type="float" office:value="-0.062294029967" calcext:value-type="float">
            <text:p>-0.06229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8" calcext:value-type="float">
            <text:p>-32.38</text:p>
          </table:table-cell>
          <table:table-cell office:value-type="float" office:value="-0.0610574406286" calcext:value-type="float">
            <text:p>-0.0610574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3" calcext:value-type="float">
            <text:p>-11.23</text:p>
          </table:table-cell>
          <table:table-cell office:value-type="float" office:value="-0.0410038866507" calcext:value-type="float">
            <text:p>-0.0410038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42" calcext:value-type="float">
            <text:p>-52.42</text:p>
          </table:table-cell>
          <table:table-cell office:value-type="float" office:value="-0.0752914854514" calcext:value-type="float">
            <text:p>-0.0752914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78" calcext:value-type="float">
            <text:p>-31.78</text:p>
          </table:table-cell>
          <table:table-cell office:value-type="float" office:value="-0.073124452975" calcext:value-type="float">
            <text:p>-0.073124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226658619792" calcext:value-type="float">
            <text:p>-0.022665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2" calcext:value-type="float">
            <text:p>-40.52</text:p>
          </table:table-cell>
          <table:table-cell office:value-type="float" office:value="-0.0627712857486" calcext:value-type="float">
            <text:p>-0.0627712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5" calcext:value-type="float">
            <text:p>-34.45</text:p>
          </table:table-cell>
          <table:table-cell office:value-type="float" office:value="-0.189902467082" calcext:value-type="float">
            <text:p>-0.1899024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float" office:value="-0.0355176981378" calcext:value-type="float">
            <text:p>-0.0355176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2" calcext:value-type="float">
            <text:p>-43.2</text:p>
          </table:table-cell>
          <table:table-cell office:value-type="float" office:value="-0.0685310812125" calcext:value-type="float">
            <text:p>-0.0685310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27" calcext:value-type="float">
            <text:p>-28.27</text:p>
          </table:table-cell>
          <table:table-cell office:value-type="float" office:value="-0.0800146413683" calcext:value-type="float">
            <text:p>-0.0800146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38" calcext:value-type="float">
            <text:p>-11.38</text:p>
          </table:table-cell>
          <table:table-cell office:value-type="float" office:value="-0.0296556696074" calcext:value-type="float">
            <text:p>-0.0296556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03" calcext:value-type="float">
            <text:p>-51.03</text:p>
          </table:table-cell>
          <table:table-cell office:value-type="float" office:value="-0.073528765588" calcext:value-type="float">
            <text:p>-0.0735287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24" calcext:value-type="float">
            <text:p>-32.24</text:p>
          </table:table-cell>
          <table:table-cell office:value-type="float" office:value="-0.0815384139735" calcext:value-type="float">
            <text:p>-0.081538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float" office:value="-0.0442874678831" calcext:value-type="float">
            <text:p>-0.0442874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76" calcext:value-type="float">
            <text:p>-34.76</text:p>
          </table:table-cell>
          <table:table-cell office:value-type="float" office:value="-0.060046250933" calcext:value-type="float">
            <text:p>-0.0600462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18" calcext:value-type="float">
            <text:p>-28.18</text:p>
          </table:table-cell>
          <table:table-cell office:value-type="float" office:value="-0.0654067918663" calcext:value-type="float">
            <text:p>-0.06540679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1" calcext:value-type="float">
            <text:p>-10.41</text:p>
          </table:table-cell>
          <table:table-cell office:value-type="float" office:value="-0.025998611916" calcext:value-type="float">
            <text:p>-0.0259986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33" calcext:value-type="float">
            <text:p>-43.33</text:p>
          </table:table-cell>
          <table:table-cell office:value-type="float" office:value="-0.0652766480366" calcext:value-type="float">
            <text:p>-0.065276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16" calcext:value-type="float">
            <text:p>-29.16</text:p>
          </table:table-cell>
          <table:table-cell office:value-type="float" office:value="-0.0793445374244" calcext:value-type="float">
            <text:p>-0.0793445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328223807837" calcext:value-type="float">
            <text:p>-0.0328223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7" calcext:value-type="float">
            <text:p>-38.27</text:p>
          </table:table-cell>
          <table:table-cell office:value-type="float" office:value="-0.0599073816774" calcext:value-type="float">
            <text:p>-0.05990738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69" calcext:value-type="float">
            <text:p>-27.69</text:p>
          </table:table-cell>
          <table:table-cell office:value-type="float" office:value="-0.0596146527808" calcext:value-type="float">
            <text:p>-0.0596146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343815665815" calcext:value-type="float">
            <text:p>-0.0343815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4.8" calcext:value-type="float">
            <text:p>-54.8</text:p>
          </table:table-cell>
          <table:table-cell office:value-type="float" office:value="-0.0850623829848" calcext:value-type="float">
            <text:p>-0.085062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19" calcext:value-type="float">
            <text:p>-31.19</text:p>
          </table:table-cell>
          <table:table-cell office:value-type="float" office:value="-0.0751028815888" calcext:value-type="float">
            <text:p>-0.07510288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0.0245642786907" calcext:value-type="float">
            <text:p>-0.0245642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27" calcext:value-type="float">
            <text:p>-44.27</text:p>
          </table:table-cell>
          <table:table-cell office:value-type="float" office:value="-0.0632689873305" calcext:value-type="float">
            <text:p>-0.0632689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58" calcext:value-type="float">
            <text:p>-39.58</text:p>
          </table:table-cell>
          <table:table-cell office:value-type="float" office:value="-0.0804655546298" calcext:value-type="float">
            <text:p>-0.0804655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4" calcext:value-type="float">
            <text:p>-15.34</text:p>
          </table:table-cell>
          <table:table-cell office:value-type="float" office:value="-0.111279319493" calcext:value-type="float">
            <text:p>-0.111279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09" calcext:value-type="float">
            <text:p>-44.09</text:p>
          </table:table-cell>
          <table:table-cell office:value-type="float" office:value="-0.0639867665366" calcext:value-type="float">
            <text:p>-0.0639867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26" calcext:value-type="float">
            <text:p>-42.26</text:p>
          </table:table-cell>
          <table:table-cell office:value-type="float" office:value="-0.253964588969" calcext:value-type="float">
            <text:p>-0.253964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03" calcext:value-type="float">
            <text:p>-11.03</text:p>
          </table:table-cell>
          <table:table-cell office:value-type="float" office:value="-0.0219439057142" calcext:value-type="float">
            <text:p>-0.0219439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71" calcext:value-type="float">
            <text:p>-47.71</text:p>
          </table:table-cell>
          <table:table-cell office:value-type="float" office:value="-0.0745345166472" calcext:value-type="float">
            <text:p>-0.0745345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57" calcext:value-type="float">
            <text:p>-29.57</text:p>
          </table:table-cell>
          <table:table-cell office:value-type="float" office:value="-0.100652764323" calcext:value-type="float">
            <text:p>-0.1006527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1" calcext:value-type="float">
            <text:p>-10.71</text:p>
          </table:table-cell>
          <table:table-cell office:value-type="float" office:value="-0.0268148440143" calcext:value-type="float">
            <text:p>-0.026814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92" calcext:value-type="float">
            <text:p>-81.92</text:p>
          </table:table-cell>
          <table:table-cell office:value-type="float" office:value="-0.18905062111" calcext:value-type="float">
            <text:p>-0.1890506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.52" calcext:value-type="float">
            <text:p>-27.52</text:p>
          </table:table-cell>
          <table:table-cell office:value-type="float" office:value="-0.061487815556" calcext:value-type="float">
            <text:p>-0.0614878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1" calcext:value-type="float">
            <text:p>-10.81</text:p>
          </table:table-cell>
          <table:table-cell office:value-type="float" office:value="-0.027072400807" calcext:value-type="float">
            <text:p>-0.0270724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06" calcext:value-type="float">
            <text:p>-49.06</text:p>
          </table:table-cell>
          <table:table-cell office:value-type="float" office:value="-0.0646982759239" calcext:value-type="float">
            <text:p>-0.06469827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2" calcext:value-type="float">
            <text:p>-28.62</text:p>
          </table:table-cell>
          <table:table-cell office:value-type="float" office:value="-0.072719972565" calcext:value-type="float">
            <text:p>-0.0727199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8" calcext:value-type="float">
            <text:p>-10.78</text:p>
          </table:table-cell>
          <table:table-cell office:value-type="float" office:value="-0.0273684796084" calcext:value-type="float">
            <text:p>-0.0273684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3" calcext:value-type="float">
            <text:p>-39.3</text:p>
          </table:table-cell>
          <table:table-cell office:value-type="float" office:value="-0.0727835659706" calcext:value-type="float">
            <text:p>-0.072783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92" calcext:value-type="float">
            <text:p>-32.92</text:p>
          </table:table-cell>
          <table:table-cell office:value-type="float" office:value="-0.0722832454912" calcext:value-type="float">
            <text:p>-0.0722832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51" calcext:value-type="float">
            <text:p>-13.51</text:p>
          </table:table-cell>
          <table:table-cell office:value-type="float" office:value="-0.0847783458408" calcext:value-type="float">
            <text:p>-0.084778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0.1" calcext:value-type="float">
            <text:p>-40.1</text:p>
          </table:table-cell>
          <table:table-cell office:value-type="float" office:value="-0.0634569001468" calcext:value-type="float">
            <text:p>-0.0634569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81" calcext:value-type="float">
            <text:p>-27.81</text:p>
          </table:table-cell>
          <table:table-cell office:value-type="float" office:value="-0.0635627821002" calcext:value-type="float">
            <text:p>-0.06356278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9" calcext:value-type="float">
            <text:p>-10.39</text:p>
          </table:table-cell>
          <table:table-cell office:value-type="float" office:value="-0.0220509068956" calcext:value-type="float">
            <text:p>-0.0220509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48" calcext:value-type="float">
            <text:p>-35.48</text:p>
          </table:table-cell>
          <table:table-cell office:value-type="float" office:value="-0.0601943925117" calcext:value-type="float">
            <text:p>-0.0601943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32" calcext:value-type="float">
            <text:p>-39.32</text:p>
          </table:table-cell>
          <table:table-cell office:value-type="float" office:value="-0.0815284881958" calcext:value-type="float">
            <text:p>-0.0815284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6.5" calcext:value-type="float">
            <text:p>-16.5</text:p>
          </table:table-cell>
          <table:table-cell office:value-type="float" office:value="-0.120961148889" calcext:value-type="float">
            <text:p>-0.120961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7.24" calcext:value-type="float">
            <text:p>-47.24</text:p>
          </table:table-cell>
          <table:table-cell office:value-type="float" office:value="-0.0637767328355" calcext:value-type="float">
            <text:p>-0.0637767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44" calcext:value-type="float">
            <text:p>-28.44</text:p>
          </table:table-cell>
          <table:table-cell office:value-type="float" office:value="-0.0788830540457" calcext:value-type="float">
            <text:p>-0.078883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7" calcext:value-type="float">
            <text:p>-10.77</text:p>
          </table:table-cell>
          <table:table-cell office:value-type="float" office:value="-0.0230966159743" calcext:value-type="float">
            <text:p>-0.023096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96" calcext:value-type="float">
            <text:p>-48.96</text:p>
          </table:table-cell>
          <table:table-cell office:value-type="float" office:value="-0.0743529270197" calcext:value-type="float">
            <text:p>-0.074352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18" calcext:value-type="float">
            <text:p>-37.18</text:p>
          </table:table-cell>
          <table:table-cell office:value-type="float" office:value="-0.0965395573073" calcext:value-type="float">
            <text:p>-0.0965395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7" calcext:value-type="float">
            <text:p>-10.67</text:p>
          </table:table-cell>
          <table:table-cell office:value-type="float" office:value="-0.0259431001013" calcext:value-type="float">
            <text:p>-0.025943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23" calcext:value-type="float">
            <text:p>-33.23</text:p>
          </table:table-cell>
          <table:table-cell office:value-type="float" office:value="-0.0605312100099" calcext:value-type="float">
            <text:p>-0.06053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14" calcext:value-type="float">
            <text:p>-31.14</text:p>
          </table:table-cell>
          <table:table-cell office:value-type="float" office:value="-0.0851572828139" calcext:value-type="float">
            <text:p>-0.0851572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16" calcext:value-type="float">
            <text:p>-12.16</text:p>
          </table:table-cell>
          <table:table-cell office:value-type="float" office:value="-0.0267770269878" calcext:value-type="float">
            <text:p>-0.026777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03" calcext:value-type="float">
            <text:p>-38.03</text:p>
          </table:table-cell>
          <table:table-cell office:value-type="float" office:value="-0.0630929747764" calcext:value-type="float">
            <text:p>-0.0630929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4" calcext:value-type="float">
            <text:p>-29.34</text:p>
          </table:table-cell>
          <table:table-cell office:value-type="float" office:value="-0.108107669986" calcext:value-type="float">
            <text:p>-0.108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5" calcext:value-type="float">
            <text:p>-11.25</text:p>
          </table:table-cell>
          <table:table-cell office:value-type="float" office:value="-0.0373134006117" calcext:value-type="float">
            <text:p>-0.0373134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8" calcext:value-type="float">
            <text:p>-40.98</text:p>
          </table:table-cell>
          <table:table-cell office:value-type="float" office:value="-0.0639425793115" calcext:value-type="float">
            <text:p>-0.0639425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17" calcext:value-type="float">
            <text:p>-41.17</text:p>
          </table:table-cell>
          <table:table-cell office:value-type="float" office:value="-0.137586812463" calcext:value-type="float">
            <text:p>-0.1375868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5" calcext:value-type="float">
            <text:p>-11.65</text:p>
          </table:table-cell>
          <table:table-cell office:value-type="float" office:value="-0.0232741784583" calcext:value-type="float">
            <text:p>-0.0232741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17" calcext:value-type="float">
            <text:p>-42.17</text:p>
          </table:table-cell>
          <table:table-cell office:value-type="float" office:value="-0.0627323866338" calcext:value-type="float">
            <text:p>-0.0627323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7.82" calcext:value-type="float">
            <text:p>-37.82</text:p>
          </table:table-cell>
          <table:table-cell office:value-type="float" office:value="-0.114264565131" calcext:value-type="float">
            <text:p>-0.1142645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7" calcext:value-type="float">
            <text:p>-11.27</text:p>
          </table:table-cell>
          <table:table-cell office:value-type="float" office:value="-0.0266737745644" calcext:value-type="float">
            <text:p>-0.0266737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34" calcext:value-type="float">
            <text:p>-50.34</text:p>
          </table:table-cell>
          <table:table-cell office:value-type="float" office:value="-0.0744587814794" calcext:value-type="float">
            <text:p>-0.0744587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5" calcext:value-type="float">
            <text:p>-28.05</text:p>
          </table:table-cell>
          <table:table-cell office:value-type="float" office:value="-0.0777374185157" calcext:value-type="float">
            <text:p>-0.0777374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248628638747" calcext:value-type="float">
            <text:p>-0.0248628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3" calcext:value-type="float">
            <text:p>-40.43</text:p>
          </table:table-cell>
          <table:table-cell office:value-type="float" office:value="-0.061859725252" calcext:value-type="float">
            <text:p>-0.0618597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5.07" calcext:value-type="float">
            <text:p>-45.07</text:p>
          </table:table-cell>
          <table:table-cell office:value-type="float" office:value="-0.255532623352" calcext:value-type="float">
            <text:p>-0.2555326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9" calcext:value-type="float">
            <text:p>-11.19</text:p>
          </table:table-cell>
          <table:table-cell office:value-type="float" office:value="-0.0231448294728" calcext:value-type="float">
            <text:p>-0.0231448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1" calcext:value-type="float">
            <text:p>-44.91</text:p>
          </table:table-cell>
          <table:table-cell office:value-type="float" office:value="-0.06594012609" calcext:value-type="float">
            <text:p>-0.0659401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5.52" calcext:value-type="float">
            <text:p>-55.52</text:p>
          </table:table-cell>
          <table:table-cell office:value-type="float" office:value="-0.323278278034" calcext:value-type="float">
            <text:p>-0.323278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3" calcext:value-type="float">
            <text:p>-11.93</text:p>
          </table:table-cell>
          <table:table-cell office:value-type="float" office:value="-0.0297433702643" calcext:value-type="float">
            <text:p>-0.0297433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43" calcext:value-type="float">
            <text:p>-43.43</text:p>
          </table:table-cell>
          <table:table-cell office:value-type="float" office:value="-0.0668485653597" calcext:value-type="float">
            <text:p>-0.06684856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28" calcext:value-type="float">
            <text:p>-36.28</text:p>
          </table:table-cell>
          <table:table-cell office:value-type="float" office:value="-0.168474258941" calcext:value-type="float">
            <text:p>-0.1684742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66" calcext:value-type="float">
            <text:p>-11.66</text:p>
          </table:table-cell>
          <table:table-cell office:value-type="float" office:value="-0.0369390369858" calcext:value-type="float">
            <text:p>-0.036939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2" calcext:value-type="float">
            <text:p>-41.02</text:p>
          </table:table-cell>
          <table:table-cell office:value-type="float" office:value="-0.062522528256" calcext:value-type="float">
            <text:p>-0.062522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75" calcext:value-type="float">
            <text:p>-28.75</text:p>
          </table:table-cell>
          <table:table-cell office:value-type="float" office:value="-0.0632898790058" calcext:value-type="float">
            <text:p>-0.0632898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2" calcext:value-type="float">
            <text:p>-10.82</text:p>
          </table:table-cell>
          <table:table-cell office:value-type="float" office:value="-0.0295470813873" calcext:value-type="float">
            <text:p>-0.0295470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85" calcext:value-type="float">
            <text:p>-37.85</text:p>
          </table:table-cell>
          <table:table-cell office:value-type="float" office:value="-0.0630463548729" calcext:value-type="float">
            <text:p>-0.0630463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54" calcext:value-type="float">
            <text:p>-39.54</text:p>
          </table:table-cell>
          <table:table-cell office:value-type="float" office:value="-0.143447839081" calcext:value-type="float">
            <text:p>-0.1434478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78" calcext:value-type="float">
            <text:p>-15.78</text:p>
          </table:table-cell>
          <table:table-cell office:value-type="float" office:value="-0.11006351657" calcext:value-type="float">
            <text:p>-0.110063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5.99" calcext:value-type="float">
            <text:p>-45.99</text:p>
          </table:table-cell>
          <table:table-cell office:value-type="float" office:value="-0.0643394188959" calcext:value-type="float">
            <text:p>-0.0643394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38" calcext:value-type="float">
            <text:p>-29.38</text:p>
          </table:table-cell>
          <table:table-cell office:value-type="float" office:value="-0.0810257619499" calcext:value-type="float">
            <text:p>-0.0810257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71" calcext:value-type="float">
            <text:p>-10.71</text:p>
          </table:table-cell>
          <table:table-cell office:value-type="float" office:value="-0.0274900120293" calcext:value-type="float">
            <text:p>-0.027490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64" calcext:value-type="float">
            <text:p>-39.64</text:p>
          </table:table-cell>
          <table:table-cell office:value-type="float" office:value="-0.0624059866472" calcext:value-type="float">
            <text:p>-0.0624059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41" calcext:value-type="float">
            <text:p>-32.41</text:p>
          </table:table-cell>
          <table:table-cell office:value-type="float" office:value="-0.157851056945" calcext:value-type="float">
            <text:p>-0.1578510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float" office:value="-0.0298759468168" calcext:value-type="float">
            <text:p>-0.0298759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62" calcext:value-type="float">
            <text:p>-45.62</text:p>
          </table:table-cell>
          <table:table-cell office:value-type="float" office:value="-0.0701798611474" calcext:value-type="float">
            <text:p>-0.0701798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7" calcext:value-type="float">
            <text:p>-29.67</text:p>
          </table:table-cell>
          <table:table-cell office:value-type="float" office:value="-0.0680751001846" calcext:value-type="float">
            <text:p>-0.0680751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28" calcext:value-type="float">
            <text:p>-11.28</text:p>
          </table:table-cell>
          <table:table-cell office:value-type="float" office:value="-0.0225619626405" calcext:value-type="float">
            <text:p>-0.0225619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94" calcext:value-type="float">
            <text:p>-41.94</text:p>
          </table:table-cell>
          <table:table-cell office:value-type="float" office:value="-0.0660864383643" calcext:value-type="float">
            <text:p>-0.0660864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3" calcext:value-type="float">
            <text:p>-30.43</text:p>
          </table:table-cell>
          <table:table-cell office:value-type="float" office:value="-0.0815367907317" calcext:value-type="float">
            <text:p>-0.0815367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2" calcext:value-type="float">
            <text:p>-10.92</text:p>
          </table:table-cell>
          <table:table-cell office:value-type="float" office:value="-0.024229947755" calcext:value-type="float">
            <text:p>-0.0242299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15" calcext:value-type="float">
            <text:p>-56.15</text:p>
          </table:table-cell>
          <table:table-cell office:value-type="float" office:value="-0.0901294147259" calcext:value-type="float">
            <text:p>-0.0901294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91" calcext:value-type="float">
            <text:p>-30.91</text:p>
          </table:table-cell>
          <table:table-cell office:value-type="float" office:value="-0.0759909852692" calcext:value-type="float">
            <text:p>-0.07599098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18573037085" calcext:value-type="float">
            <text:p>-0.021857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22" calcext:value-type="float">
            <text:p>-44.22</text:p>
          </table:table-cell>
          <table:table-cell office:value-type="float" office:value="-0.0702995145431" calcext:value-type="float">
            <text:p>-0.0702995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73" calcext:value-type="float">
            <text:p>-27.73</text:p>
          </table:table-cell>
          <table:table-cell office:value-type="float" office:value="-0.0691057145438" calcext:value-type="float">
            <text:p>-0.0691057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2" calcext:value-type="float">
            <text:p>-10.62</text:p>
          </table:table-cell>
          <table:table-cell office:value-type="float" office:value="-0.023145980862" calcext:value-type="float">
            <text:p>-0.0231459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0.0651838224784" calcext:value-type="float">
            <text:p>-0.0651838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01" calcext:value-type="float">
            <text:p>-32.01</text:p>
          </table:table-cell>
          <table:table-cell office:value-type="float" office:value="-0.147916853346" calcext:value-type="float">
            <text:p>-0.14791685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3" calcext:value-type="float">
            <text:p>-10.83</text:p>
          </table:table-cell>
          <table:table-cell office:value-type="float" office:value="-0.0256931941511" calcext:value-type="float">
            <text:p>-0.0256931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79" calcext:value-type="float">
            <text:p>-50.79</text:p>
          </table:table-cell>
          <table:table-cell office:value-type="float" office:value="-0.0729509383912" calcext:value-type="float">
            <text:p>-0.0729509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05" calcext:value-type="float">
            <text:p>-34.05</text:p>
          </table:table-cell>
          <table:table-cell office:value-type="float" office:value="-0.11451670941" calcext:value-type="float">
            <text:p>-0.1145167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1" calcext:value-type="float">
            <text:p>-11.41</text:p>
          </table:table-cell>
          <table:table-cell office:value-type="float" office:value="-0.0332342268858" calcext:value-type="float">
            <text:p>-0.0332342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45" calcext:value-type="float">
            <text:p>-48.45</text:p>
          </table:table-cell>
          <table:table-cell office:value-type="float" office:value="-0.0641178931381" calcext:value-type="float">
            <text:p>-0.0641178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94" calcext:value-type="float">
            <text:p>-30.94</text:p>
          </table:table-cell>
          <table:table-cell office:value-type="float" office:value="-0.0782365559571" calcext:value-type="float">
            <text:p>-0.0782365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49" calcext:value-type="float">
            <text:p>-11.49</text:p>
          </table:table-cell>
          <table:table-cell office:value-type="float" office:value="-0.036424214123" calcext:value-type="float">
            <text:p>-0.0364242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97" calcext:value-type="float">
            <text:p>-32.97</text:p>
          </table:table-cell>
          <table:table-cell office:value-type="float" office:value="-0.060779951577" calcext:value-type="float">
            <text:p>-0.0607799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33" calcext:value-type="float">
            <text:p>-27.33</text:p>
          </table:table-cell>
          <table:table-cell office:value-type="float" office:value="-0.0580326627581" calcext:value-type="float">
            <text:p>-0.0580326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4" calcext:value-type="float">
            <text:p>-10.4</text:p>
          </table:table-cell>
          <table:table-cell office:value-type="float" office:value="-0.0205838421675" calcext:value-type="float">
            <text:p>-0.0205838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96" calcext:value-type="float">
            <text:p>-44.96</text:p>
          </table:table-cell>
          <table:table-cell office:value-type="float" office:value="-0.0707090560692" calcext:value-type="float">
            <text:p>-0.0707090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48" calcext:value-type="float">
            <text:p>-36.48</text:p>
          </table:table-cell>
          <table:table-cell office:value-type="float" office:value="-0.0640893154052" calcext:value-type="float">
            <text:p>-0.0640893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28" calcext:value-type="float">
            <text:p>-14.28</text:p>
          </table:table-cell>
          <table:table-cell office:value-type="float" office:value="-0.0957326290803" calcext:value-type="float">
            <text:p>-0.0957326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74" calcext:value-type="float">
            <text:p>-42.74</text:p>
          </table:table-cell>
          <table:table-cell office:value-type="float" office:value="-0.0625972391825" calcext:value-type="float">
            <text:p>-0.0625972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62" calcext:value-type="float">
            <text:p>-31.62</text:p>
          </table:table-cell>
          <table:table-cell office:value-type="float" office:value="-0.135024069984" calcext:value-type="float">
            <text:p>-0.13502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-0.0232558358516" calcext:value-type="float">
            <text:p>-0.0232558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44" calcext:value-type="float">
            <text:p>-47.44</text:p>
          </table:table-cell>
          <table:table-cell office:value-type="float" office:value="-0.0638237439696" calcext:value-type="float">
            <text:p>-0.0638237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12" calcext:value-type="float">
            <text:p>-30.12</text:p>
          </table:table-cell>
          <table:table-cell office:value-type="float" office:value="-0.0826399353776" calcext:value-type="float">
            <text:p>-0.0826399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2" calcext:value-type="float">
            <text:p>-10.52</text:p>
          </table:table-cell>
          <table:table-cell office:value-type="float" office:value="-0.0261632604227" calcext:value-type="float">
            <text:p>-0.0261632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94" calcext:value-type="float">
            <text:p>-33.94</text:p>
          </table:table-cell>
          <table:table-cell office:value-type="float" office:value="-0.0611982544026" calcext:value-type="float">
            <text:p>-0.0611982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7.83" calcext:value-type="float">
            <text:p>-47.83</text:p>
          </table:table-cell>
          <table:table-cell office:value-type="float" office:value="-0.118730703029" calcext:value-type="float">
            <text:p>-0.118730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34" calcext:value-type="float">
            <text:p>-14.34</text:p>
          </table:table-cell>
          <table:table-cell office:value-type="float" office:value="-0.0791368656223" calcext:value-type="float">
            <text:p>-0.079136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3.5" calcext:value-type="float">
            <text:p>-53.5</text:p>
          </table:table-cell>
          <table:table-cell office:value-type="float" office:value="-0.0809098823708" calcext:value-type="float">
            <text:p>-0.0809098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85" calcext:value-type="float">
            <text:p>-31.85</text:p>
          </table:table-cell>
          <table:table-cell office:value-type="float" office:value="-0.083612031592" calcext:value-type="float">
            <text:p>-0.083612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8" calcext:value-type="float">
            <text:p>-11.18</text:p>
          </table:table-cell>
          <table:table-cell office:value-type="float" office:value="-0.0343786324057" calcext:value-type="float">
            <text:p>-0.0343786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31" calcext:value-type="float">
            <text:p>-35.31</text:p>
          </table:table-cell>
          <table:table-cell office:value-type="float" office:value="-0.0718776197783" calcext:value-type="float">
            <text:p>-0.0718776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64" calcext:value-type="float">
            <text:p>-28.64</text:p>
          </table:table-cell>
          <table:table-cell office:value-type="float" office:value="-0.076592359332" calcext:value-type="float">
            <text:p>-0.07659235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17" calcext:value-type="float">
            <text:p>-11.17</text:p>
          </table:table-cell>
          <table:table-cell office:value-type="float" office:value="-0.0370214118947" calcext:value-type="float">
            <text:p>-0.0370214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07" calcext:value-type="float">
            <text:p>-32.07</text:p>
          </table:table-cell>
          <table:table-cell office:value-type="float" office:value="-0.0607475886497" calcext:value-type="float">
            <text:p>-0.0607475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53.79" calcext:value-type="float">
            <text:p>-53.79</text:p>
          </table:table-cell>
          <table:table-cell office:value-type="float" office:value="-0.139110087843" calcext:value-type="float">
            <text:p>-0.1391100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21" calcext:value-type="float">
            <text:p>-14.21</text:p>
          </table:table-cell>
          <table:table-cell office:value-type="float" office:value="-0.089796899866" calcext:value-type="float">
            <text:p>-0.089796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.17" calcext:value-type="float">
            <text:p>-48.17</text:p>
          </table:table-cell>
          <table:table-cell office:value-type="float" office:value="-0.0721729943416" calcext:value-type="float">
            <text:p>-0.0721729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73" calcext:value-type="float">
            <text:p>-34.73</text:p>
          </table:table-cell>
          <table:table-cell office:value-type="float" office:value="-0.0810473268005" calcext:value-type="float">
            <text:p>-0.08104732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46" calcext:value-type="float">
            <text:p>-13.46</text:p>
          </table:table-cell>
          <table:table-cell office:value-type="float" office:value="-0.0811086426924" calcext:value-type="float">
            <text:p>-0.081108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6.22" calcext:value-type="float">
            <text:p>-46.22</text:p>
          </table:table-cell>
          <table:table-cell office:value-type="float" office:value="-0.0632554623893" calcext:value-type="float">
            <text:p>-0.0632554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9.75" calcext:value-type="float">
            <text:p>-39.75</text:p>
          </table:table-cell>
          <table:table-cell office:value-type="float" office:value="-0.176581590466" calcext:value-type="float">
            <text:p>-0.1765815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float" office:value="-0.0233202347146" calcext:value-type="float">
            <text:p>-0.023320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98" calcext:value-type="float">
            <text:p>-35.98</text:p>
          </table:table-cell>
          <table:table-cell office:value-type="float" office:value="-0.0724027743141" calcext:value-type="float">
            <text:p>-0.0724027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45" calcext:value-type="float">
            <text:p>-34.45</text:p>
          </table:table-cell>
          <table:table-cell office:value-type="float" office:value="-0.070132419412" calcext:value-type="float">
            <text:p>-0.070132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72" calcext:value-type="float">
            <text:p>-15.72</text:p>
          </table:table-cell>
          <table:table-cell office:value-type="float" office:value="-0.1102144636" calcext:value-type="float">
            <text:p>-0.1102144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3.65" calcext:value-type="float">
            <text:p>-43.65</text:p>
          </table:table-cell>
          <table:table-cell office:value-type="float" office:value="-0.0670121919151" calcext:value-type="float">
            <text:p>-0.06701219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1.54" calcext:value-type="float">
            <text:p>-41.54</text:p>
          </table:table-cell>
          <table:table-cell office:value-type="float" office:value="-0.230832664506" calcext:value-type="float">
            <text:p>-0.2308326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15" calcext:value-type="float">
            <text:p>-11.15</text:p>
          </table:table-cell>
          <table:table-cell office:value-type="float" office:value="-0.027304608285" calcext:value-type="float">
            <text:p>-0.0273046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76" calcext:value-type="float">
            <text:p>-33.76</text:p>
          </table:table-cell>
          <table:table-cell office:value-type="float" office:value="-0.061043703398" calcext:value-type="float">
            <text:p>-0.06104370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2" calcext:value-type="float">
            <text:p>-32.32</text:p>
          </table:table-cell>
          <table:table-cell office:value-type="float" office:value="-0.081543071052" calcext:value-type="float">
            <text:p>-0.0815430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26173562662" calcext:value-type="float">
            <text:p>-0.0261735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4" calcext:value-type="float">
            <text:p>-40.24</text:p>
          </table:table-cell>
          <table:table-cell office:value-type="float" office:value="-0.0626874356474" calcext:value-type="float">
            <text:p>-0.0626874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25" calcext:value-type="float">
            <text:p>-33.25</text:p>
          </table:table-cell>
          <table:table-cell office:value-type="float" office:value="-0.0867726152679" calcext:value-type="float">
            <text:p>-0.086772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67" calcext:value-type="float">
            <text:p>-11.67</text:p>
          </table:table-cell>
          <table:table-cell office:value-type="float" office:value="-0.047347179428" calcext:value-type="float">
            <text:p>-0.047347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06" calcext:value-type="float">
            <text:p>-40.06</text:p>
          </table:table-cell>
          <table:table-cell office:value-type="float" office:value="-0.0634464099062" calcext:value-type="float">
            <text:p>-0.0634464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93" calcext:value-type="float">
            <text:p>-28.93</text:p>
          </table:table-cell>
          <table:table-cell office:value-type="float" office:value="-0.0763158231733" calcext:value-type="float">
            <text:p>-0.0763158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1.04" calcext:value-type="float">
            <text:p>-11.04</text:p>
          </table:table-cell>
          <table:table-cell office:value-type="float" office:value="-0.0227554395217" calcext:value-type="float">
            <text:p>-0.0227554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21" calcext:value-type="float">
            <text:p>-40.21</text:p>
          </table:table-cell>
          <table:table-cell office:value-type="float" office:value="-0.0602230155004" calcext:value-type="float">
            <text:p>-0.0602230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17" calcext:value-type="float">
            <text:p>-33.17</text:p>
          </table:table-cell>
          <table:table-cell office:value-type="float" office:value="-0.0642529778836" calcext:value-type="float">
            <text:p>-0.0642529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" calcext:value-type="float">
            <text:p>-10.3</text:p>
          </table:table-cell>
          <table:table-cell office:value-type="float" office:value="-0.0192205525351" calcext:value-type="float">
            <text:p>-0.0192205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83" calcext:value-type="float">
            <text:p>-42.83</text:p>
          </table:table-cell>
          <table:table-cell office:value-type="float" office:value="-0.0659185659264" calcext:value-type="float">
            <text:p>-0.06591856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6" calcext:value-type="float">
            <text:p>-36.36</text:p>
          </table:table-cell>
          <table:table-cell office:value-type="float" office:value="-0.0817255424502" calcext:value-type="float">
            <text:p>-0.0817255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43" calcext:value-type="float">
            <text:p>-15.43</text:p>
          </table:table-cell>
          <table:table-cell office:value-type="float" office:value="-0.113074373055" calcext:value-type="float">
            <text:p>-0.1130743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9.83" calcext:value-type="float">
            <text:p>-89.83</text:p>
          </table:table-cell>
          <table:table-cell office:value-type="float" office:value="-0.209366653951" calcext:value-type="float">
            <text:p>-0.2093666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.88" calcext:value-type="float">
            <text:p>-27.88</text:p>
          </table:table-cell>
          <table:table-cell office:value-type="float" office:value="-0.072083627287" calcext:value-type="float">
            <text:p>-0.0720836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9" calcext:value-type="float">
            <text:p>-10.99</text:p>
          </table:table-cell>
          <table:table-cell office:value-type="float" office:value="-0.0250668500725" calcext:value-type="float">
            <text:p>-0.0250668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88" calcext:value-type="float">
            <text:p>-40.88</text:p>
          </table:table-cell>
          <table:table-cell office:value-type="float" office:value="-0.0618534934048" calcext:value-type="float">
            <text:p>-0.0618534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1.41" calcext:value-type="float">
            <text:p>-31.41</text:p>
          </table:table-cell>
          <table:table-cell office:value-type="float" office:value="-0.0748092414258" calcext:value-type="float">
            <text:p>-0.0748092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5" calcext:value-type="float">
            <text:p>-10.65</text:p>
          </table:table-cell>
          <table:table-cell office:value-type="float" office:value="-0.0310045265949" calcext:value-type="float">
            <text:p>-0.0310045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0.0645412181478" calcext:value-type="float">
            <text:p>-0.0645412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44" calcext:value-type="float">
            <text:p>-38.44</text:p>
          </table:table-cell>
          <table:table-cell office:value-type="float" office:value="-0.0920210152217" calcext:value-type="float">
            <text:p>-0.0920210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3.5" calcext:value-type="float">
            <text:p>-13.5</text:p>
          </table:table-cell>
          <table:table-cell office:value-type="float" office:value="-0.0811722167564" calcext:value-type="float">
            <text:p>-0.081172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2.78" calcext:value-type="float">
            <text:p>-42.78</text:p>
          </table:table-cell>
          <table:table-cell office:value-type="float" office:value="-0.0695905271129" calcext:value-type="float">
            <text:p>-0.0695905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02" calcext:value-type="float">
            <text:p>-28.02</text:p>
          </table:table-cell>
          <table:table-cell office:value-type="float" office:value="-0.0558756396455" calcext:value-type="float">
            <text:p>-0.0558756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14" calcext:value-type="float">
            <text:p>-10.14</text:p>
          </table:table-cell>
          <table:table-cell office:value-type="float" office:value="-0.0194654792207" calcext:value-type="float">
            <text:p>-0.0194654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9.35" calcext:value-type="float">
            <text:p>-49.35</text:p>
          </table:table-cell>
          <table:table-cell office:value-type="float" office:value="-0.075200262326" calcext:value-type="float">
            <text:p>-0.0752002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2.55" calcext:value-type="float">
            <text:p>-42.55</text:p>
          </table:table-cell>
          <table:table-cell office:value-type="float" office:value="-0.0991452009785" calcext:value-type="float">
            <text:p>-0.099145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36" calcext:value-type="float">
            <text:p>-15.36</text:p>
          </table:table-cell>
          <table:table-cell office:value-type="float" office:value="-0.105388632354" calcext:value-type="float">
            <text:p>-0.1053886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.6" calcext:value-type="float">
            <text:p>-44.6</text:p>
          </table:table-cell>
          <table:table-cell office:value-type="float" office:value="-0.0652675435947" calcext:value-type="float">
            <text:p>-0.0652675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23" calcext:value-type="float">
            <text:p>-30.23</text:p>
          </table:table-cell>
          <table:table-cell office:value-type="float" office:value="-0.118700704418" calcext:value-type="float">
            <text:p>-0.1187007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3" calcext:value-type="float">
            <text:p>-10.53</text:p>
          </table:table-cell>
          <table:table-cell office:value-type="float" office:value="-0.021847658812" calcext:value-type="float">
            <text:p>-0.0218476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12" calcext:value-type="float">
            <text:p>-47.12</text:p>
          </table:table-cell>
          <table:table-cell office:value-type="float" office:value="-0.0703303940084" calcext:value-type="float">
            <text:p>-0.0703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7" calcext:value-type="float">
            <text:p>-29.67</text:p>
          </table:table-cell>
          <table:table-cell office:value-type="float" office:value="-0.0780133858571" calcext:value-type="float">
            <text:p>-0.0780133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6" calcext:value-type="float">
            <text:p>-10.96</text:p>
          </table:table-cell>
          <table:table-cell office:value-type="float" office:value="-0.0239011345065" calcext:value-type="float">
            <text:p>-0.023901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67" calcext:value-type="float">
            <text:p>-48.67</text:p>
          </table:table-cell>
          <table:table-cell office:value-type="float" office:value="-0.06664026598" calcext:value-type="float">
            <text:p>-0.066640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04" calcext:value-type="float">
            <text:p>-29.04</text:p>
          </table:table-cell>
          <table:table-cell office:value-type="float" office:value="-0.0802968828905" calcext:value-type="float">
            <text:p>-0.0802968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3" calcext:value-type="float">
            <text:p>-10.63</text:p>
          </table:table-cell>
          <table:table-cell office:value-type="float" office:value="-0.0292547105336" calcext:value-type="float">
            <text:p>-0.0292547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3" calcext:value-type="float">
            <text:p>-42.43</text:p>
          </table:table-cell>
          <table:table-cell office:value-type="float" office:value="-0.0630300838851" calcext:value-type="float">
            <text:p>-0.06303008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2" calcext:value-type="float">
            <text:p>-36.2</text:p>
          </table:table-cell>
          <table:table-cell office:value-type="float" office:value="-0.157926516024" calcext:value-type="float">
            <text:p>-0.157926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53" calcext:value-type="float">
            <text:p>-15.53</text:p>
          </table:table-cell>
          <table:table-cell office:value-type="float" office:value="-0.103151277559" calcext:value-type="float">
            <text:p>-0.103151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72" calcext:value-type="float">
            <text:p>-49.72</text:p>
          </table:table-cell>
          <table:table-cell office:value-type="float" office:value="-0.0724554323877" calcext:value-type="float">
            <text:p>-0.0724554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72" calcext:value-type="float">
            <text:p>-29.72</text:p>
          </table:table-cell>
          <table:table-cell office:value-type="float" office:value="-0.111043931415" calcext:value-type="float">
            <text:p>-0.1110439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98" calcext:value-type="float">
            <text:p>-10.98</text:p>
          </table:table-cell>
          <table:table-cell office:value-type="float" office:value="-0.0336183802764" calcext:value-type="float">
            <text:p>-0.0336183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78" calcext:value-type="float">
            <text:p>-46.78</text:p>
          </table:table-cell>
          <table:table-cell office:value-type="float" office:value="-0.073438934225" calcext:value-type="float">
            <text:p>-0.0734389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4.64" calcext:value-type="float">
            <text:p>-34.64</text:p>
          </table:table-cell>
          <table:table-cell office:value-type="float" office:value="-0.0850259627032" calcext:value-type="float">
            <text:p>-0.0850259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4.1" calcext:value-type="float">
            <text:p>-24.1</text:p>
          </table:table-cell>
          <table:table-cell office:value-type="float" office:value="-0.186089290933" calcext:value-type="float">
            <text:p>-0.186089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8.18" calcext:value-type="float">
            <text:p>-88.18</text:p>
          </table:table-cell>
          <table:table-cell office:value-type="float" office:value="-0.17190339309" calcext:value-type="float">
            <text:p>-0.17190339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25" calcext:value-type="float">
            <text:p>-28.25</text:p>
          </table:table-cell>
          <table:table-cell office:value-type="float" office:value="-0.0865205987477" calcext:value-type="float">
            <text:p>-0.0865205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7" calcext:value-type="float">
            <text:p>-10.57</text:p>
          </table:table-cell>
          <table:table-cell office:value-type="float" office:value="-0.0223764170764" calcext:value-type="float">
            <text:p>-0.0223764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93" calcext:value-type="float">
            <text:p>-39.93</text:p>
          </table:table-cell>
          <table:table-cell office:value-type="float" office:value="-0.0651584231266" calcext:value-type="float">
            <text:p>-0.0651584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.57" calcext:value-type="float">
            <text:p>-38.57</text:p>
          </table:table-cell>
          <table:table-cell office:value-type="float" office:value="-0.162350991508" calcext:value-type="float">
            <text:p>-0.1623509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31" calcext:value-type="float">
            <text:p>-10.31</text:p>
          </table:table-cell>
          <table:table-cell office:value-type="float" office:value="-0.0219136396008" calcext:value-type="float">
            <text:p>-0.0219136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09" calcext:value-type="float">
            <text:p>-33.09</text:p>
          </table:table-cell>
          <table:table-cell office:value-type="float" office:value="-0.0623084735931" calcext:value-type="float">
            <text:p>-0.0623084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-0.200652049819" calcext:value-type="float">
            <text:p>-0.2006520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86" calcext:value-type="float">
            <text:p>-11.86</text:p>
          </table:table-cell>
          <table:table-cell office:value-type="float" office:value="-0.0275318818349" calcext:value-type="float">
            <text:p>-0.0275318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36" calcext:value-type="float">
            <text:p>-35.36</text:p>
          </table:table-cell>
          <table:table-cell office:value-type="float" office:value="-0.0601602590268" calcext:value-type="float">
            <text:p>-0.060160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69" calcext:value-type="float">
            <text:p>-29.69</text:p>
          </table:table-cell>
          <table:table-cell office:value-type="float" office:value="-0.0802615053258" calcext:value-type="float">
            <text:p>-0.0802615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57" calcext:value-type="float">
            <text:p>-10.57</text:p>
          </table:table-cell>
          <table:table-cell office:value-type="float" office:value="-0.0238297454026" calcext:value-type="float">
            <text:p>-0.0238297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4" calcext:value-type="float">
            <text:p>-40.94</text:p>
          </table:table-cell>
          <table:table-cell office:value-type="float" office:value="-0.0652888257183" calcext:value-type="float">
            <text:p>-0.0652888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3.99" calcext:value-type="float">
            <text:p>-33.99</text:p>
          </table:table-cell>
          <table:table-cell office:value-type="float" office:value="-0.184065965473" calcext:value-type="float">
            <text:p>-0.1840659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5" calcext:value-type="float">
            <text:p>-12.15</text:p>
          </table:table-cell>
          <table:table-cell office:value-type="float" office:value="-0.039494724356" calcext:value-type="float">
            <text:p>-0.0394947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56" calcext:value-type="float">
            <text:p>-40.56</text:p>
          </table:table-cell>
          <table:table-cell office:value-type="float" office:value="-0.0786560609548" calcext:value-type="float">
            <text:p>-0.07865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6.8" calcext:value-type="float">
            <text:p>-26.8</text:p>
          </table:table-cell>
          <table:table-cell office:value-type="float" office:value="-0.0588434634683" calcext:value-type="float">
            <text:p>-0.05884346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0.0402418989617" calcext:value-type="float">
            <text:p>-0.04024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03209981019" calcext:value-type="float">
            <text:p>-0.103209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.8" calcext:value-type="float">
            <text:p>-40.8</text:p>
          </table:table-cell>
          <table:table-cell office:value-type="float" office:value="-0.080674183449" calcext:value-type="float">
            <text:p>-0.0806741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4.39" calcext:value-type="float">
            <text:p>-14.39</text:p>
          </table:table-cell>
          <table:table-cell office:value-type="float" office:value="-0.089475536503" calcext:value-type="float">
            <text:p>-0.0894755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.44" calcext:value-type="float">
            <text:p>-48.44</text:p>
          </table:table-cell>
          <table:table-cell office:value-type="float" office:value="-0.0649544123186" calcext:value-type="float">
            <text:p>-0.0649544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8.85" calcext:value-type="float">
            <text:p>-28.85</text:p>
          </table:table-cell>
          <table:table-cell office:value-type="float" office:value="-0.0794486668359" calcext:value-type="float">
            <text:p>-0.0794486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61" calcext:value-type="float">
            <text:p>-10.61</text:p>
          </table:table-cell>
          <table:table-cell office:value-type="float" office:value="-0.0241820790805" calcext:value-type="float">
            <text:p>-0.0241820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99" calcext:value-type="float">
            <text:p>-42.99</text:p>
          </table:table-cell>
          <table:table-cell office:value-type="float" office:value="-0.0629453554156" calcext:value-type="float">
            <text:p>-0.0629453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7" calcext:value-type="float">
            <text:p>-30.47</text:p>
          </table:table-cell>
          <table:table-cell office:value-type="float" office:value="-0.0815742536138" calcext:value-type="float">
            <text:p>-0.0815742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38" calcext:value-type="float">
            <text:p>-10.38</text:p>
          </table:table-cell>
          <table:table-cell office:value-type="float" office:value="-0.0229476894202" calcext:value-type="float">
            <text:p>-0.0229476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75" calcext:value-type="float">
            <text:p>-41.75</text:p>
          </table:table-cell>
          <table:table-cell office:value-type="float" office:value="-0.0647026142635" calcext:value-type="float">
            <text:p>-0.0647026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6.31" calcext:value-type="float">
            <text:p>-36.31</text:p>
          </table:table-cell>
          <table:table-cell office:value-type="float" office:value="-0.120984847279" calcext:value-type="float">
            <text:p>-0.12098484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55" calcext:value-type="float">
            <text:p>-14.55</text:p>
          </table:table-cell>
          <table:table-cell office:value-type="float" office:value="-0.111304037892" calcext:value-type="float">
            <text:p>-0.111304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9.11" calcext:value-type="float">
            <text:p>-49.11</text:p>
          </table:table-cell>
          <table:table-cell office:value-type="float" office:value="-0.0726082646712" calcext:value-type="float">
            <text:p>-0.0726082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2.32" calcext:value-type="float">
            <text:p>-32.32</text:p>
          </table:table-cell>
          <table:table-cell office:value-type="float" office:value="-0.0832897768195" calcext:value-type="float">
            <text:p>-0.0832897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1.78" calcext:value-type="float">
            <text:p>-21.78</text:p>
          </table:table-cell>
          <table:table-cell office:value-type="float" office:value="-0.158870624514" calcext:value-type="float">
            <text:p>-0.1588706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.68" calcext:value-type="float">
            <text:p>-41.68</text:p>
          </table:table-cell>
          <table:table-cell office:value-type="float" office:value="-0.0635982445499" calcext:value-type="float">
            <text:p>-0.0635982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7.51" calcext:value-type="float">
            <text:p>-27.51</text:p>
          </table:table-cell>
          <table:table-cell office:value-type="float" office:value="-0.0754028337752" calcext:value-type="float">
            <text:p>-0.07540283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2.3" calcext:value-type="float">
            <text:p>-12.3</text:p>
          </table:table-cell>
          <table:table-cell office:value-type="float" office:value="-0.0415796833117" calcext:value-type="float">
            <text:p>-0.0415796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35" calcext:value-type="float">
            <text:p>-31.35</text:p>
          </table:table-cell>
          <table:table-cell office:value-type="float" office:value="-0.0595065014654" calcext:value-type="float">
            <text:p>-0.0595065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9.56" calcext:value-type="float">
            <text:p>-29.56</text:p>
          </table:table-cell>
          <table:table-cell office:value-type="float" office:value="-0.0958252114334" calcext:value-type="float">
            <text:p>-0.0958252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0.0223234295593" calcext:value-type="float">
            <text:p>-0.0223234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42" calcext:value-type="float">
            <text:p>-40.42</text:p>
          </table:table-cell>
          <table:table-cell office:value-type="float" office:value="-0.0633477884064" calcext:value-type="float">
            <text:p>-0.0633477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0.44" calcext:value-type="float">
            <text:p>-30.44</text:p>
          </table:table-cell>
          <table:table-cell office:value-type="float" office:value="-0.0612772899612" calcext:value-type="float">
            <text:p>-0.06127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5.59" calcext:value-type="float">
            <text:p>-15.59</text:p>
          </table:table-cell>
          <table:table-cell office:value-type="float" office:value="-0.110673685705" calcext:value-type="float">
            <text:p>-0.110673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1000])/1000" office:value-type="float" office:value="-45.13226" calcext:value-type="float">
            <text:p>-45.13226</text:p>
          </table:table-cell>
          <table:table-cell table:formula="of:=SUM([.B1:.B1000])/1000" office:value-type="float" office:value="-0.0721877108623018" calcext:value-type="float">
            <text:p>-0.0721877109</text:p>
          </table:table-cell>
          <table:table-cell table:formula="of:=SUM([.C1:.C1000])/1000" office:value-type="float" office:value="0.932" calcext:value-type="float">
            <text:p>0.932</text:p>
          </table:table-cell>
          <table:table-cell/>
          <table:table-cell table:style-name="ce1" table:formula="of:=SUM([.E1:.E1000])/1000" office:value-type="float" office:value="-33.64559" calcext:value-type="float">
            <text:p>-33.64559</text:p>
          </table:table-cell>
          <table:table-cell table:formula="of:=SUM([.F1:.F1000])/1000" office:value-type="float" office:value="-0.104192277142332" calcext:value-type="float">
            <text:p>-0.1041922771</text:p>
          </table:table-cell>
          <table:table-cell table:formula="of:=SUM([.G1:.G1000])/1000" office:value-type="float" office:value="0.768" calcext:value-type="float">
            <text:p>0.768</text:p>
          </table:table-cell>
          <table:table-cell/>
          <table:table-cell table:style-name="ce1" table:formula="of:=SUM([.I1:.I1000])/1000" office:value-type="float" office:value="-12.17749" calcext:value-type="float">
            <text:p>-12.17749</text:p>
          </table:table-cell>
          <table:table-cell table:style-name="ce1" table:formula="of:=SUM([.J1:.J1000])/1000" office:value-type="float" office:value="-0.0463658312724525" calcext:value-type="float">
            <text:p>-0.0463658313</text:p>
          </table:table-cell>
          <table:table-cell table:style-name="ce1" table:formula="of:=SUM([.K1:.K1000])/1000" office:value-type="float" office:value="0.793" calcext:value-type="float">
            <text:p>0.793</text:p>
          </table:table-cell>
        </table:table-row>
        <table:table-row table:style-name="ro1" table:number-rows-repeated="1047574">
          <table:table-cell table:number-columns-repeated="11"/>
        </table:table-row>
        <table:table-row table:style-name="ro1">
          <table:table-cell table:formula="of:=SUM([.A1:.A1000])" office:value-type="float" office:value="-45132.26" calcext:value-type="float">
            <text:p>-45132.2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00/00/00</text:date>, <text:time style:data-style-name="N2" text:time-value="18:22:56.26964641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6:03:00.052709135</meta:creation-date>
    <meta:editing-duration>PT2H15M47S</meta:editing-duration>
    <meta:editing-cycles>5</meta:editing-cycles>
    <meta:generator>LibreOffice/5.1.6.2$Linux_X86_64 LibreOffice_project/10m0$Build-2</meta:generator>
    <dc:date>2018-01-15T18:50:21.794065976</dc:date>
    <meta:document-statistic meta:table-count="1" meta:cell-count="9010" meta:object-count="0"/>
  </office:meta>
</office:document-meta>
</file>